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1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1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1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1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2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2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2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2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2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3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3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3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3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3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4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4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4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4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4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5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5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5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5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5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6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6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6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6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6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7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7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7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7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7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8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8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8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8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8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9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9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9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bold" fo:font-family="Calibri" style:font-family-asian="Calibri" style:font-family-complex="Calibri" fo:background-color="transparent" fo:color="#004dbb"/>
    </style:style>
    <style:style style:name="T197" style:family="text">
      <style:text-properties fo:font-size="12.00pt" fo:font-weight="bold" fo:font-family="'Segoe UI Symbol'" style:font-family-asian="'Segoe UI Symbol'" style:font-family-complex="'Segoe UI Symbol'" fo:background-color="transparent" fo:color="#004dbb"/>
    </style:style>
    <style:style style:name="T198" style:family="text">
      <style:text-properties fo:font-size="12.00pt" fo:font-weight="bold" fo:font-family="Calibri" style:font-family-asian="Calibri" style:font-family-complex="Calibri" fo:background-color="transparent" fo:color="#004dbb"/>
    </style:style>
    <style:style style:name="T19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20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2.00pt" fo:font-weight="bold" fo:font-family="'Segoe UI Symbol'" style:font-family-asian="'Segoe UI Symbol'" style:font-family-complex="'Segoe UI Symbol'" fo:background-color="transparent" fo:color="#ff0000"/>
    </style:style>
    <style:style style:name="T203" style:family="text">
      <style:text-properties fo:font-size="12.00pt" fo:font-weight="bold" fo:font-family="Calibri" style:font-family-asian="Calibri" style:font-family-complex="Calibri" fo:background-color="transparent" fo:color="#ff0000"/>
    </style:style>
    <style:style style:name="T20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20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20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21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21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21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21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21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22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22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22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23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23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23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23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23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24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24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24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24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24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25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25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25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25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25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26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26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26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26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26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27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27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27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27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27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28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28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28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28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28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29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29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29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29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30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30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30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30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30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31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31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31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31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31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32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32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32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32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32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33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33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33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33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33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34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34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34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34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34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35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35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35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35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35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36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36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6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36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36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36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37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37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37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37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37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38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38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38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8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38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8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38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8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39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9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39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9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39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9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39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9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39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9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0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0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0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0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0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0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0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0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0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0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1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1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1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1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1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1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1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1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1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2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2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2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2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2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2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2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2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2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2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3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3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3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3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3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3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3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3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3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3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4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4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4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4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4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4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5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5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5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5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5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5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5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5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5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5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6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6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6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6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6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6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6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6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6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6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7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7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7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7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7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7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7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7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7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7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8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8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8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8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8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8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8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8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8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8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9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9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9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9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9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9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9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9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49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9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0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0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0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0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0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0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0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0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0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0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1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1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1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1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1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1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1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1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1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1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2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2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2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2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2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2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2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2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2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2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3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3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3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3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3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3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3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3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3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3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4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4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4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4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4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4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4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4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4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4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5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5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5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5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5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5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5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5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5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5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6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6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6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6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6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6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6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6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6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6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7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7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7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7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7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7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7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7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7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7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8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8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8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8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8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8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8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8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8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8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9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9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9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9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9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9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9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9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9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9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0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0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0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0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0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0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0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0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0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0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1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1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1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1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1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1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1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1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1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1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2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2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2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2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2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2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2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2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2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2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3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3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3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3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3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3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3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3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3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3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4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4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4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4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4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4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4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4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4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4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5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5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5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5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5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5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5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5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5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5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6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6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6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6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6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6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6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6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6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6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7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7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7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7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7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7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7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7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7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7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8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8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8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8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8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8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8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8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8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8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9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9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9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9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9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9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9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9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69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9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0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0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0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0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0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0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0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0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0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0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1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1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1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1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1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1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1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1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1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1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2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2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2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2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2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2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2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2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2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2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3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3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3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3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3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3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3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3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3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3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4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4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4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4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4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4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4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4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4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4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5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5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5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5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5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5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5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5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5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5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6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6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6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6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6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6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6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6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6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6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7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7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7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7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7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7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7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7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7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7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8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8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8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8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8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8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8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8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8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8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9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9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9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9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9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9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9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9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79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9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0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0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0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0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0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0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0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0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0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0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1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1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1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1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1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1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1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1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1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1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2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2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2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2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2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2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2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2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2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2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3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3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3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3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3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3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3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3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3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3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4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4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4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4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4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4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4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4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4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4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5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5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5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5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5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5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5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5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5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5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6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6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6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6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6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6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6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6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6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6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7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7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7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7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7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7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7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7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7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7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8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8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8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8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8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8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8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8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8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8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9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9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9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9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9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9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9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9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89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9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0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0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0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0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0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0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0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0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0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0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1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1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1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1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1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1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1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1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1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1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2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2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2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2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2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2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2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2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2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2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3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3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3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3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3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3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3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3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3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3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4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4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4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4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4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4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4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4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4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4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5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5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5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5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5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5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5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5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5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5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6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6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6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6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6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6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6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6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6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6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7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7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7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7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7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7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7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7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7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7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8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8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8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8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8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8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8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8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8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8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9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9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9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9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9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9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9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9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99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9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0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0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0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0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0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0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0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0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0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0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1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1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1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1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1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1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1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17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1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19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2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21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2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23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2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25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2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2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30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3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32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3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34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3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36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3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38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3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40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4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42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4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44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4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46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4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48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4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50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5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52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5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54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5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56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5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58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5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60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6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62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6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64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6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66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6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68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6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70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7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72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7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74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7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76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7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78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7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80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8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82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8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84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8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86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8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88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8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90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9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92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9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94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9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96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9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98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09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00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10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0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04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10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06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10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08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10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10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11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12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11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14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11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16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11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18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11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20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12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22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12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24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12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26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12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28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12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30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13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32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13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34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13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36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13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38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13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40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14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42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14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44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14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46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14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48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14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50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15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52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15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54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15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56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15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58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15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60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16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62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16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64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16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66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16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68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16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70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17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72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17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74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17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76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17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78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17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80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18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82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18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84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18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86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18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88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18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90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19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92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19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94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19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96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19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98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19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00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20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02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20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04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20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06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20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08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20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10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21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12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21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14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21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16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21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18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21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20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22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22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22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24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22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26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22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28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22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30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23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32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23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34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23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36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23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38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23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40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24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42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24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44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24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46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24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48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124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5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53" style:family="text">
      <style:text-properties fo:font-size="12.00pt" fo:font-weight="bold" fo:font-family="Calibri" style:font-family-asian="Calibri" style:font-family-complex="Calibri" fo:background-color="transparent" fo:color="#004dbb"/>
    </style:style>
    <style:style style:name="T1254" style:family="text">
      <style:text-properties fo:font-size="12.00pt" fo:font-weight="bold" fo:font-family="Calibri" style:font-family-asian="Calibri" style:font-family-complex="Calibri" fo:background-color="transparent" fo:color="#ff0000"/>
    </style:style>
    <style:style style:name="T1255" style:family="text">
      <style:text-properties fo:font-size="12.00pt" fo:font-weight="bold" fo:font-family="Calibri" style:font-family-asian="Calibri" style:font-family-complex="Calibri" fo:background-color="transparent" fo:color="#9b00d3"/>
    </style:style>
    <style:style style:name="T1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6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65" style:family="text">
      <style:text-properties fo:font-size="12.00pt" fo:font-weight="bold" fo:font-family="Calibri" style:font-family-asian="Calibri" style:font-family-complex="Calibri" fo:background-color="transparent" fo:color="#ff0000"/>
    </style:style>
    <style:style style:name="T126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67" style:family="text">
      <style:text-properties fo:font-size="12.00pt" fo:font-weight="bold" fo:font-family="Calibri" style:font-family-asian="Calibri" style:font-family-complex="Calibri" fo:background-color="transparent" fo:color="#ff0000"/>
    </style:style>
    <style:style style:name="T126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7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72" style:family="text">
      <style:text-properties fo:font-size="12.00pt" fo:font-weight="bold" fo:font-family="Calibri" style:font-family-asian="Calibri" style:font-family-complex="Calibri" fo:background-color="transparent" fo:color="#ff0000"/>
    </style:style>
    <style:style style:name="T127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7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7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8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89" style:family="text">
      <style:text-properties fo:font-size="12.00pt" fo:font-weight="bold" fo:font-family="Calibri" style:font-family-asian="Calibri" style:font-family-complex="Calibri" fo:background-color="transparent" fo:color="#ff0000"/>
    </style:style>
    <style:style style:name="T12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9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9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9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9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3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0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3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0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3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0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3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0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3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1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3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36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133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38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133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40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134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42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134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44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134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46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134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48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134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50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135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52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135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54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135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56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135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58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135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60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136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62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136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64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136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66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136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68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136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70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137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72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137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74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137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76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137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78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137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80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138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82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138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84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138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86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138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88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138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90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139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92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139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94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139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96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139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98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139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00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140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02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140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04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140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06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140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08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140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10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14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12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14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14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14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16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14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18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14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20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14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22" style:family="text">
      <style:text-properties fo:font-size="11.00pt" fo:font-weight="bold" fo:font-family="'Segoe UI Symbol'" style:font-family-asian="'Segoe UI Symbol'" style:font-family-complex="'Segoe UI Symbol'" fo:background-color="transparent" style:use-window-font-color="true"/>
    </style:style>
    <style:style style:name="T14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RACTICA 23</text:span></text:p>
      <text:p text:style-name="P1"><text:span text:style-name="T1">OBJETIVO: MANEJAR PROCESOS Y OPERATIVIDAD DEL SISTEMA</text:span></text:p>
      <text:p text:style-name="P1"><text:span text:style-name="T1">DESCRIPCIÓN:</text:span></text:p>
      <text:p text:style-name="P1"><text:span text:style-name="T1">Operaciones que puedo hacer con procesos</text:span></text:p>
      <text:p text:style-name="P1"><text:span text:style-name="T1"><text:tab/>- Ver los procesos<text:tab/></text:span></text:p>
      <text:p text:style-name="P1"><text:span text:style-name="T1"><text:tab/>-Matar un proceso</text:span></text:p>
      <text:p text:style-name="P1"><text:span text:style-name="T1"><text:tab/>- Ejecutar procesos en primer plano</text:span></text:p>
      <text:p text:style-name="P1"><text:span text:style-name="T1"><text:tab/>- Ejecutar procesos en segundo plano</text:span></text:p>
      <text:p text:style-name="P1"><text:span text:style-name="T1"><text:tab/>- Intercambiar los procesos entre planos</text:span></text:p>
      <text:p text:style-name="P1"><text:span text:style-name="T1"><text:tab/>- Ver la lista de procesos en segundo plano (trabajos)</text:span></text:p>
      <text:p text:style-name="P1"><text:span text:style-name="T1"><text:tab/>- Cambiar los niveles de ejecución</text:span></text:p>
      <text:p text:style-name="P1"><text:span text:style-name="T1"><text:tab/>- Lanzar procesos permanentes en el equipo</text:span></text:p>
      <text:p text:style-name="P1"><text:span text:style-name="T1">PASO 1: JERARQUÁ DE PROCESOS</text:span></text:p>
      <text:p text:style-name="P1"><text:span text:style-name="T1"><text:tab/>ps</text:span></text:p>
      <text:p text:style-name="P1"><text:span text:style-name="T2">root@svralumno:~# ps</text:span></text:p>
      <text:p text:style-name="P1"><text:span text:style-name="T2"><text:s text:c="4"/>PID TTY<text:s text:c="10"/>TIME CMD</text:span></text:p>
      <text:p text:style-name="P1"><text:span text:style-name="T2"><text:s text:c="3"/>1877 pts/0<text:s text:c="4"/>00:00:00 sudo</text:span></text:p>
      <text:p text:style-name="P1"><text:span text:style-name="T2"><text:s text:c="3"/>1881 pts/0<text:s text:c="4"/>00:00:00 bash</text:span></text:p>
      <text:p text:style-name="P1"><text:span text:style-name="T2"><text:s text:c="3"/>2084 pts/0<text:s text:c="4"/>00:00:00 ps</text:span></text:p>
      <text:p text:style-name="P1"><text:span text:style-name="T3">b) Visualización de todos los procesos</text:span></text:p>
      <text:p text:style-name="P1"><text:span text:style-name="T3"><text:tab/>ps aux</text:span></text:p>
      <text:p text:style-name="P1"><text:span text:style-name="T3"><text:tab/>ps -aux --&gt; Todos los procesos activos en este momento en la máquina</text:span></text:p>
      <text:p text:style-name="P1"><text:span text:style-name="T4">USER<text:s text:c="9"/>PID %CPU %MEM<text:s text:c="4"/>VSZ<text:s text:c="3"/>RSS TTY<text:s text:c="6"/>STAT START<text:s text:c="3"/>TIME COMMAND</text:span></text:p>
      <text:p text:style-name="P1"><text:span text:style-name="T4">root<text:s text:c="11"/>1<text:s text:c="2"/>0.6<text:s text:c="2"/>1.1 168092 11864 ?<text:s text:c="8"/>Ss<text:s text:c="3"/>07:32<text:s text:c="3"/>0:04 /sbin/init maybe-ubi</text:span></text:p>
      <text:p text:style-name="P1"><text:span text:style-name="T4">root<text:s text:c="11"/>2<text:s text:c="2"/>0.0<text:s text:c="2"/>0.0<text:s text:c="6"/>0<text:s text:c="5"/>0 ?<text:s text:c="8"/>S<text:s text:c="4"/>07:32<text:s text:c="3"/>0:00 [kthreadd]</text:span></text:p>
      <text:p text:style-name="P1"><text:span text:style-name="T4">root<text:s text:c="11"/>3<text:s text:c="2"/>0.0<text:s text:c="2"/>0.0<text:s text:c="6"/>0<text:s text:c="5"/>0 ?<text:s text:c="8"/>I&lt;<text:s text:c="3"/>07:32<text:s text:c="3"/>0:00 [rcu_gp]</text:span></text:p>
      <text:p text:style-name="P1"><text:span text:style-name="T4">root<text:s text:c="11"/>4<text:s text:c="2"/>0.0<text:s text:c="2"/>0.0<text:s text:c="6"/>0<text:s text:c="5"/>0 ?<text:s text:c="8"/>I&lt;<text:s text:c="3"/>07:32<text:s text:c="3"/>0:00 [rcu_par_gp]</text:span></text:p>
      <text:p text:style-name="P1"><text:span text:style-name="T4">root<text:s text:c="11"/>6<text:s text:c="2"/>0.0<text:s text:c="2"/>0.0<text:s text:c="6"/>0<text:s text:c="5"/>0 ?<text:s text:c="8"/>I&lt;<text:s text:c="3"/>07:32<text:s text:c="3"/>0:00 [kworker/0:0H-kblock</text:span></text:p>
      <text:p text:style-name="P1"><text:span text:style-name="T4">root<text:s text:c="11"/>7<text:s text:c="2"/>0.0<text:s text:c="2"/>0.0<text:s text:c="6"/>0<text:s text:c="5"/>0 ?<text:s text:c="8"/>I<text:s text:c="4"/>07:32<text:s text:c="3"/>0:00 [kworker/0:1-events]</text:span></text:p>
      <text:p text:style-name="P1"><text:span text:style-name="T4">root<text:s text:c="11"/>9<text:s text:c="2"/>0.0<text:s text:c="2"/>0.0<text:s text:c="6"/>0<text:s text:c="5"/>0 ?<text:s text:c="8"/>I&lt;<text:s text:c="3"/>07:32<text:s text:c="3"/>0:00 [mm_percpu_wq]</text:span></text:p>
      <text:p text:style-name="P1"><text:span text:style-name="T4">root<text:s text:c="10"/>10<text:s text:c="2"/>0.0<text:s text:c="2"/>0.0<text:s text:c="6"/>0<text:s text:c="5"/>0 ?<text:s text:c="8"/>S<text:s text:c="4"/>07:32<text:s text:c="3"/>0:00 [ksoftirqd/0]</text:span></text:p>
      <text:p text:style-name="P1"><text:span text:style-name="T4">root<text:s text:c="10"/>11<text:s text:c="2"/>0.0<text:s text:c="2"/>0.0<text:s text:c="6"/>0<text:s text:c="5"/>0 ?<text:s text:c="8"/>I<text:s text:c="4"/>07:32<text:s text:c="3"/>0:00 [rcu_sched]</text:span></text:p>
      <text:p text:style-name="P1"><text:span text:style-name="T4">root<text:s text:c="10"/>12<text:s text:c="2"/>0.0<text:s text:c="2"/>0.0<text:s text:c="6"/>0<text:s text:c="5"/>0 ?<text:s text:c="8"/>S<text:s text:c="4"/>07:32<text:s text:c="3"/>0:00 [migration/0]</text:span></text:p>
      <text:p text:style-name="P1"><text:span text:style-name="T4">root<text:s text:c="10"/>13<text:s text:c="2"/>0.0<text:s text:c="2"/>0.0<text:s text:c="6"/>0<text:s text:c="5"/>0 ?<text:s text:c="8"/>S<text:s text:c="4"/>07:32<text:s text:c="3"/>0:00 [idle_inject/0]</text:span></text:p>
      <text:p text:style-name="P1"><text:span text:style-name="T4">root<text:s text:c="10"/>14<text:s text:c="2"/>0.0<text:s text:c="2"/>0.0<text:s text:c="6"/>0<text:s text:c="5"/>0 ?<text:s text:c="8"/>S<text:s text:c="4"/>07:32<text:s text:c="3"/>0:00 [cpuhp/0]</text:span></text:p>
      <text:p text:style-name="P1"><text:span text:style-name="T4">root<text:s text:c="10"/>15<text:s text:c="2"/>0.0<text:s text:c="2"/>0.0<text:s text:c="6"/>0<text:s text:c="5"/>0 ?<text:s text:c="8"/>S<text:s text:c="4"/>07:32<text:s text:c="3"/>0:00 [cpuhp/1]</text:span></text:p>
      <text:p text:style-name="P1"><text:span text:style-name="T4">root<text:s text:c="10"/>16<text:s text:c="2"/>0.0<text:s text:c="2"/>0.0<text:s text:c="6"/>0<text:s text:c="5"/>0 ?<text:s text:c="8"/>S<text:s text:c="4"/>07:32<text:s text:c="3"/>0:00 [idle_inject/1]</text:span></text:p>
      <text:p text:style-name="P1"><text:span text:style-name="T4">root<text:s text:c="10"/>17<text:s text:c="2"/>0.0<text:s text:c="2"/>0.0<text:s text:c="6"/>0<text:s text:c="5"/>0 ?<text:s text:c="8"/>S<text:s text:c="4"/>07:32<text:s text:c="3"/>0:00 [migration/1]</text:span></text:p>
      <text:p text:style-name="P1"><text:span text:style-name="T4">root<text:s text:c="10"/>18<text:s text:c="2"/>0.0<text:s text:c="2"/>0.0<text:s text:c="6"/>0<text:s text:c="5"/>0 ?<text:s text:c="8"/>S<text:s text:c="4"/>07:32<text:s text:c="3"/>0:00 [ksoftirqd/1]</text:span></text:p>
      <text:p text:style-name="P1"><text:span text:style-name="T4">root<text:s text:c="10"/>19<text:s text:c="2"/>0.0<text:s text:c="2"/>0.0<text:s text:c="6"/>0<text:s text:c="5"/>0 ?<text:s text:c="8"/>I<text:s text:c="4"/>07:32<text:s text:c="3"/>0:00 [kworker/1:0-events]</text:span></text:p>
      <text:p text:style-name="P1"><text:span text:style-name="T4">root<text:s text:c="10"/>20<text:s text:c="2"/>0.0<text:s text:c="2"/>0.0<text:s text:c="6"/>0<text:s text:c="5"/>0 ?<text:s text:c="8"/>I&lt;<text:s text:c="3"/>07:32<text:s text:c="3"/>0:00 [kworker/1:0H-kblock</text:span></text:p>
      <text:p text:style-name="P1"><text:span text:style-name="T4">root<text:s text:c="10"/>21<text:s text:c="2"/>0.0<text:s text:c="2"/>0.0<text:s text:c="6"/>0<text:s text:c="5"/>0 ?<text:s text:c="8"/>S<text:s text:c="4"/>07:32<text:s text:c="3"/>0:00 [kdevtmpfs]</text:span></text:p>
      <text:p text:style-name="P1"><text:span text:style-name="T4">root<text:s text:c="10"/>22<text:s text:c="2"/>0.0<text:s text:c="2"/>0.0<text:s text:c="6"/>0<text:s text:c="5"/>0 ?<text:s text:c="8"/>I&lt;<text:s text:c="3"/>07:32<text:s text:c="3"/>0:00 [netns]</text:span></text:p>
      <text:p text:style-name="P1"><text:span text:style-name="T4">root<text:s text:c="10"/>23<text:s text:c="2"/>0.0<text:s text:c="2"/>0.0<text:s text:c="6"/>0<text:s text:c="5"/>0 ?<text:s text:c="8"/>S<text:s text:c="4"/>07:32<text:s text:c="3"/>0:00 [rcu_tasks_kthre]</text:span></text:p>
      <text:p text:style-name="P1"><text:span text:style-name="T4">root<text:s text:c="10"/>24<text:s text:c="2"/>0.0<text:s text:c="2"/>0.0<text:s text:c="6"/>0<text:s text:c="5"/>0 ?<text:s text:c="8"/>S<text:s text:c="4"/>07:32<text:s text:c="3"/>0:00 [kauditd]</text:span></text:p>
      <text:p text:style-name="P1"><text:span text:style-name="T4">root<text:s text:c="10"/>26<text:s text:c="2"/>0.0<text:s text:c="2"/>0.0<text:s text:c="6"/>0<text:s text:c="5"/>0 ?<text:s text:c="8"/>S<text:s text:c="4"/>07:32<text:s text:c="3"/>0:00 [khungtaskd]</text:span></text:p>
      <text:p text:style-name="P1"><text:span text:style-name="T4">root<text:s text:c="10"/>27<text:s text:c="2"/>0.0<text:s text:c="2"/>0.0<text:s text:c="6"/>0<text:s text:c="5"/>0 ?<text:s text:c="8"/>S<text:s text:c="4"/>07:32<text:s text:c="3"/>0:00 [oom_reaper]</text:span></text:p>
      <text:p text:style-name="P1"><text:span text:style-name="T4">root<text:s text:c="10"/>28<text:s text:c="2"/>0.0<text:s text:c="2"/>0.0<text:s text:c="6"/>0<text:s text:c="5"/>0 ?<text:s text:c="8"/>I&lt;<text:s text:c="3"/>07:32<text:s text:c="3"/>0:00 [writeback]</text:span></text:p>
      <text:p text:style-name="P1"><text:span text:style-name="T4">root<text:s text:c="10"/>29<text:s text:c="2"/>0.0<text:s text:c="2"/>0.0<text:s text:c="6"/>0<text:s text:c="5"/>0 ?<text:s text:c="8"/>S<text:s text:c="4"/>07:32<text:s text:c="3"/>0:00 [kcompactd0]</text:span></text:p>
      <text:p text:style-name="P1"><text:span text:style-name="T4">root<text:s text:c="10"/>30<text:s text:c="2"/>0.0<text:s text:c="2"/>0.0<text:s text:c="6"/>0<text:s text:c="5"/>0 ?<text:s text:c="8"/>SN<text:s text:c="3"/>07:32<text:s text:c="3"/>0:00 [ksmd]</text:span></text:p>
      <text:p text:style-name="P1"><text:span text:style-name="T4">root<text:s text:c="10"/>31<text:s text:c="2"/>0.0<text:s text:c="2"/>0.0<text:s text:c="6"/>0<text:s text:c="5"/>0 ?<text:s text:c="8"/>SN<text:s text:c="3"/>07:32<text:s text:c="3"/>0:00 [khugepaged]</text:span></text:p>
      <text:p text:style-name="P1"><text:span text:style-name="T4">root<text:s text:c="9"/>123<text:s text:c="2"/>0.0<text:s text:c="2"/>0.0<text:s text:c="6"/>0<text:s text:c="5"/>0 ?<text:s text:c="8"/>I&lt;<text:s text:c="3"/>07:32<text:s text:c="3"/>0:00 [kintegrityd]</text:span></text:p>
      <text:p text:style-name="P1"><text:span text:style-name="T4">root<text:s text:c="9"/>124<text:s text:c="2"/>0.0<text:s text:c="2"/>0.0<text:s text:c="6"/>0<text:s text:c="5"/>0 ?<text:s text:c="8"/>I&lt;<text:s text:c="3"/>07:32<text:s text:c="3"/>0:00 [kblockd]</text:span></text:p>
      <text:p text:style-name="P1"><text:span text:style-name="T4">root<text:s text:c="9"/>125<text:s text:c="2"/>0.0<text:s text:c="2"/>0.0<text:s text:c="6"/>0<text:s text:c="5"/>0 ?<text:s text:c="8"/>I&lt;<text:s text:c="3"/>07:32<text:s text:c="3"/>0:00 [blkcg_punt_bio]</text:span></text:p>
      <text:p text:style-name="P1"><text:span text:style-name="T4">root<text:s text:c="9"/>126<text:s text:c="2"/>0.0<text:s text:c="2"/>0.0<text:s text:c="6"/>0<text:s text:c="5"/>0 ?<text:s text:c="8"/>I&lt;<text:s text:c="3"/>07:32<text:s text:c="3"/>0:00 [tpm_dev_wq]</text:span></text:p>
      <text:p text:style-name="P1"><text:span text:style-name="T4">root<text:s text:c="9"/>127<text:s text:c="2"/>0.0<text:s text:c="2"/>0.0<text:s text:c="6"/>0<text:s text:c="5"/>0 ?<text:s text:c="8"/>I&lt;<text:s text:c="3"/>07:32<text:s text:c="3"/>0:00 [ata_sff]</text:span></text:p>
      <text:p text:style-name="P1"><text:span text:style-name="T4">root<text:s text:c="9"/>128<text:s text:c="2"/>0.0<text:s text:c="2"/>0.0<text:s text:c="6"/>0<text:s text:c="5"/>0 ?<text:s text:c="8"/>I&lt;<text:s text:c="3"/>07:32<text:s text:c="3"/>0:00 [md]</text:span></text:p>
      <text:p text:style-name="P1"><text:span text:style-name="T4">root<text:s text:c="9"/>129<text:s text:c="2"/>0.0<text:s text:c="2"/>0.0<text:s text:c="6"/>0<text:s text:c="5"/>0 ?<text:s text:c="8"/>I&lt;<text:s text:c="3"/>07:32<text:s text:c="3"/>0:00 [edac-poller]</text:span></text:p>
      <text:p text:style-name="P1"><text:span text:style-name="T4">root<text:s text:c="9"/>130<text:s text:c="2"/>0.0<text:s text:c="2"/>0.0<text:s text:c="6"/>0<text:s text:c="5"/>0 ?<text:s text:c="8"/>I&lt;<text:s text:c="3"/>07:32<text:s text:c="3"/>0:00 [devfreq_wq]</text:span></text:p>
      <text:p text:style-name="P1"><text:span text:style-name="T4">root<text:s text:c="9"/>131<text:s text:c="2"/>0.0<text:s text:c="2"/>0.0<text:s text:c="6"/>0<text:s text:c="5"/>0 ?<text:s text:c="8"/>S<text:s text:c="4"/>07:32<text:s text:c="3"/>0:00 [watchdogd]</text:span></text:p>
      <text:p text:style-name="P1"><text:span text:style-name="T4">root<text:s text:c="9"/>135<text:s text:c="2"/>0.0<text:s text:c="2"/>0.0<text:s text:c="6"/>0<text:s text:c="5"/>0 ?<text:s text:c="8"/>S<text:s text:c="4"/>07:33<text:s text:c="3"/>0:00 [kswapd0]</text:span></text:p>
      <text:p text:style-name="P1"><text:span text:style-name="T4">root<text:s text:c="9"/>136<text:s text:c="2"/>0.0<text:s text:c="2"/>0.0<text:s text:c="6"/>0<text:s text:c="5"/>0 ?<text:s text:c="8"/>S<text:s text:c="4"/>07:33<text:s text:c="3"/>0:00 [ecryptfs-kthrea]</text:span></text:p>
      <text:p text:style-name="P1"><text:span text:style-name="T4">root<text:s text:c="9"/>139<text:s text:c="2"/>0.0<text:s text:c="2"/>0.0<text:s text:c="6"/>0<text:s text:c="5"/>0 ?<text:s text:c="8"/>I&lt;<text:s text:c="3"/>07:33<text:s text:c="3"/>0:00 [kthrotld]</text:span></text:p>
      <text:p text:style-name="P1"><text:span text:style-name="T4">root<text:s text:c="9"/>140<text:s text:c="2"/>0.0<text:s text:c="2"/>0.0<text:s text:c="6"/>0<text:s text:c="5"/>0 ?<text:s text:c="8"/>I&lt;<text:s text:c="3"/>07:33<text:s text:c="3"/>0:00 [acpi_thermal_pm]</text:span></text:p>
      <text:p text:style-name="P1"><text:span text:style-name="T4">root<text:s text:c="9"/>141<text:s text:c="2"/>0.0<text:s text:c="2"/>0.0<text:s text:c="6"/>0<text:s text:c="5"/>0 ?<text:s text:c="8"/>S<text:s text:c="4"/>07:33<text:s text:c="3"/>0:00 [scsi_eh_0]</text:span></text:p>
      <text:p text:style-name="P1"><text:span text:style-name="T4">root<text:s text:c="9"/>142<text:s text:c="2"/>0.0<text:s text:c="2"/>0.0<text:s text:c="6"/>0<text:s text:c="5"/>0 ?<text:s text:c="8"/>I&lt;<text:s text:c="3"/>07:33<text:s text:c="3"/>0:00 [scsi_tmf_0]</text:span></text:p>
      <text:p text:style-name="P1"><text:span text:style-name="T4">root<text:s text:c="9"/>143<text:s text:c="2"/>0.0<text:s text:c="2"/>0.0<text:s text:c="6"/>0<text:s text:c="5"/>0 ?<text:s text:c="8"/>S<text:s text:c="4"/>07:33<text:s text:c="3"/>0:00 [scsi_eh_1]</text:span></text:p>
      <text:p text:style-name="P1"><text:span text:style-name="T4">root<text:s text:c="9"/>144<text:s text:c="2"/>0.0<text:s text:c="2"/>0.0<text:s text:c="6"/>0<text:s text:c="5"/>0 ?<text:s text:c="8"/>I&lt;<text:s text:c="3"/>07:33<text:s text:c="3"/>0:00 [scsi_tmf_1]</text:span></text:p>
      <text:p text:style-name="P1"><text:span text:style-name="T4">root<text:s text:c="9"/>147<text:s text:c="2"/>0.0<text:s text:c="2"/>0.0<text:s text:c="6"/>0<text:s text:c="5"/>0 ?<text:s text:c="8"/>I&lt;<text:s text:c="3"/>07:33<text:s text:c="3"/>0:00 [vfio-irqfd-clea]</text:span></text:p>
      <text:p text:style-name="P1"><text:span text:style-name="T4">root<text:s text:c="9"/>148<text:s text:c="2"/>0.0<text:s text:c="2"/>0.0<text:s text:c="6"/>0<text:s text:c="5"/>0 ?<text:s text:c="8"/>I&lt;<text:s text:c="3"/>07:33<text:s text:c="3"/>0:00 [ipv6_addrconf]</text:span></text:p>
      <text:p text:style-name="P1"><text:span text:style-name="T4">root<text:s text:c="9"/>159<text:s text:c="2"/>0.0<text:s text:c="2"/>0.0<text:s text:c="6"/>0<text:s text:c="5"/>0 ?<text:s text:c="8"/>I&lt;<text:s text:c="3"/>07:33<text:s text:c="3"/>0:00 [kstrp]</text:span></text:p>
      <text:p text:style-name="P1"><text:span text:style-name="T4">root<text:s text:c="9"/>160<text:s text:c="2"/>0.0<text:s text:c="2"/>0.0<text:s text:c="6"/>0<text:s text:c="5"/>0 ?<text:s text:c="8"/>I&lt;<text:s text:c="3"/>07:33<text:s text:c="3"/>0:00 [kworker/1:1H-kblock</text:span></text:p>
      <text:p text:style-name="P1"><text:span text:style-name="T4">root<text:s text:c="9"/>164<text:s text:c="2"/>0.0<text:s text:c="2"/>0.0<text:s text:c="6"/>0<text:s text:c="5"/>0 ?<text:s text:c="8"/>I&lt;<text:s text:c="3"/>07:33<text:s text:c="3"/>0:00 [kworker/u5:0]</text:span></text:p>
      <text:p text:style-name="P1"><text:span text:style-name="T4">root<text:s text:c="9"/>180<text:s text:c="2"/>0.0<text:s text:c="2"/>0.0<text:s text:c="6"/>0<text:s text:c="5"/>0 ?<text:s text:c="8"/>I&lt;<text:s text:c="3"/>07:33<text:s text:c="3"/>0:00 [charger_manager]</text:span></text:p>
      <text:p text:style-name="P1"><text:span text:style-name="T4">root<text:s text:c="9"/>215<text:s text:c="2"/>0.0<text:s text:c="2"/>0.0<text:s text:c="6"/>0<text:s text:c="5"/>0 ?<text:s text:c="8"/>I&lt;<text:s text:c="3"/>07:33<text:s text:c="3"/>0:00 [nvme-wq]</text:span></text:p>
      <text:p text:style-name="P1"><text:span text:style-name="T4">root<text:s text:c="9"/>216<text:s text:c="2"/>0.0<text:s text:c="2"/>0.0<text:s text:c="6"/>0<text:s text:c="5"/>0 ?<text:s text:c="8"/>I&lt;<text:s text:c="3"/>07:33<text:s text:c="3"/>0:00 [nvme-reset-wq]</text:span></text:p>
      <text:p text:style-name="P1"><text:span text:style-name="T4">root<text:s text:c="9"/>218<text:s text:c="2"/>0.0<text:s text:c="2"/>0.0<text:s text:c="6"/>0<text:s text:c="5"/>0 ?<text:s text:c="8"/>I&lt;<text:s text:c="3"/>07:33<text:s text:c="3"/>0:00 [nvme-delete-wq]</text:span></text:p>
      <text:p text:style-name="P1"><text:span text:style-name="T4">root<text:s text:c="9"/>221<text:s text:c="2"/>0.0<text:s text:c="2"/>0.0<text:s text:c="6"/>0<text:s text:c="5"/>0 ?<text:s text:c="8"/>I&lt;<text:s text:c="3"/>07:33<text:s text:c="3"/>0:00 [kworker/0:1H-kblock</text:span></text:p>
      <text:p text:style-name="P1"><text:span text:style-name="T4">root<text:s text:c="9"/>223<text:s text:c="2"/>0.0<text:s text:c="2"/>0.0<text:s text:c="6"/>0<text:s text:c="5"/>0 ?<text:s text:c="8"/>I&lt;<text:s text:c="3"/>07:33<text:s text:c="3"/>0:00 [mpt_poll_0]</text:span></text:p>
      <text:p text:style-name="P1"><text:span text:style-name="T4">root<text:s text:c="9"/>224<text:s text:c="2"/>0.0<text:s text:c="2"/>0.0<text:s text:c="6"/>0<text:s text:c="5"/>0 ?<text:s text:c="8"/>S<text:s text:c="4"/>07:33<text:s text:c="3"/>0:00 [scsi_eh_2]</text:span></text:p>
      <text:p text:style-name="P1"><text:span text:style-name="T4">root<text:s text:c="9"/>225<text:s text:c="2"/>0.0<text:s text:c="2"/>0.0<text:s text:c="6"/>0<text:s text:c="5"/>0 ?<text:s text:c="8"/>I&lt;<text:s text:c="3"/>07:33<text:s text:c="3"/>0:00 [mpt/0]</text:span></text:p>
      <text:p text:style-name="P1"><text:span text:style-name="T4">root<text:s text:c="9"/>226<text:s text:c="2"/>0.0<text:s text:c="2"/>0.0<text:s text:c="6"/>0<text:s text:c="5"/>0 ?<text:s text:c="8"/>I&lt;<text:s text:c="3"/>07:33<text:s text:c="3"/>0:00 [scsi_tmf_2]</text:span></text:p>
      <text:p text:style-name="P1"><text:span text:style-name="T4">root<text:s text:c="9"/>228<text:s text:c="2"/>0.0<text:s text:c="2"/>0.0<text:s text:c="6"/>0<text:s text:c="5"/>0 ?<text:s text:c="8"/>S<text:s text:c="4"/>07:33<text:s text:c="3"/>0:00 [scsi_eh_3]</text:span></text:p>
      <text:p text:style-name="P1"><text:span text:style-name="T4">root<text:s text:c="9"/>229<text:s text:c="2"/>0.0<text:s text:c="2"/>0.0<text:s text:c="6"/>0<text:s text:c="5"/>0 ?<text:s text:c="8"/>I&lt;<text:s text:c="3"/>07:33<text:s text:c="3"/>0:00 [scsi_tmf_3]</text:span></text:p>
      <text:p text:style-name="P1"><text:span text:style-name="T4">root<text:s text:c="9"/>230<text:s text:c="2"/>0.0<text:s text:c="2"/>0.0<text:s text:c="6"/>0<text:s text:c="5"/>0 ?<text:s text:c="8"/>S<text:s text:c="4"/>07:33<text:s text:c="3"/>0:00 [scsi_eh_4]</text:span></text:p>
      <text:p text:style-name="P1"><text:span text:style-name="T4">root<text:s text:c="9"/>231<text:s text:c="2"/>0.0<text:s text:c="2"/>0.0<text:s text:c="6"/>0<text:s text:c="5"/>0 ?<text:s text:c="8"/>I&lt;<text:s text:c="3"/>07:33<text:s text:c="3"/>0:00 [scsi_tmf_4]</text:span></text:p>
      <text:p text:style-name="P1"><text:span text:style-name="T4">root<text:s text:c="9"/>232<text:s text:c="2"/>0.0<text:s text:c="2"/>0.0<text:s text:c="6"/>0<text:s text:c="5"/>0 ?<text:s text:c="8"/>S<text:s text:c="4"/>07:33<text:s text:c="3"/>0:00 [scsi_eh_5]</text:span></text:p>
      <text:p text:style-name="P1"><text:span text:style-name="T4">root<text:s text:c="9"/>233<text:s text:c="2"/>0.0<text:s text:c="2"/>0.0<text:s text:c="6"/>0<text:s text:c="5"/>0 ?<text:s text:c="8"/>I&lt;<text:s text:c="3"/>07:33<text:s text:c="3"/>0:00 [scsi_tmf_5]</text:span></text:p>
      <text:p text:style-name="P1"><text:span text:style-name="T4">root<text:s text:c="9"/>234<text:s text:c="2"/>0.0<text:s text:c="2"/>0.0<text:s text:c="6"/>0<text:s text:c="5"/>0 ?<text:s text:c="8"/>S<text:s text:c="4"/>07:33<text:s text:c="3"/>0:00 [irq/18-vmwgfx]</text:span></text:p>
      <text:p text:style-name="P1"><text:span text:style-name="T4">root<text:s text:c="9"/>235<text:s text:c="2"/>0.0<text:s text:c="2"/>0.0<text:s text:c="6"/>0<text:s text:c="5"/>0 ?<text:s text:c="8"/>S<text:s text:c="4"/>07:33<text:s text:c="3"/>0:00 [scsi_eh_6]</text:span></text:p>
      <text:p text:style-name="P1"><text:span text:style-name="T4">root<text:s text:c="9"/>236<text:s text:c="2"/>0.0<text:s text:c="2"/>0.0<text:s text:c="6"/>0<text:s text:c="5"/>0 ?<text:s text:c="8"/>I&lt;<text:s text:c="3"/>07:33<text:s text:c="3"/>0:00 [scsi_tmf_6]</text:span></text:p>
      <text:p text:style-name="P1"><text:span text:style-name="T4">root<text:s text:c="9"/>237<text:s text:c="2"/>0.0<text:s text:c="2"/>0.0<text:s text:c="6"/>0<text:s text:c="5"/>0 ?<text:s text:c="8"/>I&lt;<text:s text:c="3"/>07:33<text:s text:c="3"/>0:00 [ttm_swap]</text:span></text:p>
      <text:p text:style-name="P1"><text:span text:style-name="T4">root<text:s text:c="9"/>238<text:s text:c="2"/>0.0<text:s text:c="2"/>0.0<text:s text:c="6"/>0<text:s text:c="5"/>0 ?<text:s text:c="8"/>S<text:s text:c="4"/>07:33<text:s text:c="3"/>0:00 [scsi_eh_7]</text:span></text:p>
      <text:p text:style-name="P1"><text:span text:style-name="T4">root<text:s text:c="9"/>239<text:s text:c="2"/>0.0<text:s text:c="2"/>0.0<text:s text:c="6"/>0<text:s text:c="5"/>0 ?<text:s text:c="8"/>I&lt;<text:s text:c="3"/>07:33<text:s text:c="3"/>0:00 [scsi_tmf_7]</text:span></text:p>
      <text:p text:style-name="P1"><text:span text:style-name="T4">root<text:s text:c="9"/>240<text:s text:c="2"/>0.0<text:s text:c="2"/>0.0<text:s text:c="6"/>0<text:s text:c="5"/>0 ?<text:s text:c="8"/>S<text:s text:c="4"/>07:33<text:s text:c="3"/>0:00 [scsi_eh_8]</text:span></text:p>
      <text:p text:style-name="P1"><text:span text:style-name="T4">root<text:s text:c="9"/>241<text:s text:c="2"/>0.0<text:s text:c="2"/>0.0<text:s text:c="6"/>0<text:s text:c="5"/>0 ?<text:s text:c="8"/>I&lt;<text:s text:c="3"/>07:33<text:s text:c="3"/>0:00 [scsi_tmf_8]</text:span></text:p>
      <text:p text:style-name="P1"><text:span text:style-name="T4">root<text:s text:c="9"/>242<text:s text:c="2"/>0.0<text:s text:c="2"/>0.0<text:s text:c="6"/>0<text:s text:c="5"/>0 ?<text:s text:c="8"/>I&lt;<text:s text:c="3"/>07:33<text:s text:c="3"/>0:00 [cryptd]</text:span></text:p>
      <text:p text:style-name="P1"><text:span text:style-name="T4">root<text:s text:c="9"/>243<text:s text:c="2"/>0.0<text:s text:c="2"/>0.0<text:s text:c="6"/>0<text:s text:c="5"/>0 ?<text:s text:c="8"/>S<text:s text:c="4"/>07:33<text:s text:c="3"/>0:00 [scsi_eh_9]</text:span></text:p>
      <text:p text:style-name="P1"><text:span text:style-name="T4">root<text:s text:c="9"/>244<text:s text:c="2"/>0.0<text:s text:c="2"/>0.0<text:s text:c="6"/>0<text:s text:c="5"/>0 ?<text:s text:c="8"/>I&lt;<text:s text:c="3"/>07:33<text:s text:c="3"/>0:00 [scsi_tmf_9]</text:span></text:p>
      <text:p text:style-name="P1"><text:span text:style-name="T4">root<text:s text:c="9"/>245<text:s text:c="2"/>0.0<text:s text:c="2"/>0.0<text:s text:c="6"/>0<text:s text:c="5"/>0 ?<text:s text:c="8"/>S<text:s text:c="4"/>07:33<text:s text:c="3"/>0:00 [scsi_eh_10]</text:span></text:p>
      <text:p text:style-name="P1"><text:span text:style-name="T4">root<text:s text:c="9"/>246<text:s text:c="2"/>0.0<text:s text:c="2"/>0.0<text:s text:c="6"/>0<text:s text:c="5"/>0 ?<text:s text:c="8"/>I&lt;<text:s text:c="3"/>07:33<text:s text:c="3"/>0:00 [scsi_tmf_10]</text:span></text:p>
      <text:p text:style-name="P1"><text:span text:style-name="T4">root<text:s text:c="9"/>247<text:s text:c="2"/>0.0<text:s text:c="2"/>0.0<text:s text:c="6"/>0<text:s text:c="5"/>0 ?<text:s text:c="8"/>S<text:s text:c="4"/>07:33<text:s text:c="3"/>0:00 [scsi_eh_11]</text:span></text:p>
      <text:p text:style-name="P1"><text:span text:style-name="T4">root<text:s text:c="9"/>249<text:s text:c="2"/>0.0<text:s text:c="2"/>0.0<text:s text:c="6"/>0<text:s text:c="5"/>0 ?<text:s text:c="8"/>I&lt;<text:s text:c="3"/>07:33<text:s text:c="3"/>0:00 [scsi_tmf_11]</text:span></text:p>
      <text:p text:style-name="P1"><text:span text:style-name="T4">root<text:s text:c="9"/>251<text:s text:c="2"/>0.0<text:s text:c="2"/>0.0<text:s text:c="6"/>0<text:s text:c="5"/>0 ?<text:s text:c="8"/>S<text:s text:c="4"/>07:33<text:s text:c="3"/>0:00 [scsi_eh_12]</text:span></text:p>
      <text:p text:style-name="P1"><text:span text:style-name="T4">root<text:s text:c="9"/>253<text:s text:c="2"/>0.0<text:s text:c="2"/>0.0<text:s text:c="6"/>0<text:s text:c="5"/>0 ?<text:s text:c="8"/>I&lt;<text:s text:c="3"/>07:33<text:s text:c="3"/>0:00 [scsi_tmf_12]</text:span></text:p>
      <text:p text:style-name="P1"><text:span text:style-name="T4">root<text:s text:c="9"/>256<text:s text:c="2"/>0.0<text:s text:c="2"/>0.0<text:s text:c="6"/>0<text:s text:c="5"/>0 ?<text:s text:c="8"/>S<text:s text:c="4"/>07:33<text:s text:c="3"/>0:00 [scsi_eh_13]</text:span></text:p>
      <text:p text:style-name="P1"><text:span text:style-name="T4">root<text:s text:c="9"/>259<text:s text:c="2"/>0.0<text:s text:c="2"/>0.0<text:s text:c="6"/>0<text:s text:c="5"/>0 ?<text:s text:c="8"/>I&lt;<text:s text:c="3"/>07:33<text:s text:c="3"/>0:00 [scsi_tmf_13]</text:span></text:p>
      <text:p text:style-name="P1"><text:span text:style-name="T4">root<text:s text:c="9"/>262<text:s text:c="2"/>0.0<text:s text:c="2"/>0.0<text:s text:c="6"/>0<text:s text:c="5"/>0 ?<text:s text:c="8"/>S<text:s text:c="4"/>07:33<text:s text:c="3"/>0:00 [scsi_eh_14]</text:span></text:p>
      <text:p text:style-name="P1"><text:span text:style-name="T4">root<text:s text:c="9"/>263<text:s text:c="2"/>0.0<text:s text:c="2"/>0.0<text:s text:c="6"/>0<text:s text:c="5"/>0 ?<text:s text:c="8"/>I&lt;<text:s text:c="3"/>07:33<text:s text:c="3"/>0:00 [scsi_tmf_14]</text:span></text:p>
      <text:p text:style-name="P1"><text:span text:style-name="T4">root<text:s text:c="9"/>265<text:s text:c="2"/>0.0<text:s text:c="2"/>0.0<text:s text:c="6"/>0<text:s text:c="5"/>0 ?<text:s text:c="8"/>S<text:s text:c="4"/>07:33<text:s text:c="3"/>0:00 [scsi_eh_15]</text:span></text:p>
      <text:p text:style-name="P1"><text:span text:style-name="T4">root<text:s text:c="9"/>266<text:s text:c="2"/>0.0<text:s text:c="2"/>0.0<text:s text:c="6"/>0<text:s text:c="5"/>0 ?<text:s text:c="8"/>I&lt;<text:s text:c="3"/>07:33<text:s text:c="3"/>0:00 [scsi_tmf_15]</text:span></text:p>
      <text:p text:style-name="P1"><text:span text:style-name="T4">root<text:s text:c="9"/>272<text:s text:c="2"/>0.0<text:s text:c="2"/>0.0<text:s text:c="6"/>0<text:s text:c="5"/>0 ?<text:s text:c="8"/>S<text:s text:c="4"/>07:33<text:s text:c="3"/>0:00 [scsi_eh_16]</text:span></text:p>
      <text:p text:style-name="P1"><text:span text:style-name="T4">root<text:s text:c="9"/>275<text:s text:c="2"/>0.0<text:s text:c="2"/>0.0<text:s text:c="6"/>0<text:s text:c="5"/>0 ?<text:s text:c="8"/>I&lt;<text:s text:c="3"/>07:33<text:s text:c="3"/>0:00 [scsi_tmf_16]</text:span></text:p>
      <text:p text:style-name="P1"><text:span text:style-name="T4">root<text:s text:c="9"/>276<text:s text:c="2"/>0.0<text:s text:c="2"/>0.0<text:s text:c="6"/>0<text:s text:c="5"/>0 ?<text:s text:c="8"/>S<text:s text:c="4"/>07:33<text:s text:c="3"/>0:00 [scsi_eh_17]</text:span></text:p>
      <text:p text:style-name="P1"><text:span text:style-name="T4">root<text:s text:c="9"/>277<text:s text:c="2"/>0.0<text:s text:c="2"/>0.0<text:s text:c="6"/>0<text:s text:c="5"/>0 ?<text:s text:c="8"/>I&lt;<text:s text:c="3"/>07:33<text:s text:c="3"/>0:00 [scsi_tmf_17]</text:span></text:p>
      <text:p text:style-name="P1"><text:span text:style-name="T4">root<text:s text:c="9"/>279<text:s text:c="2"/>0.0<text:s text:c="2"/>0.0<text:s text:c="6"/>0<text:s text:c="5"/>0 ?<text:s text:c="8"/>S<text:s text:c="4"/>07:33<text:s text:c="3"/>0:00 [scsi_eh_18]</text:span></text:p>
      <text:p text:style-name="P1"><text:span text:style-name="T4">root<text:s text:c="9"/>281<text:s text:c="2"/>0.0<text:s text:c="2"/>0.0<text:s text:c="6"/>0<text:s text:c="5"/>0 ?<text:s text:c="8"/>I&lt;<text:s text:c="3"/>07:33<text:s text:c="3"/>0:00 [scsi_tmf_18]</text:span></text:p>
      <text:p text:style-name="P1"><text:span text:style-name="T4">root<text:s text:c="9"/>283<text:s text:c="2"/>0.0<text:s text:c="2"/>0.0<text:s text:c="6"/>0<text:s text:c="5"/>0 ?<text:s text:c="8"/>S<text:s text:c="4"/>07:33<text:s text:c="3"/>0:00 [scsi_eh_19]</text:span></text:p>
      <text:p text:style-name="P1"><text:span text:style-name="T4">root<text:s text:c="9"/>286<text:s text:c="2"/>0.0<text:s text:c="2"/>0.0<text:s text:c="6"/>0<text:s text:c="5"/>0 ?<text:s text:c="8"/>I&lt;<text:s text:c="3"/>07:33<text:s text:c="3"/>0:00 [scsi_tmf_19]</text:span></text:p>
      <text:p text:style-name="P1"><text:span text:style-name="T4">root<text:s text:c="9"/>289<text:s text:c="2"/>0.0<text:s text:c="2"/>0.0<text:s text:c="6"/>0<text:s text:c="5"/>0 ?<text:s text:c="8"/>S<text:s text:c="4"/>07:33<text:s text:c="3"/>0:00 [scsi_eh_20]</text:span></text:p>
      <text:p text:style-name="P1"><text:span text:style-name="T4">root<text:s text:c="9"/>290<text:s text:c="2"/>0.0<text:s text:c="2"/>0.0<text:s text:c="6"/>0<text:s text:c="5"/>0 ?<text:s text:c="8"/>I&lt;<text:s text:c="3"/>07:33<text:s text:c="3"/>0:00 [scsi_tmf_20]</text:span></text:p>
      <text:p text:style-name="P1"><text:span text:style-name="T4">root<text:s text:c="9"/>291<text:s text:c="2"/>0.0<text:s text:c="2"/>0.0<text:s text:c="6"/>0<text:s text:c="5"/>0 ?<text:s text:c="8"/>S<text:s text:c="4"/>07:33<text:s text:c="3"/>0:00 [scsi_eh_21]</text:span></text:p>
      <text:p text:style-name="P1"><text:span text:style-name="T4">root<text:s text:c="9"/>292<text:s text:c="2"/>0.0<text:s text:c="2"/>0.0<text:s text:c="6"/>0<text:s text:c="5"/>0 ?<text:s text:c="8"/>I&lt;<text:s text:c="3"/>07:33<text:s text:c="3"/>0:00 [scsi_tmf_21]</text:span></text:p>
      <text:p text:style-name="P1"><text:span text:style-name="T4">root<text:s text:c="9"/>294<text:s text:c="2"/>0.0<text:s text:c="2"/>0.0<text:s text:c="6"/>0<text:s text:c="5"/>0 ?<text:s text:c="8"/>S<text:s text:c="4"/>07:33<text:s text:c="3"/>0:00 [scsi_eh_22]</text:span></text:p>
      <text:p text:style-name="P1"><text:span text:style-name="T4">root<text:s text:c="9"/>295<text:s text:c="2"/>0.0<text:s text:c="2"/>0.0<text:s text:c="6"/>0<text:s text:c="5"/>0 ?<text:s text:c="8"/>I&lt;<text:s text:c="3"/>07:33<text:s text:c="3"/>0:00 [scsi_tmf_22]</text:span></text:p>
      <text:p text:style-name="P1"><text:span text:style-name="T4">root<text:s text:c="9"/>308<text:s text:c="2"/>0.0<text:s text:c="2"/>0.0<text:s text:c="6"/>0<text:s text:c="5"/>0 ?<text:s text:c="8"/>S<text:s text:c="4"/>07:33<text:s text:c="3"/>0:00 [scsi_eh_23]</text:span></text:p>
      <text:p text:style-name="P1"><text:span text:style-name="T4">root<text:s text:c="9"/>311<text:s text:c="2"/>0.0<text:s text:c="2"/>0.0<text:s text:c="6"/>0<text:s text:c="5"/>0 ?<text:s text:c="8"/>I&lt;<text:s text:c="3"/>07:33<text:s text:c="3"/>0:00 [scsi_tmf_23]</text:span></text:p>
      <text:p text:style-name="P1"><text:span text:style-name="T4">root<text:s text:c="9"/>317<text:s text:c="2"/>0.0<text:s text:c="2"/>0.0<text:s text:c="6"/>0<text:s text:c="5"/>0 ?<text:s text:c="8"/>I<text:s text:c="4"/>07:33<text:s text:c="3"/>0:00 [kworker/u4:20-event</text:span></text:p>
      <text:p text:style-name="P1"><text:span text:style-name="T4">root<text:s text:c="9"/>392<text:s text:c="2"/>0.0<text:s text:c="2"/>0.0<text:s text:c="6"/>0<text:s text:c="5"/>0 ?<text:s text:c="8"/>S<text:s text:c="4"/>07:33<text:s text:c="3"/>0:00 [md3_raid1]</text:span></text:p>
      <text:p text:style-name="P1"><text:span text:style-name="T4">root<text:s text:c="9"/>396<text:s text:c="2"/>0.0<text:s text:c="2"/>0.0<text:s text:c="6"/>0<text:s text:c="5"/>0 ?<text:s text:c="8"/>S<text:s text:c="4"/>07:33<text:s text:c="3"/>0:00 [md2_raid1]</text:span></text:p>
      <text:p text:style-name="P1"><text:span text:style-name="T4">root<text:s text:c="9"/>398<text:s text:c="2"/>0.0<text:s text:c="2"/>0.0<text:s text:c="6"/>0<text:s text:c="5"/>0 ?<text:s text:c="8"/>S<text:s text:c="4"/>07:33<text:s text:c="3"/>0:00 [md1_raid1]</text:span></text:p>
      <text:p text:style-name="P1"><text:span text:style-name="T4">root<text:s text:c="9"/>447<text:s text:c="2"/>0.0<text:s text:c="2"/>0.0<text:s text:c="6"/>0<text:s text:c="5"/>0 ?<text:s text:c="8"/>I&lt;<text:s text:c="3"/>07:33<text:s text:c="3"/>0:00 [raid5wq]</text:span></text:p>
      <text:p text:style-name="P1"><text:span text:style-name="T4">root<text:s text:c="9"/>448<text:s text:c="2"/>0.0<text:s text:c="2"/>0.0<text:s text:c="6"/>0<text:s text:c="5"/>0 ?<text:s text:c="8"/>S<text:s text:c="4"/>07:33<text:s text:c="3"/>0:00 [md6_raid6]</text:span></text:p>
      <text:p text:style-name="P1"><text:span text:style-name="T4">root<text:s text:c="9"/>449<text:s text:c="2"/>0.0<text:s text:c="2"/>0.0<text:s text:c="6"/>0<text:s text:c="5"/>0 ?<text:s text:c="8"/>S<text:s text:c="4"/>07:33<text:s text:c="3"/>0:00 [md5_raid5]</text:span></text:p>
      <text:p text:style-name="P1"><text:span text:style-name="T4">root<text:s text:c="9"/>525<text:s text:c="2"/>0.0<text:s text:c="2"/>0.0<text:s text:c="6"/>0<text:s text:c="5"/>0 ?<text:s text:c="8"/>S<text:s text:c="4"/>07:33<text:s text:c="3"/>0:00 [jbd2/sdb2-8]</text:span></text:p>
      <text:p text:style-name="P1"><text:span text:style-name="T4">root<text:s text:c="9"/>526<text:s text:c="2"/>0.0<text:s text:c="2"/>0.0<text:s text:c="6"/>0<text:s text:c="5"/>0 ?<text:s text:c="8"/>I&lt;<text:s text:c="3"/>07:33<text:s text:c="3"/>0:00 [ext4-rsv-conver]</text:span></text:p>
      <text:p text:style-name="P1"><text:span text:style-name="T4">root<text:s text:c="9"/>594<text:s text:c="2"/>0.3<text:s text:c="2"/>2.5 165888 26088 ?<text:s text:c="8"/>S&lt;s<text:s text:c="2"/>07:33<text:s text:c="3"/>0:02 /lib/systemd/systemd</text:span></text:p>
      <text:p text:style-name="P1"><text:span text:style-name="T4">root<text:s text:c="9"/>613<text:s text:c="2"/>0.0<text:s text:c="2"/>0.0<text:s text:c="6"/>0<text:s text:c="5"/>0 ?<text:s text:c="8"/>I<text:s text:c="4"/>07:33<text:s text:c="3"/>0:00 [kworker/0:3-memcg_k</text:span></text:p>
      <text:p text:style-name="P1"><text:span text:style-name="T4">root<text:s text:c="9"/>623<text:s text:c="2"/>0.0<text:s text:c="2"/>0.0<text:s text:c="6"/>0<text:s text:c="5"/>0 ?<text:s text:c="8"/>I<text:s text:c="4"/>07:33<text:s text:c="3"/>0:00 [kworker/1:5-events]</text:span></text:p>
      <text:p text:style-name="P1"><text:span text:style-name="T4">root<text:s text:c="9"/>626<text:s text:c="2"/>1.0<text:s text:c="2"/>0.6<text:s text:c="2"/>22600<text:s text:c="2"/>6624 ?<text:s text:c="8"/>Ss<text:s text:c="3"/>07:33<text:s text:c="3"/>0:07 /lib/systemd/systemd</text:span></text:p>
      <text:p text:style-name="P1"><text:span text:style-name="T4">root<text:s text:c="9"/>640<text:s text:c="2"/>0.0<text:s text:c="2"/>0.0<text:s text:c="6"/>0<text:s text:c="5"/>0 ?<text:s text:c="8"/>I&lt;<text:s text:c="3"/>07:33<text:s text:c="3"/>0:00 [iprt-VBoxWQueue]</text:span></text:p>
      <text:p text:style-name="P1"><text:span text:style-name="T4">root<text:s text:c="8"/>1341<text:s text:c="2"/>0.0<text:s text:c="2"/>0.2<text:s text:c="3"/>3460<text:s text:c="2"/>2560 ?<text:s text:c="8"/>Ss<text:s text:c="3"/>07:33<text:s text:c="3"/>0:00 /sbin/mdadm --monito</text:span></text:p>
      <text:p text:style-name="P1"><text:span text:style-name="T4">root<text:s text:c="8"/>1407<text:s text:c="2"/>0.0<text:s text:c="2"/>0.0<text:s text:c="6"/>0<text:s text:c="5"/>0 ?<text:s text:c="8"/>I&lt;<text:s text:c="3"/>07:33<text:s text:c="3"/>0:00 [kaluad]</text:span></text:p>
      <text:p text:style-name="P1"><text:span text:style-name="T4">root<text:s text:c="8"/>1408<text:s text:c="2"/>0.0<text:s text:c="2"/>0.0<text:s text:c="6"/>0<text:s text:c="5"/>0 ?<text:s text:c="8"/>I&lt;<text:s text:c="3"/>07:33<text:s text:c="3"/>0:00 [kmpath_rdacd]</text:span></text:p>
      <text:p text:style-name="P1"><text:span text:style-name="T4">root<text:s text:c="8"/>1409<text:s text:c="2"/>0.0<text:s text:c="2"/>0.0<text:s text:c="6"/>0<text:s text:c="5"/>0 ?<text:s text:c="8"/>I&lt;<text:s text:c="3"/>07:33<text:s text:c="3"/>0:00 [kmpathd]</text:span></text:p>
      <text:p text:style-name="P1"><text:span text:style-name="T4">root<text:s text:c="8"/>1410<text:s text:c="2"/>0.0<text:s text:c="2"/>0.0<text:s text:c="6"/>0<text:s text:c="5"/>0 ?<text:s text:c="8"/>I&lt;<text:s text:c="3"/>07:33<text:s text:c="3"/>0:00 [kmpath_handlerd]</text:span></text:p>
      <text:p text:style-name="P1"><text:span text:style-name="T4">root<text:s text:c="8"/>1411<text:s text:c="2"/>0.0<text:s text:c="2"/>1.8 346648 18884 ?<text:s text:c="8"/>SLsl 07:33<text:s text:c="3"/>0:00 /sbin/multipathd -d</text:span></text:p>
      <text:p text:style-name="P1"><text:span text:style-name="T4">root<text:s text:c="8"/>1422<text:s text:c="2"/>0.0<text:s text:c="2"/>0.0<text:s text:c="6"/>0<text:s text:c="5"/>0 ?<text:s text:c="8"/>S&lt;<text:s text:c="3"/>07:33<text:s text:c="3"/>0:00 [loop0]</text:span></text:p>
      <text:p text:style-name="P1"><text:span text:style-name="T4">root<text:s text:c="8"/>1423<text:s text:c="2"/>0.0<text:s text:c="2"/>0.0<text:s text:c="6"/>0<text:s text:c="5"/>0 ?<text:s text:c="8"/>S&lt;<text:s text:c="3"/>07:33<text:s text:c="3"/>0:00 [loop1]</text:span></text:p>
      <text:p text:style-name="P1"><text:span text:style-name="T4">root<text:s text:c="8"/>1424<text:s text:c="2"/>0.0<text:s text:c="2"/>0.0<text:s text:c="6"/>0<text:s text:c="5"/>0 ?<text:s text:c="8"/>S&lt;<text:s text:c="3"/>07:33<text:s text:c="3"/>0:00 [loop2]</text:span></text:p>
      <text:p text:style-name="P1"><text:span text:style-name="T4">root<text:s text:c="8"/>1426<text:s text:c="2"/>0.0<text:s text:c="2"/>0.0<text:s text:c="6"/>0<text:s text:c="5"/>0 ?<text:s text:c="8"/>S&lt;<text:s text:c="3"/>07:33<text:s text:c="3"/>0:00 [loop3]</text:span></text:p>
      <text:p text:style-name="P1"><text:span text:style-name="T4">root<text:s text:c="8"/>1427<text:s text:c="2"/>0.0<text:s text:c="2"/>0.0<text:s text:c="6"/>0<text:s text:c="5"/>0 ?<text:s text:c="8"/>S&lt;<text:s text:c="3"/>07:33<text:s text:c="3"/>0:00 [loop4]</text:span></text:p>
      <text:p text:style-name="P1"><text:span text:style-name="T4">root<text:s text:c="8"/>1429<text:s text:c="2"/>0.0<text:s text:c="2"/>0.0<text:s text:c="6"/>0<text:s text:c="5"/>0 ?<text:s text:c="8"/>S&lt;<text:s text:c="3"/>07:33<text:s text:c="3"/>0:00 [loop5]</text:span></text:p>
      <text:p text:style-name="P1"><text:span text:style-name="T4">systemd+<text:s text:c="4"/>1443<text:s text:c="2"/>0.2<text:s text:c="2"/>0.6<text:s text:c="2"/>90388<text:s text:c="2"/>6312 ?<text:s text:c="8"/>Ssl<text:s text:c="2"/>07:33<text:s text:c="3"/>0:01 /lib/systemd/systemd</text:span></text:p>
      <text:p text:style-name="P1"><text:span text:style-name="T4">systemd+<text:s text:c="4"/>1490<text:s text:c="2"/>0.1<text:s text:c="2"/>0.7<text:s text:c="2"/>18544<text:s text:c="2"/>7680 ?<text:s text:c="8"/>Ss<text:s text:c="3"/>07:33<text:s text:c="3"/>0:01 /lib/systemd/systemd</text:span></text:p>
      <text:p text:style-name="P1"><text:span text:style-name="T4">systemd+<text:s text:c="4"/>1492<text:s text:c="2"/>0.2<text:s text:c="2"/>1.2<text:s text:c="2"/>24044 12064 ?<text:s text:c="8"/>Ss<text:s text:c="3"/>07:33<text:s text:c="3"/>0:01 /lib/systemd/systemd</text:span></text:p>
      <text:p text:style-name="P1"><text:span text:style-name="T4">root<text:s text:c="8"/>1505<text:s text:c="2"/>0.0<text:s text:c="2"/>0.7 235784<text:s text:c="2"/>7516 ?<text:s text:c="8"/>Ssl<text:s text:c="2"/>07:33<text:s text:c="3"/>0:00 /usr/lib/accountsser</text:span></text:p>
      <text:p text:style-name="P1"><text:span text:style-name="T4">root<text:s text:c="8"/>1508<text:s text:c="2"/>0.0<text:s text:c="2"/>0.2<text:s text:c="3"/>6812<text:s text:c="2"/>2940 ?<text:s text:c="8"/>Ss<text:s text:c="3"/>07:33<text:s text:c="3"/>0:00 /usr/sbin/cron -f</text:span></text:p>
      <text:p text:style-name="P1"><text:span text:style-name="T4">message+<text:s text:c="4"/>1509<text:s text:c="2"/>0.0<text:s text:c="2"/>0.4<text:s text:c="3"/>7624<text:s text:c="2"/>4724 ?<text:s text:c="8"/>Ss<text:s text:c="3"/>07:33<text:s text:c="3"/>0:00 /usr/bin/dbus-daemon</text:span></text:p>
      <text:p text:style-name="P1"><text:span text:style-name="T4">root<text:s text:c="8"/>1517<text:s text:c="2"/>0.0<text:s text:c="2"/>0.3<text:s text:c="2"/>81812<text:s text:c="2"/>3776 ?<text:s text:c="8"/>Ssl<text:s text:c="2"/>07:33<text:s text:c="3"/>0:00 /usr/sbin/irqbalance</text:span></text:p>
      <text:p text:style-name="P1"><text:span text:style-name="T4">root<text:s text:c="8"/>1518<text:s text:c="2"/>0.0<text:s text:c="2"/>1.8<text:s text:c="2"/>29016 18196 ?<text:s text:c="8"/>Ss<text:s text:c="3"/>07:33<text:s text:c="3"/>0:00 /usr/bin/python3 /us</text:span></text:p>
      <text:p text:style-name="P1"><text:span text:style-name="T4">syslog<text:s text:c="6"/>1520<text:s text:c="2"/>0.0<text:s text:c="2"/>0.4 224324<text:s text:c="2"/>4844 ?<text:s text:c="8"/>Ssl<text:s text:c="2"/>07:33<text:s text:c="3"/>0:00 /usr/sbin/rsyslogd -</text:span></text:p>
      <text:p text:style-name="P1"><text:span text:style-name="T4">root<text:s text:c="8"/>1524<text:s text:c="2"/>0.5<text:s text:c="2"/>2.8 847912 28184 ?<text:s text:c="8"/>Ssl<text:s text:c="2"/>07:33<text:s text:c="3"/>0:03 /usr/lib/snapd/snapd</text:span></text:p>
      <text:p text:style-name="P1"><text:span text:style-name="T4">root<text:s text:c="8"/>1533<text:s text:c="2"/>0.1<text:s text:c="2"/>0.7<text:s text:c="2"/>16808<text:s text:c="2"/>8032 ?<text:s text:c="8"/>Ss<text:s text:c="3"/>07:33<text:s text:c="3"/>0:01 /lib/systemd/systemd</text:span></text:p>
      <text:p text:style-name="P1"><text:span text:style-name="T4">daemon<text:s text:c="6"/>1538<text:s text:c="2"/>0.0<text:s text:c="2"/>0.2<text:s text:c="3"/>3792<text:s text:c="2"/>2076 ?<text:s text:c="8"/>Ss<text:s text:c="3"/>07:33<text:s text:c="3"/>0:00 /usr/sbin/atd -f</text:span></text:p>
      <text:p text:style-name="P1"><text:span text:style-name="T4">root<text:s text:c="8"/>1543<text:s text:c="2"/>0.0<text:s text:c="2"/>0.1<text:s text:c="3"/>5828<text:s text:c="2"/>1816 tty1<text:s text:c="5"/>Ss+<text:s text:c="2"/>07:33<text:s text:c="3"/>0:00 /sbin/agetty -o -p -</text:span></text:p>
      <text:p text:style-name="P1"><text:span text:style-name="T4">root<text:s text:c="8"/>1597<text:s text:c="2"/>0.0<text:s text:c="2"/>0.6<text:s text:c="2"/>12160<text:s text:c="2"/>7000 ?<text:s text:c="8"/>Ss<text:s text:c="3"/>07:34<text:s text:c="3"/>0:00 sshd: /usr/sbin/sshd</text:span></text:p>
      <text:p text:style-name="P1"><text:span text:style-name="T4">root<text:s text:c="8"/>1602<text:s text:c="2"/>0.0<text:s text:c="2"/>2.0 107840 20904 ?<text:s text:c="8"/>Ssl<text:s text:c="2"/>07:34<text:s text:c="3"/>0:00 /usr/bin/python3 /us</text:span></text:p>
      <text:p text:style-name="P1"><text:span text:style-name="T4">root<text:s text:c="8"/>1628<text:s text:c="2"/>0.0<text:s text:c="2"/>0.6 232700<text:s text:c="2"/>6896 ?<text:s text:c="8"/>Ssl<text:s text:c="2"/>07:34<text:s text:c="3"/>0:00 /usr/lib/policykit-1</text:span></text:p>
      <text:p text:style-name="P1"><text:span text:style-name="T4">root<text:s text:c="8"/>1742<text:s text:c="2"/>0.0<text:s text:c="2"/>0.8<text:s text:c="2"/>13924<text:s text:c="2"/>8984 ?<text:s text:c="8"/>Ss<text:s text:c="3"/>07:35<text:s text:c="3"/>0:00 sshd: alumno [priv]</text:span></text:p>
      <text:p text:style-name="P1"><text:span text:style-name="T4">alumno<text:s text:c="6"/>1759<text:s text:c="2"/>0.1<text:s text:c="2"/>1.0<text:s text:c="2"/>19352 10808 ?<text:s text:c="8"/>Ss<text:s text:c="3"/>07:35<text:s text:c="3"/>0:00 /lib/systemd/systemd</text:span></text:p>
      <text:p text:style-name="P1"><text:span text:style-name="T4">alumno<text:s text:c="6"/>1760<text:s text:c="2"/>0.0<text:s text:c="2"/>0.3 169308<text:s text:c="2"/>3916 ?<text:s text:c="8"/>S<text:s text:c="4"/>07:35<text:s text:c="3"/>0:00 (sd-pam)</text:span></text:p>
      <text:p text:style-name="P1"><text:span text:style-name="T4">alumno<text:s text:c="6"/>1858<text:s text:c="2"/>0.0<text:s text:c="2"/>0.6<text:s text:c="2"/>13924<text:s text:c="2"/>6108 ?<text:s text:c="8"/>S<text:s text:c="4"/>07:35<text:s text:c="3"/>0:00 sshd: alumno@pts/0</text:span></text:p>
      <text:p text:style-name="P1"><text:span text:style-name="T4">alumno<text:s text:c="6"/>1859<text:s text:c="2"/>0.0<text:s text:c="2"/>0.5<text:s text:c="3"/>8276<text:s text:c="2"/>5196 pts/0<text:s text:c="4"/>Ss<text:s text:c="3"/>07:35<text:s text:c="3"/>0:00 -bash</text:span></text:p>
      <text:p text:style-name="P1"><text:span text:style-name="T4">root<text:s text:c="8"/>1877<text:s text:c="2"/>0.0<text:s text:c="2"/>0.4<text:s text:c="3"/>9420<text:s text:c="2"/>4752 pts/0<text:s text:c="4"/>S<text:s text:c="4"/>07:35<text:s text:c="3"/>0:00 sudo -i</text:span></text:p>
      <text:p text:style-name="P1"><text:span text:style-name="T4">root<text:s text:c="8"/>1881<text:s text:c="2"/>0.0<text:s text:c="2"/>0.5<text:s text:c="3"/>8388<text:s text:c="2"/>5220 pts/0<text:s text:c="4"/>S<text:s text:c="4"/>07:35<text:s text:c="3"/>0:00 -bash</text:span></text:p>
      <text:p text:style-name="P1"><text:span text:style-name="T4">root<text:s text:c="8"/>1965<text:s text:c="2"/>0.0<text:s text:c="2"/>0.0<text:s text:c="6"/>0<text:s text:c="5"/>0 ?<text:s text:c="8"/>I<text:s text:c="4"/>07:38<text:s text:c="3"/>0:00 [kworker/u4:1-events</text:span></text:p>
      <text:p text:style-name="P1"><text:span text:style-name="T4">root<text:s text:c="8"/>2093<text:s text:c="2"/>0.0<text:s text:c="2"/>0.0<text:s text:c="6"/>0<text:s text:c="5"/>0 ?<text:s text:c="8"/>I<text:s text:c="4"/>07:44<text:s text:c="3"/>0:00 [kworker/u4:0-events</text:span></text:p>
      <text:p text:style-name="P1"><text:span text:style-name="T4">root<text:s text:c="8"/>2094<text:s text:c="2"/>0.0<text:s text:c="2"/>0.0<text:s text:c="6"/>0<text:s text:c="5"/>0 ?<text:s text:c="8"/>I<text:s text:c="4"/>07:44<text:s text:c="3"/>0:00 [kworker/u4:2]</text:span></text:p>
      <text:p text:style-name="P1"><text:span text:style-name="T4">root<text:s text:c="8"/>2112<text:s text:c="2"/>0.0<text:s text:c="2"/>0.3<text:s text:c="3"/>9060<text:s text:c="2"/>3624 pts/0<text:s text:c="4"/>R+<text:s text:c="3"/>07:44<text:s text:c="3"/>0:00 ps -aux</text:span></text:p>
      <text:p text:style-name="P1"><text:span text:style-name="T5"/></text:p>
      <text:p text:style-name="P1"><text:span text:style-name="T6">c) Ver todos los procesos que se ejecutan en un terminal.</text:span></text:p>
      <text:p text:style-name="P1"><text:span text:style-name="T6"><text:tab/>ps a</text:span></text:p>
      <text:p text:style-name="P1"><text:span text:style-name="T7">root@svralumno:~# ps a</text:span></text:p>
      <text:p text:style-name="P1"><text:span text:style-name="T7"><text:s text:c="4"/>PID TTY<text:s text:c="6"/>STAT<text:s text:c="3"/>TIME COMMAND</text:span></text:p>
      <text:p text:style-name="P1"><text:span text:style-name="T7"><text:s text:c="3"/>1543 tty1<text:s text:c="5"/>Ss+<text:s text:c="4"/>0:00 /sbin/agetty -o -p -- \u --noclear tty1 linux</text:span></text:p>
      <text:p text:style-name="P1"><text:span text:style-name="T7"><text:s text:c="3"/>1859 pts/0<text:s text:c="4"/>Ss<text:s text:c="5"/>0:00 -bash</text:span></text:p>
      <text:p text:style-name="P1"><text:span text:style-name="T7"><text:s text:c="3"/>1877 pts/0<text:s text:c="4"/>S<text:s text:c="6"/>0:00 sudo -i</text:span></text:p>
      <text:p text:style-name="P1"><text:span text:style-name="T7"><text:s text:c="3"/>1881 pts/0<text:s text:c="4"/>S<text:s text:c="6"/>0:00 -bash</text:span></text:p>
      <text:p text:style-name="P1"><text:span text:style-name="T7"><text:s text:c="3"/>2164 pts/0<text:s text:c="4"/>R+<text:s text:c="5"/>0:00 ps a</text:span></text:p>
      <text:p text:style-name="P1"><text:span text:style-name="T8"/></text:p>
      <text:p text:style-name="P1"><text:span text:style-name="T9">d) Visualizar todos los procesos que se están ejecutando en el terminal.</text:span></text:p>
      <text:p text:style-name="P1"><text:span text:style-name="T9"><text:tab/>ps -A</text:span></text:p>
      <text:p text:style-name="P1"><text:span text:style-name="T10">root@svralumno:~# ps -A</text:span></text:p>
      <text:p text:style-name="P1"><text:span text:style-name="T10"><text:s text:c="4"/>PID TTY<text:s text:c="10"/>TIME CMD</text:span></text:p>
      <text:p text:style-name="P1"><text:span text:style-name="T10"><text:s text:c="6"/>1 ?<text:s text:c="8"/>00:00:04 systemd</text:span></text:p>
      <text:p text:style-name="P1"><text:span text:style-name="T10"><text:s text:c="6"/>2 ?<text:s text:c="8"/>00:00:00 kthreadd</text:span></text:p>
      <text:p text:style-name="P1"><text:span text:style-name="T10"><text:s text:c="6"/>3 ?<text:s text:c="8"/>00:00:00 rcu_gp</text:span></text:p>
      <text:p text:style-name="P1"><text:span text:style-name="T10"><text:s text:c="6"/>4 ?<text:s text:c="8"/>00:00:00 rcu_par_gp</text:span></text:p>
      <text:p text:style-name="P1"><text:span text:style-name="T10"><text:s text:c="6"/>6 ?<text:s text:c="8"/>00:00:00 kworker/0:0H-kblockd</text:span></text:p>
      <text:p text:style-name="P1"><text:span text:style-name="T10"><text:s text:c="6"/>7 ?<text:s text:c="8"/>00:00:00 kworker/0:1-events</text:span></text:p>
      <text:p text:style-name="P1"><text:span text:style-name="T10"><text:s text:c="6"/>9 ?<text:s text:c="8"/>00:00:00 mm_percpu_wq</text:span></text:p>
      <text:p text:style-name="P1"><text:span text:style-name="T10"><text:s text:c="5"/>10 ?<text:s text:c="8"/>00:00:00 ksoftirqd/0</text:span></text:p>
      <text:p text:style-name="P1"><text:span text:style-name="T10"><text:s text:c="5"/>11 ?<text:s text:c="8"/>00:00:00 rcu_sched</text:span></text:p>
      <text:p text:style-name="P1"><text:span text:style-name="T10"><text:s text:c="5"/>12 ?<text:s text:c="8"/>00:00:00 migration/0</text:span></text:p>
      <text:p text:style-name="P1"><text:span text:style-name="T10"><text:s text:c="5"/>13 ?<text:s text:c="8"/>00:00:00 idle_inject/0</text:span></text:p>
      <text:p text:style-name="P1"><text:span text:style-name="T10"><text:s text:c="5"/>14 ?<text:s text:c="8"/>00:00:00 cpuhp/0</text:span></text:p>
      <text:p text:style-name="P1"><text:span text:style-name="T10"><text:s text:c="5"/>15 ?<text:s text:c="8"/>00:00:00 cpuhp/1</text:span></text:p>
      <text:p text:style-name="P1"><text:span text:style-name="T10"><text:s text:c="5"/>16 ?<text:s text:c="8"/>00:00:00 idle_inject/1</text:span></text:p>
      <text:p text:style-name="P1"><text:span text:style-name="T10"><text:s text:c="5"/>17 ?<text:s text:c="8"/>00:00:00 migration/1</text:span></text:p>
      <text:p text:style-name="P1"><text:span text:style-name="T10"><text:s text:c="5"/>18 ?<text:s text:c="8"/>00:00:00 ksoftirqd/1</text:span></text:p>
      <text:p text:style-name="P1"><text:span text:style-name="T10"><text:s text:c="5"/>19 ?<text:s text:c="8"/>00:00:00 kworker/1:0-events</text:span></text:p>
      <text:p text:style-name="P1"><text:span text:style-name="T10"><text:s text:c="5"/>20 ?<text:s text:c="8"/>00:00:00 kworker/1:0H-kblockd</text:span></text:p>
      <text:p text:style-name="P1"><text:span text:style-name="T10"><text:s text:c="5"/>21 ?<text:s text:c="8"/>00:00:00 kdevtmpfs</text:span></text:p>
      <text:p text:style-name="P1"><text:span text:style-name="T10"><text:s text:c="5"/>22 ?<text:s text:c="8"/>00:00:00 netns</text:span></text:p>
      <text:p text:style-name="P1"><text:span text:style-name="T10"><text:s text:c="5"/>23 ?<text:s text:c="8"/>00:00:00 rcu_tasks_kthre</text:span></text:p>
      <text:p text:style-name="P1"><text:span text:style-name="T10"><text:s text:c="5"/>24 ?<text:s text:c="8"/>00:00:00 kauditd</text:span></text:p>
      <text:p text:style-name="P1"><text:span text:style-name="T10"><text:s text:c="5"/>26 ?<text:s text:c="8"/>00:00:00 khungtaskd</text:span></text:p>
      <text:p text:style-name="P1"><text:span text:style-name="T10"><text:s text:c="5"/>27 ?<text:s text:c="8"/>00:00:00 oom_reaper</text:span></text:p>
      <text:p text:style-name="P1"><text:span text:style-name="T10"><text:s text:c="5"/>28 ?<text:s text:c="8"/>00:00:00 writeback</text:span></text:p>
      <text:p text:style-name="P1"><text:span text:style-name="T10"><text:s text:c="5"/>29 ?<text:s text:c="8"/>00:00:00 kcompactd0</text:span></text:p>
      <text:p text:style-name="P1"><text:span text:style-name="T10"><text:s text:c="5"/>30 ?<text:s text:c="8"/>00:00:00 ksmd</text:span></text:p>
      <text:p text:style-name="P1"><text:span text:style-name="T10"><text:s text:c="5"/>31 ?<text:s text:c="8"/>00:00:00 khugepaged</text:span></text:p>
      <text:p text:style-name="P1"><text:span text:style-name="T10"><text:s text:c="4"/>123 ?<text:s text:c="8"/>00:00:00 kintegrityd</text:span></text:p>
      <text:p text:style-name="P1"><text:span text:style-name="T10"><text:s text:c="4"/>124 ?<text:s text:c="8"/>00:00:00 kblockd</text:span></text:p>
      <text:p text:style-name="P1"><text:span text:style-name="T10"><text:s text:c="4"/>125 ?<text:s text:c="8"/>00:00:00 blkcg_punt_bio</text:span></text:p>
      <text:p text:style-name="P1"><text:span text:style-name="T10"><text:s text:c="4"/>126 ?<text:s text:c="8"/>00:00:00 tpm_dev_wq</text:span></text:p>
      <text:p text:style-name="P1"><text:span text:style-name="T10"><text:s text:c="4"/>127 ?<text:s text:c="8"/>00:00:00 ata_sff</text:span></text:p>
      <text:p text:style-name="P1"><text:span text:style-name="T10"><text:s text:c="4"/>128 ?<text:s text:c="8"/>00:00:00 md</text:span></text:p>
      <text:p text:style-name="P1"><text:span text:style-name="T10"><text:s text:c="4"/>129 ?<text:s text:c="8"/>00:00:00 edac-poller</text:span></text:p>
      <text:p text:style-name="P1"><text:span text:style-name="T10"><text:s text:c="4"/>130 ?<text:s text:c="8"/>00:00:00 devfreq_wq</text:span></text:p>
      <text:p text:style-name="P1"><text:span text:style-name="T10"><text:s text:c="4"/>131 ?<text:s text:c="8"/>00:00:00 watchdogd</text:span></text:p>
      <text:p text:style-name="P1"><text:span text:style-name="T10"><text:s text:c="4"/>135 ?<text:s text:c="8"/>00:00:00 kswapd0</text:span></text:p>
      <text:p text:style-name="P1"><text:span text:style-name="T10"><text:s text:c="4"/>136 ?<text:s text:c="8"/>00:00:00 ecryptfs-kthrea</text:span></text:p>
      <text:p text:style-name="P1"><text:span text:style-name="T10"><text:s text:c="4"/>139 ?<text:s text:c="8"/>00:00:00 kthrotld</text:span></text:p>
      <text:p text:style-name="P1"><text:span text:style-name="T10"><text:s text:c="4"/>140 ?<text:s text:c="8"/>00:00:00 acpi_thermal_pm</text:span></text:p>
      <text:p text:style-name="P1"><text:span text:style-name="T10"><text:s text:c="4"/>141 ?<text:s text:c="8"/>00:00:00 scsi_eh_0</text:span></text:p>
      <text:p text:style-name="P1"><text:span text:style-name="T10"><text:s text:c="4"/>142 ?<text:s text:c="8"/>00:00:00 scsi_tmf_0</text:span></text:p>
      <text:p text:style-name="P1"><text:span text:style-name="T10"><text:s text:c="4"/>143 ?<text:s text:c="8"/>00:00:00 scsi_eh_1</text:span></text:p>
      <text:p text:style-name="P1"><text:span text:style-name="T10"><text:s text:c="4"/>144 ?<text:s text:c="8"/>00:00:00 scsi_tmf_1</text:span></text:p>
      <text:p text:style-name="P1"><text:span text:style-name="T10"><text:s text:c="4"/>147 ?<text:s text:c="8"/>00:00:00 vfio-irqfd-clea</text:span></text:p>
      <text:p text:style-name="P1"><text:span text:style-name="T10"><text:s text:c="4"/>148 ?<text:s text:c="8"/>00:00:00 ipv6_addrconf</text:span></text:p>
      <text:p text:style-name="P1"><text:span text:style-name="T10"><text:s text:c="4"/>159 ?<text:s text:c="8"/>00:00:00 kstrp</text:span></text:p>
      <text:p text:style-name="P1"><text:span text:style-name="T10"><text:s text:c="4"/>160 ?<text:s text:c="8"/>00:00:00 kworker/1:1H-kblockd</text:span></text:p>
      <text:p text:style-name="P1"><text:span text:style-name="T10"><text:s text:c="4"/>164 ?<text:s text:c="8"/>00:00:00 kworker/u5:0</text:span></text:p>
      <text:p text:style-name="P1"><text:span text:style-name="T10"><text:s text:c="4"/>180 ?<text:s text:c="8"/>00:00:00 charger_manager</text:span></text:p>
      <text:p text:style-name="P1"><text:span text:style-name="T10"><text:s text:c="4"/>215 ?<text:s text:c="8"/>00:00:00 nvme-wq</text:span></text:p>
      <text:p text:style-name="P1"><text:span text:style-name="T10"><text:s text:c="4"/>216 ?<text:s text:c="8"/>00:00:00 nvme-reset-wq</text:span></text:p>
      <text:p text:style-name="P1"><text:span text:style-name="T10"><text:s text:c="4"/>218 ?<text:s text:c="8"/>00:00:00 nvme-delete-wq</text:span></text:p>
      <text:p text:style-name="P1"><text:span text:style-name="T10"><text:s text:c="4"/>221 ?<text:s text:c="8"/>00:00:00 kworker/0:1H-kblockd</text:span></text:p>
      <text:p text:style-name="P1"><text:span text:style-name="T10"><text:s text:c="4"/>223 ?<text:s text:c="8"/>00:00:00 mpt_poll_0</text:span></text:p>
      <text:p text:style-name="P1"><text:span text:style-name="T10"><text:s text:c="4"/>224 ?<text:s text:c="8"/>00:00:00 scsi_eh_2</text:span></text:p>
      <text:p text:style-name="P1"><text:span text:style-name="T10"><text:s text:c="4"/>225 ?<text:s text:c="8"/>00:00:00 mpt/0</text:span></text:p>
      <text:p text:style-name="P1"><text:span text:style-name="T10"><text:s text:c="4"/>226 ?<text:s text:c="8"/>00:00:00 scsi_tmf_2</text:span></text:p>
      <text:p text:style-name="P1"><text:span text:style-name="T10"><text:s text:c="4"/>228 ?<text:s text:c="8"/>00:00:00 scsi_eh_3</text:span></text:p>
      <text:p text:style-name="P1"><text:span text:style-name="T10"><text:s text:c="4"/>229 ?<text:s text:c="8"/>00:00:00 scsi_tmf_3</text:span></text:p>
      <text:p text:style-name="P1"><text:span text:style-name="T10"><text:s text:c="4"/>230 ?<text:s text:c="8"/>00:00:00 scsi_eh_4</text:span></text:p>
      <text:p text:style-name="P1"><text:span text:style-name="T10"><text:s text:c="4"/>231 ?<text:s text:c="8"/>00:00:00 scsi_tmf_4</text:span></text:p>
      <text:p text:style-name="P1"><text:span text:style-name="T10"><text:s text:c="4"/>232 ?<text:s text:c="8"/>00:00:00 scsi_eh_5</text:span></text:p>
      <text:p text:style-name="P1"><text:span text:style-name="T10"><text:s text:c="4"/>233 ?<text:s text:c="8"/>00:00:00 scsi_tmf_5</text:span></text:p>
      <text:p text:style-name="P1"><text:span text:style-name="T10"><text:s text:c="4"/>234 ?<text:s text:c="8"/>00:00:00 irq/18-vmwgfx</text:span></text:p>
      <text:p text:style-name="P1"><text:span text:style-name="T10"><text:s text:c="4"/>235 ?<text:s text:c="8"/>00:00:00 scsi_eh_6</text:span></text:p>
      <text:p text:style-name="P1"><text:span text:style-name="T10"><text:s text:c="4"/>236 ?<text:s text:c="8"/>00:00:00 scsi_tmf_6</text:span></text:p>
      <text:p text:style-name="P1"><text:span text:style-name="T10"><text:s text:c="4"/>237 ?<text:s text:c="8"/>00:00:00 ttm_swap</text:span></text:p>
      <text:p text:style-name="P1"><text:span text:style-name="T10"><text:s text:c="4"/>238 ?<text:s text:c="8"/>00:00:00 scsi_eh_7</text:span></text:p>
      <text:p text:style-name="P1"><text:span text:style-name="T10"><text:s text:c="4"/>239 ?<text:s text:c="8"/>00:00:00 scsi_tmf_7</text:span></text:p>
      <text:p text:style-name="P1"><text:span text:style-name="T10"><text:s text:c="4"/>240 ?<text:s text:c="8"/>00:00:00 scsi_eh_8</text:span></text:p>
      <text:p text:style-name="P1"><text:span text:style-name="T10"><text:s text:c="4"/>241 ?<text:s text:c="8"/>00:00:00 scsi_tmf_8</text:span></text:p>
      <text:p text:style-name="P1"><text:span text:style-name="T10"><text:s text:c="4"/>242 ?<text:s text:c="8"/>00:00:00 cryptd</text:span></text:p>
      <text:p text:style-name="P1"><text:span text:style-name="T10"><text:s text:c="4"/>243 ?<text:s text:c="8"/>00:00:00 scsi_eh_9</text:span></text:p>
      <text:p text:style-name="P1"><text:span text:style-name="T10"><text:s text:c="4"/>244 ?<text:s text:c="8"/>00:00:00 scsi_tmf_9</text:span></text:p>
      <text:p text:style-name="P1"><text:span text:style-name="T10"><text:s text:c="4"/>245 ?<text:s text:c="8"/>00:00:00 scsi_eh_10</text:span></text:p>
      <text:p text:style-name="P1"><text:span text:style-name="T10"><text:s text:c="4"/>246 ?<text:s text:c="8"/>00:00:00 scsi_tmf_10</text:span></text:p>
      <text:p text:style-name="P1"><text:span text:style-name="T10"><text:s text:c="4"/>247 ?<text:s text:c="8"/>00:00:00 scsi_eh_11</text:span></text:p>
      <text:p text:style-name="P1"><text:span text:style-name="T10"><text:s text:c="4"/>249 ?<text:s text:c="8"/>00:00:00 scsi_tmf_11</text:span></text:p>
      <text:p text:style-name="P1"><text:span text:style-name="T10"><text:s text:c="4"/>251 ?<text:s text:c="8"/>00:00:00 scsi_eh_12</text:span></text:p>
      <text:p text:style-name="P1"><text:span text:style-name="T10"><text:s text:c="4"/>253 ?<text:s text:c="8"/>00:00:00 scsi_tmf_12</text:span></text:p>
      <text:p text:style-name="P1"><text:span text:style-name="T10"><text:s text:c="4"/>256 ?<text:s text:c="8"/>00:00:00 scsi_eh_13</text:span></text:p>
      <text:p text:style-name="P1"><text:span text:style-name="T10"><text:s text:c="4"/>259 ?<text:s text:c="8"/>00:00:00 scsi_tmf_13</text:span></text:p>
      <text:p text:style-name="P1"><text:span text:style-name="T10"><text:s text:c="4"/>262 ?<text:s text:c="8"/>00:00:00 scsi_eh_14</text:span></text:p>
      <text:p text:style-name="P1"><text:span text:style-name="T10"><text:s text:c="4"/>263 ?<text:s text:c="8"/>00:00:00 scsi_tmf_14</text:span></text:p>
      <text:p text:style-name="P1"><text:span text:style-name="T10"><text:s text:c="4"/>265 ?<text:s text:c="8"/>00:00:00 scsi_eh_15</text:span></text:p>
      <text:p text:style-name="P1"><text:span text:style-name="T10"><text:s text:c="4"/>266 ?<text:s text:c="8"/>00:00:00 scsi_tmf_15</text:span></text:p>
      <text:p text:style-name="P1"><text:span text:style-name="T10"><text:s text:c="4"/>272 ?<text:s text:c="8"/>00:00:00 scsi_eh_16</text:span></text:p>
      <text:p text:style-name="P1"><text:span text:style-name="T10"><text:s text:c="4"/>275 ?<text:s text:c="8"/>00:00:00 scsi_tmf_16</text:span></text:p>
      <text:p text:style-name="P1"><text:span text:style-name="T10"><text:s text:c="4"/>276 ?<text:s text:c="8"/>00:00:00 scsi_eh_17</text:span></text:p>
      <text:p text:style-name="P1"><text:span text:style-name="T10"><text:s text:c="4"/>277 ?<text:s text:c="8"/>00:00:00 scsi_tmf_17</text:span></text:p>
      <text:p text:style-name="P1"><text:span text:style-name="T10"><text:s text:c="4"/>279 ?<text:s text:c="8"/>00:00:00 scsi_eh_18</text:span></text:p>
      <text:p text:style-name="P1"><text:span text:style-name="T10"><text:s text:c="4"/>281 ?<text:s text:c="8"/>00:00:00 scsi_tmf_18</text:span></text:p>
      <text:p text:style-name="P1"><text:span text:style-name="T10"><text:s text:c="4"/>283 ?<text:s text:c="8"/>00:00:00 scsi_eh_19</text:span></text:p>
      <text:p text:style-name="P1"><text:span text:style-name="T10"><text:s text:c="4"/>286 ?<text:s text:c="8"/>00:00:00 scsi_tmf_19</text:span></text:p>
      <text:p text:style-name="P1"><text:span text:style-name="T10"><text:s text:c="4"/>289 ?<text:s text:c="8"/>00:00:00 scsi_eh_20</text:span></text:p>
      <text:p text:style-name="P1"><text:span text:style-name="T10"><text:s text:c="4"/>290 ?<text:s text:c="8"/>00:00:00 scsi_tmf_20</text:span></text:p>
      <text:p text:style-name="P1"><text:span text:style-name="T10"><text:s text:c="4"/>291 ?<text:s text:c="8"/>00:00:00 scsi_eh_21</text:span></text:p>
      <text:p text:style-name="P1"><text:span text:style-name="T10"><text:s text:c="4"/>292 ?<text:s text:c="8"/>00:00:00 scsi_tmf_21</text:span></text:p>
      <text:p text:style-name="P1"><text:span text:style-name="T10"><text:s text:c="4"/>294 ?<text:s text:c="8"/>00:00:00 scsi_eh_22</text:span></text:p>
      <text:p text:style-name="P1"><text:span text:style-name="T10"><text:s text:c="4"/>295 ?<text:s text:c="8"/>00:00:00 scsi_tmf_22</text:span></text:p>
      <text:p text:style-name="P1"><text:span text:style-name="T10"><text:s text:c="4"/>308 ?<text:s text:c="8"/>00:00:00 scsi_eh_23</text:span></text:p>
      <text:p text:style-name="P1"><text:span text:style-name="T10"><text:s text:c="4"/>311 ?<text:s text:c="8"/>00:00:00 scsi_tmf_23</text:span></text:p>
      <text:p text:style-name="P1"><text:span text:style-name="T10"><text:s text:c="4"/>317 ?<text:s text:c="8"/>00:00:00 kworker/u4:20-events_unbound</text:span></text:p>
      <text:p text:style-name="P1"><text:span text:style-name="T10"><text:s text:c="4"/>392 ?<text:s text:c="8"/>00:00:00 md3_raid1</text:span></text:p>
      <text:p text:style-name="P1"><text:span text:style-name="T10"><text:s text:c="4"/>396 ?<text:s text:c="8"/>00:00:00 md2_raid1</text:span></text:p>
      <text:p text:style-name="P1"><text:span text:style-name="T10"><text:s text:c="4"/>398 ?<text:s text:c="8"/>00:00:00 md1_raid1</text:span></text:p>
      <text:p text:style-name="P1"><text:span text:style-name="T10"><text:s text:c="4"/>447 ?<text:s text:c="8"/>00:00:00 raid5wq</text:span></text:p>
      <text:p text:style-name="P1"><text:span text:style-name="T10"><text:s text:c="4"/>448 ?<text:s text:c="8"/>00:00:00 md6_raid6</text:span></text:p>
      <text:p text:style-name="P1"><text:span text:style-name="T10"><text:s text:c="4"/>449 ?<text:s text:c="8"/>00:00:00 md5_raid5</text:span></text:p>
      <text:p text:style-name="P1"><text:span text:style-name="T10"><text:s text:c="4"/>525 ?<text:s text:c="8"/>00:00:00 jbd2/sdb2-8</text:span></text:p>
      <text:p text:style-name="P1"><text:span text:style-name="T10"><text:s text:c="4"/>526 ?<text:s text:c="8"/>00:00:00 ext4-rsv-conver</text:span></text:p>
      <text:p text:style-name="P1"><text:span text:style-name="T10"><text:s text:c="4"/>594 ?<text:s text:c="8"/>00:00:02 systemd-journal</text:span></text:p>
      <text:p text:style-name="P1"><text:span text:style-name="T10"><text:s text:c="4"/>613 ?<text:s text:c="8"/>00:00:00 kworker/0:3-memcg_kmem_cache</text:span></text:p>
      <text:p text:style-name="P1"><text:span text:style-name="T10"><text:s text:c="4"/>623 ?<text:s text:c="8"/>00:00:00 kworker/1:5-events</text:span></text:p>
      <text:p text:style-name="P1"><text:span text:style-name="T10"><text:s text:c="4"/>626 ?<text:s text:c="8"/>00:00:07 systemd-udevd</text:span></text:p>
      <text:p text:style-name="P1"><text:span text:style-name="T10"><text:s text:c="4"/>640 ?<text:s text:c="8"/>00:00:00 iprt-VBoxWQueue</text:span></text:p>
      <text:p text:style-name="P1"><text:span text:style-name="T10"><text:s text:c="3"/>1341 ?<text:s text:c="8"/>00:00:00 mdadm</text:span></text:p>
      <text:p text:style-name="P1"><text:span text:style-name="T10"><text:s text:c="3"/>1407 ?<text:s text:c="8"/>00:00:00 kaluad</text:span></text:p>
      <text:p text:style-name="P1"><text:span text:style-name="T10"><text:s text:c="3"/>1408 ?<text:s text:c="8"/>00:00:00 kmpath_rdacd</text:span></text:p>
      <text:p text:style-name="P1"><text:span text:style-name="T10"><text:s text:c="3"/>1409 ?<text:s text:c="8"/>00:00:00 kmpathd</text:span></text:p>
      <text:p text:style-name="P1"><text:span text:style-name="T10"><text:s text:c="3"/>1410 ?<text:s text:c="8"/>00:00:00 kmpath_handlerd</text:span></text:p>
      <text:p text:style-name="P1"><text:span text:style-name="T10"><text:s text:c="3"/>1411 ?<text:s text:c="8"/>00:00:00 multipathd</text:span></text:p>
      <text:p text:style-name="P1"><text:span text:style-name="T10"><text:s text:c="3"/>1422 ?<text:s text:c="8"/>00:00:00 loop0</text:span></text:p>
      <text:p text:style-name="P1"><text:span text:style-name="T10"><text:s text:c="3"/>1423 ?<text:s text:c="8"/>00:00:00 loop1</text:span></text:p>
      <text:p text:style-name="P1"><text:span text:style-name="T10"><text:s text:c="3"/>1424 ?<text:s text:c="8"/>00:00:00 loop2</text:span></text:p>
      <text:p text:style-name="P1"><text:span text:style-name="T10"><text:s text:c="3"/>1426 ?<text:s text:c="8"/>00:00:00 loop3</text:span></text:p>
      <text:p text:style-name="P1"><text:span text:style-name="T10"><text:s text:c="3"/>1427 ?<text:s text:c="8"/>00:00:00 loop4</text:span></text:p>
      <text:p text:style-name="P1"><text:span text:style-name="T10"><text:s text:c="3"/>1429 ?<text:s text:c="8"/>00:00:00 loop5</text:span></text:p>
      <text:p text:style-name="P1"><text:span text:style-name="T10"><text:s text:c="3"/>1443 ?<text:s text:c="8"/>00:00:01 systemd-timesyn</text:span></text:p>
      <text:p text:style-name="P1"><text:span text:style-name="T10"><text:s text:c="3"/>1490 ?<text:s text:c="8"/>00:00:01 systemd-network</text:span></text:p>
      <text:p text:style-name="P1"><text:span text:style-name="T10"><text:s text:c="3"/>1492 ?<text:s text:c="8"/>00:00:01 systemd-resolve</text:span></text:p>
      <text:p text:style-name="P1"><text:span text:style-name="T10"><text:s text:c="3"/>1505 ?<text:s text:c="8"/>00:00:00 accounts-daemon</text:span></text:p>
      <text:p text:style-name="P1"><text:span text:style-name="T10"><text:s text:c="3"/>1508 ?<text:s text:c="8"/>00:00:00 cron</text:span></text:p>
      <text:p text:style-name="P1"><text:span text:style-name="T10"><text:s text:c="3"/>1509 ?<text:s text:c="8"/>00:00:00 dbus-daemon</text:span></text:p>
      <text:p text:style-name="P1"><text:span text:style-name="T10"><text:s text:c="3"/>1517 ?<text:s text:c="8"/>00:00:00 irqbalance</text:span></text:p>
      <text:p text:style-name="P1"><text:span text:style-name="T10"><text:s text:c="3"/>1518 ?<text:s text:c="8"/>00:00:00 networkd-dispat</text:span></text:p>
      <text:p text:style-name="P1"><text:span text:style-name="T10"><text:s text:c="3"/>1520 ?<text:s text:c="8"/>00:00:00 rsyslogd</text:span></text:p>
      <text:p text:style-name="P1"><text:span text:style-name="T10"><text:s text:c="3"/>1524 ?<text:s text:c="8"/>00:00:03 snapd</text:span></text:p>
      <text:p text:style-name="P1"><text:span text:style-name="T10"><text:s text:c="3"/>1533 ?<text:s text:c="8"/>00:00:01 systemd-logind</text:span></text:p>
      <text:p text:style-name="P1"><text:span text:style-name="T10"><text:s text:c="3"/>1538 ?<text:s text:c="8"/>00:00:00 atd</text:span></text:p>
      <text:p text:style-name="P1"><text:span text:style-name="T10"><text:s text:c="3"/>1543 tty1<text:s text:c="5"/>00:00:00 agetty</text:span></text:p>
      <text:p text:style-name="P1"><text:span text:style-name="T10"><text:s text:c="3"/>1597 ?<text:s text:c="8"/>00:00:00 sshd</text:span></text:p>
      <text:p text:style-name="P1"><text:span text:style-name="T10"><text:s text:c="3"/>1602 ?<text:s text:c="8"/>00:00:00 unattended-upgr</text:span></text:p>
      <text:p text:style-name="P1"><text:span text:style-name="T10"><text:s text:c="3"/>1628 ?<text:s text:c="8"/>00:00:00 polkitd</text:span></text:p>
      <text:p text:style-name="P1"><text:span text:style-name="T10"><text:s text:c="3"/>1742 ?<text:s text:c="8"/>00:00:00 sshd</text:span></text:p>
      <text:p text:style-name="P1"><text:span text:style-name="T10"><text:s text:c="3"/>1759 ?<text:s text:c="8"/>00:00:00 systemd</text:span></text:p>
      <text:p text:style-name="P1"><text:span text:style-name="T10"><text:s text:c="3"/>1760 ?<text:s text:c="8"/>00:00:00 (sd-pam)</text:span></text:p>
      <text:p text:style-name="P1"><text:span text:style-name="T10"><text:s text:c="3"/>1858 ?<text:s text:c="8"/>00:00:00 sshd</text:span></text:p>
      <text:p text:style-name="P1"><text:span text:style-name="T10"><text:s text:c="3"/>1859 pts/0<text:s text:c="4"/>00:00:00 bash</text:span></text:p>
      <text:p text:style-name="P1"><text:span text:style-name="T10"><text:s text:c="3"/>1877 pts/0<text:s text:c="4"/>00:00:00 sudo</text:span></text:p>
      <text:p text:style-name="P1"><text:span text:style-name="T10"><text:s text:c="3"/>1881 pts/0<text:s text:c="4"/>00:00:00 bash</text:span></text:p>
      <text:p text:style-name="P1"><text:span text:style-name="T10"><text:s text:c="3"/>1965 ?<text:s text:c="8"/>00:00:00 kworker/u4:1-events_unbound</text:span></text:p>
      <text:p text:style-name="P1"><text:span text:style-name="T10"><text:s text:c="3"/>2093 ?<text:s text:c="8"/>00:00:00 kworker/u4:0-events_power_efficient</text:span></text:p>
      <text:p text:style-name="P1"><text:span text:style-name="T10"><text:s text:c="3"/>2094 ?<text:s text:c="8"/>00:00:00 kworker/u4:2</text:span></text:p>
      <text:p text:style-name="P1"><text:span text:style-name="T10"><text:s text:c="3"/>2183 pts/0<text:s text:c="4"/>00:00:00 ps</text:span></text:p>
      <text:p text:style-name="P1"><text:span text:style-name="T11"><text:tab/>ps -e</text:span></text:p>
      <text:p text:style-name="P1"><text:span text:style-name="T12">root@svralumno:~# ps -e</text:span></text:p>
      <text:p text:style-name="P1"><text:span text:style-name="T12"><text:s text:c="4"/>PID TTY<text:s text:c="10"/>TIME CMD</text:span></text:p>
      <text:p text:style-name="P1"><text:span text:style-name="T12"><text:s text:c="6"/>1 ?<text:s text:c="8"/>00:00:04 systemd</text:span></text:p>
      <text:p text:style-name="P1"><text:span text:style-name="T12"><text:s text:c="6"/>2 ?<text:s text:c="8"/>00:00:00 kthreadd</text:span></text:p>
      <text:p text:style-name="P1"><text:span text:style-name="T12"><text:s text:c="6"/>3 ?<text:s text:c="8"/>00:00:00 rcu_gp</text:span></text:p>
      <text:p text:style-name="P1"><text:span text:style-name="T12"><text:s text:c="6"/>4 ?<text:s text:c="8"/>00:00:00 rcu_par_gp</text:span></text:p>
      <text:p text:style-name="P1"><text:span text:style-name="T12"><text:s text:c="6"/>6 ?<text:s text:c="8"/>00:00:00 kworker/0:0H-kblockd</text:span></text:p>
      <text:p text:style-name="P1"><text:span text:style-name="T12"><text:s text:c="6"/>7 ?<text:s text:c="8"/>00:00:00 kworker/0:1-events</text:span></text:p>
      <text:p text:style-name="P1"><text:span text:style-name="T12"><text:s text:c="6"/>9 ?<text:s text:c="8"/>00:00:00 mm_percpu_wq</text:span></text:p>
      <text:p text:style-name="P1"><text:span text:style-name="T12"><text:s text:c="5"/>10 ?<text:s text:c="8"/>00:00:00 ksoftirqd/0</text:span></text:p>
      <text:p text:style-name="P1"><text:span text:style-name="T12"><text:s text:c="5"/>11 ?<text:s text:c="8"/>00:00:00 rcu_sched</text:span></text:p>
      <text:p text:style-name="P1"><text:span text:style-name="T12"><text:s text:c="5"/>12 ?<text:s text:c="8"/>00:00:00 migration/0</text:span></text:p>
      <text:p text:style-name="P1"><text:span text:style-name="T12"><text:s text:c="5"/>13 ?<text:s text:c="8"/>00:00:00 idle_inject/0</text:span></text:p>
      <text:p text:style-name="P1"><text:span text:style-name="T12"><text:s text:c="5"/>14 ?<text:s text:c="8"/>00:00:00 cpuhp/0</text:span></text:p>
      <text:p text:style-name="P1"><text:span text:style-name="T12"><text:s text:c="5"/>15 ?<text:s text:c="8"/>00:00:00 cpuhp/1</text:span></text:p>
      <text:p text:style-name="P1"><text:span text:style-name="T12"><text:s text:c="5"/>16 ?<text:s text:c="8"/>00:00:00 idle_inject/1</text:span></text:p>
      <text:p text:style-name="P1"><text:span text:style-name="T12"><text:s text:c="5"/>17 ?<text:s text:c="8"/>00:00:00 migration/1</text:span></text:p>
      <text:p text:style-name="P1"><text:span text:style-name="T12"><text:s text:c="5"/>18 ?<text:s text:c="8"/>00:00:00 ksoftirqd/1</text:span></text:p>
      <text:p text:style-name="P1"><text:span text:style-name="T12"><text:s text:c="5"/>19 ?<text:s text:c="8"/>00:00:00 kworker/1:0-events</text:span></text:p>
      <text:p text:style-name="P1"><text:span text:style-name="T12"><text:s text:c="5"/>20 ?<text:s text:c="8"/>00:00:00 kworker/1:0H-kblockd</text:span></text:p>
      <text:p text:style-name="P1"><text:span text:style-name="T12"><text:s text:c="5"/>21 ?<text:s text:c="8"/>00:00:00 kdevtmpfs</text:span></text:p>
      <text:p text:style-name="P1"><text:span text:style-name="T12"><text:s text:c="5"/>22 ?<text:s text:c="8"/>00:00:00 netns</text:span></text:p>
      <text:p text:style-name="P1"><text:span text:style-name="T12"><text:s text:c="5"/>23 ?<text:s text:c="8"/>00:00:00 rcu_tasks_kthre</text:span></text:p>
      <text:p text:style-name="P1"><text:span text:style-name="T12"><text:s text:c="5"/>24 ?<text:s text:c="8"/>00:00:00 kauditd</text:span></text:p>
      <text:p text:style-name="P1"><text:span text:style-name="T12"><text:s text:c="5"/>26 ?<text:s text:c="8"/>00:00:00 khungtaskd</text:span></text:p>
      <text:p text:style-name="P1"><text:span text:style-name="T12"><text:s text:c="5"/>27 ?<text:s text:c="8"/>00:00:00 oom_reaper</text:span></text:p>
      <text:p text:style-name="P1"><text:span text:style-name="T12"><text:s text:c="5"/>28 ?<text:s text:c="8"/>00:00:00 writeback</text:span></text:p>
      <text:p text:style-name="P1"><text:span text:style-name="T12"><text:s text:c="5"/>29 ?<text:s text:c="8"/>00:00:00 kcompactd0</text:span></text:p>
      <text:p text:style-name="P1"><text:span text:style-name="T12"><text:s text:c="5"/>30 ?<text:s text:c="8"/>00:00:00 ksmd</text:span></text:p>
      <text:p text:style-name="P1"><text:span text:style-name="T12"><text:s text:c="5"/>31 ?<text:s text:c="8"/>00:00:00 khugepaged</text:span></text:p>
      <text:p text:style-name="P1"><text:span text:style-name="T12"><text:s text:c="4"/>123 ?<text:s text:c="8"/>00:00:00 kintegrityd</text:span></text:p>
      <text:p text:style-name="P1"><text:span text:style-name="T12"><text:s text:c="4"/>124 ?<text:s text:c="8"/>00:00:00 kblockd</text:span></text:p>
      <text:p text:style-name="P1"><text:span text:style-name="T12"><text:s text:c="4"/>125 ?<text:s text:c="8"/>00:00:00 blkcg_punt_bio</text:span></text:p>
      <text:p text:style-name="P1"><text:span text:style-name="T12"><text:s text:c="4"/>126 ?<text:s text:c="8"/>00:00:00 tpm_dev_wq</text:span></text:p>
      <text:p text:style-name="P1"><text:span text:style-name="T12"><text:s text:c="4"/>127 ?<text:s text:c="8"/>00:00:00 ata_sff</text:span></text:p>
      <text:p text:style-name="P1"><text:span text:style-name="T12"><text:s text:c="4"/>128 ?<text:s text:c="8"/>00:00:00 md</text:span></text:p>
      <text:p text:style-name="P1"><text:span text:style-name="T12"><text:s text:c="4"/>129 ?<text:s text:c="8"/>00:00:00 edac-poller</text:span></text:p>
      <text:p text:style-name="P1"><text:span text:style-name="T12"><text:s text:c="4"/>130 ?<text:s text:c="8"/>00:00:00 devfreq_wq</text:span></text:p>
      <text:p text:style-name="P1"><text:span text:style-name="T12"><text:s text:c="4"/>131 ?<text:s text:c="8"/>00:00:00 watchdogd</text:span></text:p>
      <text:p text:style-name="P1"><text:span text:style-name="T12"><text:s text:c="4"/>135 ?<text:s text:c="8"/>00:00:00 kswapd0</text:span></text:p>
      <text:p text:style-name="P1"><text:span text:style-name="T12"><text:s text:c="4"/>136 ?<text:s text:c="8"/>00:00:00 ecryptfs-kthrea</text:span></text:p>
      <text:p text:style-name="P1"><text:span text:style-name="T12"><text:s text:c="4"/>139 ?<text:s text:c="8"/>00:00:00 kthrotld</text:span></text:p>
      <text:p text:style-name="P1"><text:span text:style-name="T12"><text:s text:c="4"/>140 ?<text:s text:c="8"/>00:00:00 acpi_thermal_pm</text:span></text:p>
      <text:p text:style-name="P1"><text:span text:style-name="T12"><text:s text:c="4"/>141 ?<text:s text:c="8"/>00:00:00 scsi_eh_0</text:span></text:p>
      <text:p text:style-name="P1"><text:span text:style-name="T12"><text:s text:c="4"/>142 ?<text:s text:c="8"/>00:00:00 scsi_tmf_0</text:span></text:p>
      <text:p text:style-name="P1"><text:span text:style-name="T12"><text:s text:c="4"/>143 ?<text:s text:c="8"/>00:00:00 scsi_eh_1</text:span></text:p>
      <text:p text:style-name="P1"><text:span text:style-name="T12"><text:s text:c="4"/>144 ?<text:s text:c="8"/>00:00:00 scsi_tmf_1</text:span></text:p>
      <text:p text:style-name="P1"><text:span text:style-name="T12"><text:s text:c="4"/>147 ?<text:s text:c="8"/>00:00:00 vfio-irqfd-clea</text:span></text:p>
      <text:p text:style-name="P1"><text:span text:style-name="T12"><text:s text:c="4"/>148 ?<text:s text:c="8"/>00:00:00 ipv6_addrconf</text:span></text:p>
      <text:p text:style-name="P1"><text:span text:style-name="T12"><text:s text:c="4"/>159 ?<text:s text:c="8"/>00:00:00 kstrp</text:span></text:p>
      <text:p text:style-name="P1"><text:span text:style-name="T12"><text:s text:c="4"/>160 ?<text:s text:c="8"/>00:00:00 kworker/1:1H-kblockd</text:span></text:p>
      <text:p text:style-name="P1"><text:span text:style-name="T12"><text:s text:c="4"/>164 ?<text:s text:c="8"/>00:00:00 kworker/u5:0</text:span></text:p>
      <text:p text:style-name="P1"><text:span text:style-name="T12"><text:s text:c="4"/>180 ?<text:s text:c="8"/>00:00:00 charger_manager</text:span></text:p>
      <text:p text:style-name="P1"><text:span text:style-name="T12"><text:s text:c="4"/>215 ?<text:s text:c="8"/>00:00:00 nvme-wq</text:span></text:p>
      <text:p text:style-name="P1"><text:span text:style-name="T12"><text:s text:c="4"/>216 ?<text:s text:c="8"/>00:00:00 nvme-reset-wq</text:span></text:p>
      <text:p text:style-name="P1"><text:span text:style-name="T12"><text:s text:c="4"/>218 ?<text:s text:c="8"/>00:00:00 nvme-delete-wq</text:span></text:p>
      <text:p text:style-name="P1"><text:span text:style-name="T12"><text:s text:c="4"/>221 ?<text:s text:c="8"/>00:00:00 kworker/0:1H-kblockd</text:span></text:p>
      <text:p text:style-name="P1"><text:span text:style-name="T12"><text:s text:c="4"/>223 ?<text:s text:c="8"/>00:00:00 mpt_poll_0</text:span></text:p>
      <text:p text:style-name="P1"><text:span text:style-name="T12"><text:s text:c="4"/>224 ?<text:s text:c="8"/>00:00:00 scsi_eh_2</text:span></text:p>
      <text:p text:style-name="P1"><text:span text:style-name="T12"><text:s text:c="4"/>225 ?<text:s text:c="8"/>00:00:00 mpt/0</text:span></text:p>
      <text:p text:style-name="P1"><text:span text:style-name="T12"><text:s text:c="4"/>226 ?<text:s text:c="8"/>00:00:00 scsi_tmf_2</text:span></text:p>
      <text:p text:style-name="P1"><text:span text:style-name="T12"><text:s text:c="4"/>228 ?<text:s text:c="8"/>00:00:00 scsi_eh_3</text:span></text:p>
      <text:p text:style-name="P1"><text:span text:style-name="T12"><text:s text:c="4"/>229 ?<text:s text:c="8"/>00:00:00 scsi_tmf_3</text:span></text:p>
      <text:p text:style-name="P1"><text:span text:style-name="T12"><text:s text:c="4"/>230 ?<text:s text:c="8"/>00:00:00 scsi_eh_4</text:span></text:p>
      <text:p text:style-name="P1"><text:span text:style-name="T12"><text:s text:c="4"/>231 ?<text:s text:c="8"/>00:00:00 scsi_tmf_4</text:span></text:p>
      <text:p text:style-name="P1"><text:span text:style-name="T12"><text:s text:c="4"/>232 ?<text:s text:c="8"/>00:00:00 scsi_eh_5</text:span></text:p>
      <text:p text:style-name="P1"><text:span text:style-name="T12"><text:s text:c="4"/>233 ?<text:s text:c="8"/>00:00:00 scsi_tmf_5</text:span></text:p>
      <text:p text:style-name="P1"><text:span text:style-name="T12"><text:s text:c="4"/>234 ?<text:s text:c="8"/>00:00:00 irq/18-vmwgfx</text:span></text:p>
      <text:p text:style-name="P1"><text:span text:style-name="T12"><text:s text:c="4"/>235 ?<text:s text:c="8"/>00:00:00 scsi_eh_6</text:span></text:p>
      <text:p text:style-name="P1"><text:span text:style-name="T12"><text:s text:c="4"/>236 ?<text:s text:c="8"/>00:00:00 scsi_tmf_6</text:span></text:p>
      <text:p text:style-name="P1"><text:span text:style-name="T12"><text:s text:c="4"/>237 ?<text:s text:c="8"/>00:00:00 ttm_swap</text:span></text:p>
      <text:p text:style-name="P1"><text:span text:style-name="T12"><text:s text:c="4"/>238 ?<text:s text:c="8"/>00:00:00 scsi_eh_7</text:span></text:p>
      <text:p text:style-name="P1"><text:span text:style-name="T12"><text:s text:c="4"/>239 ?<text:s text:c="8"/>00:00:00 scsi_tmf_7</text:span></text:p>
      <text:p text:style-name="P1"><text:span text:style-name="T12"><text:s text:c="4"/>240 ?<text:s text:c="8"/>00:00:00 scsi_eh_8</text:span></text:p>
      <text:p text:style-name="P1"><text:span text:style-name="T12"><text:s text:c="4"/>241 ?<text:s text:c="8"/>00:00:00 scsi_tmf_8</text:span></text:p>
      <text:p text:style-name="P1"><text:span text:style-name="T12"><text:s text:c="4"/>242 ?<text:s text:c="8"/>00:00:00 cryptd</text:span></text:p>
      <text:p text:style-name="P1"><text:span text:style-name="T12"><text:s text:c="4"/>243 ?<text:s text:c="8"/>00:00:00 scsi_eh_9</text:span></text:p>
      <text:p text:style-name="P1"><text:span text:style-name="T12"><text:s text:c="4"/>244 ?<text:s text:c="8"/>00:00:00 scsi_tmf_9</text:span></text:p>
      <text:p text:style-name="P1"><text:span text:style-name="T12"><text:s text:c="4"/>245 ?<text:s text:c="8"/>00:00:00 scsi_eh_10</text:span></text:p>
      <text:p text:style-name="P1"><text:span text:style-name="T12"><text:s text:c="4"/>246 ?<text:s text:c="8"/>00:00:00 scsi_tmf_10</text:span></text:p>
      <text:p text:style-name="P1"><text:span text:style-name="T12"><text:s text:c="4"/>247 ?<text:s text:c="8"/>00:00:00 scsi_eh_11</text:span></text:p>
      <text:p text:style-name="P1"><text:span text:style-name="T12"><text:s text:c="4"/>249 ?<text:s text:c="8"/>00:00:00 scsi_tmf_11</text:span></text:p>
      <text:p text:style-name="P1"><text:span text:style-name="T12"><text:s text:c="4"/>251 ?<text:s text:c="8"/>00:00:00 scsi_eh_12</text:span></text:p>
      <text:p text:style-name="P1"><text:span text:style-name="T12"><text:s text:c="4"/>253 ?<text:s text:c="8"/>00:00:00 scsi_tmf_12</text:span></text:p>
      <text:p text:style-name="P1"><text:span text:style-name="T12"><text:s text:c="4"/>256 ?<text:s text:c="8"/>00:00:00 scsi_eh_13</text:span></text:p>
      <text:p text:style-name="P1"><text:span text:style-name="T12"><text:s text:c="4"/>259 ?<text:s text:c="8"/>00:00:00 scsi_tmf_13</text:span></text:p>
      <text:p text:style-name="P1"><text:span text:style-name="T12"><text:s text:c="4"/>262 ?<text:s text:c="8"/>00:00:00 scsi_eh_14</text:span></text:p>
      <text:p text:style-name="P1"><text:span text:style-name="T12"><text:s text:c="4"/>263 ?<text:s text:c="8"/>00:00:00 scsi_tmf_14</text:span></text:p>
      <text:p text:style-name="P1"><text:span text:style-name="T12"><text:s text:c="4"/>265 ?<text:s text:c="8"/>00:00:00 scsi_eh_15</text:span></text:p>
      <text:p text:style-name="P1"><text:span text:style-name="T12"><text:s text:c="4"/>266 ?<text:s text:c="8"/>00:00:00 scsi_tmf_15</text:span></text:p>
      <text:p text:style-name="P1"><text:span text:style-name="T12"><text:s text:c="4"/>272 ?<text:s text:c="8"/>00:00:00 scsi_eh_16</text:span></text:p>
      <text:p text:style-name="P1"><text:span text:style-name="T12"><text:s text:c="4"/>275 ?<text:s text:c="8"/>00:00:00 scsi_tmf_16</text:span></text:p>
      <text:p text:style-name="P1"><text:span text:style-name="T12"><text:s text:c="4"/>276 ?<text:s text:c="8"/>00:00:00 scsi_eh_17</text:span></text:p>
      <text:p text:style-name="P1"><text:span text:style-name="T12"><text:s text:c="4"/>277 ?<text:s text:c="8"/>00:00:00 scsi_tmf_17</text:span></text:p>
      <text:p text:style-name="P1"><text:span text:style-name="T12"><text:s text:c="4"/>279 ?<text:s text:c="8"/>00:00:00 scsi_eh_18</text:span></text:p>
      <text:p text:style-name="P1"><text:span text:style-name="T12"><text:s text:c="4"/>281 ?<text:s text:c="8"/>00:00:00 scsi_tmf_18</text:span></text:p>
      <text:p text:style-name="P1"><text:span text:style-name="T12"><text:s text:c="4"/>283 ?<text:s text:c="8"/>00:00:00 scsi_eh_19</text:span></text:p>
      <text:p text:style-name="P1"><text:span text:style-name="T12"><text:s text:c="4"/>286 ?<text:s text:c="8"/>00:00:00 scsi_tmf_19</text:span></text:p>
      <text:p text:style-name="P1"><text:span text:style-name="T12"><text:s text:c="4"/>289 ?<text:s text:c="8"/>00:00:00 scsi_eh_20</text:span></text:p>
      <text:p text:style-name="P1"><text:span text:style-name="T12"><text:s text:c="4"/>290 ?<text:s text:c="8"/>00:00:00 scsi_tmf_20</text:span></text:p>
      <text:p text:style-name="P1"><text:span text:style-name="T12"><text:s text:c="4"/>291 ?<text:s text:c="8"/>00:00:00 scsi_eh_21</text:span></text:p>
      <text:p text:style-name="P1"><text:span text:style-name="T12"><text:s text:c="4"/>292 ?<text:s text:c="8"/>00:00:00 scsi_tmf_21</text:span></text:p>
      <text:p text:style-name="P1"><text:span text:style-name="T12"><text:s text:c="4"/>294 ?<text:s text:c="8"/>00:00:00 scsi_eh_22</text:span></text:p>
      <text:p text:style-name="P1"><text:span text:style-name="T12"><text:s text:c="4"/>295 ?<text:s text:c="8"/>00:00:00 scsi_tmf_22</text:span></text:p>
      <text:p text:style-name="P1"><text:span text:style-name="T12"><text:s text:c="4"/>308 ?<text:s text:c="8"/>00:00:00 scsi_eh_23</text:span></text:p>
      <text:p text:style-name="P1"><text:span text:style-name="T12"><text:s text:c="4"/>311 ?<text:s text:c="8"/>00:00:00 scsi_tmf_23</text:span></text:p>
      <text:p text:style-name="P1"><text:span text:style-name="T12"><text:s text:c="4"/>317 ?<text:s text:c="8"/>00:00:00 kworker/u4:20-events_unbound</text:span></text:p>
      <text:p text:style-name="P1"><text:span text:style-name="T12"><text:s text:c="4"/>392 ?<text:s text:c="8"/>00:00:00 md3_raid1</text:span></text:p>
      <text:p text:style-name="P1"><text:span text:style-name="T12"><text:s text:c="4"/>396 ?<text:s text:c="8"/>00:00:00 md2_raid1</text:span></text:p>
      <text:p text:style-name="P1"><text:span text:style-name="T12"><text:s text:c="4"/>398 ?<text:s text:c="8"/>00:00:00 md1_raid1</text:span></text:p>
      <text:p text:style-name="P1"><text:span text:style-name="T12"><text:s text:c="4"/>447 ?<text:s text:c="8"/>00:00:00 raid5wq</text:span></text:p>
      <text:p text:style-name="P1"><text:span text:style-name="T12"><text:s text:c="4"/>448 ?<text:s text:c="8"/>00:00:00 md6_raid6</text:span></text:p>
      <text:p text:style-name="P1"><text:span text:style-name="T12"><text:s text:c="4"/>449 ?<text:s text:c="8"/>00:00:00 md5_raid5</text:span></text:p>
      <text:p text:style-name="P1"><text:span text:style-name="T12"><text:s text:c="4"/>525 ?<text:s text:c="8"/>00:00:00 jbd2/sdb2-8</text:span></text:p>
      <text:p text:style-name="P1"><text:span text:style-name="T12"><text:s text:c="4"/>526 ?<text:s text:c="8"/>00:00:00 ext4-rsv-conver</text:span></text:p>
      <text:p text:style-name="P1"><text:span text:style-name="T12"><text:s text:c="4"/>594 ?<text:s text:c="8"/>00:00:02 systemd-journal</text:span></text:p>
      <text:p text:style-name="P1"><text:span text:style-name="T12"><text:s text:c="4"/>613 ?<text:s text:c="8"/>00:00:00 kworker/0:3-memcg_kmem_cache</text:span></text:p>
      <text:p text:style-name="P1"><text:span text:style-name="T12"><text:s text:c="4"/>623 ?<text:s text:c="8"/>00:00:00 kworker/1:5-events</text:span></text:p>
      <text:p text:style-name="P1"><text:span text:style-name="T12"><text:s text:c="4"/>626 ?<text:s text:c="8"/>00:00:07 systemd-udevd</text:span></text:p>
      <text:p text:style-name="P1"><text:span text:style-name="T12"><text:s text:c="4"/>640 ?<text:s text:c="8"/>00:00:00 iprt-VBoxWQueue</text:span></text:p>
      <text:p text:style-name="P1"><text:span text:style-name="T12"><text:s text:c="3"/>1341 ?<text:s text:c="8"/>00:00:00 mdadm</text:span></text:p>
      <text:p text:style-name="P1"><text:span text:style-name="T12"><text:s text:c="3"/>1407 ?<text:s text:c="8"/>00:00:00 kaluad</text:span></text:p>
      <text:p text:style-name="P1"><text:span text:style-name="T12"><text:s text:c="3"/>1408 ?<text:s text:c="8"/>00:00:00 kmpath_rdacd</text:span></text:p>
      <text:p text:style-name="P1"><text:span text:style-name="T12"><text:s text:c="3"/>1409 ?<text:s text:c="8"/>00:00:00 kmpathd</text:span></text:p>
      <text:p text:style-name="P1"><text:span text:style-name="T12"><text:s text:c="3"/>1410 ?<text:s text:c="8"/>00:00:00 kmpath_handlerd</text:span></text:p>
      <text:p text:style-name="P1"><text:span text:style-name="T12"><text:s text:c="3"/>1411 ?<text:s text:c="8"/>00:00:00 multipathd</text:span></text:p>
      <text:p text:style-name="P1"><text:span text:style-name="T12"><text:s text:c="3"/>1422 ?<text:s text:c="8"/>00:00:00 loop0</text:span></text:p>
      <text:p text:style-name="P1"><text:span text:style-name="T12"><text:s text:c="3"/>1423 ?<text:s text:c="8"/>00:00:00 loop1</text:span></text:p>
      <text:p text:style-name="P1"><text:span text:style-name="T12"><text:s text:c="3"/>1424 ?<text:s text:c="8"/>00:00:00 loop2</text:span></text:p>
      <text:p text:style-name="P1"><text:span text:style-name="T12"><text:s text:c="3"/>1426 ?<text:s text:c="8"/>00:00:00 loop3</text:span></text:p>
      <text:p text:style-name="P1"><text:span text:style-name="T12"><text:s text:c="3"/>1427 ?<text:s text:c="8"/>00:00:00 loop4</text:span></text:p>
      <text:p text:style-name="P1"><text:span text:style-name="T12"><text:s text:c="3"/>1429 ?<text:s text:c="8"/>00:00:00 loop5</text:span></text:p>
      <text:p text:style-name="P1"><text:span text:style-name="T12"><text:s text:c="3"/>1443 ?<text:s text:c="8"/>00:00:01 systemd-timesyn</text:span></text:p>
      <text:p text:style-name="P1"><text:span text:style-name="T12"><text:s text:c="3"/>1490 ?<text:s text:c="8"/>00:00:01 systemd-network</text:span></text:p>
      <text:p text:style-name="P1"><text:span text:style-name="T12"><text:s text:c="3"/>1492 ?<text:s text:c="8"/>00:00:01 systemd-resolve</text:span></text:p>
      <text:p text:style-name="P1"><text:span text:style-name="T12"><text:s text:c="3"/>1505 ?<text:s text:c="8"/>00:00:00 accounts-daemon</text:span></text:p>
      <text:p text:style-name="P1"><text:span text:style-name="T12"><text:s text:c="3"/>1508 ?<text:s text:c="8"/>00:00:00 cron</text:span></text:p>
      <text:p text:style-name="P1"><text:span text:style-name="T12"><text:s text:c="3"/>1509 ?<text:s text:c="8"/>00:00:00 dbus-daemon</text:span></text:p>
      <text:p text:style-name="P1"><text:span text:style-name="T12"><text:s text:c="3"/>1517 ?<text:s text:c="8"/>00:00:00 irqbalance</text:span></text:p>
      <text:p text:style-name="P1"><text:span text:style-name="T12"><text:s text:c="3"/>1518 ?<text:s text:c="8"/>00:00:00 networkd-dispat</text:span></text:p>
      <text:p text:style-name="P1"><text:span text:style-name="T12"><text:s text:c="3"/>1520 ?<text:s text:c="8"/>00:00:00 rsyslogd</text:span></text:p>
      <text:p text:style-name="P1"><text:span text:style-name="T12"><text:s text:c="3"/>1524 ?<text:s text:c="8"/>00:00:03 snapd</text:span></text:p>
      <text:p text:style-name="P1"><text:span text:style-name="T12"><text:s text:c="3"/>1533 ?<text:s text:c="8"/>00:00:01 systemd-logind</text:span></text:p>
      <text:p text:style-name="P1"><text:span text:style-name="T12"><text:s text:c="3"/>1538 ?<text:s text:c="8"/>00:00:00 atd</text:span></text:p>
      <text:p text:style-name="P1"><text:span text:style-name="T12"><text:s text:c="3"/>1543 tty1<text:s text:c="5"/>00:00:00 agetty</text:span></text:p>
      <text:p text:style-name="P1"><text:span text:style-name="T12"><text:s text:c="3"/>1597 ?<text:s text:c="8"/>00:00:00 sshd</text:span></text:p>
      <text:p text:style-name="P1"><text:span text:style-name="T12"><text:s text:c="3"/>1602 ?<text:s text:c="8"/>00:00:00 unattended-upgr</text:span></text:p>
      <text:p text:style-name="P1"><text:span text:style-name="T12"><text:s text:c="3"/>1628 ?<text:s text:c="8"/>00:00:00 polkitd</text:span></text:p>
      <text:p text:style-name="P1"><text:span text:style-name="T12"><text:s text:c="3"/>1742 ?<text:s text:c="8"/>00:00:00 sshd</text:span></text:p>
      <text:p text:style-name="P1"><text:span text:style-name="T12"><text:s text:c="3"/>1759 ?<text:s text:c="8"/>00:00:00 systemd</text:span></text:p>
      <text:p text:style-name="P1"><text:span text:style-name="T12"><text:s text:c="3"/>1760 ?<text:s text:c="8"/>00:00:00 (sd-pam)</text:span></text:p>
      <text:p text:style-name="P1"><text:span text:style-name="T12"><text:s text:c="3"/>1858 ?<text:s text:c="8"/>00:00:00 sshd</text:span></text:p>
      <text:p text:style-name="P1"><text:span text:style-name="T12"><text:s text:c="3"/>1859 pts/0<text:s text:c="4"/>00:00:00 bash</text:span></text:p>
      <text:p text:style-name="P1"><text:span text:style-name="T12"><text:s text:c="3"/>1877 pts/0<text:s text:c="4"/>00:00:00 sudo</text:span></text:p>
      <text:p text:style-name="P1"><text:span text:style-name="T12"><text:s text:c="3"/>1881 pts/0<text:s text:c="4"/>00:00:00 bash</text:span></text:p>
      <text:p text:style-name="P1"><text:span text:style-name="T12"><text:s text:c="3"/>1965 ?<text:s text:c="8"/>00:00:00 kworker/u4:1-events_unbound</text:span></text:p>
      <text:p text:style-name="P1"><text:span text:style-name="T12"><text:s text:c="3"/>2093 ?<text:s text:c="8"/>00:00:00 kworker/u4:0-events_power_efficient</text:span></text:p>
      <text:p text:style-name="P1"><text:span text:style-name="T12"><text:s text:c="3"/>2094 ?<text:s text:c="8"/>00:00:00 kworker/u4:2</text:span></text:p>
      <text:p text:style-name="P1"><text:span text:style-name="T12"><text:s text:c="3"/>2196 pts/0<text:s text:c="4"/>00:00:00 ps</text:span></text:p>
      <text:p text:style-name="P1"><text:span text:style-name="T13">e) Visualizar información con formato de control de tareas.</text:span></text:p>
      <text:p text:style-name="P1"><text:span text:style-name="T13"><text:tab/>ps -j</text:span></text:p>
      <text:p text:style-name="P1"><text:span text:style-name="T14">root@svralumno:~# ps -j</text:span></text:p>
      <text:p text:style-name="P1"><text:span text:style-name="T14"><text:s text:c="4"/>PID<text:s text:c="4"/>PGID<text:s text:c="5"/>SID TTY<text:s text:c="10"/>TIME CMD</text:span></text:p>
      <text:p text:style-name="P1"><text:span text:style-name="T14"><text:s text:c="3"/>1877<text:s text:c="4"/>1877<text:s text:c="4"/>1859 pts/0<text:s text:c="4"/>00:00:00 sudo</text:span></text:p>
      <text:p text:style-name="P1"><text:span text:style-name="T14"><text:s text:c="3"/>1881<text:s text:c="4"/>1881<text:s text:c="4"/>1859 pts/0<text:s text:c="4"/>00:00:00 bash</text:span></text:p>
      <text:p text:style-name="P1"><text:span text:style-name="T14"><text:s text:c="3"/>2225<text:s text:c="4"/>2225<text:s text:c="4"/>1859 pts/0<text:s text:c="4"/>00:00:00 ps</text:span></text:p>
      <text:p text:style-name="P1"><text:span text:style-name="T15"/></text:p>
      <text:p text:style-name="P1"><text:span text:style-name="T16">PID --&gt; Identificador de proceso</text:span></text:p>
      <text:p text:style-name="P1"><text:span text:style-name="T16">PGID --&gt; Identificador del grupo o grupos a los que pertenece el padre del proceso</text:span></text:p>
      <text:p text:style-name="P1"><text:span text:style-name="T16">SID --&gt; Identificador de la sesión</text:span></text:p>
      <text:p text:style-name="P1"><text:span text:style-name="T16">TTY --&gt; Tipo de dispositivo de I/O</text:span></text:p>
      <text:p text:style-name="P1"><text:span text:style-name="T16">TIME --&gt; Tiempo que lleva en ejecución</text:span></text:p>
      <text:p text:style-name="P1"><text:span text:style-name="T16">CMD --&gt; Orden en ejecución</text:span></text:p>
      <text:p text:style-name="P1"><text:span text:style-name="T17"/></text:p>
      <text:p text:style-name="P1"><text:span text:style-name="T18">f) Identificación relativa a los procesos que están en ejecución</text:span></text:p>
      <text:p text:style-name="P1"><text:span text:style-name="T18"><text:tab/>ps -r</text:span></text:p>
      <text:p text:style-name="P1"><text:span text:style-name="T19"/></text:p>
      <text:p text:style-name="P1"><text:span text:style-name="T20">root@svralumno:~# ps -r</text:span></text:p>
      <text:p text:style-name="P1"><text:span text:style-name="T20"><text:s text:c="4"/>PID TTY<text:s text:c="6"/>STAT<text:s text:c="3"/>TIME COMMAND</text:span></text:p>
      <text:p text:style-name="P1"><text:span text:style-name="T20"><text:s text:c="3"/>2303 pts/0<text:s text:c="4"/>R+<text:s text:c="5"/>0:00 ps -r</text:span></text:p>
      <text:p text:style-name="P1"><text:span text:style-name="T21">g) Visualizar todos los procesos de ejecución de un usuario</text:span></text:p>
      <text:p text:style-name="P1"><text:span text:style-name="T21"><text:tab/>ps -u 0</text:span></text:p>
      <text:p text:style-name="P1"><text:span text:style-name="T22">root@svralumno:~# ps -u 0</text:span></text:p>
      <text:p text:style-name="P1"><text:span text:style-name="T22"><text:s text:c="4"/>PID TTY<text:s text:c="10"/>TIME CMD</text:span></text:p>
      <text:p text:style-name="P1"><text:span text:style-name="T22"><text:s text:c="6"/>1 ?<text:s text:c="8"/>00:00:04 systemd</text:span></text:p>
      <text:p text:style-name="P1"><text:span text:style-name="T22"><text:s text:c="6"/>2 ?<text:s text:c="8"/>00:00:00 kthreadd</text:span></text:p>
      <text:p text:style-name="P1"><text:span text:style-name="T22"><text:s text:c="6"/>3 ?<text:s text:c="8"/>00:00:00 rcu_gp</text:span></text:p>
      <text:p text:style-name="P1"><text:span text:style-name="T22"><text:s text:c="6"/>4 ?<text:s text:c="8"/>00:00:00 rcu_par_gp</text:span></text:p>
      <text:p text:style-name="P1"><text:span text:style-name="T22"><text:s text:c="6"/>6 ?<text:s text:c="8"/>00:00:00 kworker/0:0H-kblockd</text:span></text:p>
      <text:p text:style-name="P1"><text:span text:style-name="T22"><text:s text:c="6"/>7 ?<text:s text:c="8"/>00:00:00 kworker/0:1-events</text:span></text:p>
      <text:p text:style-name="P1"><text:span text:style-name="T22"><text:s text:c="6"/>9 ?<text:s text:c="8"/>00:00:00 mm_percpu_wq</text:span></text:p>
      <text:p text:style-name="P1"><text:span text:style-name="T22"><text:s text:c="5"/>10 ?<text:s text:c="8"/>00:00:00 ksoftirqd/0</text:span></text:p>
      <text:p text:style-name="P1"><text:span text:style-name="T22"><text:s text:c="5"/>11 ?<text:s text:c="8"/>00:00:00 rcu_sched</text:span></text:p>
      <text:p text:style-name="P1"><text:span text:style-name="T22"><text:s text:c="5"/>12 ?<text:s text:c="8"/>00:00:00 migration/0</text:span></text:p>
      <text:p text:style-name="P1"><text:span text:style-name="T22"><text:s text:c="5"/>13 ?<text:s text:c="8"/>00:00:00 idle_inject/0</text:span></text:p>
      <text:p text:style-name="P1"><text:span text:style-name="T22"><text:s text:c="5"/>14 ?<text:s text:c="8"/>00:00:00 cpuhp/0</text:span></text:p>
      <text:p text:style-name="P1"><text:span text:style-name="T22"><text:s text:c="5"/>15 ?<text:s text:c="8"/>00:00:00 cpuhp/1</text:span></text:p>
      <text:p text:style-name="P1"><text:span text:style-name="T22"><text:s text:c="5"/>16 ?<text:s text:c="8"/>00:00:00 idle_inject/1</text:span></text:p>
      <text:p text:style-name="P1"><text:span text:style-name="T22"><text:s text:c="5"/>17 ?<text:s text:c="8"/>00:00:00 migration/1</text:span></text:p>
      <text:p text:style-name="P1"><text:span text:style-name="T22"><text:s text:c="5"/>18 ?<text:s text:c="8"/>00:00:00 ksoftirqd/1</text:span></text:p>
      <text:p text:style-name="P1"><text:span text:style-name="T22"><text:s text:c="5"/>19 ?<text:s text:c="8"/>00:00:00 kworker/1:0-events</text:span></text:p>
      <text:p text:style-name="P1"><text:span text:style-name="T22"><text:s text:c="5"/>20 ?<text:s text:c="8"/>00:00:00 kworker/1:0H-kblockd</text:span></text:p>
      <text:p text:style-name="P1"><text:span text:style-name="T22"><text:s text:c="5"/>21 ?<text:s text:c="8"/>00:00:00 kdevtmpfs</text:span></text:p>
      <text:p text:style-name="P1"><text:span text:style-name="T22"><text:s text:c="5"/>22 ?<text:s text:c="8"/>00:00:00 netns</text:span></text:p>
      <text:p text:style-name="P1"><text:span text:style-name="T22"><text:s text:c="5"/>23 ?<text:s text:c="8"/>00:00:00 rcu_tasks_kthre</text:span></text:p>
      <text:p text:style-name="P1"><text:span text:style-name="T22"><text:s text:c="5"/>24 ?<text:s text:c="8"/>00:00:00 kauditd</text:span></text:p>
      <text:p text:style-name="P1"><text:span text:style-name="T22"><text:s text:c="5"/>26 ?<text:s text:c="8"/>00:00:00 khungtaskd</text:span></text:p>
      <text:p text:style-name="P1"><text:span text:style-name="T22"><text:s text:c="5"/>27 ?<text:s text:c="8"/>00:00:00 oom_reaper</text:span></text:p>
      <text:p text:style-name="P1"><text:span text:style-name="T22"><text:s text:c="5"/>28 ?<text:s text:c="8"/>00:00:00 writeback</text:span></text:p>
      <text:p text:style-name="P1"><text:span text:style-name="T22"><text:s text:c="5"/>29 ?<text:s text:c="8"/>00:00:00 kcompactd0</text:span></text:p>
      <text:p text:style-name="P1"><text:span text:style-name="T22"><text:s text:c="5"/>30 ?<text:s text:c="8"/>00:00:00 ksmd</text:span></text:p>
      <text:p text:style-name="P1"><text:span text:style-name="T22"><text:s text:c="5"/>31 ?<text:s text:c="8"/>00:00:00 khugepaged</text:span></text:p>
      <text:p text:style-name="P1"><text:span text:style-name="T22"><text:s text:c="4"/>123 ?<text:s text:c="8"/>00:00:00 kintegrityd</text:span></text:p>
      <text:p text:style-name="P1"><text:span text:style-name="T22"><text:s text:c="4"/>124 ?<text:s text:c="8"/>00:00:00 kblockd</text:span></text:p>
      <text:p text:style-name="P1"><text:span text:style-name="T22"><text:s text:c="4"/>125 ?<text:s text:c="8"/>00:00:00 blkcg_punt_bio</text:span></text:p>
      <text:p text:style-name="P1"><text:span text:style-name="T22"><text:s text:c="4"/>126 ?<text:s text:c="8"/>00:00:00 tpm_dev_wq</text:span></text:p>
      <text:p text:style-name="P1"><text:span text:style-name="T22"><text:s text:c="4"/>127 ?<text:s text:c="8"/>00:00:00 ata_sff</text:span></text:p>
      <text:p text:style-name="P1"><text:span text:style-name="T22"><text:s text:c="4"/>128 ?<text:s text:c="8"/>00:00:00 md</text:span></text:p>
      <text:p text:style-name="P1"><text:span text:style-name="T22"><text:s text:c="4"/>129 ?<text:s text:c="8"/>00:00:00 edac-poller</text:span></text:p>
      <text:p text:style-name="P1"><text:span text:style-name="T22"><text:s text:c="4"/>130 ?<text:s text:c="8"/>00:00:00 devfreq_wq</text:span></text:p>
      <text:p text:style-name="P1"><text:span text:style-name="T22"><text:s text:c="4"/>131 ?<text:s text:c="8"/>00:00:00 watchdogd</text:span></text:p>
      <text:p text:style-name="P1"><text:span text:style-name="T22"><text:s text:c="4"/>135 ?<text:s text:c="8"/>00:00:00 kswapd0</text:span></text:p>
      <text:p text:style-name="P1"><text:span text:style-name="T22"><text:s text:c="4"/>136 ?<text:s text:c="8"/>00:00:00 ecryptfs-kthrea</text:span></text:p>
      <text:p text:style-name="P1"><text:span text:style-name="T22"><text:s text:c="4"/>139 ?<text:s text:c="8"/>00:00:00 kthrotld</text:span></text:p>
      <text:p text:style-name="P1"><text:span text:style-name="T22"><text:s text:c="4"/>140 ?<text:s text:c="8"/>00:00:00 acpi_thermal_pm</text:span></text:p>
      <text:p text:style-name="P1"><text:span text:style-name="T22"><text:s text:c="4"/>141 ?<text:s text:c="8"/>00:00:00 scsi_eh_0</text:span></text:p>
      <text:p text:style-name="P1"><text:span text:style-name="T22"><text:s text:c="4"/>142 ?<text:s text:c="8"/>00:00:00 scsi_tmf_0</text:span></text:p>
      <text:p text:style-name="P1"><text:span text:style-name="T22"><text:s text:c="4"/>143 ?<text:s text:c="8"/>00:00:00 scsi_eh_1</text:span></text:p>
      <text:p text:style-name="P1"><text:span text:style-name="T22"><text:s text:c="4"/>144 ?<text:s text:c="8"/>00:00:00 scsi_tmf_1</text:span></text:p>
      <text:p text:style-name="P1"><text:span text:style-name="T22"><text:s text:c="4"/>147 ?<text:s text:c="8"/>00:00:00 vfio-irqfd-clea</text:span></text:p>
      <text:p text:style-name="P1"><text:span text:style-name="T22"><text:s text:c="4"/>148 ?<text:s text:c="8"/>00:00:00 ipv6_addrconf</text:span></text:p>
      <text:p text:style-name="P1"><text:span text:style-name="T22"><text:s text:c="4"/>159 ?<text:s text:c="8"/>00:00:00 kstrp</text:span></text:p>
      <text:p text:style-name="P1"><text:span text:style-name="T22"><text:s text:c="4"/>160 ?<text:s text:c="8"/>00:00:00 kworker/1:1H-kblockd</text:span></text:p>
      <text:p text:style-name="P1"><text:span text:style-name="T22"><text:s text:c="4"/>164 ?<text:s text:c="8"/>00:00:00 kworker/u5:0</text:span></text:p>
      <text:p text:style-name="P1"><text:span text:style-name="T22"><text:s text:c="4"/>180 ?<text:s text:c="8"/>00:00:00 charger_manager</text:span></text:p>
      <text:p text:style-name="P1"><text:span text:style-name="T22"><text:s text:c="4"/>215 ?<text:s text:c="8"/>00:00:00 nvme-wq</text:span></text:p>
      <text:p text:style-name="P1"><text:span text:style-name="T22"><text:s text:c="4"/>216 ?<text:s text:c="8"/>00:00:00 nvme-reset-wq</text:span></text:p>
      <text:p text:style-name="P1"><text:span text:style-name="T22"><text:s text:c="4"/>218 ?<text:s text:c="8"/>00:00:00 nvme-delete-wq</text:span></text:p>
      <text:p text:style-name="P1"><text:span text:style-name="T22"><text:s text:c="4"/>221 ?<text:s text:c="8"/>00:00:00 kworker/0:1H-kblockd</text:span></text:p>
      <text:p text:style-name="P1"><text:span text:style-name="T22"><text:s text:c="4"/>223 ?<text:s text:c="8"/>00:00:00 mpt_poll_0</text:span></text:p>
      <text:p text:style-name="P1"><text:span text:style-name="T22"><text:s text:c="4"/>224 ?<text:s text:c="8"/>00:00:00 scsi_eh_2</text:span></text:p>
      <text:p text:style-name="P1"><text:span text:style-name="T22"><text:s text:c="4"/>225 ?<text:s text:c="8"/>00:00:00 mpt/0</text:span></text:p>
      <text:p text:style-name="P1"><text:span text:style-name="T22"><text:s text:c="4"/>226 ?<text:s text:c="8"/>00:00:00 scsi_tmf_2</text:span></text:p>
      <text:p text:style-name="P1"><text:span text:style-name="T22"><text:s text:c="4"/>228 ?<text:s text:c="8"/>00:00:00 scsi_eh_3</text:span></text:p>
      <text:p text:style-name="P1"><text:span text:style-name="T22"><text:s text:c="4"/>229 ?<text:s text:c="8"/>00:00:00 scsi_tmf_3</text:span></text:p>
      <text:p text:style-name="P1"><text:span text:style-name="T22"><text:s text:c="4"/>230 ?<text:s text:c="8"/>00:00:00 scsi_eh_4</text:span></text:p>
      <text:p text:style-name="P1"><text:span text:style-name="T22"><text:s text:c="4"/>231 ?<text:s text:c="8"/>00:00:00 scsi_tmf_4</text:span></text:p>
      <text:p text:style-name="P1"><text:span text:style-name="T22"><text:s text:c="4"/>232 ?<text:s text:c="8"/>00:00:00 scsi_eh_5</text:span></text:p>
      <text:p text:style-name="P1"><text:span text:style-name="T22"><text:s text:c="4"/>233 ?<text:s text:c="8"/>00:00:00 scsi_tmf_5</text:span></text:p>
      <text:p text:style-name="P1"><text:span text:style-name="T22"><text:s text:c="4"/>234 ?<text:s text:c="8"/>00:00:00 irq/18-vmwgfx</text:span></text:p>
      <text:p text:style-name="P1"><text:span text:style-name="T22"><text:s text:c="4"/>235 ?<text:s text:c="8"/>00:00:00 scsi_eh_6</text:span></text:p>
      <text:p text:style-name="P1"><text:span text:style-name="T22"><text:s text:c="4"/>236 ?<text:s text:c="8"/>00:00:00 scsi_tmf_6</text:span></text:p>
      <text:p text:style-name="P1"><text:span text:style-name="T22"><text:s text:c="4"/>237 ?<text:s text:c="8"/>00:00:00 ttm_swap</text:span></text:p>
      <text:p text:style-name="P1"><text:span text:style-name="T22"><text:s text:c="4"/>238 ?<text:s text:c="8"/>00:00:00 scsi_eh_7</text:span></text:p>
      <text:p text:style-name="P1"><text:span text:style-name="T22"><text:s text:c="4"/>239 ?<text:s text:c="8"/>00:00:00 scsi_tmf_7</text:span></text:p>
      <text:p text:style-name="P1"><text:span text:style-name="T22"><text:s text:c="4"/>240 ?<text:s text:c="8"/>00:00:00 scsi_eh_8</text:span></text:p>
      <text:p text:style-name="P1"><text:span text:style-name="T22"><text:s text:c="4"/>241 ?<text:s text:c="8"/>00:00:00 scsi_tmf_8</text:span></text:p>
      <text:p text:style-name="P1"><text:span text:style-name="T22"><text:s text:c="4"/>242 ?<text:s text:c="8"/>00:00:00 cryptd</text:span></text:p>
      <text:p text:style-name="P1"><text:span text:style-name="T22"><text:s text:c="4"/>243 ?<text:s text:c="8"/>00:00:00 scsi_eh_9</text:span></text:p>
      <text:p text:style-name="P1"><text:span text:style-name="T22"><text:s text:c="4"/>244 ?<text:s text:c="8"/>00:00:00 scsi_tmf_9</text:span></text:p>
      <text:p text:style-name="P1"><text:span text:style-name="T22"><text:s text:c="4"/>245 ?<text:s text:c="8"/>00:00:00 scsi_eh_10</text:span></text:p>
      <text:p text:style-name="P1"><text:span text:style-name="T22"><text:s text:c="4"/>246 ?<text:s text:c="8"/>00:00:00 scsi_tmf_10</text:span></text:p>
      <text:p text:style-name="P1"><text:span text:style-name="T22"><text:s text:c="4"/>247 ?<text:s text:c="8"/>00:00:00 scsi_eh_11</text:span></text:p>
      <text:p text:style-name="P1"><text:span text:style-name="T22"><text:s text:c="4"/>249 ?<text:s text:c="8"/>00:00:00 scsi_tmf_11</text:span></text:p>
      <text:p text:style-name="P1"><text:span text:style-name="T22"><text:s text:c="4"/>251 ?<text:s text:c="8"/>00:00:00 scsi_eh_12</text:span></text:p>
      <text:p text:style-name="P1"><text:span text:style-name="T22"><text:s text:c="4"/>253 ?<text:s text:c="8"/>00:00:00 scsi_tmf_12</text:span></text:p>
      <text:p text:style-name="P1"><text:span text:style-name="T22"><text:s text:c="4"/>256 ?<text:s text:c="8"/>00:00:00 scsi_eh_13</text:span></text:p>
      <text:p text:style-name="P1"><text:span text:style-name="T22"><text:s text:c="4"/>259 ?<text:s text:c="8"/>00:00:00 scsi_tmf_13</text:span></text:p>
      <text:p text:style-name="P1"><text:span text:style-name="T22"><text:s text:c="4"/>262 ?<text:s text:c="8"/>00:00:00 scsi_eh_14</text:span></text:p>
      <text:p text:style-name="P1"><text:span text:style-name="T22"><text:s text:c="4"/>263 ?<text:s text:c="8"/>00:00:00 scsi_tmf_14</text:span></text:p>
      <text:p text:style-name="P1"><text:span text:style-name="T22"><text:s text:c="4"/>265 ?<text:s text:c="8"/>00:00:00 scsi_eh_15</text:span></text:p>
      <text:p text:style-name="P1"><text:span text:style-name="T22"><text:s text:c="4"/>266 ?<text:s text:c="8"/>00:00:00 scsi_tmf_15</text:span></text:p>
      <text:p text:style-name="P1"><text:span text:style-name="T22"><text:s text:c="4"/>272 ?<text:s text:c="8"/>00:00:00 scsi_eh_16</text:span></text:p>
      <text:p text:style-name="P1"><text:span text:style-name="T22"><text:s text:c="4"/>275 ?<text:s text:c="8"/>00:00:00 scsi_tmf_16</text:span></text:p>
      <text:p text:style-name="P1"><text:span text:style-name="T22"><text:s text:c="4"/>276 ?<text:s text:c="8"/>00:00:00 scsi_eh_17</text:span></text:p>
      <text:p text:style-name="P1"><text:span text:style-name="T22"><text:s text:c="4"/>277 ?<text:s text:c="8"/>00:00:00 scsi_tmf_17</text:span></text:p>
      <text:p text:style-name="P1"><text:span text:style-name="T22"><text:s text:c="4"/>279 ?<text:s text:c="8"/>00:00:00 scsi_eh_18</text:span></text:p>
      <text:p text:style-name="P1"><text:span text:style-name="T22"><text:s text:c="4"/>281 ?<text:s text:c="8"/>00:00:00 scsi_tmf_18</text:span></text:p>
      <text:p text:style-name="P1"><text:span text:style-name="T22"><text:s text:c="4"/>283 ?<text:s text:c="8"/>00:00:00 scsi_eh_19</text:span></text:p>
      <text:p text:style-name="P1"><text:span text:style-name="T22"><text:s text:c="4"/>286 ?<text:s text:c="8"/>00:00:00 scsi_tmf_19</text:span></text:p>
      <text:p text:style-name="P1"><text:span text:style-name="T22"><text:s text:c="4"/>289 ?<text:s text:c="8"/>00:00:00 scsi_eh_20</text:span></text:p>
      <text:p text:style-name="P1"><text:span text:style-name="T22"><text:s text:c="4"/>290 ?<text:s text:c="8"/>00:00:00 scsi_tmf_20</text:span></text:p>
      <text:p text:style-name="P1"><text:span text:style-name="T22"><text:s text:c="4"/>291 ?<text:s text:c="8"/>00:00:00 scsi_eh_21</text:span></text:p>
      <text:p text:style-name="P1"><text:span text:style-name="T22"><text:s text:c="4"/>292 ?<text:s text:c="8"/>00:00:00 scsi_tmf_21</text:span></text:p>
      <text:p text:style-name="P1"><text:span text:style-name="T22"><text:s text:c="4"/>294 ?<text:s text:c="8"/>00:00:00 scsi_eh_22</text:span></text:p>
      <text:p text:style-name="P1"><text:span text:style-name="T22"><text:s text:c="4"/>295 ?<text:s text:c="8"/>00:00:00 scsi_tmf_22</text:span></text:p>
      <text:p text:style-name="P1"><text:span text:style-name="T22"><text:s text:c="4"/>308 ?<text:s text:c="8"/>00:00:00 scsi_eh_23</text:span></text:p>
      <text:p text:style-name="P1"><text:span text:style-name="T22"><text:s text:c="4"/>311 ?<text:s text:c="8"/>00:00:00 scsi_tmf_23</text:span></text:p>
      <text:p text:style-name="P1"><text:span text:style-name="T22"><text:s text:c="4"/>317 ?<text:s text:c="8"/>00:00:00 kworker/u4:20-events_power_efficient</text:span></text:p>
      <text:p text:style-name="P1"><text:span text:style-name="T22"><text:s text:c="4"/>392 ?<text:s text:c="8"/>00:00:00 md3_raid1</text:span></text:p>
      <text:p text:style-name="P1"><text:span text:style-name="T22"><text:s text:c="4"/>396 ?<text:s text:c="8"/>00:00:00 md2_raid1</text:span></text:p>
      <text:p text:style-name="P1"><text:span text:style-name="T22"><text:s text:c="4"/>398 ?<text:s text:c="8"/>00:00:00 md1_raid1</text:span></text:p>
      <text:p text:style-name="P1"><text:span text:style-name="T22"><text:s text:c="4"/>447 ?<text:s text:c="8"/>00:00:00 raid5wq</text:span></text:p>
      <text:p text:style-name="P1"><text:span text:style-name="T22"><text:s text:c="4"/>448 ?<text:s text:c="8"/>00:00:00 md6_raid6</text:span></text:p>
      <text:p text:style-name="P1"><text:span text:style-name="T22"><text:s text:c="4"/>449 ?<text:s text:c="8"/>00:00:00 md5_raid5</text:span></text:p>
      <text:p text:style-name="P1"><text:span text:style-name="T22"><text:s text:c="4"/>525 ?<text:s text:c="8"/>00:00:00 jbd2/sdb2-8</text:span></text:p>
      <text:p text:style-name="P1"><text:span text:style-name="T22"><text:s text:c="4"/>526 ?<text:s text:c="8"/>00:00:00 ext4-rsv-conver</text:span></text:p>
      <text:p text:style-name="P1"><text:span text:style-name="T22"><text:s text:c="4"/>594 ?<text:s text:c="8"/>00:00:02 systemd-journal</text:span></text:p>
      <text:p text:style-name="P1"><text:span text:style-name="T22"><text:s text:c="4"/>613 ?<text:s text:c="8"/>00:00:00 kworker/0:3-events</text:span></text:p>
      <text:p text:style-name="P1"><text:span text:style-name="T22"><text:s text:c="4"/>623 ?<text:s text:c="8"/>00:00:00 kworker/1:5-events</text:span></text:p>
      <text:p text:style-name="P1"><text:span text:style-name="T22"><text:s text:c="4"/>626 ?<text:s text:c="8"/>00:00:07 systemd-udevd</text:span></text:p>
      <text:p text:style-name="P1"><text:span text:style-name="T22"><text:s text:c="4"/>640 ?<text:s text:c="8"/>00:00:00 iprt-VBoxWQueue</text:span></text:p>
      <text:p text:style-name="P1"><text:span text:style-name="T22"><text:s text:c="3"/>1341 ?<text:s text:c="8"/>00:00:00 mdadm</text:span></text:p>
      <text:p text:style-name="P1"><text:span text:style-name="T22"><text:s text:c="3"/>1407 ?<text:s text:c="8"/>00:00:00 kaluad</text:span></text:p>
      <text:p text:style-name="P1"><text:span text:style-name="T22"><text:s text:c="3"/>1408 ?<text:s text:c="8"/>00:00:00 kmpath_rdacd</text:span></text:p>
      <text:p text:style-name="P1"><text:span text:style-name="T22"><text:s text:c="3"/>1409 ?<text:s text:c="8"/>00:00:00 kmpathd</text:span></text:p>
      <text:p text:style-name="P1"><text:span text:style-name="T22"><text:s text:c="3"/>1410 ?<text:s text:c="8"/>00:00:00 kmpath_handlerd</text:span></text:p>
      <text:p text:style-name="P1"><text:span text:style-name="T22"><text:s text:c="3"/>1411 ?<text:s text:c="8"/>00:00:00 multipathd</text:span></text:p>
      <text:p text:style-name="P1"><text:span text:style-name="T22"><text:s text:c="3"/>1422 ?<text:s text:c="8"/>00:00:00 loop0</text:span></text:p>
      <text:p text:style-name="P1"><text:span text:style-name="T22"><text:s text:c="3"/>1423 ?<text:s text:c="8"/>00:00:00 loop1</text:span></text:p>
      <text:p text:style-name="P1"><text:span text:style-name="T22"><text:s text:c="3"/>1424 ?<text:s text:c="8"/>00:00:00 loop2</text:span></text:p>
      <text:p text:style-name="P1"><text:span text:style-name="T22"><text:s text:c="3"/>1426 ?<text:s text:c="8"/>00:00:00 loop3</text:span></text:p>
      <text:p text:style-name="P1"><text:span text:style-name="T22"><text:s text:c="3"/>1427 ?<text:s text:c="8"/>00:00:00 loop4</text:span></text:p>
      <text:p text:style-name="P1"><text:span text:style-name="T22"><text:s text:c="3"/>1429 ?<text:s text:c="8"/>00:00:00 loop5</text:span></text:p>
      <text:p text:style-name="P1"><text:span text:style-name="T22"><text:s text:c="3"/>1505 ?<text:s text:c="8"/>00:00:00 accounts-daemon</text:span></text:p>
      <text:p text:style-name="P1"><text:span text:style-name="T22"><text:s text:c="3"/>1508 ?<text:s text:c="8"/>00:00:00 cron</text:span></text:p>
      <text:p text:style-name="P1"><text:span text:style-name="T22"><text:s text:c="3"/>1517 ?<text:s text:c="8"/>00:00:00 irqbalance</text:span></text:p>
      <text:p text:style-name="P1"><text:span text:style-name="T22"><text:s text:c="3"/>1518 ?<text:s text:c="8"/>00:00:00 networkd-dispat</text:span></text:p>
      <text:p text:style-name="P1"><text:span text:style-name="T22"><text:s text:c="3"/>1524 ?<text:s text:c="8"/>00:00:03 snapd</text:span></text:p>
      <text:p text:style-name="P1"><text:span text:style-name="T22"><text:s text:c="3"/>1533 ?<text:s text:c="8"/>00:00:01 systemd-logind</text:span></text:p>
      <text:p text:style-name="P1"><text:span text:style-name="T22"><text:s text:c="3"/>1543 tty1<text:s text:c="5"/>00:00:00 agetty</text:span></text:p>
      <text:p text:style-name="P1"><text:span text:style-name="T22"><text:s text:c="3"/>1597 ?<text:s text:c="8"/>00:00:00 sshd</text:span></text:p>
      <text:p text:style-name="P1"><text:span text:style-name="T22"><text:s text:c="3"/>1602 ?<text:s text:c="8"/>00:00:00 unattended-upgr</text:span></text:p>
      <text:p text:style-name="P1"><text:span text:style-name="T22"><text:s text:c="3"/>1628 ?<text:s text:c="8"/>00:00:00 polkitd</text:span></text:p>
      <text:p text:style-name="P1"><text:span text:style-name="T22"><text:s text:c="3"/>1742 ?<text:s text:c="8"/>00:00:00 sshd</text:span></text:p>
      <text:p text:style-name="P1"><text:span text:style-name="T22"><text:s text:c="3"/>1877 pts/0<text:s text:c="4"/>00:00:00 sudo</text:span></text:p>
      <text:p text:style-name="P1"><text:span text:style-name="T22"><text:s text:c="3"/>1881 pts/0<text:s text:c="4"/>00:00:00 bash</text:span></text:p>
      <text:p text:style-name="P1"><text:span text:style-name="T22"><text:s text:c="3"/>1965 ?<text:s text:c="8"/>00:00:00 kworker/u4:1-events_unbound</text:span></text:p>
      <text:p text:style-name="P1"><text:span text:style-name="T22"><text:s text:c="3"/>2210 ?<text:s text:c="8"/>00:00:00 kworker/0:0-events</text:span></text:p>
      <text:p text:style-name="P1"><text:span text:style-name="T22"><text:s text:c="3"/>2211 ?<text:s text:c="8"/>00:00:00 kworker/0:2-cgroup_destroy</text:span></text:p>
      <text:p text:style-name="P1"><text:span text:style-name="T22"><text:s text:c="3"/>2280 ?<text:s text:c="8"/>00:00:00 kworker/u4:0-events_power_efficient</text:span></text:p>
      <text:p text:style-name="P1"><text:span text:style-name="T22"><text:s text:c="3"/>2334 pts/0<text:s text:c="4"/>00:00:00 ps</text:span></text:p>
      <text:p text:style-name="P1"><text:span text:style-name="T23"><text:tab/>ps U root</text:span></text:p>
      <text:p text:style-name="P1"><text:span text:style-name="T23"><text:tab/>ps U alumno</text:span></text:p>
      <text:p text:style-name="P1"><text:span text:style-name="T24">root@svralumno:~# ps U alumno</text:span></text:p>
      <text:p text:style-name="P1"><text:span text:style-name="T24"><text:s text:c="4"/>PID TTY<text:s text:c="6"/>STAT<text:s text:c="3"/>TIME COMMAND</text:span></text:p>
      <text:p text:style-name="P1"><text:span text:style-name="T24"><text:s text:c="3"/>1759 ?<text:s text:c="8"/>Ss<text:s text:c="5"/>0:00 /lib/systemd/systemd --user</text:span></text:p>
      <text:p text:style-name="P1"><text:span text:style-name="T24"><text:s text:c="3"/>1760 ?<text:s text:c="8"/>S<text:s text:c="6"/>0:00 (sd-pam)</text:span></text:p>
      <text:p text:style-name="P1"><text:span text:style-name="T24"><text:s text:c="3"/>1858 ?<text:s text:c="8"/>R<text:s text:c="6"/>0:00 sshd: alumno@pts/0</text:span></text:p>
      <text:p text:style-name="P1"><text:span text:style-name="T24"><text:s text:c="3"/>1859 pts/0<text:s text:c="4"/>Ss<text:s text:c="5"/>0:00 -bash</text:span></text:p>
      <text:p text:style-name="P1"><text:span text:style-name="T25"/></text:p>
      <text:p text:style-name="P1"><text:span text:style-name="T26">h) Secuencia más útil aux</text:span></text:p>
      <text:p text:style-name="P1"><text:span text:style-name="T26"><text:tab/>ps -aux</text:span></text:p>
      <text:p text:style-name="P1"><text:span text:style-name="T26">i) Visualizar todos los procesos con todas las identificaciones además que aparezcan en una columna el STAT, con el estado que tienen en ejecución</text:span></text:p>
      <text:p text:style-name="P1"><text:span text:style-name="T26"><text:tab/>ps j U root |less</text:span></text:p>
      <text:p text:style-name="P1"><text:span text:style-name="T27">root@svralumno:~# ps j U root</text:span></text:p>
      <text:p text:style-name="P1"><text:span text:style-name="T27"><text:s text:c="3"/>PPID<text:s text:c="5"/>PID<text:s text:c="4"/>PGID<text:s text:c="5"/>SID TTY<text:s text:c="8"/>TPGID STAT<text:s text:c="3"/>UID<text:s text:c="3"/>TIME COMMAND</text:span></text:p>
      <text:p text:style-name="P1"><text:span text:style-name="T27"><text:s text:c="6"/>0<text:s text:c="7"/>1<text:s text:c="7"/>1<text:s text:c="7"/>1 ?<text:s text:c="13"/>-1 Ss<text:s text:c="7"/>0<text:s text:c="3"/>0:04 /sbin/init maybe-ubi</text:span></text:p>
      <text:p text:style-name="P1"><text:span text:style-name="T27"><text:s text:c="6"/>0<text:s text:c="7"/>2<text:s text:c="7"/>0<text:s text:c="7"/>0 ?<text:s text:c="13"/>-1 S<text:s text:c="8"/>0<text:s text:c="3"/>0:00 [kthreadd]</text:span></text:p>
      <text:p text:style-name="P1"><text:span text:style-name="T27"><text:s text:c="6"/>2<text:s text:c="7"/>3<text:s text:c="7"/>0<text:s text:c="7"/>0 ?<text:s text:c="13"/>-1 I&lt;<text:s text:c="7"/>0<text:s text:c="3"/>0:00 [rcu_gp]</text:span></text:p>
      <text:p text:style-name="P1"><text:span text:style-name="T27"><text:s text:c="6"/>2<text:s text:c="7"/>4<text:s text:c="7"/>0<text:s text:c="7"/>0 ?<text:s text:c="13"/>-1 I&lt;<text:s text:c="7"/>0<text:s text:c="3"/>0:00 [rcu_par_gp]</text:span></text:p>
      <text:p text:style-name="P1"><text:span text:style-name="T27"><text:s text:c="6"/>2<text:s text:c="7"/>6<text:s text:c="7"/>0<text:s text:c="7"/>0 ?<text:s text:c="13"/>-1 I&lt;<text:s text:c="7"/>0<text:s text:c="3"/>0:00 [kworker/0:0H-kblock</text:span></text:p>
      <text:p text:style-name="P1"><text:span text:style-name="T27"><text:s text:c="6"/>2<text:s text:c="7"/>7<text:s text:c="7"/>0<text:s text:c="7"/>0 ?<text:s text:c="13"/>-1 I<text:s text:c="8"/>0<text:s text:c="3"/>0:00 [kworker/0:1-events]</text:span></text:p>
      <text:p text:style-name="P1"><text:span text:style-name="T27"><text:s text:c="6"/>2<text:s text:c="7"/>9<text:s text:c="7"/>0<text:s text:c="7"/>0 ?<text:s text:c="13"/>-1 I&lt;<text:s text:c="7"/>0<text:s text:c="3"/>0:00 [mm_percpu_wq]</text:span></text:p>
      <text:p text:style-name="P1"><text:span text:style-name="T27"><text:s text:c="6"/>2<text:s text:c="6"/>10<text:s text:c="7"/>0<text:s text:c="7"/>0 ?<text:s text:c="13"/>-1 S<text:s text:c="8"/>0<text:s text:c="3"/>0:00 [ksoftirqd/0]</text:span></text:p>
      <text:p text:style-name="P1"><text:span text:style-name="T27"><text:s text:c="6"/>2<text:s text:c="6"/>11<text:s text:c="7"/>0<text:s text:c="7"/>0 ?<text:s text:c="13"/>-1 I<text:s text:c="8"/>0<text:s text:c="3"/>0:00 [rcu_sched]</text:span></text:p>
      <text:p text:style-name="P1"><text:span text:style-name="T27"><text:s text:c="6"/>2<text:s text:c="6"/>12<text:s text:c="7"/>0<text:s text:c="7"/>0 ?<text:s text:c="13"/>-1 S<text:s text:c="8"/>0<text:s text:c="3"/>0:00 [migration/0]</text:span></text:p>
      <text:p text:style-name="P1"><text:span text:style-name="T27"><text:s text:c="6"/>2<text:s text:c="6"/>13<text:s text:c="7"/>0<text:s text:c="7"/>0 ?<text:s text:c="13"/>-1 S<text:s text:c="8"/>0<text:s text:c="3"/>0:00 [idle_inject/0]</text:span></text:p>
      <text:p text:style-name="P1"><text:span text:style-name="T27"><text:s text:c="6"/>2<text:s text:c="6"/>14<text:s text:c="7"/>0<text:s text:c="7"/>0 ?<text:s text:c="13"/>-1 S<text:s text:c="8"/>0<text:s text:c="3"/>0:00 [cpuhp/0]</text:span></text:p>
      <text:p text:style-name="P1"><text:span text:style-name="T27"><text:s text:c="6"/>2<text:s text:c="6"/>15<text:s text:c="7"/>0<text:s text:c="7"/>0 ?<text:s text:c="13"/>-1 S<text:s text:c="8"/>0<text:s text:c="3"/>0:00 [cpuhp/1]</text:span></text:p>
      <text:p text:style-name="P1"><text:span text:style-name="T27"><text:s text:c="6"/>2<text:s text:c="6"/>16<text:s text:c="7"/>0<text:s text:c="7"/>0 ?<text:s text:c="13"/>-1 S<text:s text:c="8"/>0<text:s text:c="3"/>0:00 [idle_inject/1]</text:span></text:p>
      <text:p text:style-name="P1"><text:span text:style-name="T27"><text:s text:c="6"/>2<text:s text:c="6"/>17<text:s text:c="7"/>0<text:s text:c="7"/>0 ?<text:s text:c="13"/>-1 S<text:s text:c="8"/>0<text:s text:c="3"/>0:00 [migration/1]</text:span></text:p>
      <text:p text:style-name="P1"><text:span text:style-name="T27"><text:s text:c="6"/>2<text:s text:c="6"/>18<text:s text:c="7"/>0<text:s text:c="7"/>0 ?<text:s text:c="13"/>-1 S<text:s text:c="8"/>0<text:s text:c="3"/>0:00 [ksoftirqd/1]</text:span></text:p>
      <text:p text:style-name="P1"><text:span text:style-name="T27"><text:s text:c="6"/>2<text:s text:c="6"/>19<text:s text:c="7"/>0<text:s text:c="7"/>0 ?<text:s text:c="13"/>-1 I<text:s text:c="8"/>0<text:s text:c="3"/>0:00 [kworker/1:0-mm_perc</text:span></text:p>
      <text:p text:style-name="P1"><text:span text:style-name="T27"><text:s text:c="6"/>2<text:s text:c="6"/>20<text:s text:c="7"/>0<text:s text:c="7"/>0 ?<text:s text:c="13"/>-1 I&lt;<text:s text:c="7"/>0<text:s text:c="3"/>0:00 [kworker/1:0H-kblock</text:span></text:p>
      <text:p text:style-name="P1"><text:span text:style-name="T27"><text:s text:c="6"/>2<text:s text:c="6"/>21<text:s text:c="7"/>0<text:s text:c="7"/>0 ?<text:s text:c="13"/>-1 S<text:s text:c="8"/>0<text:s text:c="3"/>0:00 [kdevtmpfs]</text:span></text:p>
      <text:p text:style-name="P1"><text:span text:style-name="T27"><text:s text:c="6"/>2<text:s text:c="6"/>22<text:s text:c="7"/>0<text:s text:c="7"/>0 ?<text:s text:c="13"/>-1 I&lt;<text:s text:c="7"/>0<text:s text:c="3"/>0:00 [netns]</text:span></text:p>
      <text:p text:style-name="P1"><text:span text:style-name="T27"><text:s text:c="6"/>2<text:s text:c="6"/>23<text:s text:c="7"/>0<text:s text:c="7"/>0 ?<text:s text:c="13"/>-1 S<text:s text:c="8"/>0<text:s text:c="3"/>0:00 [rcu_tasks_kthre]</text:span></text:p>
      <text:p text:style-name="P1"><text:span text:style-name="T27"><text:s text:c="6"/>2<text:s text:c="6"/>24<text:s text:c="7"/>0<text:s text:c="7"/>0 ?<text:s text:c="13"/>-1 S<text:s text:c="8"/>0<text:s text:c="3"/>0:00 [kauditd]</text:span></text:p>
      <text:p text:style-name="P1"><text:span text:style-name="T27"><text:s text:c="6"/>2<text:s text:c="6"/>26<text:s text:c="7"/>0<text:s text:c="7"/>0 ?<text:s text:c="13"/>-1 S<text:s text:c="8"/>0<text:s text:c="3"/>0:00 [khungtaskd]</text:span></text:p>
      <text:p text:style-name="P1"><text:span text:style-name="T27"><text:s text:c="6"/>2<text:s text:c="6"/>27<text:s text:c="7"/>0<text:s text:c="7"/>0 ?<text:s text:c="13"/>-1 S<text:s text:c="8"/>0<text:s text:c="3"/>0:00 [oom_reaper]</text:span></text:p>
      <text:p text:style-name="P1"><text:span text:style-name="T27"><text:s text:c="6"/>2<text:s text:c="6"/>28<text:s text:c="7"/>0<text:s text:c="7"/>0 ?<text:s text:c="13"/>-1 I&lt;<text:s text:c="7"/>0<text:s text:c="3"/>0:00 [writeback]</text:span></text:p>
      <text:p text:style-name="P1"><text:span text:style-name="T27"><text:s text:c="6"/>2<text:s text:c="6"/>29<text:s text:c="7"/>0<text:s text:c="7"/>0 ?<text:s text:c="13"/>-1 S<text:s text:c="8"/>0<text:s text:c="3"/>0:00 [kcompactd0]</text:span></text:p>
      <text:p text:style-name="P1"><text:span text:style-name="T27"><text:s text:c="6"/>2<text:s text:c="6"/>30<text:s text:c="7"/>0<text:s text:c="7"/>0 ?<text:s text:c="13"/>-1 SN<text:s text:c="7"/>0<text:s text:c="3"/>0:00 [ksmd]</text:span></text:p>
      <text:p text:style-name="P1"><text:span text:style-name="T27"><text:s text:c="6"/>2<text:s text:c="6"/>31<text:s text:c="7"/>0<text:s text:c="7"/>0 ?<text:s text:c="13"/>-1 SN<text:s text:c="7"/>0<text:s text:c="3"/>0:00 [khugepaged]</text:span></text:p>
      <text:p text:style-name="P1"><text:span text:style-name="T27"><text:s text:c="6"/>2<text:s text:c="5"/>123<text:s text:c="7"/>0<text:s text:c="7"/>0 ?<text:s text:c="13"/>-1 I&lt;<text:s text:c="7"/>0<text:s text:c="3"/>0:00 [kintegrityd]</text:span></text:p>
      <text:p text:style-name="P1"><text:span text:style-name="T27"><text:s text:c="6"/>2<text:s text:c="5"/>124<text:s text:c="7"/>0<text:s text:c="7"/>0 ?<text:s text:c="13"/>-1 I&lt;<text:s text:c="7"/>0<text:s text:c="3"/>0:00 [kblockd]</text:span></text:p>
      <text:p text:style-name="P1"><text:span text:style-name="T27"><text:s text:c="6"/>2<text:s text:c="5"/>125<text:s text:c="7"/>0<text:s text:c="7"/>0 ?<text:s text:c="13"/>-1 I&lt;<text:s text:c="7"/>0<text:s text:c="3"/>0:00 [blkcg_punt_bio]</text:span></text:p>
      <text:p text:style-name="P1"><text:span text:style-name="T27"><text:s text:c="6"/>2<text:s text:c="5"/>126<text:s text:c="7"/>0<text:s text:c="7"/>0 ?<text:s text:c="13"/>-1 I&lt;<text:s text:c="7"/>0<text:s text:c="3"/>0:00 [tpm_dev_wq]</text:span></text:p>
      <text:p text:style-name="P1"><text:span text:style-name="T27"><text:s text:c="6"/>2<text:s text:c="5"/>127<text:s text:c="7"/>0<text:s text:c="7"/>0 ?<text:s text:c="13"/>-1 I&lt;<text:s text:c="7"/>0<text:s text:c="3"/>0:00 [ata_sff]</text:span></text:p>
      <text:p text:style-name="P1"><text:span text:style-name="T27"><text:s text:c="6"/>2<text:s text:c="5"/>128<text:s text:c="7"/>0<text:s text:c="7"/>0 ?<text:s text:c="13"/>-1 I&lt;<text:s text:c="7"/>0<text:s text:c="3"/>0:00 [md]</text:span></text:p>
      <text:p text:style-name="P1"><text:span text:style-name="T27"><text:s text:c="6"/>2<text:s text:c="5"/>129<text:s text:c="7"/>0<text:s text:c="7"/>0 ?<text:s text:c="13"/>-1 I&lt;<text:s text:c="7"/>0<text:s text:c="3"/>0:00 [edac-poller]</text:span></text:p>
      <text:p text:style-name="P1"><text:span text:style-name="T27"><text:s text:c="6"/>2<text:s text:c="5"/>130<text:s text:c="7"/>0<text:s text:c="7"/>0 ?<text:s text:c="13"/>-1 I&lt;<text:s text:c="7"/>0<text:s text:c="3"/>0:00 [devfreq_wq]</text:span></text:p>
      <text:p text:style-name="P1"><text:span text:style-name="T27"><text:s text:c="6"/>2<text:s text:c="5"/>131<text:s text:c="7"/>0<text:s text:c="7"/>0 ?<text:s text:c="13"/>-1 S<text:s text:c="8"/>0<text:s text:c="3"/>0:00 [watchdogd]</text:span></text:p>
      <text:p text:style-name="P1"><text:span text:style-name="T27"><text:s text:c="6"/>2<text:s text:c="5"/>135<text:s text:c="7"/>0<text:s text:c="7"/>0 ?<text:s text:c="13"/>-1 S<text:s text:c="8"/>0<text:s text:c="3"/>0:00 [kswapd0]</text:span></text:p>
      <text:p text:style-name="P1"><text:span text:style-name="T27"><text:s text:c="6"/>2<text:s text:c="5"/>136<text:s text:c="7"/>0<text:s text:c="7"/>0 ?<text:s text:c="13"/>-1 S<text:s text:c="8"/>0<text:s text:c="3"/>0:00 [ecryptfs-kthrea]</text:span></text:p>
      <text:p text:style-name="P1"><text:span text:style-name="T27"><text:s text:c="6"/>2<text:s text:c="5"/>139<text:s text:c="7"/>0<text:s text:c="7"/>0 ?<text:s text:c="13"/>-1 I&lt;<text:s text:c="7"/>0<text:s text:c="3"/>0:00 [kthrotld]</text:span></text:p>
      <text:p text:style-name="P1"><text:span text:style-name="T27"><text:s text:c="6"/>2<text:s text:c="5"/>140<text:s text:c="7"/>0<text:s text:c="7"/>0 ?<text:s text:c="13"/>-1 I&lt;<text:s text:c="7"/>0<text:s text:c="3"/>0:00 [acpi_thermal_pm]</text:span></text:p>
      <text:p text:style-name="P1"><text:span text:style-name="T27"><text:s text:c="6"/>2<text:s text:c="5"/>141<text:s text:c="7"/>0<text:s text:c="7"/>0 ?<text:s text:c="13"/>-1 S<text:s text:c="8"/>0<text:s text:c="3"/>0:00 [scsi_eh_0]</text:span></text:p>
      <text:p text:style-name="P1"><text:span text:style-name="T27"><text:s text:c="6"/>2<text:s text:c="5"/>142<text:s text:c="7"/>0<text:s text:c="7"/>0 ?<text:s text:c="13"/>-1 I&lt;<text:s text:c="7"/>0<text:s text:c="3"/>0:00 [scsi_tmf_0]</text:span></text:p>
      <text:p text:style-name="P1"><text:span text:style-name="T27"><text:s text:c="6"/>2<text:s text:c="5"/>143<text:s text:c="7"/>0<text:s text:c="7"/>0 ?<text:s text:c="13"/>-1 S<text:s text:c="8"/>0<text:s text:c="3"/>0:00 [scsi_eh_1]</text:span></text:p>
      <text:p text:style-name="P1"><text:span text:style-name="T27"><text:s text:c="6"/>2<text:s text:c="5"/>144<text:s text:c="7"/>0<text:s text:c="7"/>0 ?<text:s text:c="13"/>-1 I&lt;<text:s text:c="7"/>0<text:s text:c="3"/>0:00 [scsi_tmf_1]</text:span></text:p>
      <text:p text:style-name="P1"><text:span text:style-name="T27"><text:s text:c="6"/>2<text:s text:c="5"/>147<text:s text:c="7"/>0<text:s text:c="7"/>0 ?<text:s text:c="13"/>-1 I&lt;<text:s text:c="7"/>0<text:s text:c="3"/>0:00 [vfio-irqfd-clea]</text:span></text:p>
      <text:p text:style-name="P1"><text:span text:style-name="T27"><text:s text:c="6"/>2<text:s text:c="5"/>148<text:s text:c="7"/>0<text:s text:c="7"/>0 ?<text:s text:c="13"/>-1 I&lt;<text:s text:c="7"/>0<text:s text:c="3"/>0:00 [ipv6_addrconf]</text:span></text:p>
      <text:p text:style-name="P1"><text:span text:style-name="T27"><text:s text:c="6"/>2<text:s text:c="5"/>159<text:s text:c="7"/>0<text:s text:c="7"/>0 ?<text:s text:c="13"/>-1 I&lt;<text:s text:c="7"/>0<text:s text:c="3"/>0:00 [kstrp]</text:span></text:p>
      <text:p text:style-name="P1"><text:span text:style-name="T27"><text:s text:c="6"/>2<text:s text:c="5"/>160<text:s text:c="7"/>0<text:s text:c="7"/>0 ?<text:s text:c="13"/>-1 I&lt;<text:s text:c="7"/>0<text:s text:c="3"/>0:00 [kworker/1:1H-kblock</text:span></text:p>
      <text:p text:style-name="P1"><text:span text:style-name="T27"><text:s text:c="6"/>2<text:s text:c="5"/>164<text:s text:c="7"/>0<text:s text:c="7"/>0 ?<text:s text:c="13"/>-1 I&lt;<text:s text:c="7"/>0<text:s text:c="3"/>0:00 [kworker/u5:0]</text:span></text:p>
      <text:p text:style-name="P1"><text:span text:style-name="T27"><text:s text:c="6"/>2<text:s text:c="5"/>180<text:s text:c="7"/>0<text:s text:c="7"/>0 ?<text:s text:c="13"/>-1 I&lt;<text:s text:c="7"/>0<text:s text:c="3"/>0:00 [charger_manager]</text:span></text:p>
      <text:p text:style-name="P1"><text:span text:style-name="T27"><text:s text:c="6"/>2<text:s text:c="5"/>215<text:s text:c="7"/>0<text:s text:c="7"/>0 ?<text:s text:c="13"/>-1 I&lt;<text:s text:c="7"/>0<text:s text:c="3"/>0:00 [nvme-wq]</text:span></text:p>
      <text:p text:style-name="P1"><text:span text:style-name="T27"><text:s text:c="6"/>2<text:s text:c="5"/>216<text:s text:c="7"/>0<text:s text:c="7"/>0 ?<text:s text:c="13"/>-1 I&lt;<text:s text:c="7"/>0<text:s text:c="3"/>0:00 [nvme-reset-wq]</text:span></text:p>
      <text:p text:style-name="P1"><text:span text:style-name="T27"><text:s text:c="6"/>2<text:s text:c="5"/>218<text:s text:c="7"/>0<text:s text:c="7"/>0 ?<text:s text:c="13"/>-1 I&lt;<text:s text:c="7"/>0<text:s text:c="3"/>0:00 [nvme-delete-wq]</text:span></text:p>
      <text:p text:style-name="P1"><text:span text:style-name="T27"><text:s text:c="6"/>2<text:s text:c="5"/>221<text:s text:c="7"/>0<text:s text:c="7"/>0 ?<text:s text:c="13"/>-1 I&lt;<text:s text:c="7"/>0<text:s text:c="3"/>0:00 [kworker/0:1H-kblock</text:span></text:p>
      <text:p text:style-name="P1"><text:span text:style-name="T27"><text:s text:c="6"/>2<text:s text:c="5"/>223<text:s text:c="7"/>0<text:s text:c="7"/>0 ?<text:s text:c="13"/>-1 I&lt;<text:s text:c="7"/>0<text:s text:c="3"/>0:00 [mpt_poll_0]</text:span></text:p>
      <text:p text:style-name="P1"><text:span text:style-name="T27"><text:s text:c="6"/>2<text:s text:c="5"/>224<text:s text:c="7"/>0<text:s text:c="7"/>0 ?<text:s text:c="13"/>-1 S<text:s text:c="8"/>0<text:s text:c="3"/>0:00 [scsi_eh_2]</text:span></text:p>
      <text:p text:style-name="P1"><text:span text:style-name="T27"><text:s text:c="6"/>2<text:s text:c="5"/>225<text:s text:c="7"/>0<text:s text:c="7"/>0 ?<text:s text:c="13"/>-1 I&lt;<text:s text:c="7"/>0<text:s text:c="3"/>0:00 [mpt/0]</text:span></text:p>
      <text:p text:style-name="P1"><text:span text:style-name="T27"><text:s text:c="6"/>2<text:s text:c="5"/>226<text:s text:c="7"/>0<text:s text:c="7"/>0 ?<text:s text:c="13"/>-1 I&lt;<text:s text:c="7"/>0<text:s text:c="3"/>0:00 [scsi_tmf_2]</text:span></text:p>
      <text:p text:style-name="P1"><text:span text:style-name="T27"><text:s text:c="6"/>2<text:s text:c="5"/>228<text:s text:c="7"/>0<text:s text:c="7"/>0 ?<text:s text:c="13"/>-1 S<text:s text:c="8"/>0<text:s text:c="3"/>0:00 [scsi_eh_3]</text:span></text:p>
      <text:p text:style-name="P1"><text:span text:style-name="T27"><text:s text:c="6"/>2<text:s text:c="5"/>229<text:s text:c="7"/>0<text:s text:c="7"/>0 ?<text:s text:c="13"/>-1 I&lt;<text:s text:c="7"/>0<text:s text:c="3"/>0:00 [scsi_tmf_3]</text:span></text:p>
      <text:p text:style-name="P1"><text:span text:style-name="T27"><text:s text:c="6"/>2<text:s text:c="5"/>230<text:s text:c="7"/>0<text:s text:c="7"/>0 ?<text:s text:c="13"/>-1 S<text:s text:c="8"/>0<text:s text:c="3"/>0:00 [scsi_eh_4]</text:span></text:p>
      <text:p text:style-name="P1"><text:span text:style-name="T27"><text:s text:c="6"/>2<text:s text:c="5"/>231<text:s text:c="7"/>0<text:s text:c="7"/>0 ?<text:s text:c="13"/>-1 I&lt;<text:s text:c="7"/>0<text:s text:c="3"/>0:00 [scsi_tmf_4]</text:span></text:p>
      <text:p text:style-name="P1"><text:span text:style-name="T27"><text:s text:c="6"/>2<text:s text:c="5"/>232<text:s text:c="7"/>0<text:s text:c="7"/>0 ?<text:s text:c="13"/>-1 S<text:s text:c="8"/>0<text:s text:c="3"/>0:00 [scsi_eh_5]</text:span></text:p>
      <text:p text:style-name="P1"><text:span text:style-name="T27"><text:s text:c="6"/>2<text:s text:c="5"/>233<text:s text:c="7"/>0<text:s text:c="7"/>0 ?<text:s text:c="13"/>-1 I&lt;<text:s text:c="7"/>0<text:s text:c="3"/>0:00 [scsi_tmf_5]</text:span></text:p>
      <text:p text:style-name="P1"><text:span text:style-name="T27"><text:s text:c="6"/>2<text:s text:c="5"/>234<text:s text:c="7"/>0<text:s text:c="7"/>0 ?<text:s text:c="13"/>-1 S<text:s text:c="8"/>0<text:s text:c="3"/>0:00 [irq/18-vmwgfx]</text:span></text:p>
      <text:p text:style-name="P1"><text:span text:style-name="T27"><text:s text:c="6"/>2<text:s text:c="5"/>235<text:s text:c="7"/>0<text:s text:c="7"/>0 ?<text:s text:c="13"/>-1 S<text:s text:c="8"/>0<text:s text:c="3"/>0:00 [scsi_eh_6]</text:span></text:p>
      <text:p text:style-name="P1"><text:span text:style-name="T27"><text:s text:c="6"/>2<text:s text:c="5"/>236<text:s text:c="7"/>0<text:s text:c="7"/>0 ?<text:s text:c="13"/>-1 I&lt;<text:s text:c="7"/>0<text:s text:c="3"/>0:00 [scsi_tmf_6]</text:span></text:p>
      <text:p text:style-name="P1"><text:span text:style-name="T27"><text:s text:c="6"/>2<text:s text:c="5"/>237<text:s text:c="7"/>0<text:s text:c="7"/>0 ?<text:s text:c="13"/>-1 I&lt;<text:s text:c="7"/>0<text:s text:c="3"/>0:00 [ttm_swap]</text:span></text:p>
      <text:p text:style-name="P1"><text:span text:style-name="T27"><text:s text:c="6"/>2<text:s text:c="5"/>238<text:s text:c="7"/>0<text:s text:c="7"/>0 ?<text:s text:c="13"/>-1 S<text:s text:c="8"/>0<text:s text:c="3"/>0:00 [scsi_eh_7]</text:span></text:p>
      <text:p text:style-name="P1"><text:span text:style-name="T27"><text:s text:c="6"/>2<text:s text:c="5"/>239<text:s text:c="7"/>0<text:s text:c="7"/>0 ?<text:s text:c="13"/>-1 I&lt;<text:s text:c="7"/>0<text:s text:c="3"/>0:00 [scsi_tmf_7]</text:span></text:p>
      <text:p text:style-name="P1"><text:span text:style-name="T27"><text:s text:c="6"/>2<text:s text:c="5"/>240<text:s text:c="7"/>0<text:s text:c="7"/>0 ?<text:s text:c="13"/>-1 S<text:s text:c="8"/>0<text:s text:c="3"/>0:00 [scsi_eh_8]</text:span></text:p>
      <text:p text:style-name="P1"><text:span text:style-name="T27"><text:s text:c="6"/>2<text:s text:c="5"/>241<text:s text:c="7"/>0<text:s text:c="7"/>0 ?<text:s text:c="13"/>-1 I&lt;<text:s text:c="7"/>0<text:s text:c="3"/>0:00 [scsi_tmf_8]</text:span></text:p>
      <text:p text:style-name="P1"><text:span text:style-name="T27"><text:s text:c="6"/>2<text:s text:c="5"/>242<text:s text:c="7"/>0<text:s text:c="7"/>0 ?<text:s text:c="13"/>-1 I&lt;<text:s text:c="7"/>0<text:s text:c="3"/>0:00 [cryptd]</text:span></text:p>
      <text:p text:style-name="P1"><text:span text:style-name="T27"><text:s text:c="6"/>2<text:s text:c="5"/>243<text:s text:c="7"/>0<text:s text:c="7"/>0 ?<text:s text:c="13"/>-1 S<text:s text:c="8"/>0<text:s text:c="3"/>0:00 [scsi_eh_9]</text:span></text:p>
      <text:p text:style-name="P1"><text:span text:style-name="T27"><text:s text:c="6"/>2<text:s text:c="5"/>244<text:s text:c="7"/>0<text:s text:c="7"/>0 ?<text:s text:c="13"/>-1 I&lt;<text:s text:c="7"/>0<text:s text:c="3"/>0:00 [scsi_tmf_9]</text:span></text:p>
      <text:p text:style-name="P1"><text:span text:style-name="T27"><text:s text:c="6"/>2<text:s text:c="5"/>245<text:s text:c="7"/>0<text:s text:c="7"/>0 ?<text:s text:c="13"/>-1 S<text:s text:c="8"/>0<text:s text:c="3"/>0:00 [scsi_eh_10]</text:span></text:p>
      <text:p text:style-name="P1"><text:span text:style-name="T27"><text:s text:c="6"/>2<text:s text:c="5"/>246<text:s text:c="7"/>0<text:s text:c="7"/>0 ?<text:s text:c="13"/>-1 I&lt;<text:s text:c="7"/>0<text:s text:c="3"/>0:00 [scsi_tmf_10]</text:span></text:p>
      <text:p text:style-name="P1"><text:span text:style-name="T27"><text:s text:c="6"/>2<text:s text:c="5"/>247<text:s text:c="7"/>0<text:s text:c="7"/>0 ?<text:s text:c="13"/>-1 S<text:s text:c="8"/>0<text:s text:c="3"/>0:00 [scsi_eh_11]</text:span></text:p>
      <text:p text:style-name="P1"><text:span text:style-name="T27"><text:s text:c="6"/>2<text:s text:c="5"/>249<text:s text:c="7"/>0<text:s text:c="7"/>0 ?<text:s text:c="13"/>-1 I&lt;<text:s text:c="7"/>0<text:s text:c="3"/>0:00 [scsi_tmf_11]</text:span></text:p>
      <text:p text:style-name="P1"><text:span text:style-name="T27"><text:s text:c="6"/>2<text:s text:c="5"/>251<text:s text:c="7"/>0<text:s text:c="7"/>0 ?<text:s text:c="13"/>-1 S<text:s text:c="8"/>0<text:s text:c="3"/>0:00 [scsi_eh_12]</text:span></text:p>
      <text:p text:style-name="P1"><text:span text:style-name="T27"><text:s text:c="6"/>2<text:s text:c="5"/>253<text:s text:c="7"/>0<text:s text:c="7"/>0 ?<text:s text:c="13"/>-1 I&lt;<text:s text:c="7"/>0<text:s text:c="3"/>0:00 [scsi_tmf_12]</text:span></text:p>
      <text:p text:style-name="P1"><text:span text:style-name="T27"><text:s text:c="6"/>2<text:s text:c="5"/>256<text:s text:c="7"/>0<text:s text:c="7"/>0 ?<text:s text:c="13"/>-1 S<text:s text:c="8"/>0<text:s text:c="3"/>0:00 [scsi_eh_13]</text:span></text:p>
      <text:p text:style-name="P1"><text:span text:style-name="T27"><text:s text:c="6"/>2<text:s text:c="5"/>259<text:s text:c="7"/>0<text:s text:c="7"/>0 ?<text:s text:c="13"/>-1 I&lt;<text:s text:c="7"/>0<text:s text:c="3"/>0:00 [scsi_tmf_13]</text:span></text:p>
      <text:p text:style-name="P1"><text:span text:style-name="T27"><text:s text:c="6"/>2<text:s text:c="5"/>262<text:s text:c="7"/>0<text:s text:c="7"/>0 ?<text:s text:c="13"/>-1 S<text:s text:c="8"/>0<text:s text:c="3"/>0:00 [scsi_eh_14]</text:span></text:p>
      <text:p text:style-name="P1"><text:span text:style-name="T27"><text:s text:c="6"/>2<text:s text:c="5"/>263<text:s text:c="7"/>0<text:s text:c="7"/>0 ?<text:s text:c="13"/>-1 I&lt;<text:s text:c="7"/>0<text:s text:c="3"/>0:00 [scsi_tmf_14]</text:span></text:p>
      <text:p text:style-name="P1"><text:span text:style-name="T27"><text:s text:c="6"/>2<text:s text:c="5"/>265<text:s text:c="7"/>0<text:s text:c="7"/>0 ?<text:s text:c="13"/>-1 S<text:s text:c="8"/>0<text:s text:c="3"/>0:00 [scsi_eh_15]</text:span></text:p>
      <text:p text:style-name="P1"><text:span text:style-name="T27"><text:s text:c="6"/>2<text:s text:c="5"/>266<text:s text:c="7"/>0<text:s text:c="7"/>0 ?<text:s text:c="13"/>-1 I&lt;<text:s text:c="7"/>0<text:s text:c="3"/>0:00 [scsi_tmf_15]</text:span></text:p>
      <text:p text:style-name="P1"><text:span text:style-name="T27"><text:s text:c="6"/>2<text:s text:c="5"/>272<text:s text:c="7"/>0<text:s text:c="7"/>0 ?<text:s text:c="13"/>-1 S<text:s text:c="8"/>0<text:s text:c="3"/>0:00 [scsi_eh_16]</text:span></text:p>
      <text:p text:style-name="P1"><text:span text:style-name="T27"><text:s text:c="6"/>2<text:s text:c="5"/>275<text:s text:c="7"/>0<text:s text:c="7"/>0 ?<text:s text:c="13"/>-1 I&lt;<text:s text:c="7"/>0<text:s text:c="3"/>0:00 [scsi_tmf_16]</text:span></text:p>
      <text:p text:style-name="P1"><text:span text:style-name="T27"><text:s text:c="6"/>2<text:s text:c="5"/>276<text:s text:c="7"/>0<text:s text:c="7"/>0 ?<text:s text:c="13"/>-1 S<text:s text:c="8"/>0<text:s text:c="3"/>0:00 [scsi_eh_17]</text:span></text:p>
      <text:p text:style-name="P1"><text:span text:style-name="T27"><text:s text:c="6"/>2<text:s text:c="5"/>277<text:s text:c="7"/>0<text:s text:c="7"/>0 ?<text:s text:c="13"/>-1 I&lt;<text:s text:c="7"/>0<text:s text:c="3"/>0:00 [scsi_tmf_17]</text:span></text:p>
      <text:p text:style-name="P1"><text:span text:style-name="T27"><text:s text:c="6"/>2<text:s text:c="5"/>279<text:s text:c="7"/>0<text:s text:c="7"/>0 ?<text:s text:c="13"/>-1 S<text:s text:c="8"/>0<text:s text:c="3"/>0:00 [scsi_eh_18]</text:span></text:p>
      <text:p text:style-name="P1"><text:span text:style-name="T27"><text:s text:c="6"/>2<text:s text:c="5"/>281<text:s text:c="7"/>0<text:s text:c="7"/>0 ?<text:s text:c="13"/>-1 I&lt;<text:s text:c="7"/>0<text:s text:c="3"/>0:00 [scsi_tmf_18]</text:span></text:p>
      <text:p text:style-name="P1"><text:span text:style-name="T27"><text:s text:c="6"/>2<text:s text:c="5"/>283<text:s text:c="7"/>0<text:s text:c="7"/>0 ?<text:s text:c="13"/>-1 S<text:s text:c="8"/>0<text:s text:c="3"/>0:00 [scsi_eh_19]</text:span></text:p>
      <text:p text:style-name="P1"><text:span text:style-name="T27"><text:s text:c="6"/>2<text:s text:c="5"/>286<text:s text:c="7"/>0<text:s text:c="7"/>0 ?<text:s text:c="13"/>-1 I&lt;<text:s text:c="7"/>0<text:s text:c="3"/>0:00 [scsi_tmf_19]</text:span></text:p>
      <text:p text:style-name="P1"><text:span text:style-name="T27"><text:s text:c="6"/>2<text:s text:c="5"/>289<text:s text:c="7"/>0<text:s text:c="7"/>0 ?<text:s text:c="13"/>-1 S<text:s text:c="8"/>0<text:s text:c="3"/>0:00 [scsi_eh_20]</text:span></text:p>
      <text:p text:style-name="P1"><text:span text:style-name="T27"><text:s text:c="6"/>2<text:s text:c="5"/>290<text:s text:c="7"/>0<text:s text:c="7"/>0 ?<text:s text:c="13"/>-1 I&lt;<text:s text:c="7"/>0<text:s text:c="3"/>0:00 [scsi_tmf_20]</text:span></text:p>
      <text:p text:style-name="P1"><text:span text:style-name="T27"><text:s text:c="6"/>2<text:s text:c="5"/>291<text:s text:c="7"/>0<text:s text:c="7"/>0 ?<text:s text:c="13"/>-1 S<text:s text:c="8"/>0<text:s text:c="3"/>0:00 [scsi_eh_21]</text:span></text:p>
      <text:p text:style-name="P1"><text:span text:style-name="T27"><text:s text:c="6"/>2<text:s text:c="5"/>292<text:s text:c="7"/>0<text:s text:c="7"/>0 ?<text:s text:c="13"/>-1 I&lt;<text:s text:c="7"/>0<text:s text:c="3"/>0:00 [scsi_tmf_21]</text:span></text:p>
      <text:p text:style-name="P1"><text:span text:style-name="T27"><text:s text:c="6"/>2<text:s text:c="5"/>294<text:s text:c="7"/>0<text:s text:c="7"/>0 ?<text:s text:c="13"/>-1 S<text:s text:c="8"/>0<text:s text:c="3"/>0:00 [scsi_eh_22]</text:span></text:p>
      <text:p text:style-name="P1"><text:span text:style-name="T27"><text:s text:c="6"/>2<text:s text:c="5"/>295<text:s text:c="7"/>0<text:s text:c="7"/>0 ?<text:s text:c="13"/>-1 I&lt;<text:s text:c="7"/>0<text:s text:c="3"/>0:00 [scsi_tmf_22]</text:span></text:p>
      <text:p text:style-name="P1"><text:span text:style-name="T27"><text:s text:c="6"/>2<text:s text:c="5"/>308<text:s text:c="7"/>0<text:s text:c="7"/>0 ?<text:s text:c="13"/>-1 S<text:s text:c="8"/>0<text:s text:c="3"/>0:00 [scsi_eh_23]</text:span></text:p>
      <text:p text:style-name="P1"><text:span text:style-name="T27"><text:s text:c="6"/>2<text:s text:c="5"/>311<text:s text:c="7"/>0<text:s text:c="7"/>0 ?<text:s text:c="13"/>-1 I&lt;<text:s text:c="7"/>0<text:s text:c="3"/>0:00 [scsi_tmf_23]</text:span></text:p>
      <text:p text:style-name="P1"><text:span text:style-name="T27"><text:s text:c="6"/>2<text:s text:c="5"/>317<text:s text:c="7"/>0<text:s text:c="7"/>0 ?<text:s text:c="13"/>-1 I<text:s text:c="8"/>0<text:s text:c="3"/>0:00 [kworker/u4:20-event</text:span></text:p>
      <text:p text:style-name="P1"><text:span text:style-name="T27"><text:s text:c="6"/>2<text:s text:c="5"/>392<text:s text:c="7"/>0<text:s text:c="7"/>0 ?<text:s text:c="13"/>-1 S<text:s text:c="8"/>0<text:s text:c="3"/>0:00 [md3_raid1]</text:span></text:p>
      <text:p text:style-name="P1"><text:span text:style-name="T27"><text:s text:c="6"/>2<text:s text:c="5"/>396<text:s text:c="7"/>0<text:s text:c="7"/>0 ?<text:s text:c="13"/>-1 S<text:s text:c="8"/>0<text:s text:c="3"/>0:00 [md2_raid1]</text:span></text:p>
      <text:p text:style-name="P1"><text:span text:style-name="T27"><text:s text:c="6"/>2<text:s text:c="5"/>398<text:s text:c="7"/>0<text:s text:c="7"/>0 ?<text:s text:c="13"/>-1 S<text:s text:c="8"/>0<text:s text:c="3"/>0:00 [md1_raid1]</text:span></text:p>
      <text:p text:style-name="P1"><text:span text:style-name="T27"><text:s text:c="6"/>2<text:s text:c="5"/>447<text:s text:c="7"/>0<text:s text:c="7"/>0 ?<text:s text:c="13"/>-1 I&lt;<text:s text:c="7"/>0<text:s text:c="3"/>0:00 [raid5wq]</text:span></text:p>
      <text:p text:style-name="P1"><text:span text:style-name="T27"><text:s text:c="6"/>2<text:s text:c="5"/>448<text:s text:c="7"/>0<text:s text:c="7"/>0 ?<text:s text:c="13"/>-1 S<text:s text:c="8"/>0<text:s text:c="3"/>0:00 [md6_raid6]</text:span></text:p>
      <text:p text:style-name="P1"><text:span text:style-name="T27"><text:s text:c="6"/>2<text:s text:c="5"/>449<text:s text:c="7"/>0<text:s text:c="7"/>0 ?<text:s text:c="13"/>-1 S<text:s text:c="8"/>0<text:s text:c="3"/>0:00 [md5_raid5]</text:span></text:p>
      <text:p text:style-name="P1"><text:span text:style-name="T27"><text:s text:c="6"/>2<text:s text:c="5"/>525<text:s text:c="7"/>0<text:s text:c="7"/>0 ?<text:s text:c="13"/>-1 S<text:s text:c="8"/>0<text:s text:c="3"/>0:00 [jbd2/sdb2-8]</text:span></text:p>
      <text:p text:style-name="P1"><text:span text:style-name="T27"><text:s text:c="6"/>2<text:s text:c="5"/>526<text:s text:c="7"/>0<text:s text:c="7"/>0 ?<text:s text:c="13"/>-1 I&lt;<text:s text:c="7"/>0<text:s text:c="3"/>0:00 [ext4-rsv-conver]</text:span></text:p>
      <text:p text:style-name="P1"><text:span text:style-name="T27"><text:s text:c="6"/>1<text:s text:c="5"/>594<text:s text:c="5"/>594<text:s text:c="5"/>594 ?<text:s text:c="13"/>-1 S&lt;s<text:s text:c="6"/>0<text:s text:c="3"/>0:02 /lib/systemd/systemd</text:span></text:p>
      <text:p text:style-name="P1"><text:span text:style-name="T27"><text:s text:c="6"/>2<text:s text:c="5"/>623<text:s text:c="7"/>0<text:s text:c="7"/>0 ?<text:s text:c="13"/>-1 I<text:s text:c="8"/>0<text:s text:c="3"/>0:00 [kworker/1:5-events]</text:span></text:p>
      <text:p text:style-name="P1"><text:span text:style-name="T27"><text:s text:c="6"/>1<text:s text:c="5"/>626<text:s text:c="5"/>626<text:s text:c="5"/>626 ?<text:s text:c="13"/>-1 Ss<text:s text:c="7"/>0<text:s text:c="3"/>0:07 /lib/systemd/systemd</text:span></text:p>
      <text:p text:style-name="P1"><text:span text:style-name="T27"><text:s text:c="6"/>2<text:s text:c="5"/>640<text:s text:c="7"/>0<text:s text:c="7"/>0 ?<text:s text:c="13"/>-1 I&lt;<text:s text:c="7"/>0<text:s text:c="3"/>0:00 [iprt-VBoxWQueue]</text:span></text:p>
      <text:p text:style-name="P1"><text:span text:style-name="T27"><text:s text:c="6"/>1<text:s text:c="4"/>1341<text:s text:c="4"/>1341<text:s text:c="4"/>1341 ?<text:s text:c="13"/>-1 Ss<text:s text:c="7"/>0<text:s text:c="3"/>0:00 /sbin/mdadm --monito</text:span></text:p>
      <text:p text:style-name="P1"><text:span text:style-name="T27"><text:s text:c="6"/>2<text:s text:c="4"/>1407<text:s text:c="7"/>0<text:s text:c="7"/>0 ?<text:s text:c="13"/>-1 I&lt;<text:s text:c="7"/>0<text:s text:c="3"/>0:00 [kaluad]</text:span></text:p>
      <text:p text:style-name="P1"><text:span text:style-name="T27"><text:s text:c="6"/>2<text:s text:c="4"/>1408<text:s text:c="7"/>0<text:s text:c="7"/>0 ?<text:s text:c="13"/>-1 I&lt;<text:s text:c="7"/>0<text:s text:c="3"/>0:00 [kmpath_rdacd]</text:span></text:p>
      <text:p text:style-name="P1"><text:span text:style-name="T27"><text:s text:c="6"/>2<text:s text:c="4"/>1409<text:s text:c="7"/>0<text:s text:c="7"/>0 ?<text:s text:c="13"/>-1 I&lt;<text:s text:c="7"/>0<text:s text:c="3"/>0:00 [kmpathd]</text:span></text:p>
      <text:p text:style-name="P1"><text:span text:style-name="T27"><text:s text:c="6"/>2<text:s text:c="4"/>1410<text:s text:c="7"/>0<text:s text:c="7"/>0 ?<text:s text:c="13"/>-1 I&lt;<text:s text:c="7"/>0<text:s text:c="3"/>0:00 [kmpath_handlerd]</text:span></text:p>
      <text:p text:style-name="P1"><text:span text:style-name="T27"><text:s text:c="6"/>1<text:s text:c="4"/>1411<text:s text:c="4"/>1411<text:s text:c="4"/>1411 ?<text:s text:c="13"/>-1 SLsl<text:s text:c="5"/>0<text:s text:c="3"/>0:01 /sbin/multipathd -d</text:span></text:p>
      <text:p text:style-name="P1"><text:span text:style-name="T27"><text:s text:c="6"/>2<text:s text:c="4"/>1422<text:s text:c="7"/>0<text:s text:c="7"/>0 ?<text:s text:c="13"/>-1 S&lt;<text:s text:c="7"/>0<text:s text:c="3"/>0:00 [loop0]</text:span></text:p>
      <text:p text:style-name="P1"><text:span text:style-name="T27"><text:s text:c="6"/>2<text:s text:c="4"/>1423<text:s text:c="7"/>0<text:s text:c="7"/>0 ?<text:s text:c="13"/>-1 S&lt;<text:s text:c="7"/>0<text:s text:c="3"/>0:00 [loop1]</text:span></text:p>
      <text:p text:style-name="P1"><text:span text:style-name="T27"><text:s text:c="6"/>2<text:s text:c="4"/>1424<text:s text:c="7"/>0<text:s text:c="7"/>0 ?<text:s text:c="13"/>-1 S&lt;<text:s text:c="7"/>0<text:s text:c="3"/>0:00 [loop2]</text:span></text:p>
      <text:p text:style-name="P1"><text:span text:style-name="T27"><text:s text:c="6"/>2<text:s text:c="4"/>1426<text:s text:c="7"/>0<text:s text:c="7"/>0 ?<text:s text:c="13"/>-1 S&lt;<text:s text:c="7"/>0<text:s text:c="3"/>0:00 [loop3]</text:span></text:p>
      <text:p text:style-name="P1"><text:span text:style-name="T27"><text:s text:c="6"/>2<text:s text:c="4"/>1427<text:s text:c="7"/>0<text:s text:c="7"/>0 ?<text:s text:c="13"/>-1 S&lt;<text:s text:c="7"/>0<text:s text:c="3"/>0:00 [loop4]</text:span></text:p>
      <text:p text:style-name="P1"><text:span text:style-name="T27"><text:s text:c="6"/>2<text:s text:c="4"/>1429<text:s text:c="7"/>0<text:s text:c="7"/>0 ?<text:s text:c="13"/>-1 S&lt;<text:s text:c="7"/>0<text:s text:c="3"/>0:00 [loop5]</text:span></text:p>
      <text:p text:style-name="P1"><text:span text:style-name="T27"><text:s text:c="6"/>1<text:s text:c="4"/>1505<text:s text:c="4"/>1505<text:s text:c="4"/>1505 ?<text:s text:c="13"/>-1 Ssl<text:s text:c="6"/>0<text:s text:c="3"/>0:00 /usr/lib/accountsser</text:span></text:p>
      <text:p text:style-name="P1"><text:span text:style-name="T27"><text:s text:c="6"/>1<text:s text:c="4"/>1508<text:s text:c="4"/>1508<text:s text:c="4"/>1508 ?<text:s text:c="13"/>-1 Ss<text:s text:c="7"/>0<text:s text:c="3"/>0:00 /usr/sbin/cron -f</text:span></text:p>
      <text:p text:style-name="P1"><text:span text:style-name="T27"><text:s text:c="6"/>1<text:s text:c="4"/>1517<text:s text:c="4"/>1517<text:s text:c="4"/>1517 ?<text:s text:c="13"/>-1 Ssl<text:s text:c="6"/>0<text:s text:c="3"/>0:00 /usr/sbin/irqbalance</text:span></text:p>
      <text:p text:style-name="P1"><text:span text:style-name="T27"><text:s text:c="6"/>1<text:s text:c="4"/>1518<text:s text:c="4"/>1518<text:s text:c="4"/>1518 ?<text:s text:c="13"/>-1 Ss<text:s text:c="7"/>0<text:s text:c="3"/>0:00 /usr/bin/python3 /us</text:span></text:p>
      <text:p text:style-name="P1"><text:span text:style-name="T27"><text:s text:c="6"/>1<text:s text:c="4"/>1524<text:s text:c="4"/>1524<text:s text:c="4"/>1524 ?<text:s text:c="13"/>-1 Ssl<text:s text:c="6"/>0<text:s text:c="3"/>0:03 /usr/lib/snapd/snapd</text:span></text:p>
      <text:p text:style-name="P1"><text:span text:style-name="T27"><text:s text:c="6"/>1<text:s text:c="4"/>1533<text:s text:c="4"/>1533<text:s text:c="4"/>1533 ?<text:s text:c="13"/>-1 Ss<text:s text:c="7"/>0<text:s text:c="3"/>0:01 /lib/systemd/systemd</text:span></text:p>
      <text:p text:style-name="P1"><text:span text:style-name="T27"><text:s text:c="6"/>1<text:s text:c="4"/>1543<text:s text:c="4"/>1543<text:s text:c="4"/>1543 tty1<text:s text:c="8"/>1543 Ss+<text:s text:c="6"/>0<text:s text:c="3"/>0:00 /sbin/agetty -o -p -</text:span></text:p>
      <text:p text:style-name="P1"><text:span text:style-name="T27"><text:s text:c="6"/>1<text:s text:c="4"/>1597<text:s text:c="4"/>1597<text:s text:c="4"/>1597 ?<text:s text:c="13"/>-1 Ss<text:s text:c="7"/>0<text:s text:c="3"/>0:00 sshd: /usr/sbin/sshd</text:span></text:p>
      <text:p text:style-name="P1"><text:span text:style-name="T27"><text:s text:c="6"/>1<text:s text:c="4"/>1602<text:s text:c="4"/>1602<text:s text:c="4"/>1602 ?<text:s text:c="13"/>-1 Ssl<text:s text:c="6"/>0<text:s text:c="3"/>0:00 /usr/bin/python3 /us</text:span></text:p>
      <text:p text:style-name="P1"><text:span text:style-name="T27"><text:s text:c="6"/>1<text:s text:c="4"/>1628<text:s text:c="4"/>1628<text:s text:c="4"/>1628 ?<text:s text:c="13"/>-1 Ssl<text:s text:c="6"/>0<text:s text:c="3"/>0:00 /usr/lib/policykit-1</text:span></text:p>
      <text:p text:style-name="P1"><text:span text:style-name="T27"><text:s text:c="3"/>1597<text:s text:c="4"/>1742<text:s text:c="4"/>1742<text:s text:c="4"/>1742 ?<text:s text:c="13"/>-1 Ss<text:s text:c="7"/>0<text:s text:c="3"/>0:00 sshd: alumno [priv]</text:span></text:p>
      <text:p text:style-name="P1"><text:span text:style-name="T27"><text:s text:c="3"/>1859<text:s text:c="4"/>1877<text:s text:c="4"/>1877<text:s text:c="4"/>1859 pts/0<text:s text:c="7"/>2436 S<text:s text:c="8"/>0<text:s text:c="3"/>0:00 sudo -i</text:span></text:p>
      <text:p text:style-name="P1"><text:span text:style-name="T27"><text:s text:c="3"/>1877<text:s text:c="4"/>1881<text:s text:c="4"/>1881<text:s text:c="4"/>1859 pts/0<text:s text:c="7"/>2436 S<text:s text:c="8"/>0<text:s text:c="3"/>0:00 -bash</text:span></text:p>
      <text:p text:style-name="P1"><text:span text:style-name="T27"><text:s text:c="6"/>2<text:s text:c="4"/>1965<text:s text:c="7"/>0<text:s text:c="7"/>0 ?<text:s text:c="13"/>-1 I<text:s text:c="8"/>0<text:s text:c="3"/>0:00 [kworker/u4:1-events</text:span></text:p>
      <text:p text:style-name="P1"><text:span text:style-name="T27"><text:s text:c="6"/>2<text:s text:c="4"/>2210<text:s text:c="7"/>0<text:s text:c="7"/>0 ?<text:s text:c="13"/>-1 I<text:s text:c="8"/>0<text:s text:c="3"/>0:00 [kworker/0:0-events]</text:span></text:p>
      <text:p text:style-name="P1"><text:span text:style-name="T27"><text:s text:c="6"/>2<text:s text:c="4"/>2280<text:s text:c="7"/>0<text:s text:c="7"/>0 ?<text:s text:c="13"/>-1 I<text:s text:c="8"/>0<text:s text:c="3"/>0:00 [kworker/u4:0-events</text:span></text:p>
      <text:p text:style-name="P1"><text:span text:style-name="T27"><text:s text:c="6"/>2<text:s text:c="4"/>2343<text:s text:c="7"/>0<text:s text:c="7"/>0 ?<text:s text:c="13"/>-1 I<text:s text:c="8"/>0<text:s text:c="3"/>0:00 [kworker/1:1]</text:span></text:p>
      <text:p text:style-name="P1"><text:span text:style-name="T27"><text:s text:c="3"/>1881<text:s text:c="4"/>2436<text:s text:c="4"/>2436<text:s text:c="4"/>1859 pts/0<text:s text:c="7"/>2436 R+<text:s text:c="7"/>0<text:s text:c="3"/>0:00 ps j U root</text:span></text:p>
      <text:p text:style-name="P1"><text:span text:style-name="T28"/></text:p>
      <text:p text:style-name="P1"><text:span text:style-name="T29">STAT.</text:span></text:p>
      <text:p text:style-name="P1"><text:span text:style-name="T29">R ejecutable (Runnable)</text:span></text:p>
      <text:p text:style-name="P1"><text:span text:style-name="T29">D letargo ininterrumpido (dormido)</text:span></text:p>
      <text:p text:style-name="P1"><text:span text:style-name="T29">S suspendido</text:span></text:p>
      <text:p text:style-name="P1"><text:span text:style-name="T29">N prioridad más baja de lo que debería ser (alguien le ha cambiado l aprioridad)</text:span></text:p>
      <text:p text:style-name="P1"><text:span text:style-name="T29">s Es el proceso lider de la sesión ("proceso principal") --&gt; El Macho Alfa</text:span></text:p>
      <text:p text:style-name="P1"><text:span text:style-name="T29">T Detenido. parado o trazado (traced)</text:span></text:p>
      <text:p text:style-name="P1"><text:span text:style-name="T29">Z<text:s text:c="4"/>Zombie</text:span></text:p>
      <text:p text:style-name="P1"><text:span text:style-name="T29">N prioridad por debajo de la normal (campo o columna <text:tab/><text:tab/>NI "nice")</text:span></text:p>
      <text:p text:style-name="P1"><text:span text:style-name="T29"><text:tab/>nice<text:s text:c="4"/>-20 ..0<text:s text:c="2"/>..19 --&gt; El que mayor prioridad tiene es el -20</text:span></text:p>
      <text:p text:style-name="P1"><text:span text:style-name="T29"><text:tab/><text:tab/><text:tab/><text:s text:c="10"/>Prioridad media (0)</text:span></text:p>
      <text:p text:style-name="P1"><text:span text:style-name="T29"><text:tab/><text:tab/><text:tab/><text:s text:c="10"/>La prioridad más baja es 19</text:span></text:p>
      <text:p text:style-name="P1"><text:span text:style-name="T29">&lt; Tiene una prioridad mayor de lo normal</text:span></text:p>
      <text:p text:style-name="P1"><text:span text:style-name="T29">W si el proceso no tiene páginas residentes (TSR:, páginas residentes en memoria)</text:span></text:p>
      <text:p text:style-name="P1"><text:span text:style-name="T29">t: Proceso en seguimiento</text:span></text:p>
      <text:p text:style-name="P1"><text:span text:style-name="T29">x: Proceso parado</text:span></text:p>
      <text:p text:style-name="P1"><text:span text:style-name="T29">n: Procesos de baja prioridad</text:span></text:p>
      <text:p text:style-name="P1"><text:span text:style-name="T29">NOTA: Programa residente y que siempre está en ejecución</text:span></text:p>
      <text:p text:style-name="P1"><text:span text:style-name="T29">DEMONIO:daemon </text:span></text:p>
      <text:p text:style-name="P1"><text:span text:style-name="T30"/></text:p>
      <text:p text:style-name="P1"><text:span text:style-name="T31">PLANO DE EJECUCIÓN DE PRIORIDAD</text:span></text:p>
      <text:p text:style-name="P1"><text:span text:style-name="T32">+ Ejecutar en primer plano</text:span></text:p>
      <text:p text:style-name="P1"><text:span text:style-name="T32">&lt; alta prioridad</text:span></text:p>
      <text:p text:style-name="P1"><text:span text:style-name="T32">N prioridad más baja que la que le corresponde</text:span></text:p>
      <text:p text:style-name="P1"><text:span text:style-name="T32">I Existen múltiples hilos de ejecución<text:s text:c="2"/></text:span></text:p>
      <text:p text:style-name="P1"><text:span text:style-name="T32">L Proceso bloqueado en memoria</text:span></text:p>
      <text:p text:style-name="P1"><text:span text:style-name="T32">r Proceso residente en memoria</text:span></text:p>
      <text:p text:style-name="P1"><text:span text:style-name="T33"/></text:p>
      <text:p text:style-name="P1"><text:span text:style-name="T34">SI EL TTY CORRESPONDE A UNA SESIÓN REMOTA SON PROCESOS CARGADOS POR EL TERMINAL</text:span></text:p>
      <text:p text:style-name="P1"><text:span text:style-name="T34">SI EL TTY CORRESPONDE A ? SON EJECUTADOS EN EL PROPIO SISTEMA</text:span></text:p>
      <text:p text:style-name="P1"><text:span text:style-name="T35"/></text:p>
      <text:p text:style-name="P1"><text:span text:style-name="T36">PASO 2: Visualizar el árbol de procesos</text:span></text:p>
      <text:p text:style-name="P1"><text:span text:style-name="T36"><text:tab/>pstree</text:span></text:p>
      <text:p text:style-name="P1"><text:span text:style-name="T37"/></text:p>
      <text:p text:style-name="P1"><text:span text:style-name="T38">systemd</text:span><text:span text:style-name="T39">─┬─</text:span><text:span text:style-name="T40">accounts-daemon</text:span><text:span text:style-name="T41">───</text:span><text:span text:style-name="T42">2*[{accounts-daemon}]</text:span></text:p>
      <text:p text:style-name="P1"><text:span text:style-name="T42"><text:s text:c="8"/></text:span><text:span text:style-name="T43">├─</text:span><text:span text:style-name="T44">agetty</text:span></text:p>
      <text:p text:style-name="P1"><text:span text:style-name="T44"><text:s text:c="8"/></text:span><text:span text:style-name="T45">├─</text:span><text:span text:style-name="T46">atd</text:span></text:p>
      <text:p text:style-name="P1"><text:span text:style-name="T46"><text:s text:c="8"/></text:span><text:span text:style-name="T47">├─</text:span><text:span text:style-name="T48">cron</text:span></text:p>
      <text:p text:style-name="P1"><text:span text:style-name="T48"><text:s text:c="8"/></text:span><text:span text:style-name="T49">├─</text:span><text:span text:style-name="T50">dbus-daemon</text:span></text:p>
      <text:p text:style-name="P1"><text:span text:style-name="T50"><text:s text:c="8"/></text:span><text:span text:style-name="T51">├─</text:span><text:span text:style-name="T52">irqbalance</text:span><text:span text:style-name="T53">───</text:span><text:span text:style-name="T54">{irqbalance}</text:span></text:p>
      <text:p text:style-name="P1"><text:span text:style-name="T54"><text:s text:c="8"/></text:span><text:span text:style-name="T55">├─</text:span><text:span text:style-name="T56">mdadm</text:span></text:p>
      <text:p text:style-name="P1"><text:span text:style-name="T56"><text:s text:c="8"/></text:span><text:span text:style-name="T57">├─</text:span><text:span text:style-name="T58">multipathd</text:span><text:span text:style-name="T59">───</text:span><text:span text:style-name="T60">6*[{multipathd}]</text:span></text:p>
      <text:p text:style-name="P1"><text:span text:style-name="T60"><text:s text:c="8"/></text:span><text:span text:style-name="T61">├─</text:span><text:span text:style-name="T62">networkd-dispat</text:span></text:p>
      <text:p text:style-name="P1"><text:span text:style-name="T62"><text:s text:c="8"/></text:span><text:span text:style-name="T63">├─</text:span><text:span text:style-name="T64">polkitd</text:span><text:span text:style-name="T65">───</text:span><text:span text:style-name="T66">2*[{polkitd}]</text:span></text:p>
      <text:p text:style-name="P1"><text:span text:style-name="T66"><text:s text:c="8"/></text:span><text:span text:style-name="T67">├─</text:span><text:span text:style-name="T68">rsyslogd</text:span><text:span text:style-name="T69">───</text:span><text:span text:style-name="T70">3*[{rsyslogd}]</text:span></text:p>
      <text:p text:style-name="P1"><text:span text:style-name="T70"><text:s text:c="8"/></text:span><text:span text:style-name="T71">├─</text:span><text:span text:style-name="T72">snapd</text:span><text:span text:style-name="T73">───</text:span><text:span text:style-name="T74">11*[{snapd}]</text:span></text:p>
      <text:p text:style-name="P1"><text:span text:style-name="T74"><text:s text:c="8"/></text:span><text:span text:style-name="T75">├─</text:span><text:span text:style-name="T76">sshd</text:span><text:span text:style-name="T77">───</text:span><text:span text:style-name="T78">sshd</text:span><text:span text:style-name="T79">───</text:span><text:span text:style-name="T80">sshd</text:span><text:span text:style-name="T81">───</text:span><text:span text:style-name="T82">bash</text:span><text:span text:style-name="T83">───</text:span><text:span text:style-name="T84">sudo</text:span><text:span text:style-name="T85">───</text:span><text:span text:style-name="T86">bash</text:span><text:span text:style-name="T87">───</text:span><text:span text:style-name="T88">pstree</text:span></text:p>
      <text:p text:style-name="P1"><text:span text:style-name="T88"><text:s text:c="8"/></text:span><text:span text:style-name="T89">├─</text:span><text:span text:style-name="T90">systemd</text:span><text:span text:style-name="T91">───</text:span><text:span text:style-name="T92">(sd-pam)</text:span></text:p>
      <text:p text:style-name="P1"><text:span text:style-name="T92"><text:s text:c="8"/></text:span><text:span text:style-name="T93">├─</text:span><text:span text:style-name="T94">systemd-journal</text:span></text:p>
      <text:p text:style-name="P1"><text:span text:style-name="T94"><text:s text:c="8"/></text:span><text:span text:style-name="T95">├─</text:span><text:span text:style-name="T96">systemd-logind</text:span></text:p>
      <text:p text:style-name="P1"><text:span text:style-name="T96"><text:s text:c="8"/></text:span><text:span text:style-name="T97">├─</text:span><text:span text:style-name="T98">systemd-network</text:span></text:p>
      <text:p text:style-name="P1"><text:span text:style-name="T98"><text:s text:c="8"/></text:span><text:span text:style-name="T99">├─</text:span><text:span text:style-name="T100">systemd-resolve</text:span></text:p>
      <text:p text:style-name="P1"><text:span text:style-name="T100"><text:s text:c="8"/></text:span><text:span text:style-name="T101">├─</text:span><text:span text:style-name="T102">systemd-timesyn</text:span><text:span text:style-name="T103">───</text:span><text:span text:style-name="T104">{systemd-timesyn}</text:span></text:p>
      <text:p text:style-name="P1"><text:span text:style-name="T104"><text:s text:c="8"/></text:span><text:span text:style-name="T105">├─</text:span><text:span text:style-name="T106">systemd-udevd</text:span></text:p>
      <text:p text:style-name="P1"><text:span text:style-name="T106"><text:s text:c="8"/></text:span><text:span text:style-name="T107">└─</text:span><text:span text:style-name="T108">unattended-upgr</text:span><text:span text:style-name="T109">───</text:span><text:span text:style-name="T110">{unattended-upgr}</text:span></text:p>
      <text:p text:style-name="P1"><text:span text:style-name="T111">a)<text:s text:c="2"/>Visualizar con argumentos</text:span></text:p>
      <text:p text:style-name="P1"><text:span text:style-name="T111"><text:tab/>pstree -a</text:span></text:p>
      <text:p text:style-name="P1"><text:span text:style-name="T112">systemd maybe-ubiquity</text:span></text:p>
      <text:p text:style-name="P1"><text:span text:style-name="T112"><text:s text:c="2"/></text:span><text:span text:style-name="T113">├─</text:span><text:span text:style-name="T114">accounts-daemon</text:span></text:p>
      <text:p text:style-name="P1"><text:span text:style-name="T114"><text:s text:c="2"/></text:span><text:span text:style-name="T115">│</text:span><text:span text:style-name="T116"><text:s text:c="3"/></text:span><text:span text:style-name="T117">└─</text:span><text:span text:style-name="T118">2*[{accounts-daemon}]</text:span></text:p>
      <text:p text:style-name="P1"><text:span text:style-name="T118"><text:s text:c="2"/></text:span><text:span text:style-name="T119">├─</text:span><text:span text:style-name="T120">agetty -o -p --<text:s/></text:span><text:a xlink:href="//u/"><text:span text:style-name="T122">\\u</text:span></text:a><text:span text:style-name="T123"><text:s/>--noclear tty1 linux</text:span></text:p>
      <text:p text:style-name="P1"><text:span text:style-name="T123"><text:s text:c="2"/></text:span><text:span text:style-name="T124">├─</text:span><text:span text:style-name="T125">atd -f</text:span></text:p>
      <text:p text:style-name="P1"><text:span text:style-name="T125"><text:s text:c="2"/></text:span><text:span text:style-name="T126">├─</text:span><text:span text:style-name="T127">cron -f</text:span></text:p>
      <text:p text:style-name="P1"><text:span text:style-name="T127"><text:s text:c="2"/></text:span><text:span text:style-name="T128">├─</text:span><text:span text:style-name="T129">dbus-daemon --system --address=systemd: --nofork --nopidfile--systemd-activat</text:span></text:p>
      <text:p text:style-name="P1"><text:span text:style-name="T129"><text:s text:c="2"/></text:span><text:span text:style-name="T130">├─</text:span><text:span text:style-name="T131">irqbalance --foreground</text:span></text:p>
      <text:p text:style-name="P1"><text:span text:style-name="T131"><text:s text:c="2"/></text:span><text:span text:style-name="T132">│</text:span><text:span text:style-name="T133"><text:s text:c="3"/></text:span><text:span text:style-name="T134">└─</text:span><text:span text:style-name="T135">{irqbalance}</text:span></text:p>
      <text:p text:style-name="P1"><text:span text:style-name="T135"><text:s text:c="2"/></text:span><text:span text:style-name="T136">├─</text:span><text:span text:style-name="T137">mdadm --monitor --scan</text:span></text:p>
      <text:p text:style-name="P1"><text:span text:style-name="T137"><text:s text:c="2"/></text:span><text:span text:style-name="T138">├─</text:span><text:span text:style-name="T139">multipathd -d -s</text:span></text:p>
      <text:p text:style-name="P1"><text:span text:style-name="T139"><text:s text:c="2"/></text:span><text:span text:style-name="T140">│</text:span><text:span text:style-name="T141"><text:s text:c="3"/></text:span><text:span text:style-name="T142">└─</text:span><text:span text:style-name="T143">6*[{multipathd}]</text:span></text:p>
      <text:p text:style-name="P1"><text:span text:style-name="T143"><text:s text:c="2"/></text:span><text:span text:style-name="T144">├─</text:span><text:span text:style-name="T145">networkd-dispat /usr/bin/networkd-dispatcher --run-startup-triggers</text:span></text:p>
      <text:p text:style-name="P1"><text:span text:style-name="T145"><text:s text:c="2"/></text:span><text:span text:style-name="T146">├─</text:span><text:span text:style-name="T147">polkitd --no-debug</text:span></text:p>
      <text:p text:style-name="P1"><text:span text:style-name="T147"><text:s text:c="2"/></text:span><text:span text:style-name="T148">│</text:span><text:span text:style-name="T149"><text:s text:c="3"/></text:span><text:span text:style-name="T150">└─</text:span><text:span text:style-name="T151">2*[{polkitd}]</text:span></text:p>
      <text:p text:style-name="P1"><text:span text:style-name="T151"><text:s text:c="2"/></text:span><text:span text:style-name="T152">├─</text:span><text:span text:style-name="T153">rsyslogd -n -iNONE</text:span></text:p>
      <text:p text:style-name="P1"><text:span text:style-name="T153"><text:s text:c="2"/></text:span><text:span text:style-name="T154">│</text:span><text:span text:style-name="T155"><text:s text:c="3"/></text:span><text:span text:style-name="T156">└─</text:span><text:span text:style-name="T157">3*[{rsyslogd}]</text:span></text:p>
      <text:p text:style-name="P1"><text:span text:style-name="T157"><text:s text:c="2"/></text:span><text:span text:style-name="T158">├─</text:span><text:span text:style-name="T159">snapd</text:span></text:p>
      <text:p text:style-name="P1"><text:span text:style-name="T159"><text:s text:c="2"/></text:span><text:span text:style-name="T160">│</text:span><text:span text:style-name="T161"><text:s text:c="3"/></text:span><text:span text:style-name="T162">└─</text:span><text:span text:style-name="T163">11*[{snapd}]</text:span></text:p>
      <text:p text:style-name="P1"><text:span text:style-name="T163"><text:s text:c="2"/></text:span><text:span text:style-name="T164">├─</text:span><text:span text:style-name="T165">sshd</text:span></text:p>
      <text:p text:style-name="P1"><text:span text:style-name="T165"><text:s text:c="2"/></text:span><text:span text:style-name="T166">│</text:span><text:span text:style-name="T167"><text:s text:c="3"/></text:span><text:span text:style-name="T168">└─</text:span><text:span text:style-name="T169">sshd</text:span></text:p>
      <text:p text:style-name="P1"><text:span text:style-name="T169"><text:s text:c="2"/></text:span><text:span text:style-name="T170">│</text:span><text:span text:style-name="T171"><text:s text:c="7"/></text:span><text:span text:style-name="T172">└─</text:span><text:span text:style-name="T173">sshd</text:span></text:p>
      <text:p text:style-name="P1"><text:span text:style-name="T173"><text:s text:c="2"/></text:span><text:span text:style-name="T174">│</text:span><text:span text:style-name="T175"><text:s text:c="11"/></text:span><text:span text:style-name="T176">└─</text:span><text:span text:style-name="T177">bash</text:span></text:p>
      <text:p text:style-name="P1"><text:span text:style-name="T177"><text:s text:c="2"/></text:span><text:span text:style-name="T178">│</text:span><text:span text:style-name="T179"><text:s text:c="15"/></text:span><text:span text:style-name="T180">└─</text:span><text:span text:style-name="T181">sudo -i</text:span></text:p>
      <text:p text:style-name="P1"><text:span text:style-name="T181"><text:s text:c="2"/></text:span><text:span text:style-name="T182">│</text:span><text:span text:style-name="T183"><text:s text:c="19"/></text:span><text:span text:style-name="T184">└─</text:span><text:span text:style-name="T185">bash</text:span></text:p>
      <text:p text:style-name="P1"><text:span text:style-name="T185"><text:s text:c="2"/></text:span><text:span text:style-name="T186">│</text:span><text:span text:style-name="T187"><text:s text:c="23"/></text:span><text:span text:style-name="T188">└─</text:span><text:span text:style-name="T189">pstree -a</text:span></text:p>
      <text:p text:style-name="P1"><text:span text:style-name="T189"><text:s text:c="2"/></text:span><text:span text:style-name="T190">├─</text:span><text:span text:style-name="T191">systemd --user</text:span></text:p>
      <text:p text:style-name="P1"><text:span text:style-name="T191"><text:s text:c="2"/></text:span><text:span text:style-name="T192">│</text:span><text:span text:style-name="T193"><text:s text:c="3"/></text:span><text:span text:style-name="T194">└─</text:span><text:span text:style-name="T195">(sd-pam)</text:span></text:p>
      <text:p text:style-name="P1"><text:span text:style-name="T196"><text:s text:c="2"/></text:span><text:span text:style-name="T197">├─</text:span><text:span text:style-name="T198">systemd-journal</text:span></text:p>
      <text:p text:style-name="P1"><text:span text:style-name="T199"><text:s text:c="2"/></text:span><text:span text:style-name="T200">├─</text:span><text:span text:style-name="T201">systemd-logind</text:span></text:p>
      <text:p text:style-name="P1"><text:span text:style-name="T201"><text:s text:c="2"/></text:span><text:span text:style-name="T202">├─</text:span><text:span text:style-name="T203">systemd-network</text:span></text:p>
      <text:p text:style-name="P1"><text:span text:style-name="T204"><text:s text:c="2"/></text:span><text:span text:style-name="T205">├─</text:span><text:span text:style-name="T206">systemd-resolve</text:span></text:p>
      <text:p text:style-name="P1"><text:span text:style-name="T206"><text:s text:c="2"/></text:span><text:span text:style-name="T207">├─</text:span><text:span text:style-name="T208">systemd-timesyn</text:span></text:p>
      <text:p text:style-name="P1"><text:span text:style-name="T208"><text:s text:c="2"/></text:span><text:span text:style-name="T209">│</text:span><text:span text:style-name="T210"><text:s text:c="3"/></text:span><text:span text:style-name="T211">└─</text:span><text:span text:style-name="T212">{systemd-timesyn}</text:span></text:p>
      <text:p text:style-name="P1"><text:span text:style-name="T212"><text:s text:c="2"/></text:span><text:span text:style-name="T213">├─</text:span><text:span text:style-name="T214">systemd-udevd</text:span></text:p>
      <text:p text:style-name="P1"><text:span text:style-name="T214"><text:s text:c="2"/></text:span><text:span text:style-name="T215">└─</text:span><text:span text:style-name="T216">unattended-upgr /usr/share/unattended-upgrades/unattended-upgrade-shutdown...</text:span></text:p>
      <text:p text:style-name="P1"><text:span text:style-name="T216"><text:s text:c="6"/></text:span><text:span text:style-name="T217">└─</text:span><text:span text:style-name="T218">{unattended-upgr}</text:span></text:p>
      <text:p text:style-name="P1"><text:span text:style-name="T219"/></text:p>
      <text:p text:style-name="P1"><text:span text:style-name="T220">b) Visualiza los procesos de un usuario</text:span></text:p>
      <text:p text:style-name="P1"><text:span text:style-name="T220">pstree -u root</text:span></text:p>
      <text:p text:style-name="P1"><text:span text:style-name="T221"/></text:p>
      <text:p text:style-name="P1"><text:span text:style-name="T222">systemd</text:span><text:span text:style-name="T223">─┬─</text:span><text:span text:style-name="T224">accounts-daemon</text:span><text:span text:style-name="T225">───</text:span><text:span text:style-name="T226">2*[{accounts-daemon}]</text:span></text:p>
      <text:p text:style-name="P1"><text:span text:style-name="T226"><text:s text:c="8"/></text:span><text:span text:style-name="T227">├─</text:span><text:span text:style-name="T228">agetty</text:span></text:p>
      <text:p text:style-name="P1"><text:span text:style-name="T228"><text:s text:c="8"/></text:span><text:span text:style-name="T229">├─</text:span><text:span text:style-name="T230">atd(daemon)</text:span></text:p>
      <text:p text:style-name="P1"><text:span text:style-name="T230"><text:s text:c="8"/></text:span><text:span text:style-name="T231">├─</text:span><text:span text:style-name="T232">cron</text:span></text:p>
      <text:p text:style-name="P1"><text:span text:style-name="T232"><text:s text:c="8"/></text:span><text:span text:style-name="T233">├─</text:span><text:span text:style-name="T234">dbus-daemon(messagebus)</text:span></text:p>
      <text:p text:style-name="P1"><text:span text:style-name="T234"><text:s text:c="8"/></text:span><text:span text:style-name="T235">├─</text:span><text:span text:style-name="T236">irqbalance</text:span><text:span text:style-name="T237">───</text:span><text:span text:style-name="T238">{irqbalance}</text:span></text:p>
      <text:p text:style-name="P1"><text:span text:style-name="T238"><text:s text:c="8"/></text:span><text:span text:style-name="T239">├─</text:span><text:span text:style-name="T240">mdadm</text:span></text:p>
      <text:p text:style-name="P1"><text:span text:style-name="T240"><text:s text:c="8"/></text:span><text:span text:style-name="T241">├─</text:span><text:span text:style-name="T242">multipathd</text:span><text:span text:style-name="T243">───</text:span><text:span text:style-name="T244">6*[{multipathd}]</text:span></text:p>
      <text:p text:style-name="P1"><text:span text:style-name="T244"><text:s text:c="8"/></text:span><text:span text:style-name="T245">├─</text:span><text:span text:style-name="T246">networkd-dispat</text:span></text:p>
      <text:p text:style-name="P1"><text:span text:style-name="T246"><text:s text:c="8"/></text:span><text:span text:style-name="T247">├─</text:span><text:span text:style-name="T248">polkitd</text:span><text:span text:style-name="T249">───</text:span><text:span text:style-name="T250">2*[{polkitd}]</text:span></text:p>
      <text:p text:style-name="P1"><text:span text:style-name="T250"><text:s text:c="8"/></text:span><text:span text:style-name="T251">├─</text:span><text:span text:style-name="T252">rsyslogd(syslog)</text:span><text:span text:style-name="T253">───</text:span><text:span text:style-name="T254">3*[{rsyslogd}]</text:span></text:p>
      <text:p text:style-name="P1"><text:span text:style-name="T254"><text:s text:c="8"/></text:span><text:span text:style-name="T255">├─</text:span><text:span text:style-name="T256">snapd</text:span><text:span text:style-name="T257">───</text:span><text:span text:style-name="T258">11*[{snapd}]</text:span></text:p>
      <text:p text:style-name="P1"><text:span text:style-name="T258"><text:s text:c="8"/></text:span><text:span text:style-name="T259">├─</text:span><text:span text:style-name="T260">sshd</text:span><text:span text:style-name="T261">───</text:span><text:span text:style-name="T262">sshd</text:span><text:span text:style-name="T263">───</text:span><text:span text:style-name="T264">sshd(alumno)</text:span><text:span text:style-name="T265">───</text:span><text:span text:style-name="T266">bash</text:span><text:span text:style-name="T267">───</text:span><text:span text:style-name="T268">sudo(root)</text:span><text:span text:style-name="T269">───</text:span><text:span text:style-name="T270">bash</text:span><text:span text:style-name="T271">───</text:span><text:span text:style-name="T272">pstree</text:span></text:p>
      <text:p text:style-name="P1"><text:span text:style-name="T272"><text:s text:c="8"/></text:span><text:span text:style-name="T273">├─</text:span><text:span text:style-name="T274">systemd(alumno)</text:span><text:span text:style-name="T275">───</text:span><text:span text:style-name="T276">(sd-pam)</text:span></text:p>
      <text:p text:style-name="P1"><text:span text:style-name="T276"><text:s text:c="8"/></text:span><text:span text:style-name="T277">├─</text:span><text:span text:style-name="T278">systemd-journal</text:span></text:p>
      <text:p text:style-name="P1"><text:span text:style-name="T278"><text:s text:c="8"/></text:span><text:span text:style-name="T279">├─</text:span><text:span text:style-name="T280">systemd-logind</text:span></text:p>
      <text:p text:style-name="P1"><text:span text:style-name="T280"><text:s text:c="8"/></text:span><text:span text:style-name="T281">├─</text:span><text:span text:style-name="T282">systemd-network(systemd-network)</text:span></text:p>
      <text:p text:style-name="P1"><text:span text:style-name="T282"><text:s text:c="8"/></text:span><text:span text:style-name="T283">├─</text:span><text:span text:style-name="T284">systemd-resolve(systemd-resolve)</text:span></text:p>
      <text:p text:style-name="P1"><text:span text:style-name="T284"><text:s text:c="8"/></text:span><text:span text:style-name="T285">├─</text:span><text:span text:style-name="T286">systemd-timesyn(systemd-timesync)</text:span><text:span text:style-name="T287">───</text:span><text:span text:style-name="T288">{systemd-timesyn}</text:span></text:p>
      <text:p text:style-name="P1"><text:span text:style-name="T288"><text:s text:c="8"/></text:span><text:span text:style-name="T289">├─</text:span><text:span text:style-name="T290">systemd-udevd</text:span></text:p>
      <text:p text:style-name="P1"><text:span text:style-name="T290"><text:s text:c="8"/></text:span><text:span text:style-name="T291">└─</text:span><text:span text:style-name="T292">unattended-upgr</text:span><text:span text:style-name="T293">───</text:span><text:span text:style-name="T294">{unattended-upgr}</text:span></text:p>
      <text:p text:style-name="P1"><text:span text:style-name="T295">c) Visualizar los procesos con su identificación de proceso</text:span></text:p>
      <text:p text:style-name="P1"><text:span text:style-name="T295"><text:tab/>pstree -p</text:span></text:p>
      <text:p text:style-name="P1"><text:span text:style-name="T296">systemd(1)</text:span><text:span text:style-name="T297">─┬─</text:span><text:span text:style-name="T298">accounts-daemon(1505)</text:span><text:span text:style-name="T299">─┬─</text:span><text:span text:style-name="T300">{accounts-daemon}(1544)</text:span></text:p>
      <text:p text:style-name="P1"><text:span text:style-name="T300"><text:s text:c="11"/></text:span><text:span text:style-name="T301">│</text:span><text:span text:style-name="T302"><text:s text:c="23"/></text:span><text:span text:style-name="T303">└─</text:span><text:span text:style-name="T304">{accounts-daemon}(1603)</text:span></text:p>
      <text:p text:style-name="P1"><text:span text:style-name="T304"><text:s text:c="11"/></text:span><text:span text:style-name="T305">├─</text:span><text:span text:style-name="T306">agetty(1543)</text:span></text:p>
      <text:p text:style-name="P1"><text:span text:style-name="T306"><text:s text:c="11"/></text:span><text:span text:style-name="T307">├─</text:span><text:span text:style-name="T308">atd(1538)</text:span></text:p>
      <text:p text:style-name="P1"><text:span text:style-name="T308"><text:s text:c="11"/></text:span><text:span text:style-name="T309">├─</text:span><text:span text:style-name="T310">cron(1508)</text:span></text:p>
      <text:p text:style-name="P1"><text:span text:style-name="T310"><text:s text:c="11"/></text:span><text:span text:style-name="T311">├─</text:span><text:span text:style-name="T312">dbus-daemon(1509)</text:span></text:p>
      <text:p text:style-name="P1"><text:span text:style-name="T312"><text:s text:c="11"/></text:span><text:span text:style-name="T313">├─</text:span><text:span text:style-name="T314">irqbalance(1517)</text:span><text:span text:style-name="T315">───</text:span><text:span text:style-name="T316">{irqbalance}(1531)</text:span></text:p>
      <text:p text:style-name="P1"><text:span text:style-name="T316"><text:s text:c="11"/></text:span><text:span text:style-name="T317">├─</text:span><text:span text:style-name="T318">mdadm(1341)</text:span></text:p>
      <text:p text:style-name="P1"><text:span text:style-name="T318"><text:s text:c="11"/></text:span><text:span text:style-name="T319">├─</text:span><text:span text:style-name="T320">multipathd(1411)</text:span><text:span text:style-name="T321">─┬─</text:span><text:span text:style-name="T322">{multipathd}(1412)</text:span></text:p>
      <text:p text:style-name="P1"><text:span text:style-name="T322"><text:s text:c="11"/></text:span><text:span text:style-name="T323">│</text:span><text:span text:style-name="T324"><text:s text:c="18"/></text:span><text:span text:style-name="T325">├─</text:span><text:span text:style-name="T326">{multipathd}(1413)</text:span></text:p>
      <text:p text:style-name="P1"><text:span text:style-name="T326"><text:s text:c="11"/></text:span><text:span text:style-name="T327">│</text:span><text:span text:style-name="T328"><text:s text:c="18"/></text:span><text:span text:style-name="T329">├─</text:span><text:span text:style-name="T330">{multipathd}(1414)</text:span></text:p>
      <text:p text:style-name="P1"><text:span text:style-name="T330"><text:s text:c="11"/></text:span><text:span text:style-name="T331">│</text:span><text:span text:style-name="T332"><text:s text:c="18"/></text:span><text:span text:style-name="T333">├─</text:span><text:span text:style-name="T334">{multipathd}(1415)</text:span></text:p>
      <text:p text:style-name="P1"><text:span text:style-name="T334"><text:s text:c="11"/></text:span><text:span text:style-name="T335">│</text:span><text:span text:style-name="T336"><text:s text:c="18"/></text:span><text:span text:style-name="T337">├─</text:span><text:span text:style-name="T338">{multipathd}(1416)</text:span></text:p>
      <text:p text:style-name="P1"><text:span text:style-name="T338"><text:s text:c="11"/></text:span><text:span text:style-name="T339">│</text:span><text:span text:style-name="T340"><text:s text:c="18"/></text:span><text:span text:style-name="T341">└─</text:span><text:span text:style-name="T342">{multipathd}(1417)</text:span></text:p>
      <text:p text:style-name="P1"><text:span text:style-name="T342"><text:s text:c="11"/></text:span><text:span text:style-name="T343">├─</text:span><text:span text:style-name="T344">networkd-dispat(1518)</text:span></text:p>
      <text:p text:style-name="P1"><text:span text:style-name="T344"><text:s text:c="11"/></text:span><text:span text:style-name="T345">├─</text:span><text:span text:style-name="T346">polkitd(1628)</text:span><text:span text:style-name="T347">─┬─</text:span><text:span text:style-name="T348">{polkitd}(1630)</text:span></text:p>
      <text:p text:style-name="P1"><text:span text:style-name="T348"><text:s text:c="11"/></text:span><text:span text:style-name="T349">│</text:span><text:span text:style-name="T350"><text:s text:c="15"/></text:span><text:span text:style-name="T351">└─</text:span><text:span text:style-name="T352">{polkitd}(1632)</text:span></text:p>
      <text:p text:style-name="P1"><text:span text:style-name="T352"><text:s text:c="11"/></text:span><text:span text:style-name="T353">├─</text:span><text:span text:style-name="T354">rsyslogd(1520)</text:span><text:span text:style-name="T355">─┬─</text:span><text:span text:style-name="T356">{rsyslogd}(1550)</text:span></text:p>
      <text:p text:style-name="P1"><text:span text:style-name="T356"><text:s text:c="11"/></text:span><text:span text:style-name="T357">│</text:span><text:span text:style-name="T358"><text:s text:c="16"/></text:span><text:span text:style-name="T359">├─</text:span><text:span text:style-name="T360">{rsyslogd}(1551)</text:span></text:p>
      <text:p text:style-name="P1"><text:span text:style-name="T360"><text:s text:c="11"/></text:span><text:span text:style-name="T361">│</text:span><text:span text:style-name="T362"><text:s text:c="16"/></text:span><text:span text:style-name="T363">└─</text:span><text:span text:style-name="T364">{rsyslogd}(1552)</text:span></text:p>
      <text:p text:style-name="P1"><text:span text:style-name="T364"><text:s text:c="11"/></text:span><text:span text:style-name="T365">├─</text:span><text:span text:style-name="T366">snapd(1524)</text:span><text:span text:style-name="T367">─┬─</text:span><text:span text:style-name="T368">{snapd}(1638)</text:span></text:p>
      <text:p text:style-name="P1"><text:span text:style-name="T368"><text:s text:c="11"/></text:span><text:span text:style-name="T369">│</text:span><text:span text:style-name="T370"><text:s text:c="13"/></text:span><text:span text:style-name="T371">├─</text:span><text:span text:style-name="T372">{snapd}(1639)</text:span></text:p>
      <text:p text:style-name="P1"><text:span text:style-name="T372"><text:s text:c="11"/></text:span><text:span text:style-name="T373">│</text:span><text:span text:style-name="T374"><text:s text:c="13"/></text:span><text:span text:style-name="T375">├─</text:span><text:span text:style-name="T376">{snapd}(1641)</text:span></text:p>
      <text:p text:style-name="P1"><text:span text:style-name="T376"><text:s text:c="11"/></text:span><text:span text:style-name="T377">│</text:span><text:span text:style-name="T378"><text:s text:c="13"/></text:span><text:span text:style-name="T379">├─</text:span><text:span text:style-name="T380">{snapd}(1642)</text:span></text:p>
      <text:p text:style-name="P1"><text:span text:style-name="T380"><text:s text:c="11"/></text:span><text:span text:style-name="T381">│</text:span><text:span text:style-name="T382"><text:s text:c="13"/></text:span><text:span text:style-name="T383">├─</text:span><text:span text:style-name="T384">{snapd}(1643)</text:span></text:p>
      <text:p text:style-name="P1"><text:span text:style-name="T384"><text:s text:c="11"/></text:span><text:span text:style-name="T385">│</text:span><text:span text:style-name="T386"><text:s text:c="13"/></text:span><text:span text:style-name="T387">├─</text:span><text:span text:style-name="T388">{snapd}(1658)</text:span></text:p>
      <text:p text:style-name="P1"><text:span text:style-name="T388"><text:s text:c="11"/></text:span><text:span text:style-name="T389">│</text:span><text:span text:style-name="T390"><text:s text:c="13"/></text:span><text:span text:style-name="T391">├─</text:span><text:span text:style-name="T392">{snapd}(1659)</text:span></text:p>
      <text:p text:style-name="P1"><text:span text:style-name="T392"><text:s text:c="11"/></text:span><text:span text:style-name="T393">│</text:span><text:span text:style-name="T394"><text:s text:c="13"/></text:span><text:span text:style-name="T395">├─</text:span><text:span text:style-name="T396">{snapd}(1676)</text:span></text:p>
      <text:p text:style-name="P1"><text:span text:style-name="T396"><text:s text:c="11"/></text:span><text:span text:style-name="T397">│</text:span><text:span text:style-name="T398"><text:s text:c="13"/></text:span><text:span text:style-name="T399">├─</text:span><text:span text:style-name="T400">{snapd}(1690)</text:span></text:p>
      <text:p text:style-name="P1"><text:span text:style-name="T400"><text:s text:c="11"/></text:span><text:span text:style-name="T401">│</text:span><text:span text:style-name="T402"><text:s text:c="13"/></text:span><text:span text:style-name="T403">├─</text:span><text:span text:style-name="T404">{snapd}(1940)</text:span></text:p>
      <text:p text:style-name="P1"><text:span text:style-name="T404"><text:s text:c="11"/></text:span><text:span text:style-name="T405">│</text:span><text:span text:style-name="T406"><text:s text:c="13"/></text:span><text:span text:style-name="T407">└─</text:span><text:span text:style-name="T408">{snapd}(1941)</text:span></text:p>
      <text:p text:style-name="P1"><text:span text:style-name="T408"><text:s text:c="11"/></text:span><text:span text:style-name="T409">├─</text:span><text:span text:style-name="T410">sshd(1597)</text:span><text:span text:style-name="T411">───</text:span><text:span text:style-name="T412">sshd(1742)</text:span><text:span text:style-name="T413">───</text:span><text:span text:style-name="T414">sshd(1858)</text:span><text:span text:style-name="T415">───</text:span><text:span text:style-name="T416">bash(1859)</text:span><text:span text:style-name="T417">───</text:span><text:span text:style-name="T418">sudo(1877)</text:span><text:span text:style-name="T419">───</text:span><text:span text:style-name="T420">bash(188+</text:span></text:p>
      <text:p text:style-name="P1"><text:span text:style-name="T420"><text:s text:c="11"/></text:span><text:span text:style-name="T421">├─</text:span><text:span text:style-name="T422">systemd(1759)</text:span><text:span text:style-name="T423">───</text:span><text:span text:style-name="T424">(sd-pam)(1760)</text:span></text:p>
      <text:p text:style-name="P1"><text:span text:style-name="T424"><text:s text:c="11"/></text:span><text:span text:style-name="T425">├─</text:span><text:span text:style-name="T426">systemd-journal(594)</text:span></text:p>
      <text:p text:style-name="P1"><text:span text:style-name="T426"><text:s text:c="11"/></text:span><text:span text:style-name="T427">├─</text:span><text:span text:style-name="T428">systemd-logind(1533)</text:span></text:p>
      <text:p text:style-name="P1"><text:span text:style-name="T428"><text:s text:c="11"/></text:span><text:span text:style-name="T429">├─</text:span><text:span text:style-name="T430">systemd-network(1490)</text:span></text:p>
      <text:p text:style-name="P1"><text:span text:style-name="T430"><text:s text:c="11"/></text:span><text:span text:style-name="T431">├─</text:span><text:span text:style-name="T432">systemd-resolve(1492)</text:span></text:p>
      <text:p text:style-name="P1"><text:span text:style-name="T432"><text:s text:c="11"/></text:span><text:span text:style-name="T433">├─</text:span><text:span text:style-name="T434">systemd-timesyn(1443)</text:span><text:span text:style-name="T435">───</text:span><text:span text:style-name="T436">{systemd-timesyn}(1473)</text:span></text:p>
      <text:p text:style-name="P1"><text:span text:style-name="T436"><text:s text:c="11"/></text:span><text:span text:style-name="T437">├─</text:span><text:span text:style-name="T438">systemd-udevd(626)</text:span></text:p>
      <text:p text:style-name="P1"><text:span text:style-name="T438"><text:s text:c="11"/></text:span><text:span text:style-name="T439">└─</text:span><text:span text:style-name="T440">unattended-upgr(1602)</text:span><text:span text:style-name="T441">───</text:span><text:span text:style-name="T442">{unattended-upgr}(1618)</text:span></text:p>
      <text:p text:style-name="P1"><text:span text:style-name="T443">d) Visualizar procesos a partir de un proceso concreto</text:span></text:p>
      <text:p text:style-name="P1"><text:span text:style-name="T443"><text:tab/>pstree [PID]</text:span></text:p>
      <text:p text:style-name="P1"><text:span text:style-name="T444">root@svralumno:~# pstree 1443</text:span></text:p>
      <text:p text:style-name="P1"><text:span text:style-name="T444">systemd-timesyn</text:span><text:span text:style-name="T445">───</text:span><text:span text:style-name="T446">{systemd-timesyn}</text:span></text:p>
      <text:p text:style-name="P1"><text:span text:style-name="T446"><text:tab/></text:span><text:span text:style-name="T447">pstree 0</text:span></text:p>
      <text:p text:style-name="P1"><text:span text:style-name="T448">root@svralumno:~# pstree 0</text:span></text:p>
      <text:p text:style-name="P1"><text:span text:style-name="T448">?</text:span><text:span text:style-name="T449">─┬─</text:span><text:span text:style-name="T450">kthreadd</text:span><text:span text:style-name="T451">─┬─</text:span><text:span text:style-name="T452">acpi_thermal_pm</text:span></text:p>
      <text:p text:style-name="P1"><text:span text:style-name="T452"><text:s text:c="2"/></text:span><text:span text:style-name="T453">│</text:span><text:span text:style-name="T454"><text:s text:c="10"/></text:span><text:span text:style-name="T455">├─</text:span><text:span text:style-name="T456">ata_sff</text:span></text:p>
      <text:p text:style-name="P1"><text:span text:style-name="T456"><text:s text:c="2"/></text:span><text:span text:style-name="T457">│</text:span><text:span text:style-name="T458"><text:s text:c="10"/></text:span><text:span text:style-name="T459">├─</text:span><text:span text:style-name="T460">blkcg_punt_bio</text:span></text:p>
      <text:p text:style-name="P1"><text:span text:style-name="T460"><text:s text:c="2"/></text:span><text:span text:style-name="T461">│</text:span><text:span text:style-name="T462"><text:s text:c="10"/></text:span><text:span text:style-name="T463">├─</text:span><text:span text:style-name="T464">charger_manager</text:span></text:p>
      <text:p text:style-name="P1"><text:span text:style-name="T464"><text:s text:c="2"/></text:span><text:span text:style-name="T465">│</text:span><text:span text:style-name="T466"><text:s text:c="10"/></text:span><text:span text:style-name="T467">├─</text:span><text:span text:style-name="T468">cpuhp/0</text:span></text:p>
      <text:p text:style-name="P1"><text:span text:style-name="T468"><text:s text:c="2"/></text:span><text:span text:style-name="T469">│</text:span><text:span text:style-name="T470"><text:s text:c="10"/></text:span><text:span text:style-name="T471">├─</text:span><text:span text:style-name="T472">cpuhp/1</text:span></text:p>
      <text:p text:style-name="P1"><text:span text:style-name="T472"><text:s text:c="2"/></text:span><text:span text:style-name="T473">│</text:span><text:span text:style-name="T474"><text:s text:c="10"/></text:span><text:span text:style-name="T475">├─</text:span><text:span text:style-name="T476">cryptd</text:span></text:p>
      <text:p text:style-name="P1"><text:span text:style-name="T476"><text:s text:c="2"/></text:span><text:span text:style-name="T477">│</text:span><text:span text:style-name="T478"><text:s text:c="10"/></text:span><text:span text:style-name="T479">├─</text:span><text:span text:style-name="T480">devfreq_wq</text:span></text:p>
      <text:p text:style-name="P1"><text:span text:style-name="T480"><text:s text:c="2"/></text:span><text:span text:style-name="T481">│</text:span><text:span text:style-name="T482"><text:s text:c="10"/></text:span><text:span text:style-name="T483">├─</text:span><text:span text:style-name="T484">ecryptfs-kthrea</text:span></text:p>
      <text:p text:style-name="P1"><text:span text:style-name="T484"><text:s text:c="2"/></text:span><text:span text:style-name="T485">│</text:span><text:span text:style-name="T486"><text:s text:c="10"/></text:span><text:span text:style-name="T487">├─</text:span><text:span text:style-name="T488">edac-poller</text:span></text:p>
      <text:p text:style-name="P1"><text:span text:style-name="T488"><text:s text:c="2"/></text:span><text:span text:style-name="T489">│</text:span><text:span text:style-name="T490"><text:s text:c="10"/></text:span><text:span text:style-name="T491">├─</text:span><text:span text:style-name="T492">ext4-rsv-conver</text:span></text:p>
      <text:p text:style-name="P1"><text:span text:style-name="T492"><text:s text:c="2"/></text:span><text:span text:style-name="T493">│</text:span><text:span text:style-name="T494"><text:s text:c="10"/></text:span><text:span text:style-name="T495">├─</text:span><text:span text:style-name="T496">idle_inject/0</text:span></text:p>
      <text:p text:style-name="P1"><text:span text:style-name="T496"><text:s text:c="2"/></text:span><text:span text:style-name="T497">│</text:span><text:span text:style-name="T498"><text:s text:c="10"/></text:span><text:span text:style-name="T499">├─</text:span><text:span text:style-name="T500">idle_inject/1</text:span></text:p>
      <text:p text:style-name="P1"><text:span text:style-name="T500"><text:s text:c="2"/></text:span><text:span text:style-name="T501">│</text:span><text:span text:style-name="T502"><text:s text:c="10"/></text:span><text:span text:style-name="T503">├─</text:span><text:span text:style-name="T504">iprt-VBoxWQueue</text:span></text:p>
      <text:p text:style-name="P1"><text:span text:style-name="T504"><text:s text:c="2"/></text:span><text:span text:style-name="T505">│</text:span><text:span text:style-name="T506"><text:s text:c="10"/></text:span><text:span text:style-name="T507">├─</text:span><text:span text:style-name="T508">ipv6_addrconf</text:span></text:p>
      <text:p text:style-name="P1"><text:span text:style-name="T508"><text:s text:c="2"/></text:span><text:span text:style-name="T509">│</text:span><text:span text:style-name="T510"><text:s text:c="10"/></text:span><text:span text:style-name="T511">├─</text:span><text:span text:style-name="T512">irq/18-vmwgfx</text:span></text:p>
      <text:p text:style-name="P1"><text:span text:style-name="T512"><text:s text:c="2"/></text:span><text:span text:style-name="T513">│</text:span><text:span text:style-name="T514"><text:s text:c="10"/></text:span><text:span text:style-name="T515">├─</text:span><text:span text:style-name="T516">jbd2/sdb2-8</text:span></text:p>
      <text:p text:style-name="P1"><text:span text:style-name="T516"><text:s text:c="2"/></text:span><text:span text:style-name="T517">│</text:span><text:span text:style-name="T518"><text:s text:c="10"/></text:span><text:span text:style-name="T519">├─</text:span><text:span text:style-name="T520">kaluad</text:span></text:p>
      <text:p text:style-name="P1"><text:span text:style-name="T520"><text:s text:c="2"/></text:span><text:span text:style-name="T521">│</text:span><text:span text:style-name="T522"><text:s text:c="10"/></text:span><text:span text:style-name="T523">├─</text:span><text:span text:style-name="T524">kauditd</text:span></text:p>
      <text:p text:style-name="P1"><text:span text:style-name="T524"><text:s text:c="2"/></text:span><text:span text:style-name="T525">│</text:span><text:span text:style-name="T526"><text:s text:c="10"/></text:span><text:span text:style-name="T527">├─</text:span><text:span text:style-name="T528">kblockd</text:span></text:p>
      <text:p text:style-name="P1"><text:span text:style-name="T528"><text:s text:c="2"/></text:span><text:span text:style-name="T529">│</text:span><text:span text:style-name="T530"><text:s text:c="10"/></text:span><text:span text:style-name="T531">├─</text:span><text:span text:style-name="T532">kcompactd0</text:span></text:p>
      <text:p text:style-name="P1"><text:span text:style-name="T532"><text:s text:c="2"/></text:span><text:span text:style-name="T533">│</text:span><text:span text:style-name="T534"><text:s text:c="10"/></text:span><text:span text:style-name="T535">├─</text:span><text:span text:style-name="T536">kdevtmpfs</text:span></text:p>
      <text:p text:style-name="P1"><text:span text:style-name="T536"><text:s text:c="2"/></text:span><text:span text:style-name="T537">│</text:span><text:span text:style-name="T538"><text:s text:c="10"/></text:span><text:span text:style-name="T539">├─</text:span><text:span text:style-name="T540">khugepaged</text:span></text:p>
      <text:p text:style-name="P1"><text:span text:style-name="T540"><text:s text:c="2"/></text:span><text:span text:style-name="T541">│</text:span><text:span text:style-name="T542"><text:s text:c="10"/></text:span><text:span text:style-name="T543">├─</text:span><text:span text:style-name="T544">khungtaskd</text:span></text:p>
      <text:p text:style-name="P1"><text:span text:style-name="T544"><text:s text:c="2"/></text:span><text:span text:style-name="T545">│</text:span><text:span text:style-name="T546"><text:s text:c="10"/></text:span><text:span text:style-name="T547">├─</text:span><text:span text:style-name="T548">kintegrityd</text:span></text:p>
      <text:p text:style-name="P1"><text:span text:style-name="T548"><text:s text:c="2"/></text:span><text:span text:style-name="T549">│</text:span><text:span text:style-name="T550"><text:s text:c="10"/></text:span><text:span text:style-name="T551">├─</text:span><text:span text:style-name="T552">kmpath_handlerd</text:span></text:p>
      <text:p text:style-name="P1"><text:span text:style-name="T552"><text:s text:c="2"/></text:span><text:span text:style-name="T553">│</text:span><text:span text:style-name="T554"><text:s text:c="10"/></text:span><text:span text:style-name="T555">├─</text:span><text:span text:style-name="T556">kmpath_rdacd</text:span></text:p>
      <text:p text:style-name="P1"><text:span text:style-name="T556"><text:s text:c="2"/></text:span><text:span text:style-name="T557">│</text:span><text:span text:style-name="T558"><text:s text:c="10"/></text:span><text:span text:style-name="T559">├─</text:span><text:span text:style-name="T560">kmpathd</text:span></text:p>
      <text:p text:style-name="P1"><text:span text:style-name="T560"><text:s text:c="2"/></text:span><text:span text:style-name="T561">│</text:span><text:span text:style-name="T562"><text:s text:c="10"/></text:span><text:span text:style-name="T563">├─</text:span><text:span text:style-name="T564">ksmd</text:span></text:p>
      <text:p text:style-name="P1"><text:span text:style-name="T564"><text:s text:c="2"/></text:span><text:span text:style-name="T565">│</text:span><text:span text:style-name="T566"><text:s text:c="10"/></text:span><text:span text:style-name="T567">├─</text:span><text:span text:style-name="T568">ksoftirqd/0</text:span></text:p>
      <text:p text:style-name="P1"><text:span text:style-name="T568"><text:s text:c="2"/></text:span><text:span text:style-name="T569">│</text:span><text:span text:style-name="T570"><text:s text:c="10"/></text:span><text:span text:style-name="T571">├─</text:span><text:span text:style-name="T572">ksoftirqd/1</text:span></text:p>
      <text:p text:style-name="P1"><text:span text:style-name="T572"><text:s text:c="2"/></text:span><text:span text:style-name="T573">│</text:span><text:span text:style-name="T574"><text:s text:c="10"/></text:span><text:span text:style-name="T575">├─</text:span><text:span text:style-name="T576">kstrp</text:span></text:p>
      <text:p text:style-name="P1"><text:span text:style-name="T576"><text:s text:c="2"/></text:span><text:span text:style-name="T577">│</text:span><text:span text:style-name="T578"><text:s text:c="10"/></text:span><text:span text:style-name="T579">├─</text:span><text:span text:style-name="T580">kswapd0</text:span></text:p>
      <text:p text:style-name="P1"><text:span text:style-name="T580"><text:s text:c="2"/></text:span><text:span text:style-name="T581">│</text:span><text:span text:style-name="T582"><text:s text:c="10"/></text:span><text:span text:style-name="T583">├─</text:span><text:span text:style-name="T584">kthrotld</text:span></text:p>
      <text:p text:style-name="P1"><text:span text:style-name="T584"><text:s text:c="2"/></text:span><text:span text:style-name="T585">│</text:span><text:span text:style-name="T586"><text:s text:c="10"/></text:span><text:span text:style-name="T587">├─</text:span><text:span text:style-name="T588">kworker/0:0-events</text:span></text:p>
      <text:p text:style-name="P1"><text:span text:style-name="T588"><text:s text:c="2"/></text:span><text:span text:style-name="T589">│</text:span><text:span text:style-name="T590"><text:s text:c="10"/></text:span><text:span text:style-name="T591">├─</text:span><text:span text:style-name="T592">kworker/0:0H-kblockd</text:span></text:p>
      <text:p text:style-name="P1"><text:span text:style-name="T592"><text:s text:c="2"/></text:span><text:span text:style-name="T593">│</text:span><text:span text:style-name="T594"><text:s text:c="10"/></text:span><text:span text:style-name="T595">├─</text:span><text:span text:style-name="T596">kworker/0:1H-kblockd</text:span></text:p>
      <text:p text:style-name="P1"><text:span text:style-name="T596"><text:s text:c="2"/></text:span><text:span text:style-name="T597">│</text:span><text:span text:style-name="T598"><text:s text:c="10"/></text:span><text:span text:style-name="T599">├─</text:span><text:span text:style-name="T600">kworker/0:2-events</text:span></text:p>
      <text:p text:style-name="P1"><text:span text:style-name="T600"><text:s text:c="2"/></text:span><text:span text:style-name="T601">│</text:span><text:span text:style-name="T602"><text:s text:c="10"/></text:span><text:span text:style-name="T603">├─</text:span><text:span text:style-name="T604">kworker/1:0H-kblockd</text:span></text:p>
      <text:p text:style-name="P1"><text:span text:style-name="T604"><text:s text:c="2"/></text:span><text:span text:style-name="T605">│</text:span><text:span text:style-name="T606"><text:s text:c="10"/></text:span><text:span text:style-name="T607">├─</text:span><text:span text:style-name="T608">kworker/1:1</text:span></text:p>
      <text:p text:style-name="P1"><text:span text:style-name="T608"><text:s text:c="2"/></text:span><text:span text:style-name="T609">│</text:span><text:span text:style-name="T610"><text:s text:c="10"/></text:span><text:span text:style-name="T611">├─</text:span><text:span text:style-name="T612">kworker/1:1H-kblockd</text:span></text:p>
      <text:p text:style-name="P1"><text:span text:style-name="T612"><text:s text:c="2"/></text:span><text:span text:style-name="T613">│</text:span><text:span text:style-name="T614"><text:s text:c="10"/></text:span><text:span text:style-name="T615">├─</text:span><text:span text:style-name="T616">kworker/1:5-mpt_poll_0</text:span></text:p>
      <text:p text:style-name="P1"><text:span text:style-name="T616"><text:s text:c="2"/></text:span><text:span text:style-name="T617">│</text:span><text:span text:style-name="T618"><text:s text:c="10"/></text:span><text:span text:style-name="T619">├─</text:span><text:span text:style-name="T620">kworker/u4:0-events_power_efficient</text:span></text:p>
      <text:p text:style-name="P1"><text:span text:style-name="T620"><text:s text:c="2"/></text:span><text:span text:style-name="T621">│</text:span><text:span text:style-name="T622"><text:s text:c="10"/></text:span><text:span text:style-name="T623">├─</text:span><text:span text:style-name="T624">kworker/u4:1-events_unbound</text:span></text:p>
      <text:p text:style-name="P1"><text:span text:style-name="T624"><text:s text:c="2"/></text:span><text:span text:style-name="T625">│</text:span><text:span text:style-name="T626"><text:s text:c="10"/></text:span><text:span text:style-name="T627">├─</text:span><text:span text:style-name="T628">kworker/u4:2-events_power_efficient</text:span></text:p>
      <text:p text:style-name="P1"><text:span text:style-name="T628"><text:s text:c="2"/></text:span><text:span text:style-name="T629">│</text:span><text:span text:style-name="T630"><text:s text:c="10"/></text:span><text:span text:style-name="T631">├─</text:span><text:span text:style-name="T632">kworker/u5:0</text:span></text:p>
      <text:p text:style-name="P1"><text:span text:style-name="T632"><text:s text:c="2"/></text:span><text:span text:style-name="T633">│</text:span><text:span text:style-name="T634"><text:s text:c="10"/></text:span><text:span text:style-name="T635">├─</text:span><text:span text:style-name="T636">loop0</text:span></text:p>
      <text:p text:style-name="P1"><text:span text:style-name="T636"><text:s text:c="2"/></text:span><text:span text:style-name="T637">│</text:span><text:span text:style-name="T638"><text:s text:c="10"/></text:span><text:span text:style-name="T639">├─</text:span><text:span text:style-name="T640">loop1</text:span></text:p>
      <text:p text:style-name="P1"><text:span text:style-name="T640"><text:s text:c="2"/></text:span><text:span text:style-name="T641">│</text:span><text:span text:style-name="T642"><text:s text:c="10"/></text:span><text:span text:style-name="T643">├─</text:span><text:span text:style-name="T644">loop2</text:span></text:p>
      <text:p text:style-name="P1"><text:span text:style-name="T644"><text:s text:c="2"/></text:span><text:span text:style-name="T645">│</text:span><text:span text:style-name="T646"><text:s text:c="10"/></text:span><text:span text:style-name="T647">├─</text:span><text:span text:style-name="T648">loop3</text:span></text:p>
      <text:p text:style-name="P1"><text:span text:style-name="T648"><text:s text:c="2"/></text:span><text:span text:style-name="T649">│</text:span><text:span text:style-name="T650"><text:s text:c="10"/></text:span><text:span text:style-name="T651">├─</text:span><text:span text:style-name="T652">loop4</text:span></text:p>
      <text:p text:style-name="P1"><text:span text:style-name="T652"><text:s text:c="2"/></text:span><text:span text:style-name="T653">│</text:span><text:span text:style-name="T654"><text:s text:c="10"/></text:span><text:span text:style-name="T655">├─</text:span><text:span text:style-name="T656">loop5</text:span></text:p>
      <text:p text:style-name="P1"><text:span text:style-name="T656"><text:s text:c="2"/></text:span><text:span text:style-name="T657">│</text:span><text:span text:style-name="T658"><text:s text:c="10"/></text:span><text:span text:style-name="T659">├─</text:span><text:span text:style-name="T660">md</text:span></text:p>
      <text:p text:style-name="P1"><text:span text:style-name="T660"><text:s text:c="2"/></text:span><text:span text:style-name="T661">│</text:span><text:span text:style-name="T662"><text:s text:c="10"/></text:span><text:span text:style-name="T663">├─</text:span><text:span text:style-name="T664">md1_raid1</text:span></text:p>
      <text:p text:style-name="P1"><text:span text:style-name="T664"><text:s text:c="2"/></text:span><text:span text:style-name="T665">│</text:span><text:span text:style-name="T666"><text:s text:c="10"/></text:span><text:span text:style-name="T667">├─</text:span><text:span text:style-name="T668">md2_raid1</text:span></text:p>
      <text:p text:style-name="P1"><text:span text:style-name="T668"><text:s text:c="2"/></text:span><text:span text:style-name="T669">│</text:span><text:span text:style-name="T670"><text:s text:c="10"/></text:span><text:span text:style-name="T671">├─</text:span><text:span text:style-name="T672">md3_raid1</text:span></text:p>
      <text:p text:style-name="P1"><text:span text:style-name="T672"><text:s text:c="2"/></text:span><text:span text:style-name="T673">│</text:span><text:span text:style-name="T674"><text:s text:c="10"/></text:span><text:span text:style-name="T675">├─</text:span><text:span text:style-name="T676">md5_raid5</text:span></text:p>
      <text:p text:style-name="P1"><text:span text:style-name="T676"><text:s text:c="2"/></text:span><text:span text:style-name="T677">│</text:span><text:span text:style-name="T678"><text:s text:c="10"/></text:span><text:span text:style-name="T679">├─</text:span><text:span text:style-name="T680">md6_raid6</text:span></text:p>
      <text:p text:style-name="P1"><text:span text:style-name="T680"><text:s text:c="2"/></text:span><text:span text:style-name="T681">│</text:span><text:span text:style-name="T682"><text:s text:c="10"/></text:span><text:span text:style-name="T683">├─</text:span><text:span text:style-name="T684">migration/0</text:span></text:p>
      <text:p text:style-name="P1"><text:span text:style-name="T684"><text:s text:c="2"/></text:span><text:span text:style-name="T685">│</text:span><text:span text:style-name="T686"><text:s text:c="10"/></text:span><text:span text:style-name="T687">├─</text:span><text:span text:style-name="T688">migration/1</text:span></text:p>
      <text:p text:style-name="P1"><text:span text:style-name="T688"><text:s text:c="2"/></text:span><text:span text:style-name="T689">│</text:span><text:span text:style-name="T690"><text:s text:c="10"/></text:span><text:span text:style-name="T691">├─</text:span><text:span text:style-name="T692">mm_percpu_wq</text:span></text:p>
      <text:p text:style-name="P1"><text:span text:style-name="T692"><text:s text:c="2"/></text:span><text:span text:style-name="T693">│</text:span><text:span text:style-name="T694"><text:s text:c="10"/></text:span><text:span text:style-name="T695">├─</text:span><text:span text:style-name="T696">mpt/0</text:span></text:p>
      <text:p text:style-name="P1"><text:span text:style-name="T696"><text:s text:c="2"/></text:span><text:span text:style-name="T697">│</text:span><text:span text:style-name="T698"><text:s text:c="10"/></text:span><text:span text:style-name="T699">├─</text:span><text:span text:style-name="T700">mpt_poll_0</text:span></text:p>
      <text:p text:style-name="P1"><text:span text:style-name="T700"><text:s text:c="2"/></text:span><text:span text:style-name="T701">│</text:span><text:span text:style-name="T702"><text:s text:c="10"/></text:span><text:span text:style-name="T703">├─</text:span><text:span text:style-name="T704">netns</text:span></text:p>
      <text:p text:style-name="P1"><text:span text:style-name="T704"><text:s text:c="2"/></text:span><text:span text:style-name="T705">│</text:span><text:span text:style-name="T706"><text:s text:c="10"/></text:span><text:span text:style-name="T707">├─</text:span><text:span text:style-name="T708">nvme-delete-wq</text:span></text:p>
      <text:p text:style-name="P1"><text:span text:style-name="T708"><text:s text:c="2"/></text:span><text:span text:style-name="T709">│</text:span><text:span text:style-name="T710"><text:s text:c="10"/></text:span><text:span text:style-name="T711">├─</text:span><text:span text:style-name="T712">nvme-reset-wq</text:span></text:p>
      <text:p text:style-name="P1"><text:span text:style-name="T712"><text:s text:c="2"/></text:span><text:span text:style-name="T713">│</text:span><text:span text:style-name="T714"><text:s text:c="10"/></text:span><text:span text:style-name="T715">├─</text:span><text:span text:style-name="T716">nvme-wq</text:span></text:p>
      <text:p text:style-name="P1"><text:span text:style-name="T716"><text:s text:c="2"/></text:span><text:span text:style-name="T717">│</text:span><text:span text:style-name="T718"><text:s text:c="10"/></text:span><text:span text:style-name="T719">├─</text:span><text:span text:style-name="T720">oom_reaper</text:span></text:p>
      <text:p text:style-name="P1"><text:span text:style-name="T720"><text:s text:c="2"/></text:span><text:span text:style-name="T721">│</text:span><text:span text:style-name="T722"><text:s text:c="10"/></text:span><text:span text:style-name="T723">├─</text:span><text:span text:style-name="T724">raid5wq</text:span></text:p>
      <text:p text:style-name="P1"><text:span text:style-name="T724"><text:s text:c="2"/></text:span><text:span text:style-name="T725">│</text:span><text:span text:style-name="T726"><text:s text:c="10"/></text:span><text:span text:style-name="T727">├─</text:span><text:span text:style-name="T728">rcu_gp</text:span></text:p>
      <text:p text:style-name="P1"><text:span text:style-name="T728"><text:s text:c="2"/></text:span><text:span text:style-name="T729">│</text:span><text:span text:style-name="T730"><text:s text:c="10"/></text:span><text:span text:style-name="T731">├─</text:span><text:span text:style-name="T732">rcu_par_gp</text:span></text:p>
      <text:p text:style-name="P1"><text:span text:style-name="T732"><text:s text:c="2"/></text:span><text:span text:style-name="T733">│</text:span><text:span text:style-name="T734"><text:s text:c="10"/></text:span><text:span text:style-name="T735">├─</text:span><text:span text:style-name="T736">rcu_sched</text:span></text:p>
      <text:p text:style-name="P1"><text:span text:style-name="T736"><text:s text:c="2"/></text:span><text:span text:style-name="T737">│</text:span><text:span text:style-name="T738"><text:s text:c="10"/></text:span><text:span text:style-name="T739">├─</text:span><text:span text:style-name="T740">rcu_tasks_kthre</text:span></text:p>
      <text:p text:style-name="P1"><text:span text:style-name="T740"><text:s text:c="2"/></text:span><text:span text:style-name="T741">│</text:span><text:span text:style-name="T742"><text:s text:c="10"/></text:span><text:span text:style-name="T743">├─</text:span><text:span text:style-name="T744">scsi_eh_0</text:span></text:p>
      <text:p text:style-name="P1"><text:span text:style-name="T744"><text:s text:c="2"/></text:span><text:span text:style-name="T745">│</text:span><text:span text:style-name="T746"><text:s text:c="10"/></text:span><text:span text:style-name="T747">├─</text:span><text:span text:style-name="T748">scsi_eh_1</text:span></text:p>
      <text:p text:style-name="P1"><text:span text:style-name="T748"><text:s text:c="2"/></text:span><text:span text:style-name="T749">│</text:span><text:span text:style-name="T750"><text:s text:c="10"/></text:span><text:span text:style-name="T751">├─</text:span><text:span text:style-name="T752">scsi_eh_10</text:span></text:p>
      <text:p text:style-name="P1"><text:span text:style-name="T752"><text:s text:c="2"/></text:span><text:span text:style-name="T753">│</text:span><text:span text:style-name="T754"><text:s text:c="10"/></text:span><text:span text:style-name="T755">├─</text:span><text:span text:style-name="T756">scsi_eh_11</text:span></text:p>
      <text:p text:style-name="P1"><text:span text:style-name="T756"><text:s text:c="2"/></text:span><text:span text:style-name="T757">│</text:span><text:span text:style-name="T758"><text:s text:c="10"/></text:span><text:span text:style-name="T759">├─</text:span><text:span text:style-name="T760">scsi_eh_12</text:span></text:p>
      <text:p text:style-name="P1"><text:span text:style-name="T760"><text:s text:c="2"/></text:span><text:span text:style-name="T761">│</text:span><text:span text:style-name="T762"><text:s text:c="10"/></text:span><text:span text:style-name="T763">├─</text:span><text:span text:style-name="T764">scsi_eh_13</text:span></text:p>
      <text:p text:style-name="P1"><text:span text:style-name="T764"><text:s text:c="2"/></text:span><text:span text:style-name="T765">│</text:span><text:span text:style-name="T766"><text:s text:c="10"/></text:span><text:span text:style-name="T767">├─</text:span><text:span text:style-name="T768">scsi_eh_14</text:span></text:p>
      <text:p text:style-name="P1"><text:span text:style-name="T768"><text:s text:c="2"/></text:span><text:span text:style-name="T769">│</text:span><text:span text:style-name="T770"><text:s text:c="10"/></text:span><text:span text:style-name="T771">├─</text:span><text:span text:style-name="T772">scsi_eh_15</text:span></text:p>
      <text:p text:style-name="P1"><text:span text:style-name="T772"><text:s text:c="2"/></text:span><text:span text:style-name="T773">│</text:span><text:span text:style-name="T774"><text:s text:c="10"/></text:span><text:span text:style-name="T775">├─</text:span><text:span text:style-name="T776">scsi_eh_16</text:span></text:p>
      <text:p text:style-name="P1"><text:span text:style-name="T776"><text:s text:c="2"/></text:span><text:span text:style-name="T777">│</text:span><text:span text:style-name="T778"><text:s text:c="10"/></text:span><text:span text:style-name="T779">├─</text:span><text:span text:style-name="T780">scsi_eh_17</text:span></text:p>
      <text:p text:style-name="P1"><text:span text:style-name="T780"><text:s text:c="2"/></text:span><text:span text:style-name="T781">│</text:span><text:span text:style-name="T782"><text:s text:c="10"/></text:span><text:span text:style-name="T783">├─</text:span><text:span text:style-name="T784">scsi_eh_18</text:span></text:p>
      <text:p text:style-name="P1"><text:span text:style-name="T784"><text:s text:c="2"/></text:span><text:span text:style-name="T785">│</text:span><text:span text:style-name="T786"><text:s text:c="10"/></text:span><text:span text:style-name="T787">├─</text:span><text:span text:style-name="T788">scsi_eh_19</text:span></text:p>
      <text:p text:style-name="P1"><text:span text:style-name="T788"><text:s text:c="2"/></text:span><text:span text:style-name="T789">│</text:span><text:span text:style-name="T790"><text:s text:c="10"/></text:span><text:span text:style-name="T791">├─</text:span><text:span text:style-name="T792">scsi_eh_2</text:span></text:p>
      <text:p text:style-name="P1"><text:span text:style-name="T792"><text:s text:c="2"/></text:span><text:span text:style-name="T793">│</text:span><text:span text:style-name="T794"><text:s text:c="10"/></text:span><text:span text:style-name="T795">├─</text:span><text:span text:style-name="T796">scsi_eh_20</text:span></text:p>
      <text:p text:style-name="P1"><text:span text:style-name="T796"><text:s text:c="2"/></text:span><text:span text:style-name="T797">│</text:span><text:span text:style-name="T798"><text:s text:c="10"/></text:span><text:span text:style-name="T799">├─</text:span><text:span text:style-name="T800">scsi_eh_21</text:span></text:p>
      <text:p text:style-name="P1"><text:span text:style-name="T800"><text:s text:c="2"/></text:span><text:span text:style-name="T801">│</text:span><text:span text:style-name="T802"><text:s text:c="10"/></text:span><text:span text:style-name="T803">├─</text:span><text:span text:style-name="T804">scsi_eh_22</text:span></text:p>
      <text:p text:style-name="P1"><text:span text:style-name="T804"><text:s text:c="2"/></text:span><text:span text:style-name="T805">│</text:span><text:span text:style-name="T806"><text:s text:c="10"/></text:span><text:span text:style-name="T807">├─</text:span><text:span text:style-name="T808">scsi_eh_23</text:span></text:p>
      <text:p text:style-name="P1"><text:span text:style-name="T808"><text:s text:c="2"/></text:span><text:span text:style-name="T809">│</text:span><text:span text:style-name="T810"><text:s text:c="10"/></text:span><text:span text:style-name="T811">├─</text:span><text:span text:style-name="T812">scsi_eh_3</text:span></text:p>
      <text:p text:style-name="P1"><text:span text:style-name="T812"><text:s text:c="2"/></text:span><text:span text:style-name="T813">│</text:span><text:span text:style-name="T814"><text:s text:c="10"/></text:span><text:span text:style-name="T815">├─</text:span><text:span text:style-name="T816">scsi_eh_4</text:span></text:p>
      <text:p text:style-name="P1"><text:span text:style-name="T816"><text:s text:c="2"/></text:span><text:span text:style-name="T817">│</text:span><text:span text:style-name="T818"><text:s text:c="10"/></text:span><text:span text:style-name="T819">├─</text:span><text:span text:style-name="T820">scsi_eh_5</text:span></text:p>
      <text:p text:style-name="P1"><text:span text:style-name="T820"><text:s text:c="2"/></text:span><text:span text:style-name="T821">│</text:span><text:span text:style-name="T822"><text:s text:c="10"/></text:span><text:span text:style-name="T823">├─</text:span><text:span text:style-name="T824">scsi_eh_6</text:span></text:p>
      <text:p text:style-name="P1"><text:span text:style-name="T824"><text:s text:c="2"/></text:span><text:span text:style-name="T825">│</text:span><text:span text:style-name="T826"><text:s text:c="10"/></text:span><text:span text:style-name="T827">├─</text:span><text:span text:style-name="T828">scsi_eh_7</text:span></text:p>
      <text:p text:style-name="P1"><text:span text:style-name="T828"><text:s text:c="2"/></text:span><text:span text:style-name="T829">│</text:span><text:span text:style-name="T830"><text:s text:c="10"/></text:span><text:span text:style-name="T831">├─</text:span><text:span text:style-name="T832">scsi_eh_8</text:span></text:p>
      <text:p text:style-name="P1"><text:span text:style-name="T832"><text:s text:c="2"/></text:span><text:span text:style-name="T833">│</text:span><text:span text:style-name="T834"><text:s text:c="10"/></text:span><text:span text:style-name="T835">├─</text:span><text:span text:style-name="T836">scsi_eh_9</text:span></text:p>
      <text:p text:style-name="P1"><text:span text:style-name="T836"><text:s text:c="2"/></text:span><text:span text:style-name="T837">│</text:span><text:span text:style-name="T838"><text:s text:c="10"/></text:span><text:span text:style-name="T839">├─</text:span><text:span text:style-name="T840">scsi_tmf_0</text:span></text:p>
      <text:p text:style-name="P1"><text:span text:style-name="T840"><text:s text:c="2"/></text:span><text:span text:style-name="T841">│</text:span><text:span text:style-name="T842"><text:s text:c="10"/></text:span><text:span text:style-name="T843">├─</text:span><text:span text:style-name="T844">scsi_tmf_1</text:span></text:p>
      <text:p text:style-name="P1"><text:span text:style-name="T844"><text:s text:c="2"/></text:span><text:span text:style-name="T845">│</text:span><text:span text:style-name="T846"><text:s text:c="10"/></text:span><text:span text:style-name="T847">├─</text:span><text:span text:style-name="T848">scsi_tmf_10</text:span></text:p>
      <text:p text:style-name="P1"><text:span text:style-name="T848"><text:s text:c="2"/></text:span><text:span text:style-name="T849">│</text:span><text:span text:style-name="T850"><text:s text:c="10"/></text:span><text:span text:style-name="T851">├─</text:span><text:span text:style-name="T852">scsi_tmf_11</text:span></text:p>
      <text:p text:style-name="P1"><text:span text:style-name="T852"><text:s text:c="2"/></text:span><text:span text:style-name="T853">│</text:span><text:span text:style-name="T854"><text:s text:c="10"/></text:span><text:span text:style-name="T855">├─</text:span><text:span text:style-name="T856">scsi_tmf_12</text:span></text:p>
      <text:p text:style-name="P1"><text:span text:style-name="T856"><text:s text:c="2"/></text:span><text:span text:style-name="T857">│</text:span><text:span text:style-name="T858"><text:s text:c="10"/></text:span><text:span text:style-name="T859">├─</text:span><text:span text:style-name="T860">scsi_tmf_13</text:span></text:p>
      <text:p text:style-name="P1"><text:span text:style-name="T860"><text:s text:c="2"/></text:span><text:span text:style-name="T861">│</text:span><text:span text:style-name="T862"><text:s text:c="10"/></text:span><text:span text:style-name="T863">├─</text:span><text:span text:style-name="T864">scsi_tmf_14</text:span></text:p>
      <text:p text:style-name="P1"><text:span text:style-name="T864"><text:s text:c="2"/></text:span><text:span text:style-name="T865">│</text:span><text:span text:style-name="T866"><text:s text:c="10"/></text:span><text:span text:style-name="T867">├─</text:span><text:span text:style-name="T868">scsi_tmf_15</text:span></text:p>
      <text:p text:style-name="P1"><text:span text:style-name="T868"><text:s text:c="2"/></text:span><text:span text:style-name="T869">│</text:span><text:span text:style-name="T870"><text:s text:c="10"/></text:span><text:span text:style-name="T871">├─</text:span><text:span text:style-name="T872">scsi_tmf_16</text:span></text:p>
      <text:p text:style-name="P1"><text:span text:style-name="T872"><text:s text:c="2"/></text:span><text:span text:style-name="T873">│</text:span><text:span text:style-name="T874"><text:s text:c="10"/></text:span><text:span text:style-name="T875">├─</text:span><text:span text:style-name="T876">scsi_tmf_17</text:span></text:p>
      <text:p text:style-name="P1"><text:span text:style-name="T876"><text:s text:c="2"/></text:span><text:span text:style-name="T877">│</text:span><text:span text:style-name="T878"><text:s text:c="10"/></text:span><text:span text:style-name="T879">├─</text:span><text:span text:style-name="T880">scsi_tmf_18</text:span></text:p>
      <text:p text:style-name="P1"><text:span text:style-name="T880"><text:s text:c="2"/></text:span><text:span text:style-name="T881">│</text:span><text:span text:style-name="T882"><text:s text:c="10"/></text:span><text:span text:style-name="T883">├─</text:span><text:span text:style-name="T884">scsi_tmf_19</text:span></text:p>
      <text:p text:style-name="P1"><text:span text:style-name="T884"><text:s text:c="2"/></text:span><text:span text:style-name="T885">│</text:span><text:span text:style-name="T886"><text:s text:c="10"/></text:span><text:span text:style-name="T887">├─</text:span><text:span text:style-name="T888">scsi_tmf_2</text:span></text:p>
      <text:p text:style-name="P1"><text:span text:style-name="T888"><text:s text:c="2"/></text:span><text:span text:style-name="T889">│</text:span><text:span text:style-name="T890"><text:s text:c="10"/></text:span><text:span text:style-name="T891">├─</text:span><text:span text:style-name="T892">scsi_tmf_20</text:span></text:p>
      <text:p text:style-name="P1"><text:span text:style-name="T892"><text:s text:c="2"/></text:span><text:span text:style-name="T893">│</text:span><text:span text:style-name="T894"><text:s text:c="10"/></text:span><text:span text:style-name="T895">├─</text:span><text:span text:style-name="T896">scsi_tmf_21</text:span></text:p>
      <text:p text:style-name="P1"><text:span text:style-name="T896"><text:s text:c="2"/></text:span><text:span text:style-name="T897">│</text:span><text:span text:style-name="T898"><text:s text:c="10"/></text:span><text:span text:style-name="T899">├─</text:span><text:span text:style-name="T900">scsi_tmf_22</text:span></text:p>
      <text:p text:style-name="P1"><text:span text:style-name="T900"><text:s text:c="2"/></text:span><text:span text:style-name="T901">│</text:span><text:span text:style-name="T902"><text:s text:c="10"/></text:span><text:span text:style-name="T903">├─</text:span><text:span text:style-name="T904">scsi_tmf_23</text:span></text:p>
      <text:p text:style-name="P1"><text:span text:style-name="T904"><text:s text:c="2"/></text:span><text:span text:style-name="T905">│</text:span><text:span text:style-name="T906"><text:s text:c="10"/></text:span><text:span text:style-name="T907">├─</text:span><text:span text:style-name="T908">scsi_tmf_3</text:span></text:p>
      <text:p text:style-name="P1"><text:span text:style-name="T908"><text:s text:c="2"/></text:span><text:span text:style-name="T909">│</text:span><text:span text:style-name="T910"><text:s text:c="10"/></text:span><text:span text:style-name="T911">├─</text:span><text:span text:style-name="T912">scsi_tmf_4</text:span></text:p>
      <text:p text:style-name="P1"><text:span text:style-name="T912"><text:s text:c="2"/></text:span><text:span text:style-name="T913">│</text:span><text:span text:style-name="T914"><text:s text:c="10"/></text:span><text:span text:style-name="T915">├─</text:span><text:span text:style-name="T916">scsi_tmf_5</text:span></text:p>
      <text:p text:style-name="P1"><text:span text:style-name="T916"><text:s text:c="2"/></text:span><text:span text:style-name="T917">│</text:span><text:span text:style-name="T918"><text:s text:c="10"/></text:span><text:span text:style-name="T919">├─</text:span><text:span text:style-name="T920">scsi_tmf_6</text:span></text:p>
      <text:p text:style-name="P1"><text:span text:style-name="T920"><text:s text:c="2"/></text:span><text:span text:style-name="T921">│</text:span><text:span text:style-name="T922"><text:s text:c="10"/></text:span><text:span text:style-name="T923">├─</text:span><text:span text:style-name="T924">scsi_tmf_7</text:span></text:p>
      <text:p text:style-name="P1"><text:span text:style-name="T924"><text:s text:c="2"/></text:span><text:span text:style-name="T925">│</text:span><text:span text:style-name="T926"><text:s text:c="10"/></text:span><text:span text:style-name="T927">├─</text:span><text:span text:style-name="T928">scsi_tmf_8</text:span></text:p>
      <text:p text:style-name="P1"><text:span text:style-name="T928"><text:s text:c="2"/></text:span><text:span text:style-name="T929">│</text:span><text:span text:style-name="T930"><text:s text:c="10"/></text:span><text:span text:style-name="T931">├─</text:span><text:span text:style-name="T932">scsi_tmf_9</text:span></text:p>
      <text:p text:style-name="P1"><text:span text:style-name="T932"><text:s text:c="2"/></text:span><text:span text:style-name="T933">│</text:span><text:span text:style-name="T934"><text:s text:c="10"/></text:span><text:span text:style-name="T935">├─</text:span><text:span text:style-name="T936">tpm_dev_wq</text:span></text:p>
      <text:p text:style-name="P1"><text:span text:style-name="T936"><text:s text:c="2"/></text:span><text:span text:style-name="T937">│</text:span><text:span text:style-name="T938"><text:s text:c="10"/></text:span><text:span text:style-name="T939">├─</text:span><text:span text:style-name="T940">ttm_swap</text:span></text:p>
      <text:p text:style-name="P1"><text:span text:style-name="T940"><text:s text:c="2"/></text:span><text:span text:style-name="T941">│</text:span><text:span text:style-name="T942"><text:s text:c="10"/></text:span><text:span text:style-name="T943">├─</text:span><text:span text:style-name="T944">vfio-irqfd-clea</text:span></text:p>
      <text:p text:style-name="P1"><text:span text:style-name="T944"><text:s text:c="2"/></text:span><text:span text:style-name="T945">│</text:span><text:span text:style-name="T946"><text:s text:c="10"/></text:span><text:span text:style-name="T947">├─</text:span><text:span text:style-name="T948">watchdogd</text:span></text:p>
      <text:p text:style-name="P1"><text:span text:style-name="T948"><text:s text:c="2"/></text:span><text:span text:style-name="T949">│</text:span><text:span text:style-name="T950"><text:s text:c="10"/></text:span><text:span text:style-name="T951">└─</text:span><text:span text:style-name="T952">writeback</text:span></text:p>
      <text:p text:style-name="P1"><text:span text:style-name="T952"><text:s text:c="2"/></text:span><text:span text:style-name="T953">└─</text:span><text:span text:style-name="T954">systemd</text:span><text:span text:style-name="T955">─┬─</text:span><text:span text:style-name="T956">accounts-daemon</text:span><text:span text:style-name="T957">───</text:span><text:span text:style-name="T958">2*[{accounts-daemon}]</text:span></text:p>
      <text:p text:style-name="P1"><text:span text:style-name="T958"><text:s text:c="12"/></text:span><text:span text:style-name="T959">├─</text:span><text:span text:style-name="T960">agetty</text:span></text:p>
      <text:p text:style-name="P1"><text:span text:style-name="T960"><text:s text:c="12"/></text:span><text:span text:style-name="T961">├─</text:span><text:span text:style-name="T962">atd</text:span></text:p>
      <text:p text:style-name="P1"><text:span text:style-name="T962"><text:s text:c="12"/></text:span><text:span text:style-name="T963">├─</text:span><text:span text:style-name="T964">cron</text:span></text:p>
      <text:p text:style-name="P1"><text:span text:style-name="T964"><text:s text:c="12"/></text:span><text:span text:style-name="T965">├─</text:span><text:span text:style-name="T966">dbus-daemon</text:span></text:p>
      <text:p text:style-name="P1"><text:span text:style-name="T966"><text:s text:c="12"/></text:span><text:span text:style-name="T967">├─</text:span><text:span text:style-name="T968">irqbalance</text:span><text:span text:style-name="T969">───</text:span><text:span text:style-name="T970">{irqbalance}</text:span></text:p>
      <text:p text:style-name="P1"><text:span text:style-name="T970"><text:s text:c="12"/></text:span><text:span text:style-name="T971">├─</text:span><text:span text:style-name="T972">mdadm</text:span></text:p>
      <text:p text:style-name="P1"><text:span text:style-name="T972"><text:s text:c="12"/></text:span><text:span text:style-name="T973">├─</text:span><text:span text:style-name="T974">multipathd</text:span><text:span text:style-name="T975">───</text:span><text:span text:style-name="T976">6*[{multipathd}]</text:span></text:p>
      <text:p text:style-name="P1"><text:span text:style-name="T976"><text:s text:c="12"/></text:span><text:span text:style-name="T977">├─</text:span><text:span text:style-name="T978">networkd-dispat</text:span></text:p>
      <text:p text:style-name="P1"><text:span text:style-name="T978"><text:s text:c="12"/></text:span><text:span text:style-name="T979">├─</text:span><text:span text:style-name="T980">polkitd</text:span><text:span text:style-name="T981">───</text:span><text:span text:style-name="T982">2*[{polkitd}]</text:span></text:p>
      <text:p text:style-name="P1"><text:span text:style-name="T982"><text:s text:c="12"/></text:span><text:span text:style-name="T983">├─</text:span><text:span text:style-name="T984">rsyslogd</text:span><text:span text:style-name="T985">───</text:span><text:span text:style-name="T986">3*[{rsyslogd}]</text:span></text:p>
      <text:p text:style-name="P1"><text:span text:style-name="T986"><text:s text:c="12"/></text:span><text:span text:style-name="T987">├─</text:span><text:span text:style-name="T988">snapd</text:span><text:span text:style-name="T989">───</text:span><text:span text:style-name="T990">11*[{snapd}]</text:span></text:p>
      <text:p text:style-name="P1"><text:span text:style-name="T990"><text:s text:c="12"/></text:span><text:span text:style-name="T991">├─</text:span><text:span text:style-name="T992">sshd</text:span><text:span text:style-name="T993">───</text:span><text:span text:style-name="T994">sshd</text:span><text:span text:style-name="T995">───</text:span><text:span text:style-name="T996">sshd</text:span><text:span text:style-name="T997">───</text:span><text:span text:style-name="T998">bash</text:span><text:span text:style-name="T999">───</text:span><text:span text:style-name="T1000">sudo</text:span><text:span text:style-name="T1001">───</text:span><text:span text:style-name="T1002">bash</text:span><text:span text:style-name="T1003">───</text:span><text:span text:style-name="T1004">pstree</text:span></text:p>
      <text:p text:style-name="P1"><text:span text:style-name="T1004"><text:s text:c="12"/></text:span><text:span text:style-name="T1005">├─</text:span><text:span text:style-name="T1006">systemd</text:span><text:span text:style-name="T1007">───</text:span><text:span text:style-name="T1008">(sd-pam)</text:span></text:p>
      <text:p text:style-name="P1"><text:span text:style-name="T1008"><text:s text:c="12"/></text:span><text:span text:style-name="T1009">├─</text:span><text:span text:style-name="T1010">systemd-journal</text:span></text:p>
      <text:p text:style-name="P1"><text:span text:style-name="T1010"><text:s text:c="12"/></text:span><text:span text:style-name="T1011">├─</text:span><text:span text:style-name="T1012">systemd-logind</text:span></text:p>
      <text:p text:style-name="P1"><text:span text:style-name="T1012"><text:s text:c="12"/></text:span><text:span text:style-name="T1013">├─</text:span><text:span text:style-name="T1014">systemd-network</text:span></text:p>
      <text:p text:style-name="P1"><text:span text:style-name="T1014"><text:s text:c="12"/></text:span><text:span text:style-name="T1015">├─</text:span><text:span text:style-name="T1016">systemd-resolve</text:span></text:p>
      <text:p text:style-name="P1"><text:span text:style-name="T1016"><text:s text:c="12"/></text:span><text:span text:style-name="T1017">├─</text:span><text:span text:style-name="T1018">systemd-timesyn</text:span><text:span text:style-name="T1019">───</text:span><text:span text:style-name="T1020">{systemd-timesyn}</text:span></text:p>
      <text:p text:style-name="P1"><text:span text:style-name="T1020"><text:s text:c="12"/></text:span><text:span text:style-name="T1021">├─</text:span><text:span text:style-name="T1022">systemd-udevd</text:span></text:p>
      <text:p text:style-name="P1"><text:span text:style-name="T1022"><text:s text:c="12"/></text:span><text:span text:style-name="T1023">└─</text:span><text:span text:style-name="T1024">unattended-upgr</text:span><text:span text:style-name="T1025">───</text:span><text:span text:style-name="T1026">{unattended-upgr}</text:span></text:p>
      <text:p text:style-name="P1"><text:span text:style-name="T1027"/></text:p>
      <text:p text:style-name="P1"><text:span text:style-name="T1028">f) Mostrar organización por PID</text:span></text:p>
      <text:p text:style-name="P1"><text:span text:style-name="T1028"><text:tab/>pstree -n</text:span></text:p>
      <text:p text:style-name="P1"><text:span text:style-name="T1029">root@svralumno:~# pstree -n</text:span></text:p>
      <text:p text:style-name="P1"><text:span text:style-name="T1029">systemd</text:span><text:span text:style-name="T1030">─┬─</text:span><text:span text:style-name="T1031">systemd-journal</text:span></text:p>
      <text:p text:style-name="P1"><text:span text:style-name="T1031"><text:s text:c="8"/></text:span><text:span text:style-name="T1032">├─</text:span><text:span text:style-name="T1033">systemd-udevd</text:span></text:p>
      <text:p text:style-name="P1"><text:span text:style-name="T1033"><text:s text:c="8"/></text:span><text:span text:style-name="T1034">├─</text:span><text:span text:style-name="T1035">mdadm</text:span></text:p>
      <text:p text:style-name="P1"><text:span text:style-name="T1035"><text:s text:c="8"/></text:span><text:span text:style-name="T1036">├─</text:span><text:span text:style-name="T1037">multipathd</text:span><text:span text:style-name="T1038">───</text:span><text:span text:style-name="T1039">6*[{multipathd}]</text:span></text:p>
      <text:p text:style-name="P1"><text:span text:style-name="T1039"><text:s text:c="8"/></text:span><text:span text:style-name="T1040">├─</text:span><text:span text:style-name="T1041">systemd-timesyn</text:span><text:span text:style-name="T1042">───</text:span><text:span text:style-name="T1043">{systemd-timesyn}</text:span></text:p>
      <text:p text:style-name="P1"><text:span text:style-name="T1043"><text:s text:c="8"/></text:span><text:span text:style-name="T1044">├─</text:span><text:span text:style-name="T1045">systemd-network</text:span></text:p>
      <text:p text:style-name="P1"><text:span text:style-name="T1045"><text:s text:c="8"/></text:span><text:span text:style-name="T1046">├─</text:span><text:span text:style-name="T1047">systemd-resolve</text:span></text:p>
      <text:p text:style-name="P1"><text:span text:style-name="T1047"><text:s text:c="8"/></text:span><text:span text:style-name="T1048">├─</text:span><text:span text:style-name="T1049">accounts-daemon</text:span><text:span text:style-name="T1050">───</text:span><text:span text:style-name="T1051">2*[{accounts-daemon}]</text:span></text:p>
      <text:p text:style-name="P1"><text:span text:style-name="T1051"><text:s text:c="8"/></text:span><text:span text:style-name="T1052">├─</text:span><text:span text:style-name="T1053">cron</text:span></text:p>
      <text:p text:style-name="P1"><text:span text:style-name="T1053"><text:s text:c="8"/></text:span><text:span text:style-name="T1054">├─</text:span><text:span text:style-name="T1055">dbus-daemon</text:span></text:p>
      <text:p text:style-name="P1"><text:span text:style-name="T1055"><text:s text:c="8"/></text:span><text:span text:style-name="T1056">├─</text:span><text:span text:style-name="T1057">irqbalance</text:span><text:span text:style-name="T1058">───</text:span><text:span text:style-name="T1059">{irqbalance}</text:span></text:p>
      <text:p text:style-name="P1"><text:span text:style-name="T1059"><text:s text:c="8"/></text:span><text:span text:style-name="T1060">├─</text:span><text:span text:style-name="T1061">networkd-dispat</text:span></text:p>
      <text:p text:style-name="P1"><text:span text:style-name="T1061"><text:s text:c="8"/></text:span><text:span text:style-name="T1062">├─</text:span><text:span text:style-name="T1063">rsyslogd</text:span><text:span text:style-name="T1064">───</text:span><text:span text:style-name="T1065">3*[{rsyslogd}]</text:span></text:p>
      <text:p text:style-name="P1"><text:span text:style-name="T1065"><text:s text:c="8"/></text:span><text:span text:style-name="T1066">├─</text:span><text:span text:style-name="T1067">snapd</text:span><text:span text:style-name="T1068">───</text:span><text:span text:style-name="T1069">11*[{snapd}]</text:span></text:p>
      <text:p text:style-name="P1"><text:span text:style-name="T1069"><text:s text:c="8"/></text:span><text:span text:style-name="T1070">├─</text:span><text:span text:style-name="T1071">systemd-logind</text:span></text:p>
      <text:p text:style-name="P1"><text:span text:style-name="T1071"><text:s text:c="8"/></text:span><text:span text:style-name="T1072">├─</text:span><text:span text:style-name="T1073">atd</text:span></text:p>
      <text:p text:style-name="P1"><text:span text:style-name="T1073"><text:s text:c="8"/></text:span><text:span text:style-name="T1074">├─</text:span><text:span text:style-name="T1075">agetty</text:span></text:p>
      <text:p text:style-name="P1"><text:span text:style-name="T1075"><text:s text:c="8"/></text:span><text:span text:style-name="T1076">├─</text:span><text:span text:style-name="T1077">sshd</text:span><text:span text:style-name="T1078">───</text:span><text:span text:style-name="T1079">sshd</text:span><text:span text:style-name="T1080">───</text:span><text:span text:style-name="T1081">sshd</text:span><text:span text:style-name="T1082">───</text:span><text:span text:style-name="T1083">bash</text:span><text:span text:style-name="T1084">───</text:span><text:span text:style-name="T1085">sudo</text:span><text:span text:style-name="T1086">───</text:span><text:span text:style-name="T1087">bash</text:span><text:span text:style-name="T1088">───</text:span><text:span text:style-name="T1089">pstree</text:span></text:p>
      <text:p text:style-name="P1"><text:span text:style-name="T1089"><text:s text:c="8"/></text:span><text:span text:style-name="T1090">├─</text:span><text:span text:style-name="T1091">unattended-upgr</text:span><text:span text:style-name="T1092">───</text:span><text:span text:style-name="T1093">{unattended-upgr}</text:span></text:p>
      <text:p text:style-name="P1"><text:span text:style-name="T1093"><text:s text:c="8"/></text:span><text:span text:style-name="T1094">├─</text:span><text:span text:style-name="T1095">polkitd</text:span><text:span text:style-name="T1096">───</text:span><text:span text:style-name="T1097">2*[{polkitd}]</text:span></text:p>
      <text:p text:style-name="P1"><text:span text:style-name="T1097"><text:s text:c="8"/></text:span><text:span text:style-name="T1098">└─</text:span><text:span text:style-name="T1099">systemd</text:span><text:span text:style-name="T1100">───</text:span><text:span text:style-name="T1101">(sd-pam)</text:span></text:p>
      <text:p text:style-name="P1"><text:span text:style-name="T1102"><text:tab/>pstree -n -p</text:span></text:p>
      <text:p text:style-name="P1"><text:span text:style-name="T1103">root@svralumno:~# pstree -n -p</text:span></text:p>
      <text:p text:style-name="P1"><text:span text:style-name="T1103">systemd(1)</text:span><text:span text:style-name="T1104">─┬─</text:span><text:span text:style-name="T1105">systemd-journal(594)</text:span></text:p>
      <text:p text:style-name="P1"><text:span text:style-name="T1105"><text:s text:c="11"/></text:span><text:span text:style-name="T1106">├─</text:span><text:span text:style-name="T1107">systemd-udevd(626)</text:span></text:p>
      <text:p text:style-name="P1"><text:span text:style-name="T1107"><text:s text:c="11"/></text:span><text:span text:style-name="T1108">├─</text:span><text:span text:style-name="T1109">mdadm(1341)</text:span></text:p>
      <text:p text:style-name="P1"><text:span text:style-name="T1109"><text:s text:c="11"/></text:span><text:span text:style-name="T1110">├─</text:span><text:span text:style-name="T1111">multipathd(1411)</text:span><text:span text:style-name="T1112">─┬─</text:span><text:span text:style-name="T1113">{multipathd}(1412)</text:span></text:p>
      <text:p text:style-name="P1"><text:span text:style-name="T1113"><text:s text:c="11"/></text:span><text:span text:style-name="T1114">│</text:span><text:span text:style-name="T1115"><text:s text:c="18"/></text:span><text:span text:style-name="T1116">├─</text:span><text:span text:style-name="T1117">{multipathd}(1413)</text:span></text:p>
      <text:p text:style-name="P1"><text:span text:style-name="T1117"><text:s text:c="11"/></text:span><text:span text:style-name="T1118">│</text:span><text:span text:style-name="T1119"><text:s text:c="18"/></text:span><text:span text:style-name="T1120">├─</text:span><text:span text:style-name="T1121">{multipathd}(1414)</text:span></text:p>
      <text:p text:style-name="P1"><text:span text:style-name="T1121"><text:s text:c="11"/></text:span><text:span text:style-name="T1122">│</text:span><text:span text:style-name="T1123"><text:s text:c="18"/></text:span><text:span text:style-name="T1124">├─</text:span><text:span text:style-name="T1125">{multipathd}(1415)</text:span></text:p>
      <text:p text:style-name="P1"><text:span text:style-name="T1125"><text:s text:c="11"/></text:span><text:span text:style-name="T1126">│</text:span><text:span text:style-name="T1127"><text:s text:c="18"/></text:span><text:span text:style-name="T1128">├─</text:span><text:span text:style-name="T1129">{multipathd}(1416)</text:span></text:p>
      <text:p text:style-name="P1"><text:span text:style-name="T1129"><text:s text:c="11"/></text:span><text:span text:style-name="T1130">│</text:span><text:span text:style-name="T1131"><text:s text:c="18"/></text:span><text:span text:style-name="T1132">└─</text:span><text:span text:style-name="T1133">{multipathd}(1417)</text:span></text:p>
      <text:p text:style-name="P1"><text:span text:style-name="T1133"><text:s text:c="11"/></text:span><text:span text:style-name="T1134">├─</text:span><text:span text:style-name="T1135">systemd-timesyn(1443)</text:span><text:span text:style-name="T1136">───</text:span><text:span text:style-name="T1137">{systemd-timesyn}(1473)</text:span></text:p>
      <text:p text:style-name="P1"><text:span text:style-name="T1137"><text:s text:c="11"/></text:span><text:span text:style-name="T1138">├─</text:span><text:span text:style-name="T1139">systemd-network(1490)</text:span></text:p>
      <text:p text:style-name="P1"><text:span text:style-name="T1139"><text:s text:c="11"/></text:span><text:span text:style-name="T1140">├─</text:span><text:span text:style-name="T1141">systemd-resolve(1492)</text:span></text:p>
      <text:p text:style-name="P1"><text:span text:style-name="T1141"><text:s text:c="11"/></text:span><text:span text:style-name="T1142">├─</text:span><text:span text:style-name="T1143">accounts-daemon(1505)</text:span><text:span text:style-name="T1144">─┬─</text:span><text:span text:style-name="T1145">{accounts-daemon}(1544)</text:span></text:p>
      <text:p text:style-name="P1"><text:span text:style-name="T1145"><text:s text:c="11"/></text:span><text:span text:style-name="T1146">│</text:span><text:span text:style-name="T1147"><text:s text:c="23"/></text:span><text:span text:style-name="T1148">└─</text:span><text:span text:style-name="T1149">{accounts-daemon}(1603)</text:span></text:p>
      <text:p text:style-name="P1"><text:span text:style-name="T1149"><text:s text:c="11"/></text:span><text:span text:style-name="T1150">├─</text:span><text:span text:style-name="T1151">cron(1508)</text:span></text:p>
      <text:p text:style-name="P1"><text:span text:style-name="T1151"><text:s text:c="11"/></text:span><text:span text:style-name="T1152">├─</text:span><text:span text:style-name="T1153">dbus-daemon(1509)</text:span></text:p>
      <text:p text:style-name="P1"><text:span text:style-name="T1153"><text:s text:c="11"/></text:span><text:span text:style-name="T1154">├─</text:span><text:span text:style-name="T1155">irqbalance(1517)</text:span><text:span text:style-name="T1156">───</text:span><text:span text:style-name="T1157">{irqbalance}(1531)</text:span></text:p>
      <text:p text:style-name="P1"><text:span text:style-name="T1157"><text:s text:c="11"/></text:span><text:span text:style-name="T1158">├─</text:span><text:span text:style-name="T1159">networkd-dispat(1518)</text:span></text:p>
      <text:p text:style-name="P1"><text:span text:style-name="T1159"><text:s text:c="11"/></text:span><text:span text:style-name="T1160">├─</text:span><text:span text:style-name="T1161">rsyslogd(1520)</text:span><text:span text:style-name="T1162">─┬─</text:span><text:span text:style-name="T1163">{rsyslogd}(1550)</text:span></text:p>
      <text:p text:style-name="P1"><text:span text:style-name="T1163"><text:s text:c="11"/></text:span><text:span text:style-name="T1164">│</text:span><text:span text:style-name="T1165"><text:s text:c="16"/></text:span><text:span text:style-name="T1166">├─</text:span><text:span text:style-name="T1167">{rsyslogd}(1551)</text:span></text:p>
      <text:p text:style-name="P1"><text:span text:style-name="T1167"><text:s text:c="11"/></text:span><text:span text:style-name="T1168">│</text:span><text:span text:style-name="T1169"><text:s text:c="16"/></text:span><text:span text:style-name="T1170">└─</text:span><text:span text:style-name="T1171">{rsyslogd}(1552)</text:span></text:p>
      <text:p text:style-name="P1"><text:span text:style-name="T1171"><text:s text:c="11"/></text:span><text:span text:style-name="T1172">├─</text:span><text:span text:style-name="T1173">snapd(1524)</text:span><text:span text:style-name="T1174">─┬─</text:span><text:span text:style-name="T1175">{snapd}(1638)</text:span></text:p>
      <text:p text:style-name="P1"><text:span text:style-name="T1175"><text:s text:c="11"/></text:span><text:span text:style-name="T1176">│</text:span><text:span text:style-name="T1177"><text:s text:c="13"/></text:span><text:span text:style-name="T1178">├─</text:span><text:span text:style-name="T1179">{snapd}(1639)</text:span></text:p>
      <text:p text:style-name="P1"><text:span text:style-name="T1179"><text:s text:c="11"/></text:span><text:span text:style-name="T1180">│</text:span><text:span text:style-name="T1181"><text:s text:c="13"/></text:span><text:span text:style-name="T1182">├─</text:span><text:span text:style-name="T1183">{snapd}(1641)</text:span></text:p>
      <text:p text:style-name="P1"><text:span text:style-name="T1183"><text:s text:c="11"/></text:span><text:span text:style-name="T1184">│</text:span><text:span text:style-name="T1185"><text:s text:c="13"/></text:span><text:span text:style-name="T1186">├─</text:span><text:span text:style-name="T1187">{snapd}(1642)</text:span></text:p>
      <text:p text:style-name="P1"><text:span text:style-name="T1187"><text:s text:c="11"/></text:span><text:span text:style-name="T1188">│</text:span><text:span text:style-name="T1189"><text:s text:c="13"/></text:span><text:span text:style-name="T1190">├─</text:span><text:span text:style-name="T1191">{snapd}(1643)</text:span></text:p>
      <text:p text:style-name="P1"><text:span text:style-name="T1191"><text:s text:c="11"/></text:span><text:span text:style-name="T1192">│</text:span><text:span text:style-name="T1193"><text:s text:c="13"/></text:span><text:span text:style-name="T1194">├─</text:span><text:span text:style-name="T1195">{snapd}(1658)</text:span></text:p>
      <text:p text:style-name="P1"><text:span text:style-name="T1195"><text:s text:c="11"/></text:span><text:span text:style-name="T1196">│</text:span><text:span text:style-name="T1197"><text:s text:c="13"/></text:span><text:span text:style-name="T1198">├─</text:span><text:span text:style-name="T1199">{snapd}(1659)</text:span></text:p>
      <text:p text:style-name="P1"><text:span text:style-name="T1199"><text:s text:c="11"/></text:span><text:span text:style-name="T1200">│</text:span><text:span text:style-name="T1201"><text:s text:c="13"/></text:span><text:span text:style-name="T1202">├─</text:span><text:span text:style-name="T1203">{snapd}(1676)</text:span></text:p>
      <text:p text:style-name="P1"><text:span text:style-name="T1203"><text:s text:c="11"/></text:span><text:span text:style-name="T1204">│</text:span><text:span text:style-name="T1205"><text:s text:c="13"/></text:span><text:span text:style-name="T1206">├─</text:span><text:span text:style-name="T1207">{snapd}(1690)</text:span></text:p>
      <text:p text:style-name="P1"><text:span text:style-name="T1207"><text:s text:c="11"/></text:span><text:span text:style-name="T1208">│</text:span><text:span text:style-name="T1209"><text:s text:c="13"/></text:span><text:span text:style-name="T1210">├─</text:span><text:span text:style-name="T1211">{snapd}(1940)</text:span></text:p>
      <text:p text:style-name="P1"><text:span text:style-name="T1211"><text:s text:c="11"/></text:span><text:span text:style-name="T1212">│</text:span><text:span text:style-name="T1213"><text:s text:c="13"/></text:span><text:span text:style-name="T1214">└─</text:span><text:span text:style-name="T1215">{snapd}(1941)</text:span></text:p>
      <text:p text:style-name="P1"><text:span text:style-name="T1215"><text:s text:c="11"/></text:span><text:span text:style-name="T1216">├─</text:span><text:span text:style-name="T1217">systemd-logind(1533)</text:span></text:p>
      <text:p text:style-name="P1"><text:span text:style-name="T1217"><text:s text:c="11"/></text:span><text:span text:style-name="T1218">├─</text:span><text:span text:style-name="T1219">atd(1538)</text:span></text:p>
      <text:p text:style-name="P1"><text:span text:style-name="T1219"><text:s text:c="11"/></text:span><text:span text:style-name="T1220">├─</text:span><text:span text:style-name="T1221">agetty(1543)</text:span></text:p>
      <text:p text:style-name="P1"><text:span text:style-name="T1221"><text:s text:c="11"/></text:span><text:span text:style-name="T1222">├─</text:span><text:span text:style-name="T1223">sshd(1597)</text:span><text:span text:style-name="T1224">───</text:span><text:span text:style-name="T1225">sshd(1742)</text:span><text:span text:style-name="T1226">───</text:span><text:span text:style-name="T1227">sshd(1858)</text:span><text:span text:style-name="T1228">───</text:span><text:span text:style-name="T1229">bash(1859)</text:span><text:span text:style-name="T1230">───</text:span><text:span text:style-name="T1231">sudo(1877)</text:span><text:span text:style-name="T1232">───</text:span><text:span text:style-name="T1233">bash(188+</text:span></text:p>
      <text:p text:style-name="P1"><text:span text:style-name="T1233"><text:s text:c="11"/></text:span><text:span text:style-name="T1234">├─</text:span><text:span text:style-name="T1235">unattended-upgr(1602)</text:span><text:span text:style-name="T1236">───</text:span><text:span text:style-name="T1237">{unattended-upgr}(1618)</text:span></text:p>
      <text:p text:style-name="P1"><text:span text:style-name="T1237"><text:s text:c="11"/></text:span><text:span text:style-name="T1238">├─</text:span><text:span text:style-name="T1239">polkitd(1628)</text:span><text:span text:style-name="T1240">─┬─</text:span><text:span text:style-name="T1241">{polkitd}(1630)</text:span></text:p>
      <text:p text:style-name="P1"><text:span text:style-name="T1241"><text:s text:c="11"/></text:span><text:span text:style-name="T1242">│</text:span><text:span text:style-name="T1243"><text:s text:c="15"/></text:span><text:span text:style-name="T1244">└─</text:span><text:span text:style-name="T1245">{polkitd}(1632)</text:span></text:p>
      <text:p text:style-name="P1"><text:span text:style-name="T1245"><text:s text:c="11"/></text:span><text:span text:style-name="T1246">└─</text:span><text:span text:style-name="T1247">systemd(1759)</text:span><text:span text:style-name="T1248">───</text:span><text:span text:style-name="T1249">(sd-pam)(1760)</text:span></text:p>
      <text:p text:style-name="P1"><text:span text:style-name="T1250"/></text:p>
      <text:p text:style-name="P1"><text:span text:style-name="T1251">PASO 3: VISUALIZAR LOS ESTADOS DE LOS PROCESOS EN EJECUCIÓN</text:span></text:p>
      <text:p text:style-name="P1"><text:span text:style-name="T1251"><text:tab/>top</text:span></text:p>
      <text:p text:style-name="P1"><text:span text:style-name="T1251"><text:tab/>ctop</text:span></text:p>
      <text:p text:style-name="P1"><text:span text:style-name="T1251"><text:tab/>mtop</text:span></text:p>
      <text:p text:style-name="P1"><text:span text:style-name="T1251"><text:tab/>atop</text:span></text:p>
      <text:p text:style-name="P1"><text:span text:style-name="T1251"><text:tab/>htop</text:span></text:p>
      <text:p text:style-name="P1"><text:span text:style-name="T1251">a) Por defecto</text:span></text:p>
      <text:p text:style-name="P1"><text:span text:style-name="T1251"><text:tab/>top</text:span></text:p>
      <text:p text:style-name="P1"><text:span text:style-name="T1252">top - 08:21:52 up 48 min,<text:s text:c="2"/>1 user,<text:s text:c="2"/>load average: 0,00, 0,00, 0,00</text:span></text:p>
      <text:p text:style-name="P1"><text:span text:style-name="T1253">Tasks: 156 total,<text:s text:c="3"/>1 running, 155 sleeping,<text:s text:c="3"/>0 stopped,<text:s text:c="3"/>0 zombie</text:span></text:p>
      <text:p text:style-name="P1"><text:span text:style-name="T1254">%Cpu(s):<text:s text:c="2"/>0,0 us,<text:s text:c="2"/>0,0 sy,<text:s text:c="2"/>0,0 ni,100,0 id,<text:s text:c="2"/>0,0 wa,<text:s text:c="2"/>0,0 hi,<text:s text:c="2"/>0,0 si,<text:s text:c="2"/>0,0 st</text:span></text:p>
      <text:p text:style-name="P1"><text:span text:style-name="T1254">MiB Mem :<text:s text:c="4"/>981,1 total,<text:s text:c="4"/>438,5 free,<text:s text:c="4"/>171,9 used,<text:s text:c="4"/>370,7 buff/cache --&gt; El buffer es un pequeño espacio en la RAM que funciona para intercambiar información</text:span></text:p>
      <text:p text:style-name="P1"><text:span text:style-name="T1255">MiB Swap:<text:s text:c="3"/>2462,0 total,<text:s text:c="3"/>2462,0 free,<text:s text:c="6"/>0,0 used.<text:s text:c="4"/>654,1 avail Mem</text:span></text:p>
      <text:p text:style-name="P1"><text:span text:style-name="T1256"/></text:p>
      <text:p text:style-name="P1"><text:span text:style-name="T1257"><text:s text:c="4"/>PID USER<text:s text:c="6"/>PR<text:s text:c="2"/>NI<text:s text:c="4"/>VIRT<text:s text:c="4"/>RES<text:s text:c="4"/>SHR S<text:s text:c="2"/>%CPU<text:s text:c="2"/>%MEM<text:s text:c="5"/>TIME+ COMMAND</text:span></text:p>
      <text:p text:style-name="P1"><text:span text:style-name="T1257"><text:s text:c="6"/>1 root<text:s text:c="6"/>20<text:s text:c="3"/>0<text:s text:c="2"/>168092<text:s text:c="2"/>11864<text:s text:c="3"/>8316 S<text:s text:c="3"/>0,0<text:s text:c="3"/>1,2<text:s text:c="3"/>0:04.92 systemd</text:span></text:p>
      <text:p text:style-name="P1"><text:span text:style-name="T1257"><text:s text:c="6"/>2 root<text:s text:c="6"/>20<text:s text:c="3"/>0<text:s text:c="7"/>0<text:s text:c="6"/>0<text:s text:c="6"/>0 S<text:s text:c="3"/>0,0<text:s text:c="3"/>0,0<text:s text:c="3"/>0:00.00 kthreadd</text:span></text:p>
      <text:p text:style-name="P1"><text:span text:style-name="T1257"><text:s text:c="6"/>3 root<text:s text:c="7"/>0 -20<text:s text:c="7"/>0<text:s text:c="6"/>0<text:s text:c="6"/>0 I<text:s text:c="3"/>0,0<text:s text:c="3"/>0,0<text:s text:c="3"/>0:00.00 rcu_gp</text:span></text:p>
      <text:p text:style-name="P1"><text:span text:style-name="T1257"><text:s text:c="6"/>4 root<text:s text:c="7"/>0 -20<text:s text:c="7"/>0<text:s text:c="6"/>0<text:s text:c="6"/>0 I<text:s text:c="3"/>0,0<text:s text:c="3"/>0,0<text:s text:c="3"/>0:00.00 rcu_par_gp</text:span></text:p>
      <text:p text:style-name="P1"><text:span text:style-name="T1257"><text:s text:c="6"/>6 root<text:s text:c="7"/>0 -20<text:s text:c="7"/>0<text:s text:c="6"/>0<text:s text:c="6"/>0 I<text:s text:c="3"/>0,0<text:s text:c="3"/>0,0<text:s text:c="3"/>0:00.00 kworker/0:0H-k+</text:span></text:p>
      <text:p text:style-name="P1"><text:span text:style-name="T1258">T visualizar (o no) las tareas</text:span></text:p>
      <text:p text:style-name="P1"><text:span text:style-name="T1258">s --&gt; Cambiar el tiempo de visualización de los procesos</text:span></text:p>
      <text:p text:style-name="P1"><text:span text:style-name="T1259"/></text:p>
      <text:p text:style-name="P1"><text:span text:style-name="T1260">Visualizar los procesos de forma gráfica</text:span></text:p>
      <text:p text:style-name="P1"><text:span text:style-name="T1261"><text:tab/>htop</text:span></text:p>
      <text:p text:style-name="P1"><text:span text:style-name="T1261">c) Ejecutar</text:span></text:p>
      <text:p text:style-name="P1"><text:span text:style-name="T1261">apt install atop</text:span></text:p>
      <text:p text:style-name="P1"><text:span text:style-name="T1262"/></text:p>
      <text:p text:style-name="P1"><text:span text:style-name="T1263">PASO 4: LISTAR LAS SEÑALES Y MATAR PROCESOS</text:span></text:p>
      <text:p text:style-name="P1"><text:span text:style-name="T1263">LISTAR LAS SEÑALES </text:span></text:p>
      <text:p text:style-name="P1"><text:span text:style-name="T1263"><text:tab/>KKILL -L</text:span></text:p>
      <text:p text:style-name="P1"><text:span text:style-name="T1264">root@svralumno:~# kill -l</text:span></text:p>
      <text:p text:style-name="P1"><text:span text:style-name="T1264"><text:s/>1) SIGHUP<text:s text:c="7"/>2) SIGINT<text:s text:c="7"/>3) SIGQUIT<text:s text:c="6"/>4) SIGILL<text:s text:c="7"/>5) SIGTRAP</text:span></text:p>
      <text:p text:style-name="P1"><text:span text:style-name="T1264"><text:s/>6) SIGABRT<text:s text:c="6"/>7) SIGBUS<text:s text:c="7"/>8) SIGFPE<text:s text:c="7"/></text:span><text:span text:style-name="T1265">9) SIGKILL<text:s text:c="5"/></text:span><text:span text:style-name="T1266">10) SIGUSR1</text:span></text:p>
      <text:p text:style-name="P1"><text:span text:style-name="T1266">11) SIGSEGV<text:s text:c="5"/>12) SIGUSR2<text:s text:c="5"/>13) SIGPIPE<text:s text:c="5"/>14) SIGALRM<text:s text:c="5"/>15)<text:s/></text:span><text:span text:style-name="T1267">SIGTERM</text:span><text:span text:style-name="T1268"/></text:p>
      <text:p text:style-name="P1"><text:span text:style-name="T1268">16) SIGSTKFLT<text:s text:c="3"/>17) SIGCHLD<text:s text:c="5"/>18) SIGCONT<text:s text:c="5"/>19) SIGSTOP<text:s text:c="5"/>20) SIGTSTP</text:span></text:p>
      <text:p text:style-name="P1"><text:span text:style-name="T1268">21) SIGTTIN<text:s text:c="5"/>22) SIGTTOU<text:s text:c="5"/>23) SIGURG<text:s text:c="6"/>24) SIGXCPU<text:s text:c="5"/>25) SIGXFSZ</text:span></text:p>
      <text:p text:style-name="P1"><text:span text:style-name="T1268">26) SIGVTALRM<text:s text:c="3"/>27) SIGPROF<text:s text:c="5"/>28) SIGWINCH<text:s text:c="4"/>29) SIGIO<text:s text:c="7"/>30) SIGPWR</text:span></text:p>
      <text:p text:style-name="P1"><text:span text:style-name="T1268">31) SIGSYS<text:s text:c="6"/>34) SIGRTMIN<text:s text:c="4"/>35) SIGRTMIN+1<text:s text:c="2"/>36) SIGRTMIN+2<text:s text:c="2"/>37) SIGRTMIN+3</text:span></text:p>
      <text:p text:style-name="P1"><text:span text:style-name="T1268">38) SIGRTMIN+4<text:s text:c="2"/>39) SIGRTMIN+5<text:s text:c="2"/>40) SIGRTMIN+6<text:s text:c="2"/>41) SIGRTMIN+7<text:s text:c="2"/>42) SIGRTMIN+8</text:span></text:p>
      <text:p text:style-name="P1"><text:span text:style-name="T1268">43) SIGRTMIN+9<text:s text:c="2"/>44) SIGRTMIN+10 45) SIGRTMIN+11 46) SIGRTMIN+12 47) SIGRTMIN+13</text:span></text:p>
      <text:p text:style-name="P1"><text:span text:style-name="T1268">48) SIGRTMIN+14 49) SIGRTMIN+15 50) SIGRTMAX-14 51) SIGRTMAX-13 52) SIGRTMAX-12</text:span></text:p>
      <text:p text:style-name="P1"><text:span text:style-name="T1268">53) SIGRTMAX-11 54) SIGRTMAX-10 55) SIGRTMAX-9<text:s text:c="2"/>56) SIGRTMAX-8<text:s text:c="2"/>57) SIGRTMAX-7</text:span></text:p>
      <text:p text:style-name="P1"><text:span text:style-name="T1268">58) SIGRTMAX-6<text:s text:c="2"/>59) SIGRTMAX-5<text:s text:c="2"/>60) SIGRTMAX-4<text:s text:c="2"/>61) SIGRTMAX-3<text:s text:c="2"/>62) SIGRTMAX-2</text:span></text:p>
      <text:p text:style-name="P1"><text:span text:style-name="T1268">63) SIGRTMAX-1<text:s text:c="2"/>64) SIGRTMAX</text:span></text:p>
      <text:p text:style-name="P1"><text:span text:style-name="T1269"/></text:p>
      <text:p text:style-name="P1"><text:span text:style-name="T1270">b) Matar un proceso</text:span></text:p>
      <text:p text:style-name="P1"><text:span text:style-name="T1270"><text:tab/>los procesos se matan dando su PID</text:span></text:p>
      <text:p text:style-name="P1"><text:span text:style-name="T1270"><text:tab/>kill SIGKILL [PID]</text:span></text:p>
      <text:p text:style-name="P1"><text:span text:style-name="T1270"><text:tab/>kill -9 [PID]</text:span></text:p>
      <text:p text:style-name="P1"><text:span text:style-name="T1270"><text:tab/>kill -s SIGKILL [PID]</text:span></text:p>
      <text:p text:style-name="P1"><text:span text:style-name="T1270"><text:tab/>ps </text:span></text:p>
      <text:p text:style-name="P1"><text:span text:style-name="T1271">root@svralumno:~# ps</text:span></text:p>
      <text:p text:style-name="P1"><text:span text:style-name="T1271"><text:s text:c="4"/>PID TTY<text:s text:c="10"/>TIME CMD</text:span></text:p>
      <text:p text:style-name="P1"><text:span text:style-name="T1271"><text:s text:c="3"/></text:span><text:span text:style-name="T1272">1877<text:s/></text:span><text:span text:style-name="T1273">pts/0<text:s text:c="4"/>00:00:00 sudo</text:span></text:p>
      <text:p text:style-name="P1"><text:span text:style-name="T1273"><text:s text:c="3"/>1881 pts/0<text:s text:c="4"/>00:00:00 bash</text:span></text:p>
      <text:p text:style-name="P1"><text:span text:style-name="T1273"><text:s text:c="3"/>3164 pts/0<text:s text:c="4"/>00:00:00 top</text:span></text:p>
      <text:p text:style-name="P1"><text:span text:style-name="T1273"><text:s text:c="3"/>3249 pts/0<text:s text:c="4"/>00:00:03 top</text:span></text:p>
      <text:p text:style-name="P1"><text:span text:style-name="T1273"><text:s text:c="3"/>4091 pts/0<text:s text:c="4"/>00:00:00 atop</text:span></text:p>
      <text:p text:style-name="P1"><text:span text:style-name="T1273"><text:s text:c="3"/>4102 pts/0<text:s text:c="4"/>00:00:00 atop</text:span></text:p>
      <text:p text:style-name="P1"><text:span text:style-name="T1273"><text:s text:c="3"/>4219 pts/0<text:s text:c="4"/>00:00:00 ps</text:span></text:p>
      <text:p text:style-name="P1"><text:span text:style-name="T1274">kill -s 1877</text:span></text:p>
      <text:p text:style-name="P1"><text:span text:style-name="T1275">root@svralumno:~# kill -9 1877</text:span></text:p>
      <text:p text:style-name="P1"><text:span text:style-name="T1275">root@svralumno:~# Killed</text:span></text:p>
      <text:p text:style-name="P1"><text:span text:style-name="T1275">alumno@svralumno:~$</text:span></text:p>
      <text:p text:style-name="P1"><text:span text:style-name="T1276">Para sacar al usuario </text:span></text:p>
      <text:p text:style-name="P1"><text:span text:style-name="T1276"><text:tab/>kill - s SIGKILL 1881 nos saca del putty</text:span></text:p>
      <text:p text:style-name="P1"><text:span text:style-name="T1277"/></text:p>
      <text:p text:style-name="P1"><text:span text:style-name="T1278"><text:tab/>Ver las coneciones </text:span></text:p>
      <text:p text:style-name="P1"><text:span text:style-name="T1278"><text:tab/>netstat -ano</text:span></text:p>
      <text:p text:style-name="P1"><text:span text:style-name="T1279">root@svralumno:~# netstat -ano</text:span></text:p>
      <text:p text:style-name="P1"><text:span text:style-name="T1279">Active Internet connections (servers and established)</text:span></text:p>
      <text:p text:style-name="P1"><text:span text:style-name="T1279">Proto Recv-Q Send-Q Local Address<text:s text:c="11"/>Foreign Address<text:s text:c="9"/>State<text:s text:c="7"/>Timer</text:span></text:p>
      <text:p text:style-name="P1"><text:span text:style-name="T1279">tcp<text:s text:c="8"/>0<text:s text:c="6"/>0 127.0.0.53:53<text:s text:c="11"/>0.0.0.0:*<text:s text:c="15"/>LISTEN<text:s text:c="6"/>off (0.00/0/0)</text:span></text:p>
      <text:p text:style-name="P1"><text:span text:style-name="T1279">tcp<text:s text:c="8"/>0<text:s text:c="6"/>0 0.0.0.0:22<text:s text:c="14"/>0.0.0.0:*<text:s text:c="15"/>LISTEN<text:s text:c="6"/>off (0.00/0/0)</text:span></text:p>
      <text:p text:style-name="P1"><text:span text:style-name="T1279">tcp<text:s text:c="8"/>0<text:s text:c="5"/>64 192.168.1.101:22<text:s text:c="8"/>192.168.1.95:51346<text:s text:c="6"/>ESTABLISHED on (0,21/0/0)</text:span></text:p>
      <text:p text:style-name="P1"><text:span text:style-name="T1279">tcp6<text:s text:c="7"/>0<text:s text:c="6"/>0 :::22<text:s text:c="19"/>:::*<text:s text:c="20"/>LISTEN<text:s text:c="6"/>off (0.00/0/0)</text:span></text:p>
      <text:p text:style-name="P1"><text:span text:style-name="T1279">udp<text:s text:c="8"/>0<text:s text:c="6"/>0 127.0.0.53:53<text:s text:c="11"/>0.0.0.0:*<text:s text:c="27"/>off (0.00/0/0)</text:span></text:p>
      <text:p text:style-name="P1"><text:span text:style-name="T1279">raw<text:s text:c="8"/>0<text:s text:c="6"/>0 0.0.0.0:255<text:s text:c="13"/>0.0.0.0:*<text:s text:c="15"/>7<text:s text:c="11"/>off (0.00/0/0)</text:span></text:p>
      <text:p text:style-name="P1"><text:span text:style-name="T1279">raw6<text:s text:c="7"/>0<text:s text:c="6"/>0 :::58<text:s text:c="19"/>:::*<text:s text:c="20"/>7<text:s text:c="11"/>off (0.00/0/0)</text:span></text:p>
      <text:p text:style-name="P1"><text:span text:style-name="T1279">Active UNIX domain sockets (servers and established)</text:span></text:p>
      <text:p text:style-name="P1"><text:span text:style-name="T1279">Proto RefCnt Flags<text:s text:c="7"/>Type<text:s text:c="7"/>State<text:s text:c="9"/>I-Node<text:s text:c="3"/>Path</text:span></text:p>
      <text:p text:style-name="P1"><text:span text:style-name="T1279">unix<text:s text:c="2"/>2<text:s text:c="6"/>[ ACC ]<text:s text:c="5"/>STREAM<text:s text:c="5"/>LISTENING<text:s text:c="5"/>28224<text:s text:c="4"/>/var/snap/lxd/common/lxd/unix.socket</text:span></text:p>
      <text:p text:style-name="P1"><text:span text:style-name="T1279">unix<text:s text:c="2"/>2<text:s text:c="6"/>[ ACC ]<text:s text:c="5"/>SEQPACKET<text:s text:c="2"/>LISTENING<text:s text:c="5"/>18345<text:s text:c="4"/>/run/udev/control</text:span></text:p>
      <text:p text:style-name="P1"><text:span text:style-name="T1279">unix<text:s text:c="2"/>2<text:s text:c="6"/>[ ]<text:s text:c="9"/>DGRAM<text:s text:c="20"/>42442<text:s text:c="4"/>/run/user/1000/systemd/notify</text:span></text:p>
      <text:p text:style-name="P1"><text:span text:style-name="T1279">unix<text:s text:c="2"/>2<text:s text:c="6"/>[ ACC ]<text:s text:c="5"/>STREAM<text:s text:c="5"/>LISTENING<text:s text:c="5"/>42445<text:s text:c="4"/>/run/user/1000/systemd/private</text:span></text:p>
      <text:p text:style-name="P1"><text:span text:style-name="T1279">unix<text:s text:c="2"/>2<text:s text:c="6"/>[ ACC ]<text:s text:c="5"/>STREAM<text:s text:c="5"/>LISTENING<text:s text:c="5"/>42450<text:s text:c="4"/>/run/user/1000/bus</text:span></text:p>
      <text:p text:style-name="P1"><text:span text:style-name="T1279">unix<text:s text:c="2"/>2<text:s text:c="6"/>[ ACC ]<text:s text:c="5"/>STREAM<text:s text:c="5"/>LISTENING<text:s text:c="5"/>42451<text:s text:c="4"/>/run/user/1000/gnupg/S.dirmngr</text:span></text:p>
      <text:p text:style-name="P1"><text:span text:style-name="T1279">unix<text:s text:c="2"/>2<text:s text:c="6"/>[ ACC ]<text:s text:c="5"/>STREAM<text:s text:c="5"/>LISTENING<text:s text:c="5"/>42452<text:s text:c="4"/>/run/user/1000/gnupg/S.gpg-agent.browser</text:span></text:p>
      <text:p text:style-name="P1"><text:span text:style-name="T1279">unix<text:s text:c="2"/>2<text:s text:c="6"/>[ ACC ]<text:s text:c="5"/>STREAM<text:s text:c="5"/>LISTENING<text:s text:c="5"/>42453<text:s text:c="4"/>/run/user/1000/gnupg/S.gpg-agent.extra</text:span></text:p>
      <text:p text:style-name="P1"><text:span text:style-name="T1279">unix<text:s text:c="2"/>2<text:s text:c="6"/>[ ACC ]<text:s text:c="5"/>STREAM<text:s text:c="5"/>LISTENING<text:s text:c="5"/>18329<text:s text:c="4"/>@/org/kernel/linux/storage/multipathd</text:span></text:p>
      <text:p text:style-name="P1"><text:span text:style-name="T1279">unix<text:s text:c="2"/>2<text:s text:c="6"/>[ ACC ]<text:s text:c="5"/>STREAM<text:s text:c="5"/>LISTENING<text:s text:c="5"/>42454<text:s text:c="4"/>/run/user/1000/gnupg/S.gpg-agent.ssh</text:span></text:p>
      <text:p text:style-name="P1"><text:span text:style-name="T1279">unix<text:s text:c="2"/>2<text:s text:c="6"/>[ ACC ]<text:s text:c="5"/>STREAM<text:s text:c="5"/>LISTENING<text:s text:c="5"/>42455<text:s text:c="4"/>/run/user/1000/gnupg/S.gpg-agent</text:span></text:p>
      <text:p text:style-name="P1"><text:span text:style-name="T1279">unix<text:s text:c="2"/>2<text:s text:c="6"/>[ ACC ]<text:s text:c="5"/>STREAM<text:s text:c="5"/>LISTENING<text:s text:c="5"/>42456<text:s text:c="4"/>/run/user/1000/pk-debconf-socket</text:span></text:p>
      <text:p text:style-name="P1"><text:span text:style-name="T1279">unix<text:s text:c="2"/>2<text:s text:c="6"/>[ ACC ]<text:s text:c="5"/>STREAM<text:s text:c="5"/>LISTENING<text:s text:c="5"/>42458<text:s text:c="4"/>/run/user/1000/snapd-session-agent.socket</text:span></text:p>
      <text:p text:style-name="P1"><text:span text:style-name="T1279">unix<text:s text:c="2"/>3<text:s text:c="6"/>[ ]<text:s text:c="9"/>DGRAM<text:s text:c="20"/>18313<text:s text:c="4"/>/run/systemd/notify</text:span></text:p>
      <text:p text:style-name="P1"><text:span text:style-name="T1279">unix<text:s text:c="2"/>2<text:s text:c="6"/>[ ACC ]<text:s text:c="5"/>STREAM<text:s text:c="5"/>LISTENING<text:s text:c="5"/>18316<text:s text:c="4"/>/run/systemd/private</text:span></text:p>
      <text:p text:style-name="P1"><text:span text:style-name="T1279">unix<text:s text:c="2"/>2<text:s text:c="6"/>[ ACC ]<text:s text:c="5"/>STREAM<text:s text:c="5"/>LISTENING<text:s text:c="5"/>18318<text:s text:c="4"/>/run/systemd/userdb/io.systemd.DynamicUser</text:span></text:p>
      <text:p text:style-name="P1"><text:span text:style-name="T1279">unix<text:s text:c="2"/>2<text:s text:c="6"/>[ ACC ]<text:s text:c="5"/>STREAM<text:s text:c="5"/>LISTENING<text:s text:c="5"/>18327<text:s text:c="4"/>/run/lvm/lvmpolld.socket</text:span></text:p>
      <text:p text:style-name="P1"><text:span text:style-name="T1279">unix<text:s text:c="2"/>2<text:s text:c="6"/>[ ]<text:s text:c="9"/>DGRAM<text:s text:c="20"/>18330<text:s text:c="4"/>/run/systemd/journal/syslog</text:span></text:p>
      <text:p text:style-name="P1"><text:span text:style-name="T1279">unix<text:s text:c="2"/>9<text:s text:c="6"/>[ ]<text:s text:c="9"/>DGRAM<text:s text:c="20"/>18338<text:s text:c="4"/>/run/systemd/journal/dev-log</text:span></text:p>
      <text:p text:style-name="P1"><text:span text:style-name="T1279">unix<text:s text:c="2"/>2<text:s text:c="6"/>[ ACC ]<text:s text:c="5"/>STREAM<text:s text:c="5"/>LISTENING<text:s text:c="5"/>18340<text:s text:c="4"/>/run/systemd/journal/stdout</text:span></text:p>
      <text:p text:style-name="P1"><text:span text:style-name="T1279">unix<text:s text:c="2"/>9<text:s text:c="6"/>[ ]<text:s text:c="9"/>DGRAM<text:s text:c="20"/>18342<text:s text:c="4"/>/run/systemd/journal/socket</text:span></text:p>
      <text:p text:style-name="P1"><text:span text:style-name="T1279">unix<text:s text:c="2"/>2<text:s text:c="6"/>[ ACC ]<text:s text:c="5"/>STREAM<text:s text:c="5"/>LISTENING<text:s text:c="5"/>20932<text:s text:c="4"/>/run/systemd/journal/io.systemd.journal</text:span></text:p>
      <text:p text:style-name="P1"><text:span text:style-name="T1279">unix<text:s text:c="2"/>2<text:s text:c="6"/>[ ACC ]<text:s text:c="5"/>STREAM<text:s text:c="5"/>LISTENING<text:s text:c="5"/>28221<text:s text:c="4"/>/run/dbus/system_bus_socket</text:span></text:p>
      <text:p text:style-name="P1"><text:span text:style-name="T1279">unix<text:s text:c="2"/>2<text:s text:c="6"/>[ ACC ]<text:s text:c="5"/>STREAM<text:s text:c="5"/>LISTENING<text:s text:c="5"/>28226<text:s text:c="4"/>/run/snapd.socket</text:span></text:p>
      <text:p text:style-name="P1"><text:span text:style-name="T1279">unix<text:s text:c="2"/>2<text:s text:c="6"/>[ ACC ]<text:s text:c="5"/>STREAM<text:s text:c="5"/>LISTENING<text:s text:c="5"/>28228<text:s text:c="4"/>/run/snapd-snap.socket</text:span></text:p>
      <text:p text:style-name="P1"><text:span text:style-name="T1279">unix<text:s text:c="2"/>2<text:s text:c="6"/>[ ACC ]<text:s text:c="5"/>STREAM<text:s text:c="5"/>LISTENING<text:s text:c="5"/>28988<text:s text:c="4"/>/run/uuidd/request</text:span></text:p>
      <text:p text:style-name="P1"><text:span text:style-name="T1279">unix<text:s text:c="2"/>2<text:s text:c="6"/>[ ACC ]<text:s text:c="5"/>STREAM<text:s text:c="5"/>LISTENING<text:s text:c="5"/>28223<text:s text:c="4"/>@ISCSIADM_ABSTRACT_NAMESPACE</text:span></text:p>
      <text:p text:style-name="P1"><text:span text:style-name="T1279">unix<text:s text:c="2"/>2<text:s text:c="6"/>[ ACC ]<text:s text:c="5"/>STREAM<text:s text:c="5"/>LISTENING<text:s text:c="5"/>29991<text:s text:c="4"/>/run/irqbalance//irqbalance1517.sock</text:span></text:p>
      <text:p text:style-name="P1"><text:span text:style-name="T1279">unix<text:s text:c="2"/>3<text:s text:c="6"/>[ ]<text:s text:c="9"/>STREAM<text:s text:c="5"/>CONNECTED<text:s text:c="5"/>40369<text:s text:c="4"/>/run/systemd/journal/stdout</text:span></text:p>
      <text:p text:style-name="P1"><text:span text:style-name="T1279">unix<text:s text:c="2"/>3<text:s text:c="6"/>[ ]<text:s text:c="9"/>STREAM<text:s text:c="5"/>CONNECTED<text:s text:c="5"/>25317</text:span></text:p>
      <text:p text:style-name="P1"><text:span text:style-name="T1279">unix<text:s text:c="2"/>3<text:s text:c="6"/>[ ]<text:s text:c="9"/>STREAM<text:s text:c="5"/>CONNECTED<text:s text:c="5"/>29262</text:span></text:p>
      <text:p text:style-name="P1"><text:span text:style-name="T1279">unix<text:s text:c="2"/>3<text:s text:c="6"/>[ ]<text:s text:c="9"/>STREAM<text:s text:c="5"/>CONNECTED<text:s text:c="5"/>32053<text:s text:c="4"/>/run/systemd/journal/stdout</text:span></text:p>
      <text:p text:style-name="P1"><text:span text:style-name="T1279">unix<text:s text:c="2"/>3<text:s text:c="6"/>[ ]<text:s text:c="9"/>STREAM<text:s text:c="5"/>CONNECTED<text:s text:c="5"/>27108<text:s text:c="4"/>/run/systemd/journal/stdout</text:span></text:p>
      <text:p text:style-name="P1"><text:span text:style-name="T1279">unix<text:s text:c="2"/>3<text:s text:c="6"/>[ ]<text:s text:c="9"/>STREAM<text:s text:c="5"/>CONNECTED<text:s text:c="5"/>29013</text:span></text:p>
      <text:p text:style-name="P1"><text:span text:style-name="T1279">unix<text:s text:c="2"/>3<text:s text:c="6"/>[ ]<text:s text:c="9"/>STREAM<text:s text:c="5"/>CONNECTED<text:s text:c="5"/>40513</text:span></text:p>
      <text:p text:style-name="P1"><text:span text:style-name="T1279">unix<text:s text:c="2"/>3<text:s text:c="6"/>[ ]<text:s text:c="9"/>STREAM<text:s text:c="5"/>CONNECTED<text:s text:c="5"/>29989<text:s text:c="4"/>/run/systemd/journal/stdout</text:span></text:p>
      <text:p text:style-name="P1"><text:span text:style-name="T1279">unix<text:s text:c="2"/>3<text:s text:c="6"/>[ ]<text:s text:c="9"/>STREAM<text:s text:c="5"/>CONNECTED<text:s text:c="5"/>41896<text:s text:c="4"/>/run/dbus/system_bus_socket</text:span></text:p>
      <text:p text:style-name="P1"><text:span text:style-name="T1279">unix<text:s text:c="2"/>3<text:s text:c="6"/>[ ]<text:s text:c="9"/>STREAM<text:s text:c="5"/>CONNECTED<text:s text:c="5"/>40514<text:s text:c="4"/>/run/systemd/journal/stdout</text:span></text:p>
      <text:p text:style-name="P1"><text:span text:style-name="T1279">unix<text:s text:c="2"/>3<text:s text:c="6"/>[ ]<text:s text:c="9"/>STREAM<text:s text:c="5"/>CONNECTED<text:s text:c="5"/>32104<text:s text:c="4"/>/run/systemd/journal/stdout</text:span></text:p>
      <text:p text:style-name="P1"><text:span text:style-name="T1279">unix<text:s text:c="2"/>3<text:s text:c="6"/>[ ]<text:s text:c="9"/>DGRAM<text:s text:c="20"/>42444</text:span></text:p>
      <text:p text:style-name="P1"><text:span text:style-name="T1279">unix<text:s text:c="2"/>2<text:s text:c="6"/>[ ]<text:s text:c="9"/>DGRAM<text:s text:c="20"/>28565</text:span></text:p>
      <text:p text:style-name="P1"><text:span text:style-name="T1279">unix<text:s text:c="2"/>2<text:s text:c="6"/>[ ]<text:s text:c="9"/>DGRAM<text:s text:c="20"/>42435</text:span></text:p>
      <text:p text:style-name="P1"><text:span text:style-name="T1279">unix<text:s text:c="2"/>2<text:s text:c="6"/>[ ]<text:s text:c="9"/>STREAM<text:s text:c="5"/>CONNECTED<text:s text:c="5"/>42303</text:span></text:p>
      <text:p text:style-name="P1"><text:span text:style-name="T1279">unix<text:s text:c="2"/>3<text:s text:c="6"/>[ ]<text:s text:c="9"/>STREAM<text:s text:c="5"/>CONNECTED<text:s text:c="5"/>26045<text:s text:c="4"/>/run/systemd/journal/stdout</text:span></text:p>
      <text:p text:style-name="P1"><text:span text:style-name="T1279">unix<text:s text:c="2"/>3<text:s text:c="6"/>[ ]<text:s text:c="9"/>STREAM<text:s text:c="5"/>CONNECTED<text:s text:c="5"/>31248</text:span></text:p>
      <text:p text:style-name="P1"><text:span text:style-name="T1279">unix<text:s text:c="2"/>3<text:s text:c="6"/>[ ]<text:s text:c="9"/>DGRAM<text:s text:c="20"/>42443</text:span></text:p>
      <text:p text:style-name="P1"><text:span text:style-name="T1279">unix<text:s text:c="2"/>3<text:s text:c="6"/>[ ]<text:s text:c="9"/>STREAM<text:s text:c="5"/>CONNECTED<text:s text:c="5"/>28837</text:span></text:p>
      <text:p text:style-name="P1"><text:span text:style-name="T1279">unix<text:s text:c="2"/>3<text:s text:c="6"/>[ ]<text:s text:c="9"/>STREAM<text:s text:c="5"/>CONNECTED<text:s text:c="5"/>29915<text:s text:c="4"/>/run/systemd/journal/stdout</text:span></text:p>
      <text:p text:style-name="P1"><text:span text:style-name="T1279">unix<text:s text:c="2"/>3<text:s text:c="6"/>[ ]<text:s text:c="9"/>DGRAM<text:s text:c="20"/>20079</text:span></text:p>
      <text:p text:style-name="P1"><text:span text:style-name="T1279">unix<text:s text:c="2"/>2<text:s text:c="6"/>[ ]<text:s text:c="9"/>DGRAM<text:s text:c="20"/>42425</text:span></text:p>
      <text:p text:style-name="P1"><text:span text:style-name="T1279">unix<text:s text:c="2"/>3<text:s text:c="6"/>[ ]<text:s text:c="9"/>STREAM<text:s text:c="5"/>CONNECTED<text:s text:c="5"/>42446</text:span></text:p>
      <text:p text:style-name="P1"><text:span text:style-name="T1279">unix<text:s text:c="2"/>3<text:s text:c="6"/>[ ]<text:s text:c="9"/>STREAM<text:s text:c="5"/>CONNECTED<text:s text:c="5"/>32052</text:span></text:p>
      <text:p text:style-name="P1"><text:span text:style-name="T1279">unix<text:s text:c="2"/>3<text:s text:c="6"/>[ ]<text:s text:c="9"/>STREAM<text:s text:c="5"/>CONNECTED<text:s text:c="5"/>27106</text:span></text:p>
      <text:p text:style-name="P1"><text:span text:style-name="T1279">unix<text:s text:c="2"/>3<text:s text:c="6"/>[ ]<text:s text:c="9"/>STREAM<text:s text:c="5"/>CONNECTED<text:s text:c="5"/>40367</text:span></text:p>
      <text:p text:style-name="P1"><text:span text:style-name="T1279">unix<text:s text:c="2"/>3<text:s text:c="6"/>[ ]<text:s text:c="9"/>STREAM<text:s text:c="5"/>CONNECTED<text:s text:c="5"/>42416</text:span></text:p>
      <text:p text:style-name="P1"><text:span text:style-name="T1279">unix<text:s text:c="2"/>3<text:s text:c="6"/>[ ]<text:s text:c="9"/>STREAM<text:s text:c="5"/>CONNECTED<text:s text:c="5"/>29079</text:span></text:p>
      <text:p text:style-name="P1"><text:span text:style-name="T1279">unix<text:s text:c="2"/>3<text:s text:c="6"/>[ ]<text:s text:c="9"/>STREAM<text:s text:c="5"/>CONNECTED<text:s text:c="5"/>32098<text:s text:c="4"/>/run/dbus/system_bus_socket</text:span></text:p>
      <text:p text:style-name="P1"><text:span text:style-name="T1279">unix<text:s text:c="2"/>3<text:s text:c="6"/>[ ]<text:s text:c="9"/>DGRAM<text:s text:c="20"/>20080</text:span></text:p>
      <text:p text:style-name="P1"><text:span text:style-name="T1279">unix<text:s text:c="2"/>3<text:s text:c="6"/>[ ]<text:s text:c="9"/>STREAM<text:s text:c="5"/>CONNECTED<text:s text:c="5"/>41885<text:s text:c="4"/>/run/systemd/journal/stdout</text:span></text:p>
      <text:p text:style-name="P1"><text:span text:style-name="T1279">unix<text:s text:c="2"/>3<text:s text:c="6"/>[ ]<text:s text:c="9"/>STREAM<text:s text:c="5"/>CONNECTED<text:s text:c="5"/>27942<text:s text:c="4"/>/run/systemd/journal/stdout</text:span></text:p>
      <text:p text:style-name="P1"><text:span text:style-name="T1279">unix<text:s text:c="2"/>3<text:s text:c="6"/>[ ]<text:s text:c="9"/>STREAM<text:s text:c="5"/>CONNECTED<text:s text:c="5"/>29412</text:span></text:p>
      <text:p text:style-name="P1"><text:span text:style-name="T1279">unix<text:s text:c="2"/>2<text:s text:c="6"/>[ ]<text:s text:c="9"/>DGRAM<text:s text:c="20"/>20077</text:span></text:p>
      <text:p text:style-name="P1"><text:span text:style-name="T1279">unix<text:s text:c="2"/>3<text:s text:c="6"/>[ ]<text:s text:c="9"/>STREAM<text:s text:c="5"/>CONNECTED<text:s text:c="5"/>28563<text:s text:c="4"/>/run/systemd/journal/stdout</text:span></text:p>
      <text:p text:style-name="P1"><text:span text:style-name="T1279">unix<text:s text:c="2"/>3<text:s text:c="6"/>[ ]<text:s text:c="9"/>STREAM<text:s text:c="5"/>CONNECTED<text:s text:c="5"/>30605</text:span></text:p>
      <text:p text:style-name="P1"><text:span text:style-name="T1279">unix<text:s text:c="2"/>3<text:s text:c="6"/>[ ]<text:s text:c="9"/>STREAM<text:s text:c="5"/>CONNECTED<text:s text:c="5"/>32086</text:span></text:p>
      <text:p text:style-name="P1"><text:span text:style-name="T1279">unix<text:s text:c="2"/>3<text:s text:c="6"/>[ ]<text:s text:c="9"/>STREAM<text:s text:c="5"/>CONNECTED<text:s text:c="5"/>39338</text:span></text:p>
      <text:p text:style-name="P1"><text:span text:style-name="T1279">unix<text:s text:c="2"/>2<text:s text:c="6"/>[ ]<text:s text:c="9"/>DGRAM<text:s text:c="20"/>39352</text:span></text:p>
      <text:p text:style-name="P1"><text:span text:style-name="T1279">unix<text:s text:c="2"/>3<text:s text:c="6"/>[ ]<text:s text:c="9"/>STREAM<text:s text:c="5"/>CONNECTED<text:s text:c="5"/>28075</text:span></text:p>
      <text:p text:style-name="P1"><text:span text:style-name="T1279">unix<text:s text:c="2"/>3<text:s text:c="6"/>[ ]<text:s text:c="9"/>STREAM<text:s text:c="5"/>CONNECTED<text:s text:c="5"/>32115</text:span></text:p>
      <text:p text:style-name="P1"><text:span text:style-name="T1279">unix<text:s text:c="2"/>3<text:s text:c="6"/>[ ]<text:s text:c="9"/>STREAM<text:s text:c="5"/>CONNECTED<text:s text:c="5"/>32099<text:s text:c="4"/>/run/dbus/system_bus_socket</text:span></text:p>
      <text:p text:style-name="P1"><text:span text:style-name="T1279">unix<text:s text:c="2"/>2<text:s text:c="6"/>[ ]<text:s text:c="9"/>DGRAM<text:s text:c="20"/>27715</text:span></text:p>
      <text:p text:style-name="P1"><text:span text:style-name="T1279">unix<text:s text:c="2"/>3<text:s text:c="6"/>[ ]<text:s text:c="9"/>STREAM<text:s text:c="5"/>CONNECTED<text:s text:c="5"/>40411<text:s text:c="4"/>/run/dbus/system_bus_socket</text:span></text:p>
      <text:p text:style-name="P1"><text:span text:style-name="T1279">unix<text:s text:c="2"/>2<text:s text:c="6"/>[ ]<text:s text:c="9"/>DGRAM<text:s text:c="20"/>20082</text:span></text:p>
      <text:p text:style-name="P1"><text:span text:style-name="T1279">unix<text:s text:c="2"/>3<text:s text:c="6"/>[ ]<text:s text:c="9"/>STREAM<text:s text:c="5"/>CONNECTED<text:s text:c="5"/>32102<text:s text:c="4"/>/run/dbus/system_bus_socket</text:span></text:p>
      <text:p text:style-name="P1"><text:span text:style-name="T1279">unix<text:s text:c="2"/>3<text:s text:c="6"/>[ ]<text:s text:c="9"/>DGRAM<text:s text:c="20"/>27718</text:span></text:p>
      <text:p text:style-name="P1"><text:span text:style-name="T1279">unix<text:s text:c="2"/>3<text:s text:c="6"/>[ ]<text:s text:c="9"/>STREAM<text:s text:c="5"/>CONNECTED<text:s text:c="5"/>28077<text:s text:c="4"/>/run/systemd/journal/stdout</text:span></text:p>
      <text:p text:style-name="P1"><text:span text:style-name="T1279">unix<text:s text:c="2"/>3<text:s text:c="6"/>[ ]<text:s text:c="9"/>STREAM<text:s text:c="5"/>CONNECTED<text:s text:c="5"/>26325</text:span></text:p>
      <text:p text:style-name="P1"><text:span text:style-name="T1279">unix<text:s text:c="2"/>2<text:s text:c="6"/>[ ]<text:s text:c="9"/>DGRAM<text:s text:c="20"/>20933</text:span></text:p>
      <text:p text:style-name="P1"><text:span text:style-name="T1279">unix<text:s text:c="2"/>3<text:s text:c="6"/>[ ]<text:s text:c="9"/>STREAM<text:s text:c="5"/>CONNECTED<text:s text:c="5"/>32116</text:span></text:p>
      <text:p text:style-name="P1"><text:span text:style-name="T1279">unix<text:s text:c="2"/>3<text:s text:c="6"/>[ ]<text:s text:c="9"/>STREAM<text:s text:c="5"/>CONNECTED<text:s text:c="5"/>20967<text:s text:c="4"/>/run/systemd/journal/stdout</text:span></text:p>
      <text:p text:style-name="P1"><text:span text:style-name="T1279">unix<text:s text:c="2"/>2<text:s text:c="6"/>[ ]<text:s text:c="9"/>DGRAM<text:s text:c="20"/>31301</text:span></text:p>
      <text:p text:style-name="P1"><text:span text:style-name="T1279">unix<text:s text:c="2"/>3<text:s text:c="6"/>[ ]<text:s text:c="9"/>DGRAM<text:s text:c="20"/>27719</text:span></text:p>
      <text:p text:style-name="P1"><text:span text:style-name="T1279">unix<text:s text:c="2"/>3<text:s text:c="6"/>[ ]<text:s text:c="9"/>STREAM<text:s text:c="5"/>CONNECTED<text:s text:c="5"/>29004<text:s text:c="4"/>/run/systemd/journal/stdout</text:span></text:p>
      <text:p text:style-name="P1"><text:span text:style-name="T1279">unix<text:s text:c="2"/>2<text:s text:c="6"/>[ ]<text:s text:c="9"/>DGRAM<text:s text:c="20"/>28092</text:span></text:p>
      <text:p text:style-name="P1"><text:span text:style-name="T1279">unix<text:s text:c="2"/>3<text:s text:c="6"/>[ ]<text:s text:c="9"/>STREAM<text:s text:c="5"/>CONNECTED<text:s text:c="5"/>25521<text:s text:c="4"/>/run/systemd/journal/stdout</text:span></text:p>
      <text:p text:style-name="P1"><text:span text:style-name="T1279">unix<text:s text:c="2"/>3<text:s text:c="6"/>[ ]<text:s text:c="9"/>DGRAM<text:s text:c="20"/>27717</text:span></text:p>
      <text:p text:style-name="P1"><text:span text:style-name="T1279">unix<text:s text:c="2"/>3<text:s text:c="6"/>[ ]<text:s text:c="9"/>STREAM<text:s text:c="5"/>CONNECTED<text:s text:c="5"/>32219</text:span></text:p>
      <text:p text:style-name="P1"><text:span text:style-name="T1279">unix<text:s text:c="2"/>3<text:s text:c="6"/>[ ]<text:s text:c="9"/>STREAM<text:s text:c="5"/>CONNECTED<text:s text:c="5"/>20067</text:span></text:p>
      <text:p text:style-name="P1"><text:span text:style-name="T1279">unix<text:s text:c="2"/>3<text:s text:c="6"/>[ ]<text:s text:c="9"/>DGRAM<text:s text:c="20"/>27720</text:span></text:p>
      <text:p text:style-name="P1"><text:span text:style-name="T1279">unix<text:s text:c="2"/>3<text:s text:c="6"/>[ ]<text:s text:c="9"/>STREAM<text:s text:c="5"/>CONNECTED<text:s text:c="5"/>31291<text:s text:c="4"/>/run/dbus/system_bus_socket</text:span></text:p>
      <text:p text:style-name="P1"><text:span text:style-name="T1279">unix<text:s text:c="2"/>3<text:s text:c="6"/>[ ]<text:s text:c="9"/>STREAM<text:s text:c="5"/>CONNECTED<text:s text:c="5"/>28361</text:span></text:p>
      <text:p text:style-name="P1"><text:span text:style-name="T1279">unix<text:s text:c="2"/>3<text:s text:c="6"/>[ ]<text:s text:c="9"/>STREAM<text:s text:c="5"/>CONNECTED<text:s text:c="5"/>32093</text:span></text:p>
      <text:p text:style-name="P1"><text:span text:style-name="T1279">unix<text:s text:c="2"/>3<text:s text:c="6"/>[ ]<text:s text:c="9"/>STREAM<text:s text:c="5"/>CONNECTED<text:s text:c="5"/>32100<text:s text:c="4"/>/run/dbus/system_bus_socket</text:span></text:p>
      <text:p text:style-name="P1"><text:span text:style-name="T1279">unix<text:s text:c="2"/>3<text:s text:c="6"/>[ ]<text:s text:c="9"/>STREAM<text:s text:c="5"/>CONNECTED<text:s text:c="5"/>31295</text:span></text:p>
      <text:p text:style-name="P1"><text:span text:style-name="T1279">unix<text:s text:c="2"/>3<text:s text:c="6"/>[ ]<text:s text:c="9"/>STREAM<text:s text:c="5"/>CONNECTED<text:s text:c="5"/>43052</text:span></text:p>
      <text:p text:style-name="P1"><text:span text:style-name="T1279">unix<text:s text:c="2"/>2<text:s text:c="6"/>[ ]<text:s text:c="9"/>DGRAM<text:s text:c="20"/>32092</text:span></text:p>
      <text:p text:style-name="P1"><text:span text:style-name="T1279">unix<text:s text:c="2"/>3<text:s text:c="6"/>[ ]<text:s text:c="9"/>STREAM<text:s text:c="5"/>CONNECTED<text:s text:c="5"/>43051</text:span></text:p>
      <text:p text:style-name="P1"><text:span text:style-name="T1279">unix<text:s text:c="2"/>3<text:s text:c="6"/>[ ]<text:s text:c="9"/>STREAM<text:s text:c="5"/>CONNECTED<text:s text:c="5"/>32094</text:span></text:p>
      <text:p text:style-name="P1"><text:span text:style-name="T1279">unix<text:s text:c="2"/>2<text:s text:c="6"/>[ ]<text:s text:c="9"/>DGRAM<text:s text:c="20"/>43089</text:span></text:p>
      <text:p text:style-name="P1"><text:span text:style-name="T1279">unix<text:s text:c="2"/>3<text:s text:c="6"/>[ ]<text:s text:c="9"/>STREAM<text:s text:c="5"/>CONNECTED<text:s text:c="5"/>31296</text:span></text:p>
      <text:p text:style-name="P1"><text:span text:style-name="T1279">unix<text:s text:c="2"/>3<text:s text:c="6"/>[ ]<text:s text:c="9"/>STREAM<text:s text:c="5"/>CONNECTED<text:s text:c="5"/>32095<text:s text:c="4"/>/run/dbus/system_bus_socket</text:span></text:p>
      <text:p text:style-name="P1"><text:span text:style-name="T1279">unix<text:s text:c="2"/>3<text:s text:c="6"/>[ ]<text:s text:c="9"/>STREAM<text:s text:c="5"/>CONNECTED<text:s text:c="5"/>31771</text:span></text:p>
      <text:p text:style-name="P1"><text:span text:style-name="T1279">unix<text:s text:c="2"/>3<text:s text:c="6"/>[ ]<text:s text:c="9"/>STREAM<text:s text:c="5"/>CONNECTED<text:s text:c="5"/>28980</text:span></text:p>
      <text:p text:style-name="P1"><text:span text:style-name="T1279">unix<text:s text:c="2"/>3<text:s text:c="6"/>[ ]<text:s text:c="9"/>STREAM<text:s text:c="5"/>CONNECTED<text:s text:c="5"/>28981</text:span></text:p>
      <text:p text:style-name="P1"><text:span text:style-name="T1279">unix<text:s text:c="2"/>2<text:s text:c="6"/>[ ]<text:s text:c="9"/>DGRAM<text:s text:c="20"/>30611</text:span></text:p>
      <text:p text:style-name="P1"><text:span text:style-name="T1279">unix<text:s text:c="2"/>3<text:s text:c="6"/>[ ]<text:s text:c="9"/>STREAM<text:s text:c="5"/>CONNECTED<text:s text:c="5"/>32097<text:s text:c="4"/>/run/dbus/system_bus_socket</text:span></text:p>
      <text:p text:style-name="P1"><text:span text:style-name="T1279">unix<text:s text:c="2"/>3<text:s text:c="6"/>[ ]<text:s text:c="9"/>STREAM<text:s text:c="5"/>CONNECTED<text:s text:c="5"/>30065</text:span></text:p>
      <text:p text:style-name="P1"><text:span text:style-name="T1279">unix<text:s text:c="2"/>3<text:s text:c="6"/>[ ]<text:s text:c="9"/>STREAM<text:s text:c="5"/>CONNECTED<text:s text:c="5"/>32096<text:s text:c="4"/>/run/dbus/system_bus_socket</text:span></text:p>
      <text:p text:style-name="P1"><text:span text:style-name="T1279">unix<text:s text:c="2"/>3<text:s text:c="6"/>[ ]<text:s text:c="9"/>DGRAM<text:s text:c="20"/>28846</text:span></text:p>
      <text:p text:style-name="P1"><text:span text:style-name="T1279">unix<text:s text:c="2"/>2<text:s text:c="6"/>[ ]<text:s text:c="9"/>DGRAM<text:s text:c="20"/>28839</text:span></text:p>
      <text:p text:style-name="P1"><text:span text:style-name="T1279">unix<text:s text:c="2"/>3<text:s text:c="6"/>[ ]<text:s text:c="9"/>DGRAM<text:s text:c="20"/>18314</text:span></text:p>
      <text:p text:style-name="P1"><text:span text:style-name="T1279">unix<text:s text:c="2"/>3<text:s text:c="6"/>[ ]<text:s text:c="9"/>DGRAM<text:s text:c="20"/>28844</text:span></text:p>
      <text:p text:style-name="P1"><text:span text:style-name="T1279">unix<text:s text:c="2"/>3<text:s text:c="6"/>[ ]<text:s text:c="9"/>STREAM<text:s text:c="5"/>CONNECTED<text:s text:c="5"/>32329</text:span></text:p>
      <text:p text:style-name="P1"><text:span text:style-name="T1279">unix<text:s text:c="2"/>3<text:s text:c="6"/>[ ]<text:s text:c="9"/>STREAM<text:s text:c="5"/>CONNECTED<text:s text:c="5"/>29914<text:s text:c="4"/>/run/systemd/journal/stdout</text:span></text:p>
      <text:p text:style-name="P1"><text:span text:style-name="T1279">unix<text:s text:c="2"/>3<text:s text:c="6"/>[ ]<text:s text:c="9"/>DGRAM<text:s text:c="20"/>28845</text:span></text:p>
      <text:p text:style-name="P1"><text:span text:style-name="T1279">unix<text:s text:c="2"/>3<text:s text:c="6"/>[ ]<text:s text:c="9"/>STREAM<text:s text:c="5"/>CONNECTED<text:s text:c="5"/>28561</text:span></text:p>
      <text:p text:style-name="P1"><text:span text:style-name="T1279">unix<text:s text:c="2"/>2<text:s text:c="6"/>[ ]<text:s text:c="9"/>DGRAM<text:s text:c="20"/>30934</text:span></text:p>
      <text:p text:style-name="P1"><text:span text:style-name="T1279">unix<text:s text:c="2"/>2<text:s text:c="6"/>[ ]<text:s text:c="9"/>DGRAM<text:s text:c="20"/>41764</text:span></text:p>
      <text:p text:style-name="P1"><text:span text:style-name="T1279">unix<text:s text:c="2"/>3<text:s text:c="6"/>[ ]<text:s text:c="9"/>STREAM<text:s text:c="5"/>CONNECTED<text:s text:c="5"/>28979</text:span></text:p>
      <text:p text:style-name="P1"><text:span text:style-name="T1279">unix<text:s text:c="2"/>3<text:s text:c="6"/>[ ]<text:s text:c="9"/>STREAM<text:s text:c="5"/>CONNECTED<text:s text:c="5"/>29905</text:span></text:p>
      <text:p text:style-name="P1"><text:span text:style-name="T1279">unix<text:s text:c="2"/>3<text:s text:c="6"/>[ ]<text:s text:c="9"/>DGRAM<text:s text:c="20"/>18315</text:span></text:p>
      <text:p text:style-name="P1"><text:span text:style-name="T1279">unix<text:s text:c="2"/>3<text:s text:c="6"/>[ ]<text:s text:c="9"/>STREAM<text:s text:c="5"/>CONNECTED<text:s text:c="5"/>32330<text:s text:c="4"/>/run/dbus/system_bus_socket</text:span></text:p>
      <text:p text:style-name="P1"><text:span text:style-name="T1279">unix<text:s text:c="2"/>3<text:s text:c="6"/>[ ]<text:s text:c="9"/>STREAM<text:s text:c="5"/>CONNECTED<text:s text:c="5"/>30067<text:s text:c="4"/>/run/systemd/journal/stdout</text:span></text:p>
      <text:p text:style-name="P1"><text:span text:style-name="T1279">unix<text:s text:c="2"/>3<text:s text:c="6"/>[ ]<text:s text:c="9"/>STREAM<text:s text:c="5"/>CONNECTED<text:s text:c="5"/>28562<text:s text:c="4"/>/run/systemd/journal/stdout</text:span></text:p>
      <text:p text:style-name="P1"><text:span text:style-name="T1279">unix<text:s text:c="2"/>3<text:s text:c="6"/>[ ]<text:s text:c="9"/>DGRAM<text:s text:c="20"/>28843</text:span></text:p>
      <text:p text:style-name="P1"><text:span text:style-name="T1280"/></text:p>
      <text:p text:style-name="P1"><text:span text:style-name="T1280"/></text:p>
      <text:p text:style-name="P1"><text:span text:style-name="T1281">PASO 5: MATAR PROCESOS POR NOMBRE</text:span></text:p>
      <text:p text:style-name="P1"><text:span text:style-name="T1281"><text:tab/>killall -l --&gt; Lista las señales disponibles para matar a los procesos</text:span></text:p>
      <text:p text:style-name="P1"><text:span text:style-name="T1282">root@svralumno:~# killall -l</text:span></text:p>
      <text:p text:style-name="P1"><text:span text:style-name="T1282">HUP INT QUIT ILL TRAP ABRT BUS FPE KILL USR1 SEGV USR2 PIPE ALRM TERM STKFLT</text:span></text:p>
      <text:p text:style-name="P1"><text:span text:style-name="T1282">CHLD CONT STOP TSTP TTIN TTOU URG XCPU XFSZ VTALRM PROF WINCH POLL PWR SYS</text:span></text:p>
      <text:p text:style-name="P1"><text:span text:style-name="T1283"/></text:p>
      <text:p text:style-name="P1"><text:span text:style-name="T1284">a) Matar un proceso por nombre</text:span></text:p>
      <text:p text:style-name="P1"><text:span text:style-name="T1284"><text:tab/>killall -9 nombre_del_proceso</text:span></text:p>
      <text:p text:style-name="P1"><text:span text:style-name="T1284"><text:tab/>killall -15 nombre_del_proceso</text:span></text:p>
      <text:p text:style-name="P1"><text:span text:style-name="T1284">b) Matar proceso con una señal</text:span></text:p>
      <text:p text:style-name="P1"><text:span text:style-name="T1284"><text:tab/>killall -s SIGKILL nombre_de_proceso</text:span></text:p>
      <text:p text:style-name="P1"><text:span text:style-name="T1284">c) Borrar por defecto</text:span></text:p>
      <text:p text:style-name="P1"><text:span text:style-name="T1284"><text:tab/>pkill nombreproceso</text:span></text:p>
      <text:p text:style-name="P1"><text:span text:style-name="T1284">d) Matar un proceso seleccionando la ventana con el ratón</text:span></text:p>
      <text:p text:style-name="P1"><text:span text:style-name="T1284"><text:tab/>xkill</text:span></text:p>
      <text:p text:style-name="P1"><text:span text:style-name="T1285"/></text:p>
      <text:p text:style-name="P1"><text:span text:style-name="T1286">PASO 6: Lanzar un proceso de parada</text:span></text:p>
      <text:p text:style-name="P1"><text:span text:style-name="T1286"><text:tab/>sleep [nº segundos]</text:span></text:p>
      <text:p text:style-name="P1"><text:span text:style-name="T1287"/></text:p>
      <text:p text:style-name="P1"><text:span text:style-name="T1287"/></text:p>
      <text:p text:style-name="P1"><text:span text:style-name="T1288">PASO 7: Lanzar un proceso en segundo plano (trabajos)</text:span></text:p>
      <text:p text:style-name="P1"><text:span text:style-name="T1288">- Los procesos pueden estar en:</text:span></text:p>
      <text:p text:style-name="P1"><text:span text:style-name="T1288">Primer plano (POR DEFECTO)</text:span></text:p>
      <text:p text:style-name="P1"><text:span text:style-name="T1288">Segundo plano (BACKGROUND)</text:span></text:p>
      <text:p text:style-name="P1"><text:span text:style-name="T1288">Lanzar un proceso en segundo plano</text:span></text:p>
      <text:p text:style-name="P1"><text:span text:style-name="T1288"><text:tab/>bg proceso</text:span></text:p>
      <text:p text:style-name="P1"><text:span text:style-name="T1288"><text:tab/>proceso &amp;</text:span></text:p>
      <text:p text:style-name="P1"><text:span text:style-name="T1288">a) Lanzar un proceso en segundo plano</text:span></text:p>
      <text:p text:style-name="P1"><text:span text:style-name="T1288"><text:tab/></text:span><text:span text:style-name="T1289">bg sleep 100 --&gt; No me lo identifica</text:span></text:p>
      <text:p text:style-name="P1"><text:span text:style-name="T1290"><text:tab/>sleep 1000 &amp;</text:span></text:p>
      <text:p text:style-name="P1"><text:span text:style-name="T1291">root@svralumno:~# sleep 1000 &amp;</text:span></text:p>
      <text:p text:style-name="P1"><text:span text:style-name="T1291">[1] 4654</text:span></text:p>
      <text:p text:style-name="P1"><text:span text:style-name="T1292"><text:tab/>sleep 2000 &amp;</text:span></text:p>
      <text:p text:style-name="P1"><text:span text:style-name="T1293">root@svralumno:~# sleep 2000 &amp;</text:span></text:p>
      <text:p text:style-name="P1"><text:span text:style-name="T1293">[2] 4680</text:span></text:p>
      <text:p text:style-name="P1"><text:span text:style-name="T1294"/></text:p>
      <text:p text:style-name="P1"><text:span text:style-name="T1295">PASO 8: Visualizar los procesos en ejecución (los que tiene lanzados en 2º plano el usuario activo)</text:span></text:p>
      <text:p text:style-name="P1"><text:span text:style-name="T1295"><text:tab/>jobs</text:span></text:p>
      <text:p text:style-name="P1"><text:span text:style-name="T1296">root@svralumno:~# jobs</text:span></text:p>
      <text:p text:style-name="P1"><text:span text:style-name="T1296">[1]-<text:s text:c="2"/>Running<text:s text:c="17"/>sleep 1000 &amp;</text:span></text:p>
      <text:p text:style-name="P1"><text:span text:style-name="T1296">[2]+<text:s text:c="2"/>Running<text:s text:c="17"/>sleep 2000 &amp;</text:span></text:p>
      <text:p text:style-name="P1"><text:span text:style-name="T1297"/></text:p>
      <text:p text:style-name="P1"><text:span text:style-name="T1298">PASO 9: Pasar un proceso de segundo plano a primer plano</text:span></text:p>
      <text:p text:style-name="P1"><text:span text:style-name="T1298"><text:tab/>sleep 50 &amp;</text:span></text:p>
      <text:p text:style-name="P1"><text:span text:style-name="T1298"><text:tab/>jobs</text:span></text:p>
      <text:p text:style-name="P1"><text:span text:style-name="T1299">[3]+<text:s text:c="2"/>Running<text:s text:c="17"/>sleep 50 &amp;</text:span></text:p>
      <text:p text:style-name="P1"><text:span text:style-name="T1300"><text:tab/>fg 3</text:span></text:p>
      <text:p text:style-name="P1"><text:span text:style-name="T1301">root@svralumno:~# fg 3</text:span></text:p>
      <text:p text:style-name="P1"><text:span text:style-name="T1301">sleep 50</text:span></text:p>
      <text:p text:style-name="P1"><text:span text:style-name="T1301"><text:tab/></text:span><text:span text:style-name="T1302">Cancelamos el proceso con ctrl + z</text:span></text:p>
      <text:p text:style-name="P1"><text:span text:style-name="T1302">PASO 10: Los niveles de ejecución de un usuario (-20 .. 0 .. 19)</text:span></text:p>
      <text:p text:style-name="P1"><text:span text:style-name="T1302">a) Visualizar con nice del usuario activo</text:span></text:p>
      <text:p text:style-name="P1"><text:span text:style-name="T1302"><text:tab/>nice</text:span></text:p>
      <text:p text:style-name="P1"><text:span text:style-name="T1303">root@svralumno:~# nice</text:span></text:p>
      <text:p text:style-name="P1"><text:span text:style-name="T1303">0</text:span></text:p>
      <text:p text:style-name="P1"><text:span text:style-name="T1304">b) Asignar un nivel de ejecución de los procesos, el valor por defecto es 10</text:span></text:p>
      <text:p text:style-name="P1"><text:span text:style-name="T1304">nice -n 5</text:span></text:p>
      <text:p text:style-name="P1"><text:span text:style-name="T1304">c) Reasignar el nivel de prioridad de ejecución a un proceso</text:span></text:p>
      <text:p text:style-name="P1"><text:span text:style-name="T1304"><text:tab/>renice -n 4 -u alumno</text:span></text:p>
      <text:p text:style-name="P1"><text:span text:style-name="T1305">root@svralumno:~# renice -n 4 -u alumno</text:span></text:p>
      <text:p text:style-name="P1"><text:span text:style-name="T1305">1000 (user ID) old priority 0, new priority 4</text:span></text:p>
      <text:p text:style-name="P1"><text:span text:style-name="T1306">d) Cambiar la prioridad de ejecución de un proceso PID</text:span></text:p>
      <text:p text:style-name="P1"><text:span text:style-name="T1306"><text:tab/>ps -aux</text:span></text:p>
      <text:p text:style-name="P1"><text:span text:style-name="T1306"><text:tab/>renice -n -5 -p [PID]</text:span></text:p>
      <text:p text:style-name="P1"><text:span text:style-name="T1306"><text:tab/>sleep 100 &amp;</text:span></text:p>
      <text:p text:style-name="P1"><text:span text:style-name="T1307">root@svralumno:~# jobs</text:span></text:p>
      <text:p text:style-name="P1"><text:span text:style-name="T1307">[1]<text:s text:c="3"/>Running<text:s text:c="17"/>sleep 1000 &amp;</text:span></text:p>
      <text:p text:style-name="P1"><text:span text:style-name="T1307">[2]<text:s text:c="3"/>Running<text:s text:c="17"/>sleep 2000 &amp;</text:span></text:p>
      <text:p text:style-name="P1"><text:span text:style-name="T1307">[3]-<text:s text:c="2"/>Running<text:s text:c="17"/>sleep 100 &amp;</text:span></text:p>
      <text:p text:style-name="P1"><text:span text:style-name="T1307">[4]+<text:s text:c="2"/>Stopped<text:s text:c="17"/>top</text:span></text:p>
      <text:p text:style-name="P1"><text:span text:style-name="T1308">root<text:s text:c="8"/>4654<text:s text:c="2"/>0.0<text:s text:c="2"/>0.0<text:s text:c="3"/>5476<text:s text:c="3"/>596 pts/0<text:s text:c="4"/>S<text:s text:c="4"/>08:49<text:s text:c="3"/>0:00 sleep 1000</text:span></text:p>
      <text:p text:style-name="P1"><text:span text:style-name="T1309"/></text:p>
      <text:p text:style-name="P1"><text:span text:style-name="T1310">LE CAMBIAMOS LA PRIORIDAD<text:line-break/></text:span></text:p>
      <text:p text:style-name="P1"><text:span text:style-name="T1310">renice -n -5 4654</text:span></text:p>
      <text:p text:style-name="P1"><text:span text:style-name="T1311">root@svralumno:~# renice -n -5 4654</text:span></text:p>
      <text:p text:style-name="P1"><text:span text:style-name="T1311">4654 (process ID) old priority 0, new priority -5</text:span></text:p>
      <text:p text:style-name="P1"><text:span text:style-name="T1312">PASO 11:LANZAR SCRIPTS</text:span></text:p>
      <text:p text:style-name="P1"><text:span text:style-name="T1312">a) Por defecto</text:span></text:p>
      <text:p text:style-name="P1"><text:span text:style-name="T1312"><text:tab/>nohup aplicación</text:span></text:p>
      <text:p text:style-name="P1"><text:span text:style-name="T1312"><text:tab/>nohup orden</text:span></text:p>
      <text:p text:style-name="P1"><text:span text:style-name="T1312">b) Lanzar un script</text:span></text:p>
      <text:p text:style-name="P1"><text:span text:style-name="T1312"><text:tab/>nohup ./trabajosmr.sh</text:span></text:p>
      <text:p text:style-name="P1"><text:span text:style-name="T1312">PASO 12: Parar un proceso en ejecución</text:span></text:p>
      <text:p text:style-name="P1"><text:span text:style-name="T1312"><text:tab/>ps aux</text:span></text:p>
      <text:p text:style-name="P1"><text:span text:style-name="T1312"><text:tab/>stop</text:span></text:p>
      <text:p text:style-name="P1"><text:span text:style-name="T1312">a) Parar un proceso</text:span></text:p>
      <text:p text:style-name="P1"><text:span text:style-name="T1312"><text:tab/>stop [PID]</text:span></text:p>
      <text:p text:style-name="P1"><text:span text:style-name="T1313">PASO 13: ESPACIO DEL SISTEMA DE FICHEROS</text:span></text:p>
      <text:p text:style-name="P1"><text:span text:style-name="T1313"><text:tab/>df</text:span></text:p>
      <text:p text:style-name="P1"><text:span text:style-name="T1313"><text:tab/>df -a</text:span></text:p>
      <text:p text:style-name="P1"><text:span text:style-name="T1314">root@svralumno:~# df -a</text:span></text:p>
      <text:p text:style-name="P1"><text:span text:style-name="T1314">Filesystem<text:s text:c="5"/>1K-blocks<text:s text:c="4"/>Used Available Use% Mounted on</text:span></text:p>
      <text:p text:style-name="P1"><text:span text:style-name="T1314">sysfs<text:s text:c="18"/>0<text:s text:c="7"/>0<text:s text:c="9"/>0<text:s text:c="4"/>- /sys</text:span></text:p>
      <text:p text:style-name="P1"><text:span text:style-name="T1314">proc<text:s text:c="19"/>0<text:s text:c="7"/>0<text:s text:c="9"/>0<text:s text:c="4"/>- /proc</text:span></text:p>
      <text:p text:style-name="P1"><text:span text:style-name="T1314">udev<text:s text:c="14"/>458684<text:s text:c="7"/>0<text:s text:c="4"/>458684<text:s text:c="3"/>0% /dev</text:span></text:p>
      <text:p text:style-name="P1"><text:span text:style-name="T1314">devpts<text:s text:c="17"/>0<text:s text:c="7"/>0<text:s text:c="9"/>0<text:s text:c="4"/>- /dev/pts</text:span></text:p>
      <text:p text:style-name="P1"><text:span text:style-name="T1314">tmpfs<text:s text:c="13"/>100464<text:s text:c="4"/>1308<text:s text:c="5"/>99156<text:s text:c="3"/>2% /run</text:span></text:p>
      <text:p text:style-name="P1"><text:span text:style-name="T1314">/dev/sdb2<text:s text:c="7"/>20508240 5947356<text:s text:c="2"/>13496080<text:s text:c="2"/>31% /</text:span></text:p>
      <text:p text:style-name="P1"><text:span text:style-name="T1314">securityfs<text:s text:c="13"/>0<text:s text:c="7"/>0<text:s text:c="9"/>0<text:s text:c="4"/>- /sys/kernel/security</text:span></text:p>
      <text:p text:style-name="P1"><text:span text:style-name="T1314">tmpfs<text:s text:c="13"/>502316<text:s text:c="7"/>0<text:s text:c="4"/>502316<text:s text:c="3"/>0% /dev/shm</text:span></text:p>
      <text:p text:style-name="P1"><text:span text:style-name="T1314">tmpfs<text:s text:c="15"/>5120<text:s text:c="7"/>0<text:s text:c="6"/>5120<text:s text:c="3"/>0% /run/lock</text:span></text:p>
      <text:p text:style-name="P1"><text:span text:style-name="T1314">tmpfs<text:s text:c="13"/>502316<text:s text:c="7"/>0<text:s text:c="4"/>502316<text:s text:c="3"/>0% /sys/fs/cgroup</text:span></text:p>
      <text:p text:style-name="P1"><text:span text:style-name="T1314">cgroup2<text:s text:c="16"/>0<text:s text:c="7"/>0<text:s text:c="9"/>0<text:s text:c="4"/>- /sys/fs/cgroup/unified</text:span></text:p>
      <text:p text:style-name="P1"><text:span text:style-name="T1314">cgroup<text:s text:c="17"/>0<text:s text:c="7"/>0<text:s text:c="9"/>0<text:s text:c="4"/>- /sys/fs/cgroup/systemd</text:span></text:p>
      <text:p text:style-name="P1"><text:span text:style-name="T1314">pstore<text:s text:c="17"/>0<text:s text:c="7"/>0<text:s text:c="9"/>0<text:s text:c="4"/>- /sys/fs/pstore</text:span></text:p>
      <text:p text:style-name="P1"><text:span text:style-name="T1314">none<text:s text:c="19"/>0<text:s text:c="7"/>0<text:s text:c="9"/>0<text:s text:c="4"/>- /sys/fs/bpf</text:span></text:p>
      <text:p text:style-name="P1"><text:span text:style-name="T1314">cgroup<text:s text:c="17"/>0<text:s text:c="7"/>0<text:s text:c="9"/>0<text:s text:c="4"/>- /sys/fs/cgroup/devices</text:span></text:p>
      <text:p text:style-name="P1"><text:span text:style-name="T1314">cgroup<text:s text:c="17"/>0<text:s text:c="7"/>0<text:s text:c="9"/>0<text:s text:c="4"/>- /sys/fs/cgroup/memory</text:span></text:p>
      <text:p text:style-name="P1"><text:span text:style-name="T1314">cgroup<text:s text:c="17"/>0<text:s text:c="7"/>0<text:s text:c="9"/>0<text:s text:c="4"/>- /sys/fs/cgroup/cpu,cpuacct</text:span></text:p>
      <text:p text:style-name="P1"><text:span text:style-name="T1314">cgroup<text:s text:c="17"/>0<text:s text:c="7"/>0<text:s text:c="9"/>0<text:s text:c="4"/>- /sys/fs/cgroup/net_cls,net_prio</text:span></text:p>
      <text:p text:style-name="P1"><text:span text:style-name="T1314">cgroup<text:s text:c="17"/>0<text:s text:c="7"/>0<text:s text:c="9"/>0<text:s text:c="4"/>- /sys/fs/cgroup/blkio</text:span></text:p>
      <text:p text:style-name="P1"><text:span text:style-name="T1314">cgroup<text:s text:c="17"/>0<text:s text:c="7"/>0<text:s text:c="9"/>0<text:s text:c="4"/>- /sys/fs/cgroup/cpuset</text:span></text:p>
      <text:p text:style-name="P1"><text:span text:style-name="T1314">cgroup<text:s text:c="17"/>0<text:s text:c="7"/>0<text:s text:c="9"/>0<text:s text:c="4"/>- /sys/fs/cgroup/rdma</text:span></text:p>
      <text:p text:style-name="P1"><text:span text:style-name="T1314">cgroup<text:s text:c="17"/>0<text:s text:c="7"/>0<text:s text:c="9"/>0<text:s text:c="4"/>- /sys/fs/cgroup/freezer</text:span></text:p>
      <text:p text:style-name="P1"><text:span text:style-name="T1314">cgroup<text:s text:c="17"/>0<text:s text:c="7"/>0<text:s text:c="9"/>0<text:s text:c="4"/>- /sys/fs/cgroup/hugetlb</text:span></text:p>
      <text:p text:style-name="P1"><text:span text:style-name="T1314">cgroup<text:s text:c="17"/>0<text:s text:c="7"/>0<text:s text:c="9"/>0<text:s text:c="4"/>- /sys/fs/cgroup/perf_event</text:span></text:p>
      <text:p text:style-name="P1"><text:span text:style-name="T1314">cgroup<text:s text:c="17"/>0<text:s text:c="7"/>0<text:s text:c="9"/>0<text:s text:c="4"/>- /sys/fs/cgroup/pids</text:span></text:p>
      <text:p text:style-name="P1"><text:span text:style-name="T1314">systemd-1<text:s text:c="14"/>0<text:s text:c="7"/>0<text:s text:c="9"/>0<text:s text:c="4"/>- /proc/sys/fs/binfmt_misc</text:span></text:p>
      <text:p text:style-name="P1"><text:span text:style-name="T1314">debugfs<text:s text:c="16"/>0<text:s text:c="7"/>0<text:s text:c="9"/>0<text:s text:c="4"/>- /sys/kernel/debug</text:span></text:p>
      <text:p text:style-name="P1"><text:span text:style-name="T1314">hugetlbfs<text:s text:c="14"/>0<text:s text:c="7"/>0<text:s text:c="9"/>0<text:s text:c="4"/>- /dev/hugepages</text:span></text:p>
      <text:p text:style-name="P1"><text:span text:style-name="T1314">mqueue<text:s text:c="17"/>0<text:s text:c="7"/>0<text:s text:c="9"/>0<text:s text:c="4"/>- /dev/mqueue</text:span></text:p>
      <text:p text:style-name="P1"><text:span text:style-name="T1314">tracefs<text:s text:c="16"/>0<text:s text:c="7"/>0<text:s text:c="9"/>0<text:s text:c="4"/>- /sys/kernel/tracing</text:span></text:p>
      <text:p text:style-name="P1"><text:span text:style-name="T1314">configfs<text:s text:c="15"/>0<text:s text:c="7"/>0<text:s text:c="9"/>0<text:s text:c="4"/>- /sys/kernel/config</text:span></text:p>
      <text:p text:style-name="P1"><text:span text:style-name="T1314">fusectl<text:s text:c="16"/>0<text:s text:c="7"/>0<text:s text:c="9"/>0<text:s text:c="4"/>- /sys/fs/fuse/connections</text:span></text:p>
      <text:p text:style-name="P1"><text:span text:style-name="T1314">/dev/loop1<text:s text:c="9"/>99456<text:s text:c="3"/>99456<text:s text:c="9"/>0 100% /snap/core/9289</text:span></text:p>
      <text:p text:style-name="P1"><text:span text:style-name="T1314">/dev/loop5<text:s text:c="9"/>71040<text:s text:c="3"/>71040<text:s text:c="9"/>0 100% /snap/lxd/15359</text:span></text:p>
      <text:p text:style-name="P1"><text:span text:style-name="T1314">/dev/loop3<text:s text:c="9"/>56320<text:s text:c="3"/>56320<text:s text:c="9"/>0 100% /snap/core18/1754</text:span></text:p>
      <text:p text:style-name="P1"><text:span text:style-name="T1314">/dev/loop4<text:s text:c="9"/>70528<text:s text:c="3"/>70528<text:s text:c="9"/>0 100% /snap/lxd/15272</text:span></text:p>
      <text:p text:style-name="P1"><text:span text:style-name="T1314">/dev/loop2<text:s text:c="9"/>56320<text:s text:c="3"/>56320<text:s text:c="9"/>0 100% /snap/core18/1705</text:span></text:p>
      <text:p text:style-name="P1"><text:span text:style-name="T1314">/dev/loop0<text:s text:c="9"/>96256<text:s text:c="3"/>96256<text:s text:c="9"/>0 100% /snap/core/9066</text:span></text:p>
      <text:p text:style-name="P1"><text:span text:style-name="T1314">tmpfs<text:s text:c="13"/>100464<text:s text:c="4"/>1308<text:s text:c="5"/>99156<text:s text:c="3"/>2% /run/snapd/ns</text:span></text:p>
      <text:p text:style-name="P1"><text:span text:style-name="T1314">nsfs<text:s text:c="19"/>0<text:s text:c="7"/>0<text:s text:c="9"/>0<text:s text:c="4"/>- /run/snapd/ns/lxd.mnt</text:span></text:p>
      <text:p text:style-name="P1"><text:span text:style-name="T1314">tmpfs<text:s text:c="13"/>100460<text:s text:c="7"/>0<text:s text:c="4"/>100460<text:s text:c="3"/>0% /run/user/1000</text:span></text:p>
      <text:p text:style-name="P1"><text:span text:style-name="T1315"/></text:p>
      <text:p text:style-name="P1"><text:span text:style-name="T1316">PASO 14: Espacio utilizado por los ficheros en un sistema de ficheros</text:span></text:p>
      <text:p text:style-name="P1"><text:span text:style-name="T1316"><text:tab/>du</text:span></text:p>
      <text:p text:style-name="P1"><text:span text:style-name="T1317">root@svralumno:~# du --&gt; NOS INDICA DESDE EL PUNTO EN EL QUE ME ENCUENTRO</text:span></text:p>
      <text:p text:style-name="P1"><text:span text:style-name="T1317">4<text:s text:c="7"/>./.ssh</text:span></text:p>
      <text:p text:style-name="P1"><text:span text:style-name="T1317">4<text:s text:c="7"/>./tarprueba</text:span></text:p>
      <text:p text:style-name="P1"><text:span text:style-name="T1317">4<text:s text:c="7"/>./permiso</text:span></text:p>
      <text:p text:style-name="P1"><text:span text:style-name="T1317">4<text:s text:c="7"/>./jmcomp</text:span></text:p>
      <text:p text:style-name="P1"><text:span text:style-name="T1317">4<text:s text:c="7"/>./.local/share/nano</text:span></text:p>
      <text:p text:style-name="P1"><text:span text:style-name="T1317">8<text:s text:c="7"/>./.local/share</text:span></text:p>
      <text:p text:style-name="P1"><text:span text:style-name="T1317">12<text:s text:c="6"/>./.local</text:span></text:p>
      <text:p text:style-name="P1"><text:span text:style-name="T1317">4<text:s text:c="7"/>./snap/lxd/common</text:span></text:p>
      <text:p text:style-name="P1"><text:span text:style-name="T1317">4<text:s text:c="7"/>./snap/lxd/15359</text:span></text:p>
      <text:p text:style-name="P1"><text:span text:style-name="T1317">4<text:s text:c="7"/>./snap/lxd/15272</text:span></text:p>
      <text:p text:style-name="P1"><text:span text:style-name="T1317">16<text:s text:c="6"/>./snap/lxd</text:span></text:p>
      <text:p text:style-name="P1"><text:span text:style-name="T1317">20<text:s text:c="6"/>./snap</text:span></text:p>
      <text:p text:style-name="P1"><text:span text:style-name="T1317">12<text:s text:c="6"/>./smr</text:span></text:p>
      <text:p text:style-name="P1"><text:span text:style-name="T1317">8<text:s text:c="7"/>./.config/htop</text:span></text:p>
      <text:p text:style-name="P1"><text:span text:style-name="T1317">4<text:s text:c="7"/>./.config/procps</text:span></text:p>
      <text:p text:style-name="P1"><text:span text:style-name="T1317">16<text:s text:c="6"/>./.config</text:span></text:p>
      <text:p text:style-name="P1"><text:span text:style-name="T1317">4<text:s text:c="7"/>./.cache</text:span></text:p>
      <text:p text:style-name="P1"><text:span text:style-name="T1317">64<text:s text:c="6"/>./enlace</text:span></text:p>
      <text:p text:style-name="P1"><text:span text:style-name="T1317">12<text:s text:c="6"/>./enlaces</text:span></text:p>
      <text:p text:style-name="P1"><text:span text:style-name="T1317">4<text:s text:c="7"/>./jueves</text:span></text:p>
      <text:p text:style-name="P1"><text:span text:style-name="T1317">4<text:s text:c="7"/>./nuevo</text:span></text:p>
      <text:p text:style-name="P1"><text:span text:style-name="T1317">32<text:s text:c="6"/>./compara</text:span></text:p>
      <text:p text:style-name="P1"><text:span text:style-name="T1317">1124<text:s text:c="4"/>.</text:span></text:p>
      <text:p text:style-name="P1"><text:span text:style-name="T1318"/></text:p>
      <text:p text:style-name="P1"><text:span text:style-name="T1319">b) Especificar desde el directorio raíz</text:span></text:p>
      <text:p text:style-name="P1"><text:span text:style-name="T1319">du /</text:span></text:p>
      <text:p text:style-name="P1"><text:span text:style-name="T1320"/></text:p>
      <text:p text:style-name="P1"><text:span text:style-name="T1321">PASO 15: Visualizar la memoria de dispositivos</text:span></text:p>
      <text:p text:style-name="P1"><text:span text:style-name="T1321">RAM y SWAP</text:span></text:p>
      <text:p text:style-name="P1"><text:span text:style-name="T1321"><text:tab/>free</text:span></text:p>
      <text:p text:style-name="P1"><text:span text:style-name="T1322">root@svralumno:~# free</text:span></text:p>
      <text:p text:style-name="P1"><text:span text:style-name="T1322"><text:s text:c="14"/>total<text:s text:c="8"/>used<text:s text:c="8"/>free<text:s text:c="6"/>shared<text:s text:c="2"/>buff/cache<text:s text:c="3"/>available</text:span></text:p>
      <text:p text:style-name="P1"><text:span text:style-name="T1322">Mem:<text:s text:c="8"/>1004632<text:s text:c="6"/>221372<text:s text:c="6"/>317492<text:s text:c="8"/>1312<text:s text:c="6"/>465768<text:s text:c="6"/>620872</text:span></text:p>
      <text:p text:style-name="P1"><text:span text:style-name="T1322">Swap:<text:s text:c="7"/>2521080<text:s text:c="11"/>0<text:s text:c="5"/>2521080</text:span></text:p>
      <text:p text:style-name="P1"><text:span text:style-name="T1322">root@svralumno:~#</text:span></text:p>
      <text:p text:style-name="P1"><text:span text:style-name="T1323">b) Visualizar la memoria libre con detalles</text:span></text:p>
      <text:p text:style-name="P1"><text:span text:style-name="T1324">root@svralumno:~# free -l</text:span></text:p>
      <text:p text:style-name="P1"><text:span text:style-name="T1324"><text:s text:c="14"/>total<text:s text:c="8"/>used<text:s text:c="8"/>free<text:s text:c="6"/>shared<text:s text:c="2"/>buff/cache<text:s text:c="3"/>available</text:span></text:p>
      <text:p text:style-name="P1"><text:span text:style-name="T1324">Mem:<text:s text:c="8"/>1004632<text:s text:c="6"/>221096<text:s text:c="6"/>317736<text:s text:c="8"/>1312<text:s text:c="6"/>465800<text:s text:c="6"/>621156</text:span></text:p>
      <text:p text:style-name="P1"><text:span text:style-name="T1324">Low:<text:s text:c="8"/>1004632<text:s text:c="6"/>686896<text:s text:c="6"/>317736</text:span></text:p>
      <text:p text:style-name="P1"><text:span text:style-name="T1324">High:<text:s text:c="13"/>0<text:s text:c="11"/>0<text:s text:c="11"/>0</text:span></text:p>
      <text:p text:style-name="P1"><text:span text:style-name="T1324">Swap:<text:s text:c="7"/>2521080<text:s text:c="11"/>0<text:s text:c="5"/>2521080</text:span></text:p>
      <text:p text:style-name="P1"><text:span text:style-name="T1325"/></text:p>
      <text:p text:style-name="P1"><text:span text:style-name="T1326">c) Información de la memoria</text:span></text:p>
      <text:p text:style-name="P1"><text:span text:style-name="T1326"><text:tab/>meminfo</text:span></text:p>
      <text:p text:style-name="P1"><text:span text:style-name="T1326">d) Listar la memoria</text:span></text:p>
      <text:p text:style-name="P1"><text:span text:style-name="T1326"><text:tab/>lsmem</text:span></text:p>
      <text:p text:style-name="P1"><text:span text:style-name="T1327">root@svralumno:~# lsmem</text:span></text:p>
      <text:p text:style-name="P1"><text:span text:style-name="T1327">RANGE<text:s text:c="33"/>SIZE<text:s text:c="2"/>STATE REMOVABLE BLOCK</text:span></text:p>
      <text:p text:style-name="P1"><text:span text:style-name="T1327">0x0000000000000000-0x000000003fffffff<text:s text:c="3"/>1G online<text:s text:c="7"/>yes<text:s text:c="3"/>0-7</text:span></text:p>
      <text:p text:style-name="P1"><text:span text:style-name="T1328"/></text:p>
      <text:p text:style-name="P1"><text:span text:style-name="T1329">Memory block size:<text:s text:c="7"/>128M</text:span></text:p>
      <text:p text:style-name="P1"><text:span text:style-name="T1329">Total online memory:<text:s text:c="7"/>1G</text:span></text:p>
      <text:p text:style-name="P1"><text:span text:style-name="T1329">Total offline memory:<text:s text:c="6"/>0B</text:span></text:p>
      <text:p text:style-name="P1"><text:span text:style-name="T1330"/></text:p>
      <text:p text:style-name="P1"><text:span text:style-name="T1331">e) Mostrar el estado de la memoria virtual</text:span></text:p>
      <text:p text:style-name="P1"><text:span text:style-name="T1332">root@svralumno:~# vmstat</text:span></text:p>
      <text:p text:style-name="P1"><text:span text:style-name="T1332">procs -----------memory---------- ---swap-- -----io---- -system-- ------cpu-----</text:span></text:p>
      <text:p text:style-name="P1"><text:span text:style-name="T1332"><text:s/>r<text:s text:c="2"/>b<text:s text:c="3"/>swpd<text:s text:c="3"/>free<text:s text:c="3"/>buff<text:s text:c="2"/>cache<text:s text:c="3"/>si<text:s text:c="3"/>so<text:s text:c="4"/>bi<text:s text:c="4"/>bo<text:s text:c="3"/>in<text:s text:c="3"/>cs us sy id wa st</text:span></text:p>
      <text:p text:style-name="P1"><text:span text:style-name="T1332"><text:s/>0<text:s text:c="2"/>0<text:s text:c="6"/>0 317136<text:s text:c="2"/>51020 415328<text:s text:c="4"/>0<text:s text:c="4"/>0<text:s text:c="4"/>50<text:s text:c="4"/>12<text:s text:c="3"/>49<text:s text:c="3"/>61<text:s text:c="2"/>1<text:s text:c="2"/>0 98<text:s text:c="2"/>1<text:s text:c="2"/>0</text:span></text:p>
      <text:p text:style-name="P1"><text:span text:style-name="T1333"/></text:p>
      <text:p text:style-name="P1"><text:span text:style-name="T1334">PASO 16: MOSTRAR EL TIEMPO DE EJECUCIÓN DE UN PROCESO</text:span></text:p>
      <text:p text:style-name="P1"><text:span text:style-name="T1334">time [comando]</text:span></text:p>
      <text:p text:style-name="P1"><text:span text:style-name="T1335">root@svralumno:~# time pstree</text:span></text:p>
      <text:p text:style-name="P1"><text:span text:style-name="T1335">systemd</text:span><text:span text:style-name="T1336">─┬─</text:span><text:span text:style-name="T1337">accounts-daemon</text:span><text:span text:style-name="T1338">───</text:span><text:span text:style-name="T1339">2*[{accounts-daemon}]</text:span></text:p>
      <text:p text:style-name="P1"><text:span text:style-name="T1339"><text:s text:c="8"/></text:span><text:span text:style-name="T1340">├─</text:span><text:span text:style-name="T1341">agetty</text:span></text:p>
      <text:p text:style-name="P1"><text:span text:style-name="T1341"><text:s text:c="8"/></text:span><text:span text:style-name="T1342">├─</text:span><text:span text:style-name="T1343">atd</text:span></text:p>
      <text:p text:style-name="P1"><text:span text:style-name="T1343"><text:s text:c="8"/></text:span><text:span text:style-name="T1344">├─</text:span><text:span text:style-name="T1345">atop</text:span></text:p>
      <text:p text:style-name="P1"><text:span text:style-name="T1345"><text:s text:c="8"/></text:span><text:span text:style-name="T1346">├─</text:span><text:span text:style-name="T1347">atopacctd</text:span></text:p>
      <text:p text:style-name="P1"><text:span text:style-name="T1347"><text:s text:c="8"/></text:span><text:span text:style-name="T1348">├─</text:span><text:span text:style-name="T1349">cron</text:span></text:p>
      <text:p text:style-name="P1"><text:span text:style-name="T1349"><text:s text:c="8"/></text:span><text:span text:style-name="T1350">├─</text:span><text:span text:style-name="T1351">dbus-daemon</text:span></text:p>
      <text:p text:style-name="P1"><text:span text:style-name="T1351"><text:s text:c="8"/></text:span><text:span text:style-name="T1352">├─</text:span><text:span text:style-name="T1353">fwupd</text:span><text:span text:style-name="T1354">───</text:span><text:span text:style-name="T1355">4*[{fwupd}]</text:span></text:p>
      <text:p text:style-name="P1"><text:span text:style-name="T1355"><text:s text:c="8"/></text:span><text:span text:style-name="T1356">├─</text:span><text:span text:style-name="T1357">irqbalance</text:span><text:span text:style-name="T1358">───</text:span><text:span text:style-name="T1359">{irqbalance}</text:span></text:p>
      <text:p text:style-name="P1"><text:span text:style-name="T1359"><text:s text:c="8"/></text:span><text:span text:style-name="T1360">├─</text:span><text:span text:style-name="T1361">mdadm</text:span></text:p>
      <text:p text:style-name="P1"><text:span text:style-name="T1361"><text:s text:c="8"/></text:span><text:span text:style-name="T1362">├─</text:span><text:span text:style-name="T1363">multipathd</text:span><text:span text:style-name="T1364">───</text:span><text:span text:style-name="T1365">6*[{multipathd}]</text:span></text:p>
      <text:p text:style-name="P1"><text:span text:style-name="T1365"><text:s text:c="8"/></text:span><text:span text:style-name="T1366">├─</text:span><text:span text:style-name="T1367">networkd-dispat</text:span></text:p>
      <text:p text:style-name="P1"><text:span text:style-name="T1367"><text:s text:c="8"/></text:span><text:span text:style-name="T1368">├─</text:span><text:span text:style-name="T1369">polkitd</text:span><text:span text:style-name="T1370">───</text:span><text:span text:style-name="T1371">2*[{polkitd}]</text:span></text:p>
      <text:p text:style-name="P1"><text:span text:style-name="T1371"><text:s text:c="8"/></text:span><text:span text:style-name="T1372">├─</text:span><text:span text:style-name="T1373">rsyslogd</text:span><text:span text:style-name="T1374">───</text:span><text:span text:style-name="T1375">3*[{rsyslogd}]</text:span></text:p>
      <text:p text:style-name="P1"><text:span text:style-name="T1375"><text:s text:c="8"/></text:span><text:span text:style-name="T1376">├─</text:span><text:span text:style-name="T1377">snapd</text:span><text:span text:style-name="T1378">───</text:span><text:span text:style-name="T1379">11*[{snapd}]</text:span></text:p>
      <text:p text:style-name="P1"><text:span text:style-name="T1379"><text:s text:c="8"/></text:span><text:span text:style-name="T1380">├─</text:span><text:span text:style-name="T1381">sshd</text:span><text:span text:style-name="T1382">───</text:span><text:span text:style-name="T1383">sshd</text:span><text:span text:style-name="T1384">───</text:span><text:span text:style-name="T1385">sshd</text:span><text:span text:style-name="T1386">───</text:span><text:span text:style-name="T1387">bash</text:span><text:span text:style-name="T1388">───</text:span><text:span text:style-name="T1389">sudo</text:span><text:span text:style-name="T1390">───</text:span><text:span text:style-name="T1391">bash</text:span><text:span text:style-name="T1392">─┬─</text:span><text:span text:style-name="T1393">pstree</text:span></text:p>
      <text:p text:style-name="P1"><text:span text:style-name="T1393"><text:s text:c="8"/></text:span><text:span text:style-name="T1394">│</text:span><text:span text:style-name="T1395"><text:s text:c="41"/></text:span><text:span text:style-name="T1396">├─</text:span><text:span text:style-name="T1397">2*[sleep]</text:span></text:p>
      <text:p text:style-name="P1"><text:span text:style-name="T1397"><text:s text:c="8"/></text:span><text:span text:style-name="T1398">│</text:span><text:span text:style-name="T1399"><text:s text:c="41"/></text:span><text:span text:style-name="T1400">└─</text:span><text:span text:style-name="T1401">4*[top]</text:span></text:p>
      <text:p text:style-name="P1"><text:span text:style-name="T1401"><text:s text:c="8"/></text:span><text:span text:style-name="T1402">├─</text:span><text:span text:style-name="T1403">systemd</text:span><text:span text:style-name="T1404">───</text:span><text:span text:style-name="T1405">(sd-pam)</text:span></text:p>
      <text:p text:style-name="P1"><text:span text:style-name="T1405"><text:s text:c="8"/></text:span><text:span text:style-name="T1406">├─</text:span><text:span text:style-name="T1407">systemd-journal</text:span></text:p>
      <text:p text:style-name="P1"><text:span text:style-name="T1407"><text:s text:c="8"/></text:span><text:span text:style-name="T1408">├─</text:span><text:span text:style-name="T1409">systemd-logind</text:span></text:p>
      <text:p text:style-name="P1"><text:span text:style-name="T1409"><text:s text:c="8"/></text:span><text:span text:style-name="T1410">├─</text:span><text:span text:style-name="T1411">systemd-network</text:span></text:p>
      <text:p text:style-name="P1"><text:span text:style-name="T1411"><text:s text:c="8"/></text:span><text:span text:style-name="T1412">├─</text:span><text:span text:style-name="T1413">systemd-resolve</text:span></text:p>
      <text:p text:style-name="P1"><text:span text:style-name="T1413"><text:s text:c="8"/></text:span><text:span text:style-name="T1414">├─</text:span><text:span text:style-name="T1415">systemd-timesyn</text:span><text:span text:style-name="T1416">───</text:span><text:span text:style-name="T1417">{systemd-timesyn}</text:span></text:p>
      <text:p text:style-name="P1"><text:span text:style-name="T1417"><text:s text:c="8"/></text:span><text:span text:style-name="T1418">├─</text:span><text:span text:style-name="T1419">systemd-udevd</text:span></text:p>
      <text:p text:style-name="P1"><text:span text:style-name="T1419"><text:s text:c="8"/></text:span><text:span text:style-name="T1420">└─</text:span><text:span text:style-name="T1421">unattended-upgr</text:span><text:span text:style-name="T1422">───</text:span><text:span text:style-name="T1423">{unattended-upgr}</text:span></text:p>
      <text:p text:style-name="P1"><text:span text:style-name="T1424"/></text:p>
      <text:p text:style-name="P1"><text:span text:style-name="T1425">real<text:s text:c="4"/>0m0,029s</text:span></text:p>
      <text:p text:style-name="P1"><text:span text:style-name="T1425">user<text:s text:c="4"/>0m0,004s</text:span></text:p>
      <text:p text:style-name="P1"><text:span text:style-name="T1425">sys<text:s text:c="5"/>0m0,021s</text:span></text:p>
      <text:p text:style-name="P1"><text:span text:style-name="T1426"/></text:p>
      <text:p text:style-name="P1"><text:span text:style-name="T142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